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icrosoft Sans Serif" svg:font-family="'Microsoft Sans Serif'"/>
    <style:font-face style:name="Arial" svg:font-family="Arial" style:font-family-generic="swiss" style:font-pitch="variable"/>
  </office:font-face-decls>
  <office:automatic-styles>
    <style:style style:name="P1" style:family="paragraph" style:parent-style-name="Header" style:master-page-name="">
      <style:paragraph-properties style:page-number="auto"/>
      <style:text-properties fo:font-size="1pt" style:font-size-asian="1pt" style:font-size-complex="1pt"/>
    </style:style>
    <style:style style:name="P2" style:family="paragraph" style:parent-style-name="Footer" style:master-page-name="">
      <style:paragraph-properties style:page-number="auto"/>
      <style:text-properties fo:font-size="1pt" style:font-size-asian="1pt" style:font-size-complex="1pt"/>
    </style:style>
    <style:style style:name="P3" style:family="paragraph" style:parent-style-name="Standard">
      <style:paragraph-properties fo:line-height="150%" style:writing-mode="page"/>
      <style:text-properties style:font-name="Arial" fo:font-size="14pt" style:font-size-asian="14pt" style:font-size-complex="14pt"/>
    </style:style>
    <style:style style:name="P4" style:family="paragraph" style:parent-style-name="Názov_20_obrázka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</style:style>
    <style:style style:name="P5" style:family="paragraph" style:parent-style-name="Iné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</style:style>
    <style:style style:name="P6" style:family="paragraph" style:parent-style-name="Iné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>
        <style:tab-stops>
          <style:tab-stop style:position="6.795cm"/>
        </style:tab-stops>
      </style:paragraph-properties>
    </style:style>
    <style:style style:name="P7" style:family="paragraph" style:parent-style-name="Základný_20_text_20__28_2_29_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</style:style>
    <style:style style:name="P8" style:family="paragraph" style:parent-style-name="Základný_20_text_20__28_2_29_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>
        <style:tab-stops>
          <style:tab-stop style:position="1.034cm"/>
        </style:tab-stops>
      </style:paragraph-properties>
    </style:style>
    <style:style style:name="P9" style:family="paragraph" style:parent-style-name="Základný_20_text_20__28_2_29_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>
        <style:tab-stops>
          <style:tab-stop style:position="1.281cm"/>
        </style:tab-stops>
      </style:paragraph-properties>
    </style:style>
    <style:style style:name="P10" style:family="paragraph" style:parent-style-name="Základný_20_text_20__28_2_29_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>
        <style:tab-stops>
          <style:tab-stop style:position="1.279cm"/>
        </style:tab-stops>
      </style:paragraph-properties>
    </style:style>
    <style:style style:name="P11" style:family="paragraph" style:parent-style-name="Základný_20_text_20__28_2_29_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>
        <style:tab-stops>
          <style:tab-stop style:position="1.302cm"/>
        </style:tab-stops>
      </style:paragraph-properties>
    </style:style>
    <style:style style:name="P12" style:family="paragraph" style:parent-style-name="Základný_20_text_20__28_2_29_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>
        <style:tab-stops>
          <style:tab-stop style:position="1.448cm"/>
        </style:tab-stops>
      </style:paragraph-properties>
    </style:style>
    <style:style style:name="P13" style:family="paragraph" style:parent-style-name="Základný_20_text_20__28_2_29_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>
        <style:tab-stops>
          <style:tab-stop style:position="1.556cm"/>
        </style:tab-stops>
      </style:paragraph-properties>
    </style:style>
    <style:style style:name="P14" style:family="paragraph" style:parent-style-name="Základný_20_text_20__28_2_29_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>
        <style:tab-stops>
          <style:tab-stop style:position="1.496cm"/>
        </style:tab-stops>
      </style:paragraph-properties>
    </style:style>
    <style:style style:name="P15" style:family="paragraph" style:parent-style-name="Základný_20_text_20__28_2_29_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>
        <style:tab-stops>
          <style:tab-stop style:position="1.589cm"/>
        </style:tab-stops>
      </style:paragraph-properties>
    </style:style>
    <style:style style:name="P16" style:family="paragraph" style:parent-style-name="Základný_20_text_20__28_2_29_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>
        <style:tab-stops>
          <style:tab-stop style:position="1.665cm"/>
        </style:tab-stops>
      </style:paragraph-properties>
    </style:style>
    <style:style style:name="P17" style:family="paragraph" style:parent-style-name="Základný_20_text_20__28_2_29_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>
        <style:tab-stops>
          <style:tab-stop style:position="1.566cm"/>
        </style:tab-stops>
      </style:paragraph-properties>
    </style:style>
    <style:style style:name="P18" style:family="paragraph" style:parent-style-name="Základný_20_text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</style:style>
    <style:style style:name="P19" style:family="paragraph" style:parent-style-name="Základný_20_text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  <style:text-properties officeooo:paragraph-rsid="001de01d"/>
    </style:style>
    <style:style style:name="P20" style:family="paragraph" style:parent-style-name="Základný_20_text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  <style:text-properties officeooo:paragraph-rsid="001f6a39"/>
    </style:style>
    <style:style style:name="P21" style:family="paragraph" style:parent-style-name="Základný_20_text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  <style:text-properties officeooo:paragraph-rsid="0021327d"/>
    </style:style>
    <style:style style:name="P22" style:family="paragraph" style:parent-style-name="Základný_20_text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  <style:text-properties officeooo:paragraph-rsid="00232514"/>
    </style:style>
    <style:style style:name="P23" style:family="paragraph" style:parent-style-name="Základný_20_text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  <style:text-properties officeooo:paragraph-rsid="0023ed8f"/>
    </style:style>
    <style:style style:name="P24" style:family="paragraph" style:parent-style-name="Hlavička_20_alebo_20_päta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</style:style>
    <style:style style:name="P25" style:family="paragraph" style:parent-style-name="Základný_20_text_20__28_5_29_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</style:style>
    <style:style style:name="P26" style:family="paragraph" style:parent-style-name="Základný_20_text_20__28_5_29_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>
        <style:tab-stops>
          <style:tab-stop style:position="2.422cm"/>
          <style:tab-stop style:position="4.359cm"/>
          <style:tab-stop style:position="4.854cm"/>
          <style:tab-stop style:position="5.406cm"/>
        </style:tab-stops>
      </style:paragraph-properties>
    </style:style>
    <style:style style:name="P27" style:family="paragraph" style:parent-style-name="Základný_20_text_20__28_5_29_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>
        <style:tab-stops>
          <style:tab-stop style:position="1.665cm"/>
          <style:tab-stop style:position="4.071cm"/>
          <style:tab-stop style:position="5.607cm"/>
          <style:tab-stop style:position="9.098cm"/>
        </style:tab-stops>
      </style:paragraph-properties>
    </style:style>
    <style:style style:name="P28" style:family="paragraph" style:parent-style-name="Základný_20_text_20__28_6_29_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</style:style>
    <style:style style:name="P29" style:family="paragraph" style:parent-style-name="Základný_20_text_20__28_8_29_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</style:style>
    <style:style style:name="P30" style:family="paragraph" style:parent-style-name="Základný_20_text_20__28_7_29_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</style:style>
    <style:style style:name="P31" style:family="paragraph" style:parent-style-name="Názov_20_obrázka">
      <style:paragraph-properties fo:margin-left="0cm" fo:margin-right="0cm" fo:line-height="150%" fo:text-align="start" style:justify-single-word="false" fo:text-indent="0cm" style:auto-text-indent="false" style:writing-mode="page"/>
    </style:style>
    <style:style style:name="P32" style:family="paragraph" style:parent-style-name="Základný_20_text_20__28_2_29_">
      <style:paragraph-properties fo:margin-left="0cm" fo:margin-right="0cm" fo:line-height="150%" fo:text-align="start" style:justify-single-word="false" fo:text-indent="0cm" style:auto-text-indent="false" style:writing-mode="page"/>
    </style:style>
    <style:style style:name="P33" style:family="paragraph" style:parent-style-name="Základný_20_text_20__28_2_29_">
      <style:paragraph-properties fo:margin-left="0cm" fo:margin-right="0cm" fo:line-height="150%" fo:text-align="start" style:justify-single-word="false" fo:text-indent="0cm" style:auto-text-indent="false" style:writing-mode="page">
        <style:tab-stops>
          <style:tab-stop style:position="1.034cm"/>
        </style:tab-stops>
      </style:paragraph-properties>
    </style:style>
    <style:style style:name="P34" style:family="paragraph" style:parent-style-name="Základný_20_text_20__28_2_29_">
      <style:paragraph-properties fo:margin-left="0cm" fo:margin-right="0cm" fo:line-height="150%" fo:text-align="start" style:justify-single-word="false" fo:text-indent="0cm" style:auto-text-indent="false" style:writing-mode="page">
        <style:tab-stops>
          <style:tab-stop style:position="1.279cm"/>
        </style:tab-stops>
      </style:paragraph-properties>
    </style:style>
    <style:style style:name="P35" style:family="paragraph" style:parent-style-name="Základný_20_text_20__28_2_29_">
      <style:paragraph-properties fo:margin-left="0cm" fo:margin-right="0cm" fo:line-height="150%" fo:text-align="start" style:justify-single-word="false" fo:text-indent="0cm" style:auto-text-indent="false" style:writing-mode="page">
        <style:tab-stops>
          <style:tab-stop style:position="1.302cm"/>
        </style:tab-stops>
      </style:paragraph-properties>
    </style:style>
    <style:style style:name="P36" style:family="paragraph" style:parent-style-name="Základný_20_text_20__28_2_29_">
      <style:paragraph-properties fo:margin-left="0cm" fo:margin-right="0cm" fo:line-height="150%" fo:text-align="start" style:justify-single-word="false" fo:text-indent="0cm" style:auto-text-indent="false" style:writing-mode="page">
        <style:tab-stops>
          <style:tab-stop style:position="1.448cm"/>
        </style:tab-stops>
      </style:paragraph-properties>
    </style:style>
    <style:style style:name="P37" style:family="paragraph" style:parent-style-name="Základný_20_text_20__28_2_29_">
      <style:paragraph-properties fo:margin-left="0cm" fo:margin-right="0cm" fo:line-height="150%" fo:text-align="start" style:justify-single-word="false" fo:text-indent="0cm" style:auto-text-indent="false" style:writing-mode="page">
        <style:tab-stops>
          <style:tab-stop style:position="1.556cm"/>
        </style:tab-stops>
      </style:paragraph-properties>
    </style:style>
    <style:style style:name="P38" style:family="paragraph" style:parent-style-name="Základný_20_text_20__28_2_29_">
      <style:paragraph-properties fo:margin-left="0cm" fo:margin-right="0cm" fo:line-height="150%" fo:text-align="start" style:justify-single-word="false" fo:text-indent="0cm" style:auto-text-indent="false" style:writing-mode="page">
        <style:tab-stops>
          <style:tab-stop style:position="1.496cm"/>
        </style:tab-stops>
      </style:paragraph-properties>
    </style:style>
    <style:style style:name="P39" style:family="paragraph" style:parent-style-name="Základný_20_text">
      <style:paragraph-properties fo:margin-left="0cm" fo:margin-right="0cm" fo:line-height="150%" fo:text-align="start" style:justify-single-word="false" fo:text-indent="0cm" style:auto-text-indent="false" style:writing-mode="page"/>
    </style:style>
    <style:style style:name="P40" style:family="paragraph" style:parent-style-name="Základný_20_text">
      <style:paragraph-properties fo:margin-left="0cm" fo:margin-right="0cm" fo:line-height="150%" fo:text-align="start" style:justify-single-word="false" fo:text-indent="0cm" style:auto-text-indent="false" style:writing-mode="page"/>
      <style:text-properties officeooo:paragraph-rsid="001de01d"/>
    </style:style>
    <style:style style:name="P41" style:family="paragraph" style:parent-style-name="Základný_20_text">
      <style:paragraph-properties fo:margin-left="0cm" fo:margin-right="0cm" fo:line-height="150%" fo:text-align="start" style:justify-single-word="false" fo:text-indent="0cm" style:auto-text-indent="false" style:writing-mode="page"/>
      <style:text-properties officeooo:paragraph-rsid="001f6a39"/>
    </style:style>
    <style:style style:name="P42" style:family="paragraph" style:parent-style-name="Základný_20_text">
      <style:paragraph-properties fo:margin-left="0cm" fo:margin-right="0cm" fo:line-height="150%" fo:text-align="start" style:justify-single-word="false" fo:text-indent="0cm" style:auto-text-indent="false" style:writing-mode="page"/>
      <style:text-properties officeooo:paragraph-rsid="0021327d"/>
    </style:style>
    <style:style style:name="P43" style:family="paragraph" style:parent-style-name="Základný_20_text">
      <style:paragraph-properties fo:margin-left="0cm" fo:margin-right="0cm" fo:line-height="150%" fo:text-align="start" style:justify-single-word="false" fo:text-indent="0cm" style:auto-text-indent="false" style:writing-mode="page"/>
      <style:text-properties officeooo:paragraph-rsid="00232514"/>
    </style:style>
    <style:style style:name="P44" style:family="paragraph" style:parent-style-name="Základný_20_text">
      <style:paragraph-properties fo:margin-left="0cm" fo:margin-right="0cm" fo:line-height="150%" fo:text-align="start" style:justify-single-word="false" fo:text-indent="0cm" style:auto-text-indent="false" style:writing-mode="page"/>
      <style:text-properties officeooo:paragraph-rsid="0023ed8f"/>
    </style:style>
    <style:style style:name="P45" style:family="paragraph" style:parent-style-name="Hlavička_20_alebo_20_päta">
      <style:paragraph-properties fo:margin-left="0cm" fo:margin-right="0cm" fo:line-height="150%" fo:text-align="start" style:justify-single-word="false" fo:text-indent="0cm" style:auto-text-indent="false" style:writing-mode="page"/>
    </style:style>
    <style:style style:name="P46" style:family="paragraph" style:parent-style-name="Základný_20_text_20__28_2_29_" style:master-page-name="">
      <style:paragraph-properties fo:margin-left="0.635cm" fo:margin-right="0cm" fo:line-height="150%" fo:text-align="start" style:justify-single-word="false" fo:text-indent="-0.635cm" style:auto-text-indent="false" style:page-number="auto" style:writing-mode="page">
        <style:tab-stops>
          <style:tab-stop style:position="-4.62cm"/>
        </style:tab-stops>
      </style:paragraph-properties>
    </style:style>
    <style:style style:name="P47" style:family="paragraph" style:parent-style-name="Základný_20_text" style:master-page-name="">
      <style:paragraph-properties fo:margin-left="0.635cm" fo:margin-right="0cm" fo:line-height="150%" fo:text-align="start" style:justify-single-word="false" fo:text-indent="-0.635cm" style:auto-text-indent="false" style:page-number="auto" style:writing-mode="page"/>
    </style:style>
    <style:style style:name="P48" style:family="paragraph" style:parent-style-name="Základný_20_text" style:master-page-name="">
      <style:paragraph-properties fo:margin-left="0.635cm" fo:margin-right="0cm" fo:line-height="150%" fo:text-align="start" style:justify-single-word="false" fo:text-indent="-0.635cm" style:auto-text-indent="false" style:page-number="auto" style:writing-mode="page"/>
      <style:text-properties officeooo:paragraph-rsid="001de01d"/>
    </style:style>
    <style:style style:name="P49" style:family="paragraph" style:parent-style-name="Základný_20_text" style:master-page-name="">
      <style:paragraph-properties fo:margin-left="0.635cm" fo:margin-right="0cm" fo:line-height="150%" fo:text-align="start" style:justify-single-word="false" fo:text-indent="-0.635cm" style:auto-text-indent="false" style:page-number="auto" style:writing-mode="page"/>
      <style:text-properties officeooo:paragraph-rsid="001f6a39"/>
    </style:style>
    <style:style style:name="P50" style:family="paragraph" style:parent-style-name="Základný_20_text" style:master-page-name="">
      <style:paragraph-properties fo:margin-left="0.635cm" fo:margin-right="0cm" fo:line-height="150%" fo:text-align="start" style:justify-single-word="false" fo:text-indent="-0.635cm" style:auto-text-indent="false" style:page-number="auto" style:writing-mode="page"/>
      <style:text-properties officeooo:paragraph-rsid="0021327d"/>
    </style:style>
    <style:style style:name="P51" style:family="paragraph" style:parent-style-name="Základný_20_text" style:master-page-name="">
      <style:paragraph-properties fo:margin-left="0.635cm" fo:margin-right="0cm" fo:line-height="150%" fo:text-align="start" style:justify-single-word="false" fo:text-indent="-0.635cm" style:auto-text-indent="false" style:page-number="auto" style:writing-mode="page"/>
      <style:text-properties officeooo:paragraph-rsid="00232514"/>
    </style:style>
    <style:style style:name="P52" style:family="paragraph" style:parent-style-name="Základný_20_text" style:master-page-name="">
      <style:paragraph-properties fo:margin-left="0.635cm" fo:margin-right="0cm" fo:line-height="150%" fo:text-align="start" style:justify-single-word="false" fo:text-indent="-0.635cm" style:auto-text-indent="false" style:page-number="auto" style:writing-mode="page"/>
      <style:text-properties officeooo:paragraph-rsid="0023ed8f"/>
    </style:style>
    <style:style style:name="P53" style:family="paragraph" style:parent-style-name="Základný_20_text_20__28_2_29_">
      <style:paragraph-properties fo:margin-left="0.635cm" fo:margin-right="0cm" fo:line-height="150%" fo:text-align="start" style:justify-single-word="false" fo:text-indent="-0.635cm" style:auto-text-indent="false" style:writing-mode="page">
        <style:tab-stops>
          <style:tab-stop style:position="-4.62cm"/>
        </style:tab-stops>
      </style:paragraph-properties>
    </style:style>
    <style:style style:name="P54" style:family="paragraph" style:parent-style-name="Základný_20_text">
      <style:paragraph-properties fo:margin-left="0.635cm" fo:margin-right="0cm" fo:line-height="150%" fo:text-align="start" style:justify-single-word="false" fo:text-indent="-0.635cm" style:auto-text-indent="false" style:writing-mode="page"/>
      <style:text-properties officeooo:paragraph-rsid="001de01d"/>
    </style:style>
    <style:style style:name="P55" style:family="paragraph" style:parent-style-name="Základný_20_text">
      <style:paragraph-properties fo:margin-left="0.635cm" fo:margin-right="0cm" fo:line-height="150%" fo:text-align="start" style:justify-single-word="false" fo:text-indent="-0.635cm" style:auto-text-indent="false" style:writing-mode="page"/>
      <style:text-properties officeooo:paragraph-rsid="001f6a39"/>
    </style:style>
    <style:style style:name="P56" style:family="paragraph" style:parent-style-name="Základný_20_text">
      <style:paragraph-properties fo:margin-left="0.635cm" fo:margin-right="0cm" fo:line-height="150%" fo:text-align="start" style:justify-single-word="false" fo:text-indent="-0.635cm" style:auto-text-indent="false" style:writing-mode="page"/>
      <style:text-properties officeooo:paragraph-rsid="0021327d"/>
    </style:style>
    <style:style style:name="P57" style:family="paragraph" style:parent-style-name="Základný_20_text">
      <style:paragraph-properties fo:margin-left="0.635cm" fo:margin-right="0cm" fo:line-height="150%" fo:text-align="start" style:justify-single-word="false" fo:text-indent="-0.635cm" style:auto-text-indent="false" style:writing-mode="page"/>
      <style:text-properties officeooo:paragraph-rsid="00232514"/>
    </style:style>
    <style:style style:name="P58" style:family="paragraph" style:parent-style-name="Základný_20_text">
      <style:paragraph-properties fo:margin-left="0.635cm" fo:margin-right="0cm" fo:line-height="150%" fo:text-align="start" style:justify-single-word="false" fo:text-indent="-0.635cm" style:auto-text-indent="false" style:writing-mode="page"/>
      <style:text-properties officeooo:paragraph-rsid="0023ed8f"/>
    </style:style>
    <style:style style:name="P59" style:family="paragraph" style:parent-style-name="Základný_20_text" style:master-page-name="">
      <style:paragraph-properties fo:margin-left="0cm" fo:margin-right="0cm" fo:line-height="150%" fo:text-align="start" style:justify-single-word="false" fo:text-indent="0.635cm" style:auto-text-indent="false" style:page-number="auto" style:writing-mode="page"/>
    </style:style>
    <style:style style:name="P60" style:family="paragraph" style:parent-style-name="Základný_20_text" style:master-page-name="">
      <style:paragraph-properties fo:margin-left="0cm" fo:margin-right="0cm" fo:line-height="150%" fo:text-align="start" style:justify-single-word="false" fo:text-indent="0.635cm" style:auto-text-indent="false" style:page-number="auto" style:writing-mode="page"/>
      <style:text-properties officeooo:paragraph-rsid="001de01d"/>
    </style:style>
    <style:style style:name="P61" style:family="paragraph" style:parent-style-name="Základný_20_text" style:master-page-name="">
      <style:paragraph-properties fo:margin-left="0cm" fo:margin-right="0cm" fo:line-height="150%" fo:text-align="start" style:justify-single-word="false" fo:text-indent="0.635cm" style:auto-text-indent="false" style:page-number="auto" style:writing-mode="page"/>
      <style:text-properties officeooo:paragraph-rsid="001f6a39"/>
    </style:style>
    <style:style style:name="P62" style:family="paragraph" style:parent-style-name="Základný_20_text" style:master-page-name="">
      <style:paragraph-properties fo:margin-left="0cm" fo:margin-right="0cm" fo:line-height="150%" fo:text-align="start" style:justify-single-word="false" fo:text-indent="0.635cm" style:auto-text-indent="false" style:page-number="auto" style:writing-mode="page"/>
      <style:text-properties officeooo:paragraph-rsid="0021327d"/>
    </style:style>
    <style:style style:name="P63" style:family="paragraph" style:parent-style-name="Základný_20_text" style:master-page-name="">
      <style:paragraph-properties fo:margin-left="0cm" fo:margin-right="0cm" fo:line-height="150%" fo:text-align="start" style:justify-single-word="false" fo:text-indent="0.635cm" style:auto-text-indent="false" style:page-number="auto" style:writing-mode="page"/>
      <style:text-properties officeooo:paragraph-rsid="00232514"/>
    </style:style>
    <style:style style:name="P64" style:family="paragraph" style:parent-style-name="Základný_20_text" style:master-page-name="">
      <style:paragraph-properties fo:margin-left="0cm" fo:margin-right="0cm" fo:line-height="150%" fo:text-align="start" style:justify-single-word="false" fo:text-indent="0.635cm" style:auto-text-indent="false" style:page-number="auto" style:writing-mode="page"/>
      <style:text-properties officeooo:paragraph-rsid="0023ed8f"/>
    </style:style>
    <style:style style:name="P65" style:family="paragraph" style:parent-style-name="Základný_20_text">
      <style:paragraph-properties fo:margin-left="0cm" fo:margin-right="0cm" fo:line-height="150%" fo:text-align="start" style:justify-single-word="false" fo:text-indent="0.635cm" style:auto-text-indent="false" style:writing-mode="page"/>
      <style:text-properties officeooo:paragraph-rsid="001de01d"/>
    </style:style>
    <style:style style:name="P66" style:family="paragraph" style:parent-style-name="Základný_20_text">
      <style:paragraph-properties fo:margin-left="0cm" fo:margin-right="0cm" fo:line-height="150%" fo:text-align="start" style:justify-single-word="false" fo:text-indent="0.635cm" style:auto-text-indent="false" style:writing-mode="page"/>
      <style:text-properties officeooo:paragraph-rsid="001f6a39"/>
    </style:style>
    <style:style style:name="P67" style:family="paragraph" style:parent-style-name="Základný_20_text">
      <style:paragraph-properties fo:margin-left="0cm" fo:margin-right="0cm" fo:line-height="150%" fo:text-align="start" style:justify-single-word="false" fo:text-indent="0.635cm" style:auto-text-indent="false" style:writing-mode="page"/>
      <style:text-properties officeooo:paragraph-rsid="0021327d"/>
    </style:style>
    <style:style style:name="P68" style:family="paragraph" style:parent-style-name="Základný_20_text">
      <style:paragraph-properties fo:margin-left="0cm" fo:margin-right="0cm" fo:line-height="150%" fo:text-align="start" style:justify-single-word="false" fo:text-indent="0.635cm" style:auto-text-indent="false" style:writing-mode="page"/>
      <style:text-properties officeooo:paragraph-rsid="00232514"/>
    </style:style>
    <style:style style:name="P69" style:family="paragraph" style:parent-style-name="Základný_20_text">
      <style:paragraph-properties fo:margin-left="0cm" fo:margin-right="0cm" fo:line-height="150%" fo:text-align="start" style:justify-single-word="false" fo:text-indent="0.635cm" style:auto-text-indent="false" style:writing-mode="page"/>
      <style:text-properties officeooo:paragraph-rsid="0023ed8f"/>
    </style:style>
    <style:style style:name="P70" style:family="paragraph" style:parent-style-name="Záhlavie_20__23_1" style:master-page-name="PageStyle0">
      <style:paragraph-properties fo:margin-left="0cm" fo:margin-right="0cm" fo:line-height="150%" fo:text-align="start" style:justify-single-word="false" fo:text-indent="0cm" style:auto-text-indent="false" style:page-number="auto" style:writing-mode="page"/>
    </style:style>
    <style:style style:name="P71" style:family="paragraph" style:parent-style-name="Základný_20_text_20__28_2_29_">
      <style:paragraph-properties fo:margin-left="0cm" fo:margin-right="0cm" fo:line-height="150%" fo:text-align="start" style:justify-single-word="false" fo:text-indent="0cm" style:auto-text-indent="false" style:writing-mode="page">
        <style:tab-stops>
          <style:tab-stop style:position="1.589cm"/>
        </style:tab-stops>
      </style:paragraph-properties>
    </style:style>
    <style:style style:name="P72" style:family="paragraph" style:parent-style-name="Základný_20_text_20__28_2_29_">
      <style:paragraph-properties fo:margin-left="0cm" fo:margin-right="0cm" fo:line-height="150%" fo:text-align="start" style:justify-single-word="false" fo:text-indent="0cm" style:auto-text-indent="false" style:writing-mode="page">
        <style:tab-stops>
          <style:tab-stop style:position="1.566cm"/>
        </style:tab-stops>
      </style:paragraph-properties>
    </style:style>
    <style:style style:name="P73" style:family="paragraph" style:parent-style-name="Základný_20_text_20__28_2_29_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>
        <style:tab-stops>
          <style:tab-stop style:position="1.589cm"/>
        </style:tab-stops>
      </style:paragraph-properties>
    </style:style>
    <style:style style:name="P74" style:family="paragraph" style:parent-style-name="Základný_20_text_20__28_2_29_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>
        <style:tab-stops>
          <style:tab-stop style:position="1.566cm"/>
        </style:tab-stops>
      </style:paragraph-properties>
    </style:style>
    <style:style style:name="P75" style:family="paragraph" style:parent-style-name="Základný_20_text_20__28_2_29_">
      <style:paragraph-properties fo:margin-left="0cm" fo:margin-right="0cm" fo:line-height="150%" fo:text-align="start" style:justify-single-word="false" fo:text-indent="0.635cm" style:auto-text-indent="false" style:writing-mode="page">
        <style:tab-stops>
          <style:tab-stop style:position="2.025cm"/>
        </style:tab-stops>
      </style:paragraph-properties>
    </style:style>
    <style:style style:name="P76" style:family="paragraph" style:parent-style-name="Základný_20_text_20__28_2_29_" style:master-page-name="">
      <style:paragraph-properties fo:margin-left="0cm" fo:margin-right="0cm" fo:line-height="150%" fo:text-align="start" style:justify-single-word="false" fo:text-indent="0.635cm" style:auto-text-indent="false" style:page-number="auto" style:writing-mode="page">
        <style:tab-stops>
          <style:tab-stop style:position="2.025cm"/>
        </style:tab-stops>
      </style:paragraph-properties>
    </style:style>
    <style:style style:name="P77" style:family="paragraph" style:parent-style-name="Základný_20_text">
      <style:paragraph-properties fo:margin-left="0cm" fo:margin-right="0cm" fo:line-height="150%" fo:text-align="start" style:justify-single-word="false" fo:text-indent="0.635cm" style:auto-text-indent="false" style:writing-mode="page"/>
    </style:style>
    <style:style style:name="P78" style:family="paragraph" style:parent-style-name="Základný_20_text">
      <style:paragraph-properties fo:margin-left="0cm" fo:margin-right="0cm" fo:line-height="150%" fo:text-align="start" style:justify-single-word="false" fo:text-indent="0.635cm" style:auto-text-indent="false" style:writing-mode="page"/>
      <style:text-properties officeooo:paragraph-rsid="0024df67"/>
    </style:style>
    <style:style style:name="P79" style:family="paragraph" style:parent-style-name="Základný_20_text">
      <style:paragraph-properties fo:margin-left="0cm" fo:margin-right="0cm" fo:line-height="150%" fo:text-align="start" style:justify-single-word="false" fo:text-indent="0.635cm" style:auto-text-indent="false" style:writing-mode="page">
        <style:tab-stops>
          <style:tab-stop style:position="4.861cm"/>
          <style:tab-stop style:position="6.338cm"/>
          <style:tab-stop style:position="11.13cm"/>
        </style:tab-stops>
      </style:paragraph-properties>
      <style:text-properties officeooo:paragraph-rsid="0024df67"/>
    </style:style>
    <style:style style:name="P80" style:family="paragraph" style:parent-style-name="Základný_20_text">
      <style:paragraph-properties fo:margin-left="0cm" fo:margin-right="0cm" fo:line-height="150%" fo:text-align="start" style:justify-single-word="false" fo:text-indent="0.635cm" style:auto-text-indent="false" style:writing-mode="page">
        <style:tab-stops>
          <style:tab-stop style:position="12.409cm"/>
        </style:tab-stops>
      </style:paragraph-properties>
      <style:text-properties officeooo:paragraph-rsid="0024df67"/>
    </style:style>
    <style:style style:name="P81" style:family="paragraph" style:parent-style-name="Základný_20_text" style:master-page-name="">
      <style:paragraph-properties fo:margin-left="0cm" fo:margin-right="0cm" fo:line-height="150%" fo:text-align="start" style:justify-single-word="false" fo:text-indent="0.635cm" style:auto-text-indent="false" style:page-number="auto" style:writing-mode="page"/>
    </style:style>
    <style:style style:name="P82" style:family="paragraph" style:parent-style-name="Základný_20_text" style:master-page-name="">
      <style:paragraph-properties fo:margin-left="0cm" fo:margin-right="0cm" fo:line-height="150%" fo:text-align="start" style:justify-single-word="false" fo:text-indent="0.635cm" style:auto-text-indent="false" style:page-number="auto" style:writing-mode="page"/>
      <style:text-properties officeooo:paragraph-rsid="0024df67"/>
    </style:style>
    <style:style style:name="P83" style:family="paragraph" style:parent-style-name="Základný_20_text" style:master-page-name="">
      <style:paragraph-properties fo:margin-left="0cm" fo:margin-right="0cm" fo:line-height="150%" fo:text-align="start" style:justify-single-word="false" fo:text-indent="0.635cm" style:auto-text-indent="false" style:page-number="auto" style:writing-mode="page">
        <style:tab-stops>
          <style:tab-stop style:position="4.861cm"/>
          <style:tab-stop style:position="6.338cm"/>
          <style:tab-stop style:position="11.13cm"/>
        </style:tab-stops>
      </style:paragraph-properties>
    </style:style>
    <style:style style:name="P84" style:family="paragraph" style:parent-style-name="Základný_20_text" style:master-page-name="">
      <style:paragraph-properties fo:margin-left="0cm" fo:margin-right="0cm" fo:line-height="150%" fo:text-align="start" style:justify-single-word="false" fo:text-indent="0.635cm" style:auto-text-indent="false" style:page-number="auto" style:writing-mode="page">
        <style:tab-stops>
          <style:tab-stop style:position="12.409cm"/>
        </style:tab-stops>
      </style:paragraph-properties>
      <style:text-properties officeooo:paragraph-rsid="0024df67"/>
    </style:style>
    <style:style style:name="P85" style:family="paragraph" style:parent-style-name="Základný_20_text">
      <style:paragraph-properties fo:margin-left="0cm" fo:margin-right="0cm" fo:line-height="150%" fo:text-align="start" style:justify-single-word="false" fo:text-indent="0cm" style:auto-text-indent="false" style:writing-mode="page"/>
    </style:style>
    <style:style style:name="P86" style:family="paragraph" style:parent-style-name="Základný_20_text">
      <style:paragraph-properties fo:margin-left="0cm" fo:margin-right="0cm" fo:line-height="150%" fo:text-align="start" style:justify-single-word="false" fo:text-indent="0cm" style:auto-text-indent="false" style:writing-mode="page"/>
      <style:text-properties officeooo:paragraph-rsid="0024df67"/>
    </style:style>
    <style:style style:name="P87" style:family="paragraph" style:parent-style-name="Základný_20_text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</style:style>
    <style:style style:name="P88" style:family="paragraph" style:parent-style-name="Základný_20_text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  <style:text-properties officeooo:paragraph-rsid="0024df67"/>
    </style:style>
    <style:style style:name="P89" style:family="paragraph" style:parent-style-name="Základný_20_text" style:master-page-name="">
      <style:paragraph-properties fo:margin-left="0.635cm" fo:margin-right="0cm" fo:line-height="150%" fo:text-align="start" style:justify-single-word="false" fo:text-indent="-0.635cm" style:auto-text-indent="false" style:page-number="auto" style:writing-mode="page"/>
    </style:style>
    <style:style style:name="P90" style:family="paragraph" style:parent-style-name="Základný_20_text" style:master-page-name="">
      <style:paragraph-properties fo:margin-left="0.635cm" fo:margin-right="0cm" fo:line-height="150%" fo:text-align="start" style:justify-single-word="false" fo:text-indent="-0.635cm" style:auto-text-indent="false" style:page-number="auto" style:writing-mode="page"/>
      <style:text-properties officeooo:paragraph-rsid="0024df67"/>
    </style:style>
    <style:style style:name="P91" style:family="paragraph" style:parent-style-name="Základný_20_text">
      <style:paragraph-properties fo:margin-left="0.635cm" fo:margin-right="0cm" fo:line-height="150%" fo:text-align="start" style:justify-single-word="false" fo:text-indent="-0.635cm" style:auto-text-indent="false" style:writing-mode="page"/>
      <style:text-properties officeooo:paragraph-rsid="0024df67"/>
    </style:style>
    <style:style style:name="P92" style:family="paragraph" style:parent-style-name="Záhlavie_20__23_3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</style:style>
    <style:style style:name="P93" style:family="paragraph" style:parent-style-name="Základný_20_text_20__28_8_29_">
      <style:paragraph-properties fo:margin-left="0cm" fo:margin-right="0cm" fo:line-height="150%" fo:text-align="start" style:justify-single-word="false" fo:text-indent="0cm" style:auto-text-indent="false" style:writing-mode="page"/>
    </style:style>
    <style:style style:name="P94" style:family="paragraph" style:parent-style-name="Základný_20_text_20__28_8_29_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</style:style>
    <style:style style:name="P95" style:family="paragraph" style:parent-style-name="Základný_20_text_20__28_7_29_">
      <style:paragraph-properties fo:margin-left="0cm" fo:margin-right="0cm" fo:line-height="150%" fo:text-align="start" style:justify-single-word="false" fo:text-indent="0cm" style:auto-text-indent="false" style:writing-mode="page"/>
    </style:style>
    <style:style style:name="P96" style:family="paragraph" style:parent-style-name="Základný_20_text_20__28_7_29_">
      <style:paragraph-properties fo:margin-left="0cm" fo:margin-right="0cm" fo:line-height="150%" fo:text-align="start" style:justify-single-word="false" fo:text-indent="0cm" style:auto-text-indent="false" style:writing-mode="page"/>
      <style:text-properties officeooo:paragraph-rsid="0024df67"/>
    </style:style>
    <style:style style:name="P97" style:family="paragraph" style:parent-style-name="Základný_20_text_20__28_7_29_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</style:style>
    <style:style style:name="P98" style:family="paragraph" style:parent-style-name="Základný_20_text_20__28_7_29_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  <style:text-properties officeooo:paragraph-rsid="0024df67"/>
    </style:style>
    <style:style style:name="T1" style:family="text">
      <style:text-properties fo:color="#000000" style:text-position="-25% 58%" style:font-name="Arial" fo:font-size="14pt" fo:background-color="#80ffff" loext:char-shading-value="0" style:font-size-asian="14pt" style:font-size-complex="14pt"/>
    </style:style>
    <style:style style:name="T2" style:family="text">
      <style:text-properties fo:color="#000000" style:text-position="25% 58%" style:font-name="Arial" fo:font-size="14pt" fo:background-color="#80ffff" loext:char-shading-value="0" style:font-size-asian="14pt" style:font-size-complex="14pt"/>
    </style:style>
    <style:style style:name="T3" style:family="text">
      <style:text-properties fo:color="#000000" style:font-name="Arial" fo:font-size="14pt" fo:background-color="#80ffff" loext:char-shading-value="0" style:font-size-asian="14pt" style:font-size-complex="14pt"/>
    </style:style>
    <style:style style:name="T4" style:family="text">
      <style:text-properties fo:color="#000000" style:font-name="Arial" fo:font-size="14pt" officeooo:rsid="001de01d" fo:background-color="#80ffff" loext:char-shading-value="0" style:font-size-asian="14pt" style:font-size-complex="14pt"/>
    </style:style>
    <style:style style:name="T5" style:family="text">
      <style:text-properties fo:color="#000000" style:font-name="Arial" fo:font-size="14pt" officeooo:rsid="001f6a39" fo:background-color="#80ffff" loext:char-shading-value="0" style:font-size-asian="14pt" style:font-size-complex="14pt"/>
    </style:style>
    <style:style style:name="T6" style:family="text">
      <style:text-properties fo:color="#000000" style:font-name="Arial" fo:font-size="14pt" officeooo:rsid="0021327d" fo:background-color="#80ffff" loext:char-shading-value="0" style:font-size-asian="14pt" style:font-size-complex="14pt"/>
    </style:style>
    <style:style style:name="T7" style:family="text">
      <style:text-properties fo:color="#000000" style:font-name="Arial" fo:font-size="14pt" officeooo:rsid="00232514" fo:background-color="#80ffff" loext:char-shading-value="0" style:font-size-asian="14pt" style:font-size-complex="14pt"/>
    </style:style>
    <style:style style:name="T8" style:family="text">
      <style:text-properties fo:color="#000000" style:font-name="Arial" fo:font-size="14pt" officeooo:rsid="0023ed8f" fo:background-color="#80ffff" loext:char-shading-value="0" style:font-size-asian="14pt" style:font-size-complex="14pt"/>
    </style:style>
    <style:style style:name="T9" style:family="text">
      <style:text-properties fo:color="#000000" style:font-name="Arial" fo:font-size="14pt" officeooo:rsid="0024df67" fo:background-color="#80ffff" loext:char-shading-value="0" style:font-size-asian="14pt" style:font-size-complex="14pt"/>
    </style:style>
    <style:style style:name="T10" style:family="text">
      <style:text-properties style:font-name="Arial" fo:font-size="14pt" style:font-size-asian="14pt" style:font-size-complex="14pt"/>
    </style:style>
    <style:style style:name="T11" style:family="text">
      <style:text-properties style:font-name="Arial" fo:font-size="14pt" officeooo:rsid="001de01d" style:font-size-asian="14pt" style:font-size-complex="14pt"/>
    </style:style>
    <style:style style:name="T12" style:family="text">
      <style:text-properties style:font-name="Arial" fo:font-size="14pt" officeooo:rsid="001f6a39" style:font-size-asian="14pt" style:font-size-complex="14pt"/>
    </style:style>
    <style:style style:name="T13" style:family="text">
      <style:text-properties style:font-name="Arial" fo:font-size="14pt" officeooo:rsid="0021327d" style:font-size-asian="14pt" style:font-size-complex="14pt"/>
    </style:style>
    <style:style style:name="T14" style:family="text">
      <style:text-properties style:font-name="Arial" fo:font-size="14pt" officeooo:rsid="00232514" style:font-size-asian="14pt" style:font-size-complex="14pt"/>
    </style:style>
    <style:style style:name="T15" style:family="text">
      <style:text-properties style:font-name="Arial" fo:font-size="14pt" officeooo:rsid="0023ed8f" style:font-size-asian="14pt" style:font-size-complex="14pt"/>
    </style:style>
    <style:style style:name="T16" style:family="text">
      <style:text-properties style:font-name="Arial" fo:font-size="14pt" officeooo:rsid="0024df67" style:font-size-asian="14pt" style:font-size-complex="14pt"/>
    </style:style>
    <style:style style:name="T17" style:family="text">
      <style:text-properties style:font-name="Arial" fo:font-size="14pt" officeooo:rsid="0025bffe" style:font-size-asian="14pt" style:font-size-complex="14pt"/>
    </style:style>
    <style:style style:name="T18" style:family="text">
      <style:text-properties style:font-name="Arial" fo:font-size="14pt" officeooo:rsid="0026b192" style:font-size-asian="14pt" style:font-size-complex="14pt"/>
    </style:style>
    <style:style style:name="T19" style:family="text">
      <style:text-properties style:font-name="Arial" fo:font-size="14pt" fo:background-color="#80ffff" loext:char-shading-value="0" style:font-size-asian="14pt" style:font-size-complex="14pt"/>
    </style:style>
    <style:style style:name="T20" style:family="text">
      <style:text-properties style:font-name="Arial" fo:font-size="14pt" officeooo:rsid="0024df67" fo:background-color="#80ffff" loext:char-shading-value="0" style:font-size-asian="14pt" style:font-size-complex="14pt"/>
    </style:style>
    <style:style style:name="Sect1" style:family="section">
      <style:section-properties fo:margin-left="0.635cm" fo:margin-right="1.866cm"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0">
        <text:h text:style-name="P70" text:outline-level="1"><text:bookmark-start text:name="bookmark0"/><text:span text:style-name="CharStyle4"><text:span text:style-name="T10">PEKN</text:span></text:span><text:span text:style-name="CharStyle4"><text:span text:style-name="T18">É</text:span></text:span><text:span text:style-name="CharStyle4"><text:span text:style-name="T10"> </text:span></text:span><text:span text:style-name="CharStyle4"><text:span text:style-name="T3">K</text:span></text:span><text:span text:style-name="CharStyle4"><text:span text:style-name="T10">VIETKY</text:span></text:span><text:bookmark-end text:name="bookmark0"/><text:span text:style-name="CharStyle4"><text:span text:style-name="T10"> </text:span></text:span><text:bookmark-start text:name="bookmark2"/><text:span text:style-name="CharStyle6"><text:span text:style-name="T10">PRE PILNÉ DIETKY</text:span></text:span><text:bookmark-end text:name="bookmark2"/></text:h>
        <text:p text:style-name="P6"><text:span text:style-name="CharStyle11"><text:span text:style-name="T3"/></text:span></text:p>
        <text:p text:style-name="P5"><text:span text:style-name="CharStyle12"><text:span text:style-name="T10">REHOR URAM-P</text:span></text:span><text:span text:style-name="CharStyle12"><text:span text:style-name="T3">O</text:span></text:span><text:span text:style-name="CharStyle12"><text:span text:style-name="T10">DTATRANSKÝ</text:span></text:span></text:p>
        <text:p text:style-name="P4"><text:span text:style-name="CharStyle18"><text:span text:style-name="T19"/></text:span></text:p>
        <text:p text:style-name="P8"><text:span text:style-name="CharStyle16"><text:span text:style-name="T10">1. Priateľ dietok.</text:span></text:span></text:p>
        <text:p text:style-name="P59"><text:span text:style-name="CharStyle20"><text:span text:style-name="T10"/></text:span></text:p>
        <text:p text:style-name="P65"><text:span text:style-name="CharStyle20"><text:span text:style-name="T10">Už sa blížim, — idem k vám</text:span></text:span></text:p>
        <text:p text:style-name="P65"><text:span text:style-name="CharStyle20"><text:span text:style-name="T10">srdcom plným lásky,</text:span></text:span></text:p>
        <text:p text:style-name="P65"><text:span text:style-name="CharStyle20"><text:span text:style-name="T10">aby som zas obnovil</text:span></text:span></text:p>
        <text:p text:style-name="P65"><text:span text:style-name="CharStyle20"><text:span text:style-name="T10">staré naše sväzky;</text:span></text:span></text:p>
        <text:p text:style-name="P60"><text:span text:style-name="CharStyle20"><text:span text:style-name="T10">aby vašim srdiečkam</text:span></text:span></text:p>
        <text:p text:style-name="P65"><text:span text:style-name="CharStyle20"><text:span text:style-name="T10">vody viery živej</text:span></text:span></text:p>
        <text:p text:style-name="P65"><text:span text:style-name="CharStyle20"><text:span text:style-name="T10">dal, a vašim hl</text:span></text:span><text:span text:style-name="CharStyle20"><text:span text:style-name="T3">á</text:span></text:span><text:span text:style-name="CharStyle20"><text:span text:style-name="T10">vočkám</text:span></text:span></text:p>
        <text:p text:style-name="P65"><text:span text:style-name="CharStyle20"><text:span text:style-name="T10">vedy opravdivej.</text:span></text:span></text:p>
        <text:p text:style-name="P59"><text:span text:style-name="CharStyle20"><text:span text:style-name="T10"/></text:span></text:p>
        <text:p text:style-name="P65"><text:span text:style-name="CharStyle20"><text:span text:style-name="T10">Ach, svet je zlý! On i vám</text:span></text:span></text:p>
        <text:p text:style-name="P65"><text:span text:style-name="CharStyle20"><text:span text:style-name="T10">zlosťou svojou škodí,</text:span></text:span></text:p>
        <text:p text:style-name="P65"><text:span text:style-name="CharStyle20"><text:span text:style-name="T10">bo vás k hriešnym zábavám</text:span></text:span></text:p>
        <text:p text:style-name="P65"><text:span text:style-name="CharStyle20"><text:span text:style-name="T10">vábi, láka, svodí.</text:span></text:span></text:p>
        <text:p text:style-name="P60"><text:span text:style-name="CharStyle20"><text:span text:style-name="T10">Vaši drahí rodičia</text:span></text:span></text:p>
        <text:p text:style-name="P65"><text:span text:style-name="CharStyle20"><text:span text:style-name="T10">sú vaši priatelia,</text:span></text:span></text:p>
        <text:p text:style-name="P65"><text:span text:style-name="CharStyle20"><text:span text:style-name="T10">a tí, ktorí vás učia,</text:span></text:span></text:p>
        <text:p text:style-name="P65"><text:span text:style-name="CharStyle20"><text:span text:style-name="T10">milí učitelia.</text:span></text:span></text:p>
        <text:p text:style-name="P24"><text:span text:style-name="CharStyle25"><text:span text:style-name="T10"/></text:span></text:p>
        <text:p text:style-name="P60"><text:span text:style-name="CharStyle20"><text:span text:style-name="T10">No</text:span></text:span><text:span text:style-name="CharStyle20"><text:span text:style-name="T3">,</text:span></text:span><text:span text:style-name="CharStyle20"><text:span text:style-name="T10"> najväčším p</text:span></text:span><text:span text:style-name="CharStyle20"><text:span text:style-name="T4">ri</text:span></text:span><text:span text:style-name="CharStyle20"><text:span text:style-name="T10">ate</text:span></text:span><text:span text:style-name="CharStyle20"><text:span text:style-name="T11">ľom</text:span></text:span></text:p>
        <text:p text:style-name="P65"><text:span text:style-name="CharStyle20"><text:span text:style-name="T10">Ježiško je milý,</text:span></text:span></text:p>
        <text:p text:style-name="P65"><text:span text:style-name="CharStyle20"><text:span text:style-name="T10">ktorý v čase vianočnom</text:span></text:span></text:p>
        <text:p text:style-name="P65"><text:span text:style-name="CharStyle20"><text:span text:style-name="T10">práve k vám sa chýli</text:span></text:span><text:span text:style-name="CharStyle20"><text:span text:style-name="T3">.</text:span></text:span></text:p>
        <text:p text:style-name="P65"><text:span text:style-name="CharStyle20"><text:span text:style-name="T10">On, čo dieťa, zstupu</text:span></text:span><text:span text:style-name="CharStyle20"><text:span text:style-name="T3">je</text:span></text:span></text:p>
        <text:p text:style-name="P65"><text:span text:style-name="CharStyle20"><text:span text:style-name="T10">z výšin neba slávy,</text:span></text:span></text:p>
        <text:p text:style-name="P65"><text:span text:style-name="CharStyle20"><text:span text:style-name="T10">a tak i vám hotuje</text:span></text:span></text:p>
        <text:p text:style-name="P65"><text:span text:style-name="CharStyle20"><text:span text:style-name="T10">život večný, pravý!</text:span></text:span></text:p>
        <text:p text:style-name="P59"><text:soft-page-break/><text:span text:style-name="CharStyle20"><text:span text:style-name="T10"/></text:span></text:p>
        <text:p text:style-name="P65"><text:span text:style-name="CharStyle20"><text:span text:style-name="T10">Ó, majte sa k Nemu </text:span></text:span><text:span text:style-name="CharStyle26"><text:span text:style-name="T3">v</text:span></text:span><text:span text:style-name="CharStyle26"><text:span text:style-name="T4">y,</text:span></text:span></text:p>
        <text:p text:style-name="P65"><text:span text:style-name="CharStyle20"><text:span text:style-name="T10">pritú</text:span></text:span><text:span text:style-name="CharStyle20"><text:span text:style-name="T3">ľ</text:span></text:span><text:span text:style-name="CharStyle20"><text:span text:style-name="T10">te sa k Nemu,</text:span></text:span></text:p>
        <text:p text:style-name="P65"><text:span text:style-name="CharStyle20"><text:span text:style-name="T10">dajte svoje srdiečká,</text:span></text:span></text:p>
        <text:p text:style-name="P65"><text:span text:style-name="CharStyle20"><text:span text:style-name="T10">dajte seba Jemu!</text:span></text:span></text:p>
        <text:p text:style-name="P60"><text:span text:style-name="CharStyle20"><text:span text:style-name="T10">On vás k Sebe privinie</text:span></text:span><text:span text:style-name="CharStyle20"><text:span text:style-name="T3">,</text:span></text:span></text:p>
        <text:p text:style-name="P65"><text:span text:style-name="CharStyle20"><text:span text:style-name="T10">jako neba kvietky,</text:span></text:span></text:p>
        <text:p text:style-name="P65"><text:span text:style-name="CharStyle20"><text:span text:style-name="T10">ochráni a spasí vás,</text:span></text:span></text:p>
        <text:p text:style-name="P65"><text:span text:style-name="CharStyle20"><text:span text:style-name="T10">moje milé dietky!</text:span></text:span></text:p>
        <text:p text:style-name="P8"><text:span text:style-name="CharStyle16"><text:span text:style-name="T10"/></text:span></text:p>
        <text:p text:style-name="P33"><text:span text:style-name="CharStyle16"><text:span text:style-name="T10"/></text:span></text:p>
        <text:p text:style-name="P33"><text:span text:style-name="CharStyle16"><text:span text:style-name="T10">2. Pri jasličkách.</text:span></text:span></text:p>
        <text:p text:style-name="P33"><text:span text:style-name="CharStyle16"><text:span text:style-name="T10"/></text:span></text:p>
        <text:p text:style-name="P60"><text:span text:style-name="CharStyle20"><text:span text:style-name="T10">Prerozkoš</text:span></text:span><text:span text:style-name="CharStyle20"><text:span text:style-name="T3">n</text:span></text:span><text:span text:style-name="CharStyle20"><text:span text:style-name="T10">é nev</text:span></text:span><text:span text:style-name="CharStyle20"><text:span text:style-name="T11">i</text:span></text:span><text:span text:style-name="CharStyle20"><text:span text:style-name="T3">n</text:span></text:span><text:span text:style-name="CharStyle20"><text:span text:style-name="T10">niatk</text:span></text:span><text:span text:style-name="CharStyle20"><text:span text:style-name="T3">o</text:span></text:span><text:span text:style-name="CharStyle20"><text:span text:style-name="T10">!</text:span></text:span></text:p>
        <text:p text:style-name="P65"><text:span text:style-name="CharStyle20"><text:span text:style-name="T10">Radosť prúdi srdcom mojím</text:span></text:span><text:span text:style-name="CharStyle20"><text:span text:style-name="T3">,</text:span></text:span></text:p>
        <text:p text:style-name="P65"><text:span text:style-name="CharStyle20"><text:span text:style-name="T10">ke</text:span></text:span><text:span text:style-name="CharStyle20"><text:span text:style-name="T11">ď</text:span></text:span><text:span text:style-name="CharStyle20"><text:span text:style-name="T10"> tak, milé nevraviatko,</text:span></text:span></text:p>
        <text:p text:style-name="P65"><text:span text:style-name="CharStyle20"><text:span text:style-name="T10">pri jasličkách Tvojich stojím</text:span></text:span><text:span text:style-name="CharStyle20"><text:span text:style-name="T3">;</text:span></text:span></text:p>
        <text:p text:style-name="P19"><text:span text:style-name="CharStyle20"><text:span text:style-name="T10">ke</text:span></text:span><text:span text:style-name="CharStyle20"><text:span text:style-name="T11">ď</text:span></text:span><text:span text:style-name="CharStyle20"><text:span text:style-name="T10"> tak hľadím na Teba,</text:span></text:span></text:p>
        <text:p text:style-name="P40"><text:span text:style-name="CharStyle20"><text:span text:style-name="T10">všetka nebies veleba,</text:span></text:span></text:p>
        <text:p text:style-name="P40"><text:span text:style-name="CharStyle20"><text:span text:style-name="T10">celá zeme tejto krása</text:span></text:span></text:p>
        <text:p text:style-name="P40"><text:span text:style-name="CharStyle20"><text:span text:style-name="T10">mi len Tvoju lásku hlása.</text:span></text:span></text:p>
        <text:p text:style-name="P18"><text:span text:style-name="CharStyle20"><text:span text:style-name="T3"/></text:span></text:p>
        <text:p text:style-name="P40"><text:span text:style-name="CharStyle20"><text:span text:style-name="T3">Ve</text:span></text:span><text:span text:style-name="CharStyle20"><text:span text:style-name="T4">ď</text:span></text:span><text:span text:style-name="CharStyle20"><text:span text:style-name="T10"> si prišiel z neba slávy</text:span></text:span></text:p>
        <text:p text:style-name="P40"><text:span text:style-name="CharStyle20"><text:span text:style-name="T10">v tieto hriešnej zeme kraje,</text:span></text:span></text:p>
        <text:p text:style-name="P40"><text:span text:style-name="CharStyle20"><text:span text:style-name="T10">by si sňal to, čo nás dlávi,</text:span></text:span></text:p>
        <text:p text:style-name="P40"><text:span text:style-name="CharStyle20"><text:span text:style-name="T10">svetlo zažal tam, kde</text:span></text:span><text:span text:style-name="CharStyle20"><text:span text:style-name="T3"> </text:span></text:span><text:span text:style-name="CharStyle20"><text:span text:style-name="T10">tma</text:span></text:span><text:span text:style-name="CharStyle20"><text:span text:style-name="T3"> </text:span></text:span><text:span text:style-name="CharStyle20"><text:span text:style-name="T10">je;</text:span></text:span></text:p>
        <text:p text:style-name="P19"><text:span text:style-name="CharStyle20"><text:span text:style-name="T10">by si zničil blud a klam,</text:span></text:span></text:p>
        <text:p text:style-name="P40"><text:span text:style-name="CharStyle20"><text:span text:style-name="T10">za hriešnikov trpel sám,</text:span></text:span></text:p>
        <text:p text:style-name="P40"><text:span text:style-name="CharStyle20"><text:span text:style-name="T10">a skrz Tvoje umučenie</text:span></text:span></text:p>
        <text:p text:style-name="P40"><text:span text:style-name="CharStyle20"><text:span text:style-name="T10">spasil ľudské pokolenie.</text:span></text:span></text:p>
        <text:p text:style-name="P47"><text:span text:style-name="CharStyle20"><text:span text:style-name="T3"/></text:span></text:p>
        <text:p text:style-name="P54"><text:span text:style-name="CharStyle20"><text:span text:style-name="T3">Ó</text:span></text:span><text:span text:style-name="CharStyle20"><text:span text:style-name="T10"> vstúp teda v srdce moje,</text:span></text:span></text:p>
        <text:p text:style-name="P54"><text:soft-page-break/><text:span text:style-name="CharStyle20"><text:span text:style-name="T10">Ježiško môj, krásne dieťa,</text:span></text:span></text:p>
        <text:p text:style-name="P48"><text:span text:style-name="CharStyle20"><text:span text:style-name="T10">v ňom jasličky nech sú T</text:span></text:span><text:span text:style-name="CharStyle20"><text:span text:style-name="T11">v</text:span></text:span><text:span text:style-name="CharStyle20"><text:span text:style-name="T10">oje,</text:span></text:span></text:p>
        <text:p text:style-name="P54"><text:span text:style-name="CharStyle20"><text:span text:style-name="T10">moja láska nech hreje Ťa;</text:span></text:span></text:p>
        <text:p text:style-name="P19"><text:span text:style-name="CharStyle20"><text:span text:style-name="T10">sprav si z môjho srdca chrám,</text:span></text:span></text:p>
        <text:p text:style-name="P40"><text:span text:style-name="CharStyle20"><text:span text:style-name="T10">prebývaj Ty večne tam,</text:span></text:span></text:p>
        <text:p text:style-name="P40"><text:span text:style-name="CharStyle20"><text:span text:style-name="T10">až ma z tejto pozemsko</text:span></text:span><text:span text:style-name="CharStyle20"><text:span text:style-name="T3">st</text:span></text:span><text:span text:style-name="CharStyle20"><text:span text:style-name="T10">i</text:span></text:span></text:p>
        <text:p text:style-name="P40"><text:span text:style-name="CharStyle20"><text:span text:style-name="T10">k sebe vezmeš do večnosti!</text:span></text:span></text:p>
        <text:p text:style-name="P24"><text:span text:style-name="CharStyle25"><text:span text:style-name="T10"/></text:span></text:p>
        <text:p text:style-name="P45"><text:span text:style-name="CharStyle25"><text:span text:style-name="T10"/></text:span></text:p>
        <text:p text:style-name="P8"><text:span text:style-name="CharStyle16"><text:span text:style-name="T10">3. Maminke.</text:span></text:span></text:p>
        <text:p text:style-name="P59"><text:span text:style-name="CharStyle20"><text:span text:style-name="T10"/></text:span></text:p>
        <text:p text:style-name="P66"><text:span text:style-name="CharStyle20"><text:span text:style-name="T10">Chodila som po záhradke,</text:span></text:span></text:p>
        <text:p text:style-name="P66"><text:span text:style-name="CharStyle20"><text:span text:style-name="T10">kvietky som si hľadala,</text:span></text:span></text:p>
        <text:p text:style-name="P66"><text:span text:style-name="CharStyle20"><text:span text:style-name="T10">a v tom pekná, malá muška</text:span></text:span></text:p>
        <text:p text:style-name="P66"><text:span text:style-name="CharStyle20"><text:span text:style-name="T10">takto tíško šeptala:</text:span></text:span></text:p>
        <text:p text:style-name="P59"><text:span text:style-name="CharStyle20"><text:span text:style-name="T10">„Načo trháš útlé kvietky?</text:span></text:span></text:p>
        <text:p text:style-name="P59"><text:span text:style-name="CharStyle20"><text:span text:style-name="T10">Uvädnú ti, Olinka!</text:span></text:span><text:span text:style-name="CharStyle20"><text:span text:style-name="T3">“</text:span></text:span></text:p>
        <text:p text:style-name="P59"><text:span text:style-name="CharStyle20"><text:span text:style-name="T10">A ja na to: „Nevieš prečo?</text:span></text:span></text:p>
        <text:p text:style-name="P61"><text:span text:style-name="CharStyle20"><text:span text:style-name="T10">Dnes má mena maminka!</text:span></text:span><text:span text:style-name="CharStyle20"><text:span text:style-name="T3">“</text:span></text:span></text:p>
        <text:p text:style-name="P66"><text:span text:style-name="CharStyle20"><text:span text:style-name="T10">Ó, vezmi si, mamko drahá,</text:span></text:span></text:p>
        <text:p text:style-name="P66"><text:span text:style-name="CharStyle20"><text:span text:style-name="T10">prijmi túto kytočku,</text:span></text:span></text:p>
        <text:p text:style-name="P66"><text:span text:style-name="CharStyle20"><text:span text:style-name="T10">ona povie, zašepce ti:</text:span></text:span></text:p>
        <text:p text:style-name="P66"><text:span text:style-name="CharStyle20"><text:span text:style-name="T10">že máš v</text:span></text:span><text:span text:style-name="CharStyle20"><text:span text:style-name="T12">ď</text:span></text:span><text:span text:style-name="CharStyle20"><text:span text:style-name="T10">ačnú dcéročku!</text:span></text:span></text:p>
        <text:p text:style-name="P8"><text:span text:style-name="CharStyle16"><text:span text:style-name="T10"/></text:span></text:p>
        <text:p text:style-name="P33"><text:span text:style-name="CharStyle16"><text:span text:style-name="T10">4. Synovi.</text:span></text:span></text:p>
        <text:p text:style-name="P59"><text:span text:style-name="CharStyle20"><text:span text:style-name="T10"/></text:span></text:p>
        <text:p text:style-name="P66"><text:span text:style-name="CharStyle20"><text:span text:style-name="T10">Pamätaj, môj synček milý,</text:span></text:span></text:p>
        <text:p text:style-name="P66"><text:span text:style-name="CharStyle20"><text:span text:style-name="T10">že čas ide vždy len diaľ,</text:span></text:span></text:p>
        <text:p text:style-name="P66"><text:span text:style-name="CharStyle20"><text:span text:style-name="T10">nenahradíš, čo si v chvíli</text:span></text:span></text:p>
        <text:p text:style-name="P66"><text:span text:style-name="CharStyle20"><text:span text:style-name="T10">tejto schválne zameškal.</text:span></text:span></text:p>
        <text:p text:style-name="P49"><text:span text:style-name="CharStyle20"><text:span text:style-name="T10">Slnce zájde, — ba i vráti</text:span></text:span></text:p>
        <text:p text:style-name="P55"><text:span text:style-name="CharStyle20"><text:span text:style-name="T10">v novej kráse k nám sa zas:</text:span></text:span></text:p>
        <text:p text:style-name="P49"><text:soft-page-break/><text:span text:style-name="CharStyle20"><text:span text:style-name="T10">ale čo sa dnes utratí,</text:span></text:span></text:p>
        <text:p text:style-name="P55"><text:span text:style-name="CharStyle20"><text:span text:style-name="T10">to ti nazpät nedá čas.</text:span></text:span></text:p>
        <text:p text:style-name="P20"><text:span text:style-name="CharStyle20"><text:span text:style-name="T10">Len ke</text:span></text:span><text:span text:style-name="CharStyle20"><text:span text:style-name="T12">ď</text:span></text:span><text:span text:style-name="CharStyle20"><text:span text:style-name="T10"> v tejto pozemskosti</text:span></text:span></text:p>
        <text:p text:style-name="P41"><text:span text:style-name="CharStyle20"><text:span text:style-name="T10">roky tvoje pominú,</text:span></text:span></text:p>
        <text:p text:style-name="P41"><text:span text:style-name="CharStyle20"><text:span text:style-name="T10">nájdeš každú vo večnosti</text:span></text:span></text:p>
        <text:p text:style-name="P41"><text:span text:style-name="CharStyle20"><text:span text:style-name="T10">tu prežitú hodinu!</text:span></text:span></text:p>
        <text:p text:style-name="P8"><text:span text:style-name="CharStyle16"><text:span text:style-name="T10"/></text:span></text:p>
        <text:p text:style-name="P33"><text:span text:style-name="CharStyle16"><text:span text:style-name="T10">5. Lenivcom.</text:span></text:span></text:p>
        <text:p text:style-name="P59"><text:span text:style-name="CharStyle20"><text:span text:style-name="T10"/></text:span></text:p>
        <text:p text:style-name="P66"><text:span text:style-name="CharStyle20"><text:span text:style-name="T10">Pozrite, vy lenivci,</text:span></text:span></text:p>
        <text:p text:style-name="P66"><text:span text:style-name="CharStyle20"><text:span text:style-name="T10">mravca na malého,</text:span></text:span></text:p>
        <text:p text:style-name="P66"><text:span text:style-name="CharStyle20"><text:span text:style-name="T10">ako robí, pracuje</text:span></text:span></text:p>
        <text:p text:style-name="P66"><text:span text:style-name="CharStyle20"><text:span text:style-name="T10">od rána bieleho;</text:span></text:span></text:p>
        <text:p text:style-name="P59"><text:span text:style-name="CharStyle20"><text:span text:style-name="T10">a vy čože robíte?</text:span></text:span></text:p>
        <text:p text:style-name="P61"><text:span text:style-name="CharStyle20"><text:span text:style-name="T10">Drahý čas márnite</text:span></text:span></text:p>
        <text:p text:style-name="P66"><text:span text:style-name="CharStyle20"><text:span text:style-name="T10">v bohaprázdnej reči:</text:span></text:span></text:p>
        <text:p text:style-name="P66"><text:span text:style-name="CharStyle20"><text:span text:style-name="T10">nuž či sa to svedčí?</text:span></text:span></text:p>
        <text:p text:style-name="P8"><text:span text:style-name="CharStyle16"><text:span text:style-name="T10"/></text:span></text:p>
        <text:p text:style-name="P33"><text:span text:style-name="CharStyle16"><text:span text:style-name="T10">6. Domov.</text:span></text:span></text:p>
        <text:p text:style-name="P18"><text:span text:style-name="CharStyle20"><text:span text:style-name="T10"/></text:span></text:p>
        <text:p text:style-name="P41"><text:span text:style-name="CharStyle20"><text:span text:style-name="T10">V </text:span></text:span><text:span text:style-name="CharStyle20"><text:span text:style-name="T3">post</text:span></text:span><text:span text:style-name="CharStyle20"><text:span text:style-name="T10">ieľočke malej</text:span></text:span></text:p>
        <text:p text:style-name="P41"><text:span text:style-name="CharStyle20"><text:span text:style-name="T10">leží choré dieťa,</text:span></text:span></text:p>
        <text:p text:style-name="P41"><text:span text:style-name="CharStyle20"><text:span text:style-name="T10">tvárička mu bľadá,</text:span></text:span></text:p>
        <text:p text:style-name="P41"><text:span text:style-name="CharStyle20"><text:span text:style-name="T10">očká plamom svieťa; —</text:span></text:span></text:p>
        <text:p text:style-name="P61"><text:span text:style-name="CharStyle20"><text:span text:style-name="T10">nad postieľkou stojí</text:span></text:span></text:p>
        <text:p text:style-name="P66"><text:span text:style-name="CharStyle20"><text:span text:style-name="T10">utrápená matka,</text:span></text:span></text:p>
        <text:p text:style-name="P66"><text:span text:style-name="CharStyle20"><text:span text:style-name="T10">horké slzy leje,</text:span></text:span></text:p>
        <text:p text:style-name="P66"><text:span text:style-name="CharStyle20"><text:span text:style-name="T10">a </text:span></text:span><text:span text:style-name="CharStyle20"><text:span text:style-name="T3">č</text:span></text:span><text:span text:style-name="CharStyle20"><text:span text:style-name="T10">ielko mu hladká!</text:span></text:span></text:p>
        <text:p text:style-name="P59"><text:span text:style-name="CharStyle20"><text:span text:style-name="T10">„Domov, mati, domov!</text:span></text:span></text:p>
        <text:p text:style-name="P18"><text:span text:style-name="CharStyle20"><text:span text:style-name="T10">Zanes ma, mať moja!</text:span></text:span></text:p>
        <text:p text:style-name="P49"><text:span text:style-name="CharStyle20"><text:span text:style-name="T10">— vzdychá ono, — tam sa</text:span></text:span></text:p>
        <text:p text:style-name="P55"><text:span text:style-name="CharStyle20"><text:span text:style-name="T10">bôle moje zhoja!</text:span></text:span><text:span text:style-name="CharStyle20"><text:span text:style-name="T3">“</text:span></text:span><text:span text:style-name="CharStyle20"><text:span text:style-name="T10"> —</text:span></text:span></text:p>
        <text:p text:style-name="P59"><text:soft-page-break/><text:span text:style-name="CharStyle20"><text:span text:style-name="T3">„</text:span></text:span><text:span text:style-name="CharStyle20"><text:span text:style-name="T10">Ve</text:span></text:span><text:span text:style-name="CharStyle20"><text:span text:style-name="T12">ď</text:span></text:span><text:span text:style-name="CharStyle20"><text:span text:style-name="T10"> si doma, syn mô</text:span></text:span><text:span text:style-name="CharStyle20"><text:span text:style-name="T3">j</text:span></text:span><text:span text:style-name="CharStyle20"><text:span text:style-name="T10">!</text:span></text:span></text:p>
        <text:p text:style-name="P61"><text:span text:style-name="CharStyle20"><text:span text:style-name="T10">Pri tebe je matka! —</text:span></text:span></text:p>
        <text:p text:style-name="P66"><text:span text:style-name="CharStyle20"><text:span text:style-name="T10">Zlý ťa sní</text:span></text:span><text:span text:style-name="CharStyle20"><text:span text:style-name="T3">č</text:span></text:span><text:span text:style-name="CharStyle20"><text:span text:style-name="T10">ok trápi,</text:span></text:span></text:p>
        <text:p text:style-name="P66"><text:span text:style-name="CharStyle20"><text:span text:style-name="T10">duša moja sladká?“</text:span></text:span></text:p>
        <text:p text:style-name="P66"><text:span text:style-name="CharStyle20"><text:span text:style-name="T10">„Ba ver</text:span></text:span><text:span text:style-name="CharStyle20"><text:span text:style-name="T3">’</text:span></text:span><text:span text:style-name="CharStyle20"><text:span text:style-name="T10"> nie som doma!</text:span></text:span></text:p>
        <text:p text:style-name="P61"><text:span text:style-name="CharStyle20"><text:span text:style-name="T10">Po môstku ja idem! —</text:span></text:span></text:p>
        <text:p text:style-name="P66"><text:span text:style-name="CharStyle20"><text:span text:style-name="T10">Prenes ma cez môstok</text:span></text:span></text:p>
        <text:p text:style-name="P66"><text:span text:style-name="CharStyle20"><text:span text:style-name="T10">a tak domov prídem!“ —</text:span></text:span></text:p>
        <text:p text:style-name="P66"><text:span text:style-name="CharStyle20"><text:span text:style-name="T10">Matka vezme dieťa</text:span></text:span></text:p>
        <text:p text:style-name="P18"><text:span text:style-name="CharStyle20"><text:span text:style-name="T10">na zmorené ruky;</text:span></text:span></text:p>
        <text:p text:style-name="P59"><text:span text:style-name="CharStyle20"><text:span text:style-name="T10">prejde pár ráz izbou</text:span></text:span></text:p>
        <text:p text:style-name="P61"><text:span text:style-name="CharStyle20"><text:span text:style-name="T10">a hľa, — t</text:span></text:span><text:span text:style-name="CharStyle20"><text:span text:style-name="T3">í</text:span></text:span><text:span text:style-name="CharStyle20"><text:span text:style-name="T10">chnu muky!</text:span></text:span></text:p>
        <text:p text:style-name="P66"><text:span text:style-name="CharStyle20"><text:span text:style-name="T10">Očká sa mu zavrú, —</text:span></text:span></text:p>
        <text:p text:style-name="P66"><text:span text:style-name="CharStyle20"><text:span text:style-name="T10">hlávka klesá dolu, —</text:span></text:span></text:p>
        <text:p text:style-name="P66"><text:span text:style-name="CharStyle20"><text:span text:style-name="T10">ach, a matka drží</text:span></text:span></text:p>
        <text:p text:style-name="P66"><text:span text:style-name="CharStyle20"><text:span text:style-name="T10">na rukách m</text:span></text:span><text:span text:style-name="CharStyle20"><text:span text:style-name="T3">ŕ</text:span></text:span><text:span text:style-name="CharStyle20"><text:span text:style-name="T10">tvolu!</text:span></text:span></text:p>
        <text:p text:style-name="P24"><text:span text:style-name="CharStyle28"><text:span text:style-name="T3"/></text:span></text:p>
        <text:p text:style-name="P61"><text:span text:style-name="CharStyle20"><text:span text:style-name="T10">Išlo dieťa domov</text:span></text:span></text:p>
        <text:p text:style-name="P66"><text:span text:style-name="CharStyle20"><text:span text:style-name="T10">z domu bied a strastí</text:span></text:span></text:p>
        <text:p text:style-name="P66"><text:span text:style-name="CharStyle20"><text:span text:style-name="T10">k Otcu nebeskému</text:span></text:span></text:p>
        <text:p text:style-name="P18"><text:span text:style-name="CharStyle20"><text:span text:style-name="T10">to tej večnej vlasti! —</text:span></text:span></text:p>
        <text:p text:style-name="P8"><text:span text:style-name="CharStyle16"><text:span text:style-name="T10"/></text:span></text:p>
        <text:p text:style-name="P33"><text:span text:style-name="CharStyle16"><text:span text:style-name="T10">7. Choré dieťa.</text:span></text:span></text:p>
        <text:p text:style-name="P59"><text:span text:style-name="CharStyle20"><text:span text:style-name="T10"/></text:span></text:p>
        <text:p text:style-name="P66"><text:span text:style-name="CharStyle20"><text:span text:style-name="T10">Ochorelo dieťa</text:span></text:span><text:span text:style-name="CharStyle20"><text:span text:style-name="T12">ť</text:span></text:span><text:span text:style-name="CharStyle20"><text:span text:style-name="T10">ko</text:span></text:span></text:p>
        <text:p text:style-name="P66"><text:span text:style-name="CharStyle20"><text:span text:style-name="T10">útlé, v jara kvete,</text:span></text:span></text:p>
        <text:p text:style-name="P66"><text:span text:style-name="CharStyle20"><text:span text:style-name="T10">zvädlo jak list, chú</text:span></text:span><text:span text:style-name="CharStyle20"><text:span text:style-name="T12">ď</text:span></text:span><text:span text:style-name="CharStyle20"><text:span text:style-name="T10">atko,</text:span></text:span></text:p>
        <text:p text:style-name="P66"><text:span text:style-name="CharStyle20"><text:span text:style-name="T10">v suchom, sparnom lete.</text:span></text:span></text:p>
        <text:p text:style-name="P61"><text:span text:style-name="CharStyle20"><text:span text:style-name="T3">O</text:span></text:span><text:span text:style-name="CharStyle20"><text:span text:style-name="T10">ne</text:span></text:span><text:span text:style-name="CharStyle20"><text:span text:style-name="T3">m</text:span></text:span><text:span text:style-name="CharStyle20"><text:span text:style-name="T10">e</text:span></text:span><text:span text:style-name="CharStyle20"><text:span text:style-name="T3">ly</text:span></text:span><text:span text:style-name="CharStyle20"><text:span text:style-name="T10"> </text:span></text:span><text:span text:style-name="CharStyle20"><text:span text:style-name="T3">ú</text:span></text:span><text:span text:style-name="CharStyle20"><text:span text:style-name="T10">sto</text:span></text:span><text:span text:style-name="CharStyle20"><text:span text:style-name="T3">čká</text:span></text:span><text:span text:style-name="CharStyle20"><text:span text:style-name="T10">,</text:span></text:span></text:p>
        <text:p text:style-name="P66"><text:span text:style-name="CharStyle20"><text:span text:style-name="T10">ztíchnul hlások milý,</text:span></text:span></text:p>
        <text:p text:style-name="P66"><text:span text:style-name="CharStyle20"><text:span text:style-name="T10">sklesl</text:span></text:span><text:span text:style-name="CharStyle20"><text:span text:style-name="T5">a</text:span></text:span><text:span text:style-name="CharStyle20"><text:span text:style-name="T10"> šumná hlávo</text:span></text:span><text:span text:style-name="CharStyle20"><text:span text:style-name="T3">č</text:span></text:span><text:span text:style-name="CharStyle20"><text:span text:style-name="T10">ka</text:span></text:span></text:p>
        <text:p text:style-name="P66"><text:span text:style-name="CharStyle20"><text:span text:style-name="T10">bez vlády a sily;</text:span></text:span></text:p>
        <text:p text:style-name="P61"><text:soft-page-break/><text:span text:style-name="CharStyle20"><text:span text:style-name="T10">ba i krásnych očiek zrak,</text:span></text:span></text:p>
        <text:p text:style-name="P66"><text:span text:style-name="CharStyle20"><text:span text:style-name="T10">predtým jasný, hravý,</text:span></text:span></text:p>
        <text:p text:style-name="P66"><text:span text:style-name="CharStyle20"><text:span text:style-name="T10">zakryl, objal bôľu mrak</text:span></text:span></text:p>
        <text:p text:style-name="P66"><text:span text:style-name="CharStyle20"><text:span text:style-name="T10">vo svoj závoj tmavý.</text:span></text:span></text:p>
        <text:p text:style-name="P61"><text:span text:style-name="CharStyle20"><text:span text:style-name="T10">Ubolená duša v ňom</text:span></text:span></text:p>
        <text:p text:style-name="P66"><text:span text:style-name="CharStyle20"><text:span text:style-name="T10">od boľasti stene,</text:span></text:span></text:p>
        <text:p text:style-name="P66"><text:span text:style-name="CharStyle20"><text:span text:style-name="T10">ach, a s ním i celý dom</text:span></text:span></text:p>
        <text:p text:style-name="P66"><text:span text:style-name="CharStyle20"><text:span text:style-name="T10">vzdychá utrápen</text:span></text:span><text:span text:style-name="CharStyle20"><text:span text:style-name="T5">e</text:span></text:span><text:span text:style-name="CharStyle20"><text:span text:style-name="T10">;</text:span></text:span></text:p>
        <text:p text:style-name="P20"><text:span text:style-name="CharStyle20"><text:span text:style-name="T10">najviac ale ľúba mať</text:span></text:span></text:p>
        <text:p text:style-name="P41"><text:span text:style-name="CharStyle20"><text:span text:style-name="T10">horké slzy roní,</text:span></text:span></text:p>
        <text:p text:style-name="P41"><text:span text:style-name="CharStyle20"><text:span text:style-name="T10">keď tak musí pozerať,</text:span></text:span></text:p>
        <text:p text:style-name="P41"><text:span text:style-name="CharStyle20"><text:span text:style-name="T10">ako hlávku kloní;</text:span></text:span></text:p>
        <text:p text:style-name="P20"><text:span text:style-name="CharStyle20"><text:span text:style-name="T10">keď tak vidí nepokoj</text:span></text:span></text:p>
        <text:p text:style-name="P41"><text:span text:style-name="CharStyle20"><text:span text:style-name="T10">pri dieťati svojom,</text:span></text:span></text:p>
        <text:p text:style-name="P41"><text:span text:style-name="CharStyle20"><text:span text:style-name="T10">a keď zrie i trápny boj</text:span></text:span></text:p>
        <text:p text:style-name="P41"><text:span text:style-name="CharStyle20"><text:span text:style-name="T10">smrti so životom.</text:span></text:span></text:p>
        <text:p text:style-name="P20"><text:span text:style-name="CharStyle20"><text:span text:style-name="T10">Složí ruky, pohľad aj</text:span></text:span></text:p>
        <text:p text:style-name="P41"><text:span text:style-name="CharStyle20"><text:span text:style-name="T10">zdvihne na oblohu,</text:span></text:span></text:p>
        <text:p text:style-name="P41"><text:span text:style-name="CharStyle20"><text:span text:style-name="T10">v nadpozemský krásny kraj,</text:span></text:span></text:p>
        <text:p text:style-name="P41"><text:span text:style-name="CharStyle20"><text:span text:style-name="T10">k l</text:span></text:span><text:span text:style-name="CharStyle20"><text:span text:style-name="T3">á</text:span></text:span><text:span text:style-name="CharStyle20"><text:span text:style-name="T10">skavému Bohu,</text:span></text:span></text:p>
        <text:p text:style-name="P41"><text:span text:style-name="CharStyle20"><text:span text:style-name="T10">a z jej duše trápny vzdych</text:span></text:span></text:p>
        <text:p text:style-name="P41"><text:span text:style-name="CharStyle20"><text:span text:style-name="T10">v modlitbe sa vinie</text:span></text:span></text:p>
        <text:p text:style-name="P20"><text:span text:style-name="CharStyle20"><text:span text:style-name="T10">v tento bôľny okamih</text:span></text:span></text:p>
        <text:p text:style-name="P41"><text:span text:style-name="CharStyle20"><text:span text:style-name="T10">k neba klenutine:</text:span></text:span></text:p>
        <text:p text:style-name="P49"><text:span text:style-name="CharStyle20"><text:span text:style-name="T10">„Ó, netresci priveľmi,</text:span></text:span></text:p>
        <text:p text:style-name="P55"><text:span text:style-name="CharStyle20"><text:span text:style-name="T10">Bože, biednu matku!</text:span></text:span></text:p>
        <text:p text:style-name="P20"><text:span text:style-name="CharStyle20"><text:span text:style-name="T10">Z tejto zeme neber mi</text:span></text:span></text:p>
        <text:p text:style-name="P41"><text:span text:style-name="CharStyle20"><text:span text:style-name="T10">moju dušu sladkú!</text:span></text:span></text:p>
        <text:p text:style-name="P20"><text:span text:style-name="CharStyle20"><text:span text:style-name="T10">Veď je ona potecha</text:span></text:span></text:p>
        <text:p text:style-name="P41"><text:span text:style-name="CharStyle20"><text:span text:style-name="T10">jediná tu moja;</text:span></text:span></text:p>
        <text:p text:style-name="P49"><text:span text:style-name="CharStyle20"><text:span text:style-name="T10">keď ma ona zanechá,</text:span></text:span></text:p>
        <text:p text:style-name="P55"><text:span text:style-name="CharStyle20"><text:span text:style-name="T10">kde nájdem pokoja?</text:span></text:span><text:span text:style-name="CharStyle20"><text:span text:style-name="T3">“</text:span></text:span></text:p>
        <text:p text:style-name="P61"><text:soft-page-break/><text:span text:style-name="CharStyle20"><text:span text:style-name="T10">A hľa, z výšky neba doľ</text:span></text:span></text:p>
        <text:p text:style-name="P66"><text:span text:style-name="CharStyle20"><text:span text:style-name="T10">anjelik sa níži,</text:span></text:span></text:p>
        <text:p text:style-name="P66"><text:span text:style-name="CharStyle20"><text:span text:style-name="T10">dieťaťu by zjemnil bôľ,</text:span></text:span></text:p>
        <text:p text:style-name="P66"><text:span text:style-name="CharStyle20"><text:span text:style-name="T10">matku tešil v kríži. —</text:span></text:span></text:p>
        <text:p text:style-name="P61"><text:span text:style-name="CharStyle20"><text:span text:style-name="T10">I dotkne sa anjel ten</text:span></text:span></text:p>
        <text:p text:style-name="P66"><text:span text:style-name="CharStyle20"><text:span text:style-name="T3">č</text:span></text:span><text:span text:style-name="CharStyle20"><text:span text:style-name="T10">ielka — a hľa, dieťa</text:span></text:span></text:p>
        <text:p text:style-name="P66"><text:span text:style-name="CharStyle20"><text:span text:style-name="T10">opúšťa už trápny sen,</text:span></text:span></text:p>
        <text:p text:style-name="P66"><text:span text:style-name="CharStyle20"><text:span text:style-name="T10">jeho očká svieťa! —</text:span></text:span></text:p>
        <text:h text:style-name="P92" text:outline-level="3"><text:bookmark text:name="bookmark4"/><text:span text:style-name="CharStyle31"><text:span text:style-name="T10"/></text:span></text:h>
        <text:p text:style-name="P61"><text:span text:style-name="CharStyle20"><text:span text:style-name="T10">Ó, jak šťastné, blažené</text:span></text:span></text:p>
        <text:p text:style-name="P66"><text:span text:style-name="CharStyle20"><text:span text:style-name="T10">sú syn lebo dcéra,</text:span></text:span></text:p>
        <text:p text:style-name="P66"><text:span text:style-name="CharStyle20"><text:span text:style-name="T10">ktorých matka skrúšene</text:span></text:span></text:p>
        <text:p text:style-name="P66"><text:span text:style-name="CharStyle20"><text:span text:style-name="T10">v modlitbu zaviera;</text:span></text:span></text:p>
        <text:p text:style-name="P61"><text:span text:style-name="CharStyle20"><text:span text:style-name="T10">takým plynie milo čas,</text:span></text:span></text:p>
        <text:p text:style-name="P66"><text:span text:style-name="CharStyle20"><text:span text:style-name="T10">Boh je s nimi, lebo</text:span></text:span></text:p>
        <text:p text:style-name="P66"><text:span text:style-name="CharStyle20"><text:span text:style-name="T10">ľúbej matky prosbohlas</text:span></text:span></text:p>
        <text:p text:style-name="P66"><text:span text:style-name="CharStyle20"><text:span text:style-name="T10">preniká i nebo!</text:span></text:span></text:p>
        <text:p text:style-name="P8"><text:span text:style-name="CharStyle16"><text:span text:style-name="T10"/></text:span></text:p>
        <text:p text:style-name="P33"><text:span text:style-name="CharStyle16"><text:span text:style-name="T10">8. Vstaň, dieťa moje.</text:span></text:span></text:p>
        <text:p text:style-name="P18"><text:span text:style-name="CharStyle20"><text:span text:style-name="T10"/></text:span></text:p>
        <text:p text:style-name="P41"><text:span text:style-name="CharStyle20"><text:span text:style-name="T10">Slniečko už hľadí oblokom v izbičku,</text:span></text:span></text:p>
        <text:p text:style-name="P41"><text:span text:style-name="CharStyle20"><text:span text:style-name="T10">vtáci zaspievaly raňajšiu pesničku,</text:span></text:span></text:p>
        <text:p text:style-name="P41"><text:span text:style-name="CharStyle20"><text:span text:style-name="T10">otec tvoj i matka robia práce svoje:</text:span></text:span></text:p>
        <text:p text:style-name="P41"><text:span text:style-name="CharStyle20"><text:span text:style-name="T10">vstaň, dieťa moje!</text:span></text:span></text:p>
        <text:p text:style-name="P24"><text:span text:style-name="CharStyle25"><text:span text:style-name="T10"/></text:span></text:p>
        <text:p text:style-name="P20"><text:span text:style-name="CharStyle20"><text:span text:style-name="T10">Na kvetnatých lúkach, na zelenom poli</text:span></text:span></text:p>
        <text:p text:style-name="P41"><text:span text:style-name="CharStyle20"><text:span text:style-name="T10">chrobáčik, motýlik veselo sa tmolí,</text:span></text:span></text:p>
        <text:p text:style-name="P41"><text:span text:style-name="CharStyle20"><text:span text:style-name="T10">mädonosných v</text:span></text:span><text:span text:style-name="CharStyle20"><text:span text:style-name="T3">č</text:span></text:span><text:span text:style-name="CharStyle20"><text:span text:style-name="T10">eliek bzučia piln</text:span></text:span><text:span text:style-name="CharStyle20"><text:span text:style-name="T3">é</text:span></text:span><text:span text:style-name="CharStyle20"><text:span text:style-name="T10"> roje:</text:span></text:span></text:p>
        <text:p text:style-name="P41"><text:span text:style-name="CharStyle20"><text:span text:style-name="T10">vstaň, dieťa moje!</text:span></text:span></text:p>
        <text:p text:style-name="P18"><text:span text:style-name="CharStyle20"><text:span text:style-name="T10"/></text:span></text:p>
        <text:p text:style-name="P41"><text:span text:style-name="CharStyle20"><text:span text:style-name="T10">A to mladé ráno, tak mladé jako ty,</text:span></text:span></text:p>
        <text:p text:style-name="P41"><text:span text:style-name="CharStyle20"><text:span text:style-name="T10">krásou priodeté od slnca jasnoty,</text:span></text:span></text:p>
        <text:p text:style-name="P41"><text:soft-page-break/><text:span text:style-name="CharStyle20"><text:span text:style-name="T10">poľúbiť chce vrelo krásne líčka tvoje:</text:span></text:span></text:p>
        <text:p text:style-name="P41"><text:span text:style-name="CharStyle20"><text:span text:style-name="T10">vstaň, dieťa moje!</text:span></text:span></text:p>
        <text:p text:style-name="P18"><text:span text:style-name="CharStyle20"><text:span text:style-name="T10"/></text:span></text:p>
        <text:p text:style-name="P41"><text:span text:style-name="CharStyle20"><text:span text:style-name="T10">Život náš je krátky, rýchlo sa on minie,</text:span></text:span></text:p>
        <text:p text:style-name="P41"><text:span text:style-name="CharStyle20"><text:span text:style-name="T10">no, kto prácu ľúbi, s časom nezahynie:</text:span></text:span></text:p>
        <text:p text:style-name="P41"><text:span text:style-name="CharStyle20"><text:span text:style-name="T10">i na teba čaká mnohá práca, znoje:</text:span></text:span></text:p>
        <text:p text:style-name="P41"><text:span text:style-name="CharStyle20"><text:span text:style-name="T10">vstaň, dieťa moje!</text:span></text:span></text:p>
        <text:p text:style-name="P8"><text:span text:style-name="CharStyle16"><text:span text:style-name="T10"/></text:span></text:p>
        <text:p text:style-name="P33"><text:span text:style-name="CharStyle16"><text:span text:style-name="T10">9. V práci je sila.</text:span></text:span></text:p>
        <text:p text:style-name="P18"><text:span text:style-name="CharStyle20"><text:span text:style-name="T10"/></text:span></text:p>
        <text:p text:style-name="P41"><text:span text:style-name="CharStyle20"><text:span text:style-name="T10">V bahne voda pľuhavá,</text:span></text:span></text:p>
        <text:p text:style-name="P41"><text:span text:style-name="CharStyle20"><text:span text:style-name="T10">v rieke čerstvé prúdy:</text:span></text:span></text:p>
        <text:p text:style-name="P41"><text:span text:style-name="CharStyle20"><text:span text:style-name="T10">lieň len slabosť rozmáha,</text:span></text:span></text:p>
        <text:p text:style-name="P41"><text:span text:style-name="CharStyle20"><text:span text:style-name="T10">práca silí údy!</text:span></text:span></text:p>
        <text:p text:style-name="P24"><text:span text:style-name="CharStyle25"><text:span text:style-name="T10"/></text:span></text:p>
        <text:p text:style-name="P9"><text:span text:style-name="CharStyle16"><text:span text:style-name="T10">10. Stolárska.</text:span></text:span></text:p>
        <text:p text:style-name="P18"><text:span text:style-name="CharStyle20"><text:span text:style-name="T10"/></text:span></text:p>
        <text:p text:style-name="P42"><text:span text:style-name="CharStyle20"><text:span text:style-name="T10">Kto prácu tu v svete nad všetko má,</text:span></text:span></text:p>
        <text:p text:style-name="P42"><text:span text:style-name="CharStyle20"><text:span text:style-name="T10">a pritom na Boha pamätať zná:</text:span></text:span></text:p>
        <text:p text:style-name="P42"><text:span text:style-name="CharStyle20"><text:span text:style-name="T10">toho sa nedotkne trápenia bič,</text:span></text:span></text:p>
        <text:p text:style-name="P42"><text:span text:style-name="CharStyle20"><text:span text:style-name="T10">ten nezná o biede, o núdzi nič</text:span></text:span><text:span text:style-name="CharStyle20"><text:span text:style-name="T3">!</text:span></text:span></text:p>
        <text:p text:style-name="P42"><text:span text:style-name="CharStyle20"><text:span text:style-name="T10">Môj hoblík a píľka sú moja zbroj,</text:span></text:span></text:p>
        <text:p text:style-name="P42"><text:span text:style-name="CharStyle20"><text:span text:style-name="T10">ja nimi zarobím chlebík si svo</text:span></text:span><text:span text:style-name="CharStyle20"><text:span text:style-name="T3">j</text:span></text:span><text:span text:style-name="CharStyle20"><text:span text:style-name="T10">!</text:span></text:span></text:p>
        <text:p text:style-name="P18"><text:span text:style-name="CharStyle20"><text:span text:style-name="T10"/></text:span></text:p>
        <text:p text:style-name="P42"><text:span text:style-name="CharStyle20"><text:span text:style-name="T10">Ke</text:span></text:span><text:span text:style-name="CharStyle20"><text:span text:style-name="T13">ď</text:span></text:span><text:span text:style-name="CharStyle20"><text:span text:style-name="T10"> ráno už noci ztratí sa mrak,</text:span></text:span></text:p>
        <text:p text:style-name="P42"><text:span text:style-name="CharStyle20"><text:span text:style-name="T10">túžobný pozdvihnem ja k nebu zrak,</text:span></text:span></text:p>
        <text:p text:style-name="P42"><text:span text:style-name="CharStyle20"><text:span text:style-name="T10">ta hore zaletí môj prosby vzdych,</text:span></text:span></text:p>
        <text:p text:style-name="P42"><text:span text:style-name="CharStyle20"><text:span text:style-name="T10">by k zlému neužil ni okamih;</text:span></text:span></text:p>
        <text:p text:style-name="P42"><text:span text:style-name="CharStyle20"><text:span text:style-name="T10">a potom priberiem sa k práci rúk,</text:span></text:span></text:p>
        <text:p text:style-name="P42"><text:span text:style-name="CharStyle20"><text:span text:style-name="T10">až škrípe, vrždí to, zmáha sa hluk</text:span></text:span><text:span text:style-name="CharStyle20"><text:span text:style-name="T3">.</text:span></text:span></text:p>
        <text:p text:style-name="P18"><text:span text:style-name="CharStyle20"><text:span text:style-name="T10"/></text:span></text:p>
        <text:p text:style-name="P42"><text:span text:style-name="CharStyle20"><text:span text:style-name="T10">Mne škripot pí</text:span></text:span><text:span text:style-name="CharStyle20"><text:span text:style-name="T3">ľ</text:span></text:span><text:span text:style-name="CharStyle20"><text:span text:style-name="T10">ky je príjemný spev,</text:span></text:span></text:p>
        <text:p text:style-name="P42"><text:soft-page-break/><text:span text:style-name="CharStyle20"><text:span text:style-name="T10">pri ňom ma zanechá starosť i hne</text:span></text:span><text:span text:style-name="CharStyle20"><text:span text:style-name="T3">v</text:span></text:span><text:span text:style-name="CharStyle20"><text:span text:style-name="T10">;</text:span></text:span></text:p>
        <text:p text:style-name="P42"><text:span text:style-name="CharStyle20"><text:span text:style-name="T10">bo milý mi cez deň i hlučný ruch,</text:span></text:span></text:p>
        <text:p text:style-name="P42"><text:span text:style-name="CharStyle20"><text:span text:style-name="T10">v ňom tuží sa telo a bodrie duch;</text:span></text:span></text:p>
        <text:p text:style-name="P42"><text:span text:style-name="CharStyle20"><text:span text:style-name="T10">a ke</text:span></text:span><text:span text:style-name="CharStyle20"><text:span text:style-name="T13">ď</text:span></text:span><text:span text:style-name="CharStyle20"><text:span text:style-name="T10"> mi môj hoblík zašepce: „šmik!</text:span></text:span><text:span text:style-name="CharStyle20"><text:span text:style-name="T3">“</text:span></text:span></text:p>
        <text:p text:style-name="P42"><text:span text:style-name="CharStyle20"><text:span text:style-name="T10">kto sa mi vyrovná? Na svete nik!</text:span></text:span></text:p>
        <text:p text:style-name="P18"><text:span text:style-name="CharStyle20"><text:span text:style-name="T10"/></text:span></text:p>
        <text:p text:style-name="P42"><text:span text:style-name="CharStyle20"><text:span text:style-name="T10">Tak robím, pracujem bez ustani</text:span></text:span><text:span text:style-name="CharStyle20"><text:span text:style-name="T6">a</text:span></text:span><text:span text:style-name="CharStyle20"><text:span text:style-name="T10">,</text:span></text:span></text:p>
        <text:p text:style-name="P42"><text:span text:style-name="CharStyle20"><text:span text:style-name="T10">a Boh mi sosiela požehnania;</text:span></text:span></text:p>
        <text:p text:style-name="P62"><text:span text:style-name="CharStyle20"><text:span text:style-name="T10">početnú rodinku vždy moja dlaň</text:span></text:span></text:p>
        <text:p text:style-name="P67"><text:span text:style-name="CharStyle20"><text:span text:style-name="T10">vyživí, i zplat</text:span></text:span><text:span text:style-name="CharStyle20"><text:span text:style-name="T3">í</text:span></text:span><text:span text:style-name="CharStyle20"><text:span text:style-name="T10">m každú si daň,</text:span></text:span></text:p>
        <text:p text:style-name="P67"><text:span text:style-name="CharStyle20"><text:span text:style-name="T10">bo hoblík a píľka sú moja zbroj,</text:span></text:span></text:p>
        <text:p text:style-name="P67"><text:span text:style-name="CharStyle20"><text:span text:style-name="T10">ja nimi zarobím si chlebík svoj!</text:span></text:span></text:p>
        <text:p text:style-name="P10"><text:span text:style-name="CharStyle16"><text:span text:style-name="T3"/></text:span></text:p>
        <text:p text:style-name="P34"><text:span text:style-name="CharStyle16"><text:span text:style-name="T3">11</text:span></text:span><text:span text:style-name="CharStyle16"><text:span text:style-name="T10">. Nemocná matka.</text:span></text:span></text:p>
        <text:p text:style-name="P18"><text:span text:style-name="CharStyle20"><text:span text:style-name="T10"/></text:span></text:p>
        <text:p text:style-name="P42"><text:span text:style-name="CharStyle20"><text:span text:style-name="T10">Ochorela drahá matka,</text:span></text:span></text:p>
        <text:p text:style-name="P42"><text:span text:style-name="CharStyle20"><text:span text:style-name="T10">leží v trápnej posteli,</text:span></text:span></text:p>
        <text:p text:style-name="P42"><text:span text:style-name="CharStyle20"><text:span text:style-name="T10">vôkol stoja milé dietky</text:span></text:span></text:p>
        <text:p text:style-name="P42"><text:span text:style-name="CharStyle20"><text:span text:style-name="T10">smutné, sťa by zamrely.</text:span></text:span></text:p>
        <text:p text:style-name="P50"><text:span text:style-name="CharStyle20"><text:span text:style-name="T10">„Deti moje! — </text:span></text:span><text:span text:style-name="CharStyle20"><text:span text:style-name="T3">š</text:span></text:span><text:span text:style-name="CharStyle20"><text:span text:style-name="T10">epce ona, —</text:span></text:span></text:p>
        <text:p text:style-name="P56"><text:span text:style-name="CharStyle20"><text:span text:style-name="T10">Bibliu mi dajte sem!</text:span></text:span></text:p>
        <text:p text:style-name="P50"><text:span text:style-name="CharStyle20"><text:span text:style-name="T10">Čítajte o Ježiškovi,</text:span></text:span></text:p>
        <text:p text:style-name="P56"><text:span text:style-name="CharStyle20"><text:span text:style-name="T10">Jeho slová počuť chcem.</text:span></text:span></text:p>
        <text:p text:style-name="P50"><text:span text:style-name="CharStyle20"><text:span text:style-name="T10">On pomohol mnohým chorým,</text:span></text:span></text:p>
        <text:p text:style-name="P56"><text:span text:style-name="CharStyle20"><text:span text:style-name="T10">ach, a vždy t</text:span></text:span><text:span text:style-name="CharStyle20"><text:span text:style-name="T3">a</text:span></text:span><text:span text:style-name="CharStyle20"><text:span text:style-name="T10">k predivne;</text:span></text:span></text:p>
        <text:p text:style-name="P50"><text:span text:style-name="CharStyle20"><text:span text:style-name="T10">On i teraz divy tvorí,</text:span></text:span></text:p>
        <text:p text:style-name="P56"><text:span text:style-name="CharStyle20"><text:span text:style-name="T10">pomôže On sná</text:span></text:span><text:span text:style-name="CharStyle20"><text:span text:style-name="T13">ď</text:span></text:span><text:span text:style-name="CharStyle20"><text:span text:style-name="T10"> i mne.</text:span></text:span></text:p>
        <text:p text:style-name="P62"><text:span text:style-name="CharStyle20"><text:span text:style-name="T10">Len ho proste, aby z lásky</text:span></text:span></text:p>
        <text:p text:style-name="P67"><text:span text:style-name="CharStyle20"><text:span text:style-name="T10">vzhliadnul na mňa strápenú,</text:span></text:span></text:p>
        <text:p text:style-name="P67"><text:span text:style-name="CharStyle20"><text:span text:style-name="T10">a preč od vás nebral matku,</text:span></text:span></text:p>
        <text:p text:style-name="P67"><text:span text:style-name="CharStyle20"><text:span text:style-name="T10">ešte Vám tak potrebnú!</text:span></text:span><text:span text:style-name="CharStyle20"><text:span text:style-name="T3">“</text:span></text:span></text:p>
        <text:p text:style-name="P24"><text:span text:style-name="CharStyle25"><text:span text:style-name="T10"/></text:span></text:p>
        <text:p text:style-name="P62"><text:soft-page-break/><text:span text:style-name="CharStyle20"><text:span text:style-name="T10">A dietky sa modlia vrúcne,</text:span></text:span></text:p>
        <text:p text:style-name="P67"><text:span text:style-name="CharStyle20"><text:span text:style-name="T10">vznesú k nebu prosby hlas,</text:span></text:span></text:p>
        <text:p text:style-name="P67"><text:span text:style-name="CharStyle20"><text:span text:style-name="T10">a Boh slyší, vyslýcha ich:</text:span></text:span></text:p>
        <text:p text:style-name="P67"><text:span text:style-name="CharStyle20"><text:span text:style-name="T10">matke vráti zdravie za</text:span></text:span><text:span text:style-name="CharStyle20"><text:span text:style-name="T3">s!</text:span></text:span></text:p>
        <text:h text:style-name="P92" text:outline-level="3"><text:bookmark text:name="bookmark6"/><text:span text:style-name="CharStyle30"><text:span text:style-name="T3"/></text:span></text:h>
        <text:p text:style-name="P62"><text:span text:style-name="CharStyle20"><text:span text:style-name="T10">Ó, modli sa, dieťa moje,</text:span></text:span></text:p>
        <text:p text:style-name="P67"><text:span text:style-name="CharStyle20"><text:span text:style-name="T10">v radosti i v súžení,</text:span></text:span></text:p>
        <text:p text:style-name="P67"><text:span text:style-name="CharStyle20"><text:span text:style-name="T10">a Boh príjme prosby tvoje:</text:span></text:span></text:p>
        <text:p text:style-name="P67"><text:span text:style-name="CharStyle20"><text:span text:style-name="T10">kríž ti v blaho premení!</text:span></text:span></text:p>
        <text:p text:style-name="P11"><text:span text:style-name="CharStyle16"><text:span text:style-name="T10"/></text:span></text:p>
        <text:p text:style-name="P35"><text:span text:style-name="CharStyle16"><text:span text:style-name="T10">12. Úbohá ma</text:span></text:span><text:span text:style-name="CharStyle16"><text:span text:style-name="T13">ť</text:span></text:span></text:p>
        <text:p text:style-name="P18"><text:span text:style-name="CharStyle20"><text:span text:style-name="T10"/></text:span></text:p>
        <text:p text:style-name="P39"><text:span text:style-name="CharStyle20"><text:span text:style-name="T10">Na stráni vykáša</text:span></text:span></text:p>
        <text:p text:style-name="P62"><text:span text:style-name="CharStyle20"><text:span text:style-name="T10">trávu žena mladá,</text:span></text:span></text:p>
        <text:p text:style-name="P67"><text:span text:style-name="CharStyle20"><text:span text:style-name="T10">odkosenú pekne</text:span></text:span></text:p>
        <text:p text:style-name="P62"><text:span text:style-name="CharStyle20"><text:span text:style-name="T10">na hŕbu si skladá</text:span></text:span><text:span text:style-name="CharStyle20"><text:span text:style-name="T3">.</text:span></text:span></text:p>
        <text:p text:style-name="P67"><text:span text:style-name="CharStyle20"><text:span text:style-name="T10">Nad ňou usmieva sa</text:span></text:span></text:p>
        <text:p text:style-name="P67"><text:span text:style-name="CharStyle20"><text:span text:style-name="T10">jasný obl</text:span></text:span><text:span text:style-name="CharStyle20"><text:span text:style-name="T6">u</text:span></text:span><text:span text:style-name="CharStyle20"><text:span text:style-name="T10">k neba;</text:span></text:span></text:p>
        <text:p text:style-name="P67"><text:span text:style-name="CharStyle20"><text:span text:style-name="T10">ach, a jej tak dobre,</text:span></text:span></text:p>
        <text:p text:style-name="P67"><text:span text:style-name="CharStyle20"><text:span text:style-name="T10">ve</text:span></text:span><text:span text:style-name="CharStyle20"><text:span text:style-name="T13">ď</text:span></text:span><text:span text:style-name="CharStyle20"><text:span text:style-name="T10"> má, čo jej treba.</text:span></text:span></text:p>
        <text:p text:style-name="P67"><text:span text:style-name="CharStyle20"><text:span text:style-name="T10">Požehnal jej Pán Boh</text:span></text:span></text:p>
        <text:p text:style-name="P18"><text:span text:style-name="CharStyle20"><text:span text:style-name="T10">manžela dobrého,</text:span></text:span></text:p>
        <text:p text:style-name="P21"><text:span text:style-name="CharStyle20"><text:span text:style-name="T10">k tomu ešte pridal</text:span></text:span></text:p>
        <text:p text:style-name="P42"><text:span text:style-name="CharStyle20"><text:span text:style-name="T10">synčeka milého;</text:span></text:span></text:p>
        <text:p text:style-name="P62"><text:span text:style-name="CharStyle20"><text:span text:style-name="T10">no, a predsa teraz</text:span></text:span></text:p>
        <text:p text:style-name="P67"><text:span text:style-name="CharStyle20"><text:span text:style-name="T10">nezná, ako a čo,</text:span></text:span></text:p>
        <text:p text:style-name="P67"><text:span text:style-name="CharStyle20"><text:span text:style-name="T10">ale to jej srdce</text:span></text:span></text:p>
        <text:p text:style-name="P18"><text:span text:style-name="CharStyle20"><text:span text:style-name="T10">sužuje voľačo.</text:span></text:span></text:p>
        <text:p text:style-name="P62"><text:span text:style-name="CharStyle20"><text:span text:style-name="T10">Tušenie zlé vniká</text:span></text:span></text:p>
        <text:p text:style-name="P67"><text:span text:style-name="CharStyle20"><text:span text:style-name="T10">v srdce a ju dusí,</text:span></text:span></text:p>
        <text:p text:style-name="P67"><text:span text:style-name="CharStyle20"><text:span text:style-name="T10">trápenie a boľas</text:span></text:span><text:span text:style-name="CharStyle20"><text:span text:style-name="T13">ť</text:span></text:span></text:p>
        <text:p text:style-name="P67"><text:span text:style-name="CharStyle20"><text:span text:style-name="T10">zmáha sa v jej duš</text:span></text:span><text:span text:style-name="CharStyle20"><text:span text:style-name="T3">i</text:span></text:span><text:span text:style-name="CharStyle20"><text:span text:style-name="T6">!</text:span></text:span></text:p>
        <text:p text:style-name="P67"><text:bookmark text:name="bookmark8"/><text:soft-page-break/><text:span text:style-name="CharStyle30"><text:span text:style-name="T10"/></text:span></text:p>
        <text:p text:style-name="P62"><text:span text:style-name="CharStyle20"><text:span text:style-name="T10">Nakosila trávy,</text:span></text:span></text:p>
        <text:p text:style-name="P67"><text:span text:style-name="CharStyle20"><text:span text:style-name="T10">v batôžok ju sviera,</text:span></text:span></text:p>
        <text:p text:style-name="P67"><text:span text:style-name="CharStyle20"><text:span text:style-name="T10">a hne</text:span></text:span><text:span text:style-name="CharStyle20"><text:span text:style-name="T13">ď</text:span></text:span><text:span text:style-name="CharStyle20"><text:span text:style-name="T10"> rýchlym krokom</text:span></text:span></text:p>
        <text:p text:style-name="P67"><text:span text:style-name="CharStyle20"><text:span text:style-name="T10">domov sa poberá;</text:span></text:span></text:p>
        <text:p text:style-name="P62"><text:span text:style-name="CharStyle20"><text:span text:style-name="T10">ba tu i tu cestou</text:span></text:span></text:p>
        <text:p text:style-name="P67"><text:span text:style-name="CharStyle20"><text:span text:style-name="T10">zastane, a zralú</text:span></text:span></text:p>
        <text:p text:style-name="P67"><text:span text:style-name="CharStyle20"><text:span text:style-name="T10">jahôdočku zdvihne,</text:span></text:span></text:p>
        <text:p text:style-name="P67"><text:span text:style-name="CharStyle20"><text:span text:style-name="T10">spája v kytku malú.</text:span></text:span></text:p>
        <text:p text:style-name="P62"><text:span text:style-name="CharStyle20"><text:span text:style-name="T10">„To, vraj, pre Janíčka</text:span></text:span></text:p>
        <text:p text:style-name="P67"><text:span text:style-name="CharStyle20"><text:span text:style-name="T10">dobre sa mi zíde,</text:span></text:span></text:p>
        <text:p text:style-name="P67"><text:span text:style-name="CharStyle20"><text:span text:style-name="T10">ke</text:span></text:span><text:span text:style-name="CharStyle20"><text:span text:style-name="T13">ď</text:span></text:span><text:span text:style-name="CharStyle20"><text:span text:style-name="T10"> tak natešený</text:span></text:span></text:p>
        <text:p text:style-name="P18"><text:span text:style-name="CharStyle20"><text:span text:style-name="T10">v ústrety mi príde.</text:span></text:span></text:p>
        <text:p text:style-name="P62"><text:span text:style-name="CharStyle20"><text:span text:style-name="T3">B</text:span></text:span><text:span text:style-name="CharStyle20"><text:span text:style-name="T10">udeže mať radosť</text:span></text:span></text:p>
        <text:p text:style-name="P67"><text:span text:style-name="CharStyle20"><text:span text:style-name="T10">môj syn milý, malý,</text:span></text:span></text:p>
        <text:p text:style-name="P67"><text:span text:style-name="CharStyle20"><text:span text:style-name="T10">keď mu dám, čo ruky</text:span></text:span></text:p>
        <text:p text:style-name="P67"><text:span text:style-name="CharStyle20"><text:span text:style-name="T10">moje nasbieraly,</text:span></text:span></text:p>
        <text:p text:style-name="P67"><text:span text:style-name="CharStyle20"><text:span text:style-name="T3">a</text:span></text:span><text:span text:style-name="CharStyle20"><text:span text:style-name="T10"> keď tak synčeka,</text:span></text:span></text:p>
        <text:p text:style-name="P67"><text:span text:style-name="CharStyle20"><text:span text:style-name="T10">sovrem si v ramená</text:span></text:span><text:span text:style-name="CharStyle20"><text:span text:style-name="T3">,</text:span></text:span></text:p>
        <text:p text:style-name="P67"><text:span text:style-name="CharStyle20"><text:span text:style-name="T3">a</text:span></text:span><text:span text:style-name="CharStyle20"><text:span text:style-name="T10">ká šťastná budem,</text:span></text:span></text:p>
        <text:p text:style-name="P67"><text:span text:style-name="CharStyle20"><text:span text:style-name="T10">prešťastná, blažená</text:span></text:span><text:span text:style-name="CharStyle20"><text:span text:style-name="T3">!</text:span></text:span></text:p>
        <text:h text:style-name="P92" text:outline-level="3"><text:bookmark text:name="bookmark10"/><text:span text:style-name="CharStyle31"><text:span text:style-name="T3"/></text:span></text:h>
        <text:p text:style-name="P62"><text:span text:style-name="CharStyle20"><text:span text:style-name="T10">Už sa bl</text:span></text:span><text:span text:style-name="CharStyle20"><text:span text:style-name="T3">íži</text:span></text:span><text:span text:style-name="CharStyle20"><text:span text:style-name="T10"> k domu,</text:span></text:span></text:p>
        <text:p text:style-name="P67"><text:span text:style-name="CharStyle20"><text:span text:style-name="T10">i do dvora vchodí,</text:span></text:span></text:p>
        <text:p text:style-name="P67"><text:span text:style-name="CharStyle20"><text:span text:style-name="T10">ale synček milý</text:span></text:span></text:p>
        <text:p text:style-name="P67"><text:span text:style-name="CharStyle20"><text:span text:style-name="T10">v ústret jej nechodí.</text:span></text:span></text:p>
        <text:p text:style-name="P62"><text:span text:style-name="CharStyle20"><text:span text:style-name="T10">Shodí batoh dolu; </text:span></text:span><text:span text:style-name="CharStyle20"><text:span text:style-name="T3">—</text:span></text:span></text:p>
        <text:p text:style-name="P67"><text:span text:style-name="CharStyle20"><text:span text:style-name="T10">kľučky sa už chytá,</text:span></text:span></text:p>
        <text:p text:style-name="P67"><text:span text:style-name="CharStyle20"><text:span text:style-name="T10">ale synček milý</text:span></text:span></text:p>
        <text:p text:style-name="P67"><text:span text:style-name="CharStyle20"><text:span text:style-name="T10">veru ju neví</text:span></text:span><text:span text:style-name="CharStyle20"><text:span text:style-name="T3">t</text:span></text:span><text:span text:style-name="CharStyle20"><text:span text:style-name="T10">a!</text:span></text:span></text:p>
        <text:p text:style-name="P59"><text:span text:style-name="CharStyle20"><text:span text:style-name="T10">„Kde si, dieťa drahé?</text:span></text:span></text:p>
        <text:p text:style-name="P62"><text:span text:style-name="CharStyle20"><text:span text:style-name="T10">Holúbok môj milý,</text:span></text:span></text:p>
        <text:p text:style-name="P67"><text:soft-page-break/><text:span text:style-name="CharStyle20"><text:span text:style-name="T10">po</text:span></text:span><text:span text:style-name="CharStyle20"><text:span text:style-name="T13">ď</text:span></text:span><text:span text:style-name="CharStyle20"><text:span text:style-name="T10">, by ťa rty matky</text:span></text:span></text:p>
        <text:p text:style-name="P67"><text:span text:style-name="CharStyle20"><text:span text:style-name="T10">vrelo poľúbily!</text:span></text:span><text:span text:style-name="CharStyle20"><text:span text:style-name="T3">“</text:span></text:span><text:span text:style-name="CharStyle20"><text:span text:style-name="T10"> —</text:span></text:span></text:p>
        <text:p text:style-name="P67"><text:span text:style-name="CharStyle20"><text:span text:style-name="T10">Ale ticho v dome, —</text:span></text:span></text:p>
        <text:p text:style-name="P67"><text:span text:style-name="CharStyle20"><text:span text:style-name="T10">tam sú hračky jeho,</text:span></text:span></text:p>
        <text:p text:style-name="P21"><text:span text:style-name="CharStyle20"><text:span text:style-name="T10">a</text:span></text:span><text:span text:style-name="CharStyle20"><text:span text:style-name="T3">l</text:span></text:span><text:span text:style-name="CharStyle20"><text:span text:style-name="T10">e kde n</text:span></text:span><text:span text:style-name="CharStyle20"><text:span text:style-name="T3">i</text:span></text:span><text:span text:style-name="CharStyle20"><text:span text:style-name="T10">č, tu nič</text:span></text:span></text:p>
        <text:p text:style-name="P42"><text:span text:style-name="CharStyle20"><text:span text:style-name="T10">synčeka malého!</text:span></text:span></text:p>
        <text:p text:style-name="P62"><text:span text:style-name="CharStyle20"><text:span text:style-name="T10">Darmo volá. — Janko</text:span></text:span></text:p>
        <text:p text:style-name="P67"><text:span text:style-name="CharStyle20"><text:span text:style-name="T10">viac k nej nepobeží</text:span></text:span><text:span text:style-name="CharStyle20"><text:span text:style-name="T3">:</text:span></text:span></text:p>
        <text:p text:style-name="P67"><text:span text:style-name="CharStyle20"><text:span text:style-name="T10">veď on ustydnutý</text:span></text:span></text:p>
        <text:p text:style-name="P18"><text:span text:style-name="CharStyle20"><text:span text:style-name="T10">v studni mrtvý leží!!</text:span></text:span></text:p>
        <text:p text:style-name="P7"><text:span text:style-name="CharStyle16"><text:span text:style-name="T10"/></text:span></text:p>
        <text:p text:style-name="P32"><text:span text:style-name="CharStyle16"><text:span text:style-name="T13">1</text:span></text:span><text:span text:style-name="CharStyle16"><text:span text:style-name="T10">3. Brat a sestra.</text:span></text:span></text:p>
        <text:p text:style-name="P47"><text:span text:style-name="CharStyle20"><text:span text:style-name="T10"/></text:span></text:p>
        <text:p text:style-name="P56"><text:span text:style-name="CharStyle20"><text:span text:style-name="T10">Vrátil sa z cesty milý brat, </text:span></text:span><text:span text:style-name="CharStyle20"><text:span text:style-name="T3">—</text:span></text:span></text:p>
        <text:p text:style-name="P56"><text:span text:style-name="CharStyle20"><text:span text:style-name="T10">sestrička si ho víta</text:span></text:span><text:span text:style-name="CharStyle20"><text:span text:style-name="T3">;</text:span></text:span><text:span text:style-name="CharStyle20"><text:span text:style-name="T10"> </text:span></text:span><text:span text:style-name="CharStyle20"><text:span text:style-name="T3">—</text:span></text:span></text:p>
        <text:p text:style-name="P50"><text:span text:style-name="CharStyle20"><text:span text:style-name="T10">v jej tvári radosť javí sa</text:span></text:span></text:p>
        <text:p text:style-name="P56"><text:span text:style-name="CharStyle20"><text:span text:style-name="T10">a v očku slza skrytá. </text:span></text:span><text:span text:style-name="CharStyle20"><text:span text:style-name="T3">—</text:span></text:span></text:p>
        <text:p text:style-name="P50"><text:span text:style-name="CharStyle20"><text:span text:style-name="T10">Ach, ve</text:span></text:span><text:span text:style-name="CharStyle20"><text:span text:style-name="T3">ď</text:span></text:span><text:span text:style-name="CharStyle20"><text:span text:style-name="T10"> tak dávno bol on preč</text:span></text:span><text:span text:style-name="CharStyle20"><text:span text:style-name="T3">,</text:span></text:span></text:p>
        <text:p text:style-name="P56"><text:span text:style-name="CharStyle20"><text:span text:style-name="T10">a ju tak nechal samú;</text:span></text:span></text:p>
        <text:p text:style-name="P50"><text:span text:style-name="CharStyle20"><text:span text:style-name="T10">otecka viac už nemá tiež,</text:span></text:span></text:p>
        <text:p text:style-name="P56"><text:span text:style-name="CharStyle20"><text:span text:style-name="T10">len drahú svoju mamu.</text:span></text:span></text:p>
        <text:p text:style-name="P62"><text:span text:style-name="CharStyle20"><text:span text:style-name="T10">A ke</text:span></text:span><text:span text:style-name="CharStyle20"><text:span text:style-name="T13">ď</text:span></text:span><text:span text:style-name="CharStyle20"><text:span text:style-name="T10"> tak mama p</text:span></text:span><text:span text:style-name="CharStyle20"><text:span text:style-name="T6">l</text:span></text:span><text:span text:style-name="CharStyle20"><text:span text:style-name="T10">akala,</text:span></text:span></text:p>
        <text:p text:style-name="P67"><text:span text:style-name="CharStyle20"><text:span text:style-name="T10">musela tiež i ona</text:span></text:span><text:span text:style-name="CharStyle20"><text:span text:style-name="T3">,</text:span></text:span></text:p>
        <text:p text:style-name="P67"><text:span text:style-name="CharStyle20"><text:span text:style-name="T10">a pritom s</text:span></text:span><text:span text:style-name="CharStyle20"><text:span text:style-name="T3">i</text:span></text:span><text:span text:style-name="CharStyle20"><text:span text:style-name="T10"> vždy vzdychala:</text:span></text:span></text:p>
        <text:p text:style-name="P18"><text:span text:style-name="CharStyle20"><text:span text:style-name="T10">„Ej, keby brat bol doma!</text:span></text:span><text:span text:style-name="CharStyle20"><text:span text:style-name="T3">“</text:span></text:span><text:span text:style-name="CharStyle20"><text:span text:style-name="T10"> —</text:span></text:span></text:p>
        <text:p text:style-name="P50"><text:span text:style-name="CharStyle20"><text:span text:style-name="T10">A hľa, jej túžba splnená, —</text:span></text:span></text:p>
        <text:p text:style-name="P56"><text:span text:style-name="CharStyle20"><text:span text:style-name="T10">už sú zas všetci traja</text:span></text:span><text:span text:style-name="CharStyle20"><text:span text:style-name="T3">.</text:span></text:span></text:p>
        <text:p text:style-name="P50"><text:span text:style-name="CharStyle20"><text:span text:style-name="T3">a</text:span></text:span><text:span text:style-name="CharStyle20"><text:span text:style-name="T10"> radosť, láska blažená</text:span></text:span></text:p>
        <text:p text:style-name="P56"><text:span text:style-name="CharStyle20"><text:span text:style-name="T6">í</text:span></text:span><text:span text:style-name="CharStyle20"><text:span text:style-name="T10">ch srdcia v jedno spája!</text:span></text:span></text:p>
        <text:p text:style-name="P62"><text:span text:style-name="CharStyle20"><text:span text:style-name="T10">A bratček pojme sestričku, —</text:span></text:span></text:p>
        <text:p text:style-name="P67"><text:span text:style-name="CharStyle20"><text:span text:style-name="T10">otvorí kufrík malý, —</text:span></text:span></text:p>
        <text:p text:style-name="P67"><text:span text:style-name="CharStyle20"><text:span text:style-name="T10">vyberá z neho určené</text:span></text:span></text:p>
        <text:p text:style-name="P67"><text:soft-page-break/><text:span text:style-name="CharStyle20"><text:span text:style-name="T10">pre ňu tak krásne dary.</text:span></text:span></text:p>
        <text:p text:style-name="P62"><text:span text:style-name="CharStyle20"><text:span text:style-name="T10">Tam hľa aj medzi inými</text:span></text:span></text:p>
        <text:p text:style-name="P67"><text:span text:style-name="CharStyle20"><text:span text:style-name="T10">je bábka ošatená,</text:span></text:span></text:p>
        <text:p text:style-name="P67"><text:span text:style-name="CharStyle20"><text:span text:style-name="T10">s úsmevom milým na tvári,</text:span></text:span></text:p>
        <text:p text:style-name="P67"><text:span text:style-name="CharStyle20"><text:span text:style-name="T10">vrkôčkom ozdobená. —</text:span></text:span></text:p>
        <text:p text:style-name="P62"><text:span text:style-name="CharStyle20"><text:span text:style-name="T10">Sestrička bábku obzerá,</text:span></text:span></text:p>
        <text:p text:style-name="P67"><text:span text:style-name="CharStyle20"><text:span text:style-name="T10">jej z</text:span></text:span><text:span text:style-name="CharStyle20"><text:span text:style-name="T3">kvit</text:span></text:span><text:span text:style-name="CharStyle20"><text:span text:style-name="T10">ne radosť v tvári,</text:span></text:span></text:p>
        <text:p text:style-name="P67"><text:span text:style-name="CharStyle20"><text:span text:style-name="T10">no väčšie blaho javí sa</text:span></text:span></text:p>
        <text:p text:style-name="P67"><text:span text:style-name="CharStyle20"><text:span text:style-name="T10">v nadzemskej oka žiari,</text:span></text:span></text:p>
        <text:p text:style-name="P67"><text:span text:style-name="CharStyle20"><text:span text:style-name="T10">ke</text:span></text:span><text:span text:style-name="CharStyle20"><text:span text:style-name="T13">ď</text:span></text:span><text:span text:style-name="CharStyle20"><text:span text:style-name="T10"> riekne: „Bábka teší ma, —</text:span></text:span></text:p>
        <text:p text:style-name="P67"><text:span text:style-name="CharStyle20"><text:span text:style-name="T10">ty vieš, čo mne je treba, —</text:span></text:span></text:p>
        <text:p text:style-name="P67"><text:span text:style-name="CharStyle20"><text:span text:style-name="T10">ach, ale väčšmi blaží ma,</text:span></text:span></text:p>
        <text:p text:style-name="P67"><text:span text:style-name="CharStyle20"><text:span text:style-name="T10">ke</text:span></text:span><text:span text:style-name="CharStyle20"><text:span text:style-name="T13">ď</text:span></text:span><text:span text:style-name="CharStyle20"><text:span text:style-name="T10"> máme zase teba!</text:span></text:span><text:span text:style-name="CharStyle20"><text:span text:style-name="T3">“</text:span></text:span></text:p>
        <text:p text:style-name="P67"><text:span text:style-name="CharStyle20"><text:span text:style-name="T6">I </text:span></text:span><text:span text:style-name="CharStyle20"><text:span text:style-name="T10">vystre svoje ručičky,</text:span></text:span></text:p>
        <text:p text:style-name="P67"><text:span text:style-name="CharStyle20"><text:span text:style-name="T10">objíme brata vrelo,</text:span></text:span></text:p>
        <text:p text:style-name="P67"><text:span text:style-name="CharStyle20"><text:span text:style-name="T10">a on ju vinie ku srdcu,</text:span></text:span></text:p>
        <text:p text:style-name="P67"><text:span text:style-name="CharStyle20"><text:span text:style-name="T10">a ľúba hladké če</text:span></text:span><text:span text:style-name="CharStyle20"><text:span text:style-name="T13">lo!</text:span></text:span></text:p>
        <text:p text:style-name="P62"><text:span text:style-name="CharStyle20"><text:span text:style-name="T10">Ó</text:span></text:span><text:span text:style-name="CharStyle20"><text:span text:style-name="T3">,</text:span></text:span><text:span text:style-name="CharStyle20"><text:span text:style-name="T10"> ľúbte že sa, detičky,</text:span></text:span></text:p>
        <text:p text:style-name="P67"><text:span text:style-name="CharStyle20"><text:span text:style-name="T10">ľúbte sa, sestry, bratia</text:span></text:span><text:span text:style-name="CharStyle20"><text:span text:style-name="T3">,</text:span></text:span></text:p>
        <text:p text:style-name="P67"><text:span text:style-name="CharStyle20"><text:span text:style-name="T10">ve</text:span></text:span><text:span text:style-name="CharStyle20"><text:span text:style-name="T13">ď</text:span></text:span><text:span text:style-name="CharStyle20"><text:span text:style-name="T10"> Otca nebies dobrého</text:span></text:span></text:p>
        <text:p text:style-name="P18"><text:span text:style-name="CharStyle20"><text:span text:style-name="T10">aj na vás zraky hľadia!</text:span></text:span></text:p>
        <text:p text:style-name="P50"><text:span text:style-name="CharStyle20"><text:span text:style-name="T10">Boh láska je, a v l</text:span></text:span><text:span text:style-name="CharStyle20"><text:span text:style-name="T6">a</text:span></text:span><text:span text:style-name="CharStyle20"><text:span text:style-name="T10">skavo</text:span></text:span><text:span text:style-name="CharStyle20"><text:span text:style-name="T3">m</text:span></text:span></text:p>
        <text:p text:style-name="P56"><text:span text:style-name="CharStyle20"><text:span text:style-name="T10">On srdci stán si volí:</text:span></text:span></text:p>
        <text:p text:style-name="P50"><text:span text:style-name="CharStyle20"><text:span text:style-name="T10">ó, ľúbte že sa, ľúbte sa,</text:span></text:span></text:p>
        <text:p text:style-name="P56"><text:span text:style-name="CharStyle20"><text:span text:style-name="T10">by ste vždy šťastní boli</text:span></text:span><text:span text:style-name="CharStyle20"><text:span text:style-name="T3">!!</text:span></text:span></text:p>
        <text:p text:style-name="P12"><text:span text:style-name="CharStyle16"><text:span text:style-name="T10"/></text:span></text:p>
        <text:p text:style-name="P36"><text:span text:style-name="CharStyle16"><text:span text:style-name="T10">14. Dve družky</text:span></text:span><text:span text:style-name="CharStyle16"><text:span text:style-name="T3">.</text:span></text:span></text:p>
        <text:p text:style-name="P59"><text:span text:style-name="CharStyle20"><text:span text:style-name="T10"/></text:span></text:p>
        <text:p text:style-name="P67"><text:span text:style-name="CharStyle20"><text:span text:style-name="T10">Akú ja mám peknú bábk</text:span></text:span><text:span text:style-name="CharStyle20"><text:span text:style-name="T3">u!</text:span></text:span></text:p>
        <text:p text:style-name="P67"><text:span text:style-name="CharStyle20"><text:span text:style-name="T10">očká má tak, jak i ja,</text:span></text:span></text:p>
        <text:p text:style-name="P67"><text:span text:style-name="CharStyle20"><text:span text:style-name="T10">ba i šumnú, krásnu hlávku,</text:span></text:span></text:p>
        <text:p text:style-name="P67"><text:span text:style-name="CharStyle20"><text:span text:style-name="T10">tváričku sťa lal</text:span></text:span><text:span text:style-name="CharStyle20"><text:span text:style-name="T3">ija</text:span></text:span><text:span text:style-name="CharStyle20"><text:span text:style-name="T10">.</text:span></text:span></text:p>
        <text:p text:style-name="P62"><text:soft-page-break/><text:span text:style-name="CharStyle20"><text:span text:style-name="T10">Vlásočky vždy učesané,</text:span></text:span></text:p>
        <text:p text:style-name="P67"><text:span text:style-name="CharStyle20"><text:span text:style-name="T10">vrk</text:span></text:span><text:span text:style-name="CharStyle20"><text:span text:style-name="T3">ô</text:span></text:span><text:span text:style-name="CharStyle20"><text:span text:style-name="T10">čik tiež strojný má</text:span></text:span><text:span text:style-name="CharStyle20"><text:span text:style-name="T3">,</text:span></text:span></text:p>
        <text:p text:style-name="P67"><text:span text:style-name="CharStyle20"><text:span text:style-name="T10">a tie rúčky, — len hľa</text:span></text:span><text:span text:style-name="CharStyle20"><text:span text:style-name="T13">ď</text:span></text:span><text:span text:style-name="CharStyle20"><text:span text:style-name="T10"> na ne</text:span></text:span><text:span text:style-name="CharStyle20"><text:span text:style-name="T3">,</text:span></text:span></text:p>
        <text:p text:style-name="P67"><text:span text:style-name="CharStyle20"><text:span text:style-name="T10">ako n</text:span></text:span><text:span text:style-name="CharStyle20"><text:span text:style-name="T3">i</text:span></text:span><text:span text:style-name="CharStyle20"><text:span text:style-name="T10">mi prosiť zná</text:span></text:span><text:span text:style-name="CharStyle20"><text:span text:style-name="T3">!</text:span></text:span></text:p>
        <text:p text:style-name="P59"><text:span text:style-name="CharStyle20"><text:span text:style-name="T10">Plakať síce nezaplače,</text:span></text:span></text:p>
        <text:p text:style-name="P21"><text:span text:style-name="CharStyle20"><text:span text:style-name="T10">ani usmiať nevie sa</text:span></text:span><text:span text:style-name="CharStyle20"><text:span text:style-name="T3">,</text:span></text:span></text:p>
        <text:p text:style-name="P42"><text:span text:style-name="CharStyle20"><text:span text:style-name="T6">ale p</text:span></text:span><text:span text:style-name="CharStyle20"><text:span text:style-name="T10">reto si poskáče,</text:span></text:span></text:p>
        <text:p text:style-name="P42"><text:span text:style-name="CharStyle20"><text:span text:style-name="T10">ju zdvihnem, pohne sa.</text:span></text:span></text:p>
        <text:p text:style-name="P63"><text:span text:style-name="CharStyle20"><text:span text:style-name="T3">A</text:span></text:span><text:span text:style-name="CharStyle20"><text:span text:style-name="T10"> tak dá sa nosiť milo,</text:span></text:span></text:p>
        <text:p text:style-name="P68"><text:span text:style-name="CharStyle20"><text:span text:style-name="T10">a tak rada pri mne spí;</text:span></text:span></text:p>
        <text:p text:style-name="P68"><text:span text:style-name="CharStyle20"><text:span text:style-name="T10">povie mi, čo sa jej snilo,</text:span></text:span></text:p>
        <text:p text:style-name="P68"><text:span text:style-name="CharStyle20"><text:span text:style-name="T10">rozpovie mi svoje sny. —</text:span></text:span></text:p>
        <text:p text:style-name="P68"><text:span text:style-name="CharStyle20"><text:span text:style-name="T10">Tak len usni, bábka moja,</text:span></text:span></text:p>
        <text:p text:style-name="P68"><text:span text:style-name="CharStyle20"><text:span text:style-name="T10">ja </text:span></text:span><text:span text:style-name="CharStyle20"><text:span text:style-name="T3">ť</text:span></text:span><text:span text:style-name="CharStyle20"><text:span text:style-name="T10">a budem kolembať;</text:span></text:span></text:p>
        <text:p text:style-name="P51"><text:span text:style-name="CharStyle20"><text:span text:style-name="T10">budem verná družka tvoja,</text:span></text:span></text:p>
        <text:p text:style-name="P57"><text:span text:style-name="CharStyle20"><text:span text:style-name="T10">nedám si ťa nikdy vziať!</text:span></text:span></text:p>
        <text:p text:style-name="P12"><text:span text:style-name="CharStyle16"><text:span text:style-name="T10"/></text:span></text:p>
        <text:p text:style-name="P36"><text:span text:style-name="CharStyle16"><text:span text:style-name="T10">15. Dobrí priatelia.</text:span></text:span></text:p>
        <text:p text:style-name="P59"><text:span text:style-name="CharStyle20"><text:span text:style-name="T10"/></text:span></text:p>
        <text:p text:style-name="P68"><text:span text:style-name="CharStyle20"><text:span text:style-name="T10">„Vidíš, ako rád ťa vidím,</text:span></text:span></text:p>
        <text:p text:style-name="P68"><text:span text:style-name="CharStyle20"><text:span text:style-name="T10">moja drahá kozi</text:span></text:span><text:span text:style-name="CharStyle20"><text:span text:style-name="T3">č</text:span></text:span><text:span text:style-name="CharStyle20"><text:span text:style-name="T10">ka,</text:span></text:span></text:p>
        <text:p text:style-name="P68"><text:span text:style-name="CharStyle20"><text:span text:style-name="T10">hľa z raňajkov som ti nechal</text:span></text:span></text:p>
        <text:p text:style-name="P68"><text:span text:style-name="CharStyle20"><text:span text:style-name="T10">tento kúsok chlebíčka.</text:span></text:span></text:p>
        <text:p text:style-name="P63"><text:span text:style-name="CharStyle20"><text:span text:style-name="T10">Doniesol by ti i sena,</text:span></text:span></text:p>
        <text:p text:style-name="P68"><text:span text:style-name="CharStyle20"><text:span text:style-name="T10">ale na </text:span></text:span><text:span text:style-name="CharStyle20"><text:span text:style-name="T3">š</text:span></text:span><text:span text:style-name="CharStyle20"><text:span text:style-name="T10">op nesmiem ísť,</text:span></text:span></text:p>
        <text:p text:style-name="P68"><text:span text:style-name="CharStyle20"><text:span text:style-name="T10">no, a trávy ešte nieto,</text:span></text:span></text:p>
        <text:p text:style-name="P68"><text:span text:style-name="CharStyle20"><text:span text:style-name="T10">tak len chlebík musíš hrýzť!“</text:span></text:span></text:p>
        <text:p text:style-name="P68"><text:span text:style-name="CharStyle20"><text:span text:style-name="T10">„Ďakujem ti! — mäká koza.</text:span></text:span></text:p>
        <text:p text:style-name="P59"><text:span text:style-name="CharStyle20"><text:span text:style-name="T10">Ty si dobrá dušička!</text:span></text:span></text:p>
        <text:p text:style-name="P51"><text:span text:style-name="CharStyle20"><text:span text:style-name="T10">Ale za to tebe ja dám</text:span></text:span></text:p>
        <text:p text:style-name="P57"><text:span text:style-name="CharStyle20"><text:span text:style-name="T10">sladkého zas mliečička!““ —</text:span></text:span></text:p>
        <text:p text:style-name="P18"><text:span text:style-name="CharStyle20"><text:span text:style-name="T10">Dobrí priatelia</text:span></text:span></text:p>
        <text:p text:style-name="P18"><text:soft-page-break/><text:span text:style-name="CharStyle20"><text:span text:style-name="T10">so všetkým sa delia! —</text:span></text:span></text:p>
        <text:p text:style-name="P12"><text:span text:style-name="CharStyle16"><text:span text:style-name="T10"/></text:span></text:p>
        <text:p text:style-name="P36"><text:span text:style-name="CharStyle16"><text:span text:style-name="T10">16. </text:span></text:span><text:span text:style-name="CharStyle16"><text:span text:style-name="T3">Š</text:span></text:span><text:span text:style-name="CharStyle16"><text:span text:style-name="T10">umná Anička.</text:span></text:span></text:p>
        <text:p text:style-name="P59"><text:span text:style-name="CharStyle20"><text:span text:style-name="T10"/></text:span></text:p>
        <text:p text:style-name="P68"><text:span text:style-name="CharStyle20"><text:span text:style-name="T10">Poznáte ma? — Vari nie?</text:span></text:span></text:p>
        <text:p text:style-name="P68"><text:span text:style-name="CharStyle20"><text:span text:style-name="T3">Ve</text:span></text:span><text:span text:style-name="CharStyle20"><text:span text:style-name="T7">ď</text:span></text:span><text:span text:style-name="CharStyle20"><text:span text:style-name="T10"> o mne už každý vie,</text:span></text:span></text:p>
        <text:p text:style-name="P68"><text:span text:style-name="CharStyle20"><text:span text:style-name="T10">že som šumná dievčička!</text:span></text:span></text:p>
        <text:p text:style-name="P68"><text:span text:style-name="CharStyle20"><text:span text:style-name="T10">Moje meno Anička. —</text:span></text:span></text:p>
        <text:p text:style-name="P68"><text:span text:style-name="CharStyle20"><text:span text:style-name="T10">Vlásky ako hodbáb mám,</text:span></text:span></text:p>
        <text:p text:style-name="P68"><text:span text:style-name="CharStyle20"><text:span text:style-name="T10">v očkách jasný drahokam,</text:span></text:span></text:p>
        <text:p text:style-name="P68"><text:span text:style-name="CharStyle20"><text:span text:style-name="T10">zúbky ako perličky,</text:span></text:span></text:p>
        <text:p text:style-name="P68"><text:span text:style-name="CharStyle20"><text:span text:style-name="T10">v lícach krásné ružičky,</text:span></text:span></text:p>
        <text:p text:style-name="P68"><text:span text:style-name="CharStyle20"><text:span text:style-name="T10">rtíky chutná malinka,</text:span></text:span></text:p>
        <text:p text:style-name="P68"><text:span text:style-name="CharStyle20"><text:span text:style-name="T10">pritom v </text:span></text:span><text:span text:style-name="CharStyle20"><text:span text:style-name="T3">h</text:span></text:span><text:span text:style-name="CharStyle20"><text:span text:style-name="T10">riadke </text:span></text:span><text:span text:style-name="CharStyle20"><text:span text:style-name="T3">ja</text:span></text:span><text:span text:style-name="CharStyle20"><text:span text:style-name="T10">minka,</text:span></text:span></text:p>
        <text:p text:style-name="P68"><text:span text:style-name="CharStyle20"><text:span text:style-name="T3">ra</text:span></text:span><text:span text:style-name="CharStyle20"><text:span text:style-name="T10">mien</text:span></text:span><text:span text:style-name="CharStyle20"><text:span text:style-name="T3">ká</text:span></text:span><text:span text:style-name="CharStyle20"><text:span text:style-name="T10"> s</text:span></text:span><text:span text:style-name="CharStyle20"><text:span text:style-name="T14">ť</text:span></text:span><text:span text:style-name="CharStyle20"><text:span text:style-name="T10">a váľčeky,</text:span></text:span></text:p>
        <text:p text:style-name="P68"><text:span text:style-name="CharStyle20"><text:span text:style-name="T10">malé prsty, palčeky;</text:span></text:span></text:p>
        <text:p text:style-name="P68"><text:span text:style-name="CharStyle20"><text:span text:style-name="T10">a ke</text:span></text:span><text:span text:style-name="CharStyle20"><text:span text:style-name="T14">ď</text:span></text:span><text:span text:style-name="CharStyle20"><text:span text:style-name="T10"> šaty nové mám,</text:span></text:span></text:p>
        <text:p text:style-name="P68"><text:span text:style-name="CharStyle20"><text:span text:style-name="T10">vtedy ja len vyzerám!</text:span></text:span></text:p>
        <text:p text:style-name="P63"><text:span text:style-name="CharStyle20"><text:span text:style-name="T10">Tu sa všetko ku mne túli,</text:span></text:span></text:p>
        <text:p text:style-name="P68"><text:span text:style-name="CharStyle20"><text:span text:style-name="T10">každý ústa k bozku st</text:span></text:span><text:span text:style-name="CharStyle20"><text:span text:style-name="T3">úl</text:span></text:span><text:span text:style-name="CharStyle20"><text:span text:style-name="T10">i,</text:span></text:span></text:p>
        <text:p text:style-name="P68"><text:span text:style-name="CharStyle20"><text:span text:style-name="T10">po</text:span></text:span><text:span text:style-name="CharStyle20"><text:span text:style-name="T3">ľú</text:span></text:span><text:span text:style-name="CharStyle20"><text:span text:style-name="T10">bi ma, objíma,</text:span></text:span></text:p>
        <text:p text:style-name="P68"><text:span text:style-name="CharStyle20"><text:span text:style-name="T10">k srdcu svojmu </text:span></text:span><text:span text:style-name="CharStyle20"><text:span text:style-name="T3">po</text:span></text:span><text:span text:style-name="CharStyle20"><text:span text:style-name="T10">jíma,</text:span></text:span></text:p>
        <text:p text:style-name="P63"><text:span text:style-name="CharStyle20"><text:span text:style-name="T3">a</text:span></text:span><text:span text:style-name="CharStyle20"><text:span text:style-name="T10"> mne šepce do uška:</text:span></text:span></text:p>
        <text:p text:style-name="P68"><text:span text:style-name="CharStyle20"><text:span text:style-name="T10">„Moja šumná Anuška!</text:span></text:span><text:span text:style-name="CharStyle20"><text:span text:style-name="T3">“</text:span></text:span><text:span text:style-name="CharStyle20"><text:span text:style-name="T10"> </text:span></text:span><text:span text:style-name="CharStyle20"><text:span text:style-name="T3">—</text:span></text:span></text:p>
        <text:p text:style-name="P59"><text:span text:style-name="CharStyle20"><text:span text:style-name="T10"/></text:span></text:p>
        <text:p text:style-name="P68"><text:span text:style-name="CharStyle20"><text:span text:style-name="T10">Dosť Anička! Už ťa znám!</text:span></text:span></text:p>
        <text:p text:style-name="P68"><text:span text:style-name="CharStyle20"><text:span text:style-name="T10">Ja ti pravdu poviem sám:</text:span></text:span></text:p>
        <text:p text:style-name="P68"><text:span text:style-name="CharStyle20"><text:span text:style-name="T10">ty si pekná telesne,</text:span></text:span></text:p>
        <text:p text:style-name="P68"><text:span text:style-name="CharStyle20"><text:span text:style-name="T10">ale špatná duševne,</text:span></text:span></text:p>
        <text:p text:style-name="P68"><text:span text:style-name="CharStyle20"><text:span text:style-name="T10">lebo duša zbožná, tichá</text:span></text:span></text:p>
        <text:p text:style-name="P68"><text:span text:style-name="CharStyle20"><text:span text:style-name="T10">nezná veru, čo je pýcha!</text:span></text:span></text:p>
        <text:p text:style-name="P68"><text:span text:style-name="CharStyle20"><text:span text:style-name="T10">Malé ústka, vlásky jemné,</text:span></text:span></text:p>
        <text:p text:style-name="P68"><text:soft-page-break/><text:span text:style-name="CharStyle20"><text:span text:style-name="T10">biele zúbky, očká pekné</text:span></text:span></text:p>
        <text:p text:style-name="P68"><text:span text:style-name="CharStyle20"><text:span text:style-name="T10">sú tiež iste dary neba,</text:span></text:span></text:p>
        <text:p text:style-name="P68"><text:span text:style-name="CharStyle20"><text:span text:style-name="T10">i tých nám je k žitiu treba;</text:span></text:span></text:p>
        <text:p text:style-name="P68"><text:span text:style-name="CharStyle20"><text:span text:style-name="T10">ale sviežosť tela schradne,</text:span></text:span></text:p>
        <text:p text:style-name="P68"><text:span text:style-name="CharStyle20"><text:span text:style-name="T10">ruža v líci vädne, zvädne;</text:span></text:span></text:p>
        <text:p text:style-name="P68"><text:span text:style-name="CharStyle20"><text:span text:style-name="T10">zšedivejú jemné vlásky,</text:span></text:span></text:p>
        <text:p text:style-name="P68"><text:span text:style-name="CharStyle20"><text:span text:style-name="T10">na tvári sa zjavia vrázky,</text:span></text:span></text:p>
        <text:p text:style-name="P68"><text:span text:style-name="CharStyle20"><text:span text:style-name="T10">zhasne oka jasný plam,</text:span></text:span></text:p>
        <text:p text:style-name="P68"><text:span text:style-name="CharStyle20"><text:span text:style-name="T10">krása zhynie, — už je tam!</text:span></text:span></text:p>
        <text:p text:style-name="P68"><text:span text:style-name="CharStyle20"><text:span text:style-name="T10">No, čo z duše k</text:span></text:span><text:span text:style-name="CharStyle20"><text:span text:style-name="T3">ľ</text:span></text:span><text:span text:style-name="CharStyle20"><text:span text:style-name="T10">u</text:span></text:span><text:span text:style-name="CharStyle20"><text:span text:style-name="T3">je</text:span></text:span><text:span text:style-name="CharStyle20"><text:span text:style-name="T10">, pučí,</text:span></text:span></text:p>
        <text:p text:style-name="P68"><text:span text:style-name="CharStyle20"><text:span text:style-name="T10">čo nás v Boha dúfať učí,</text:span></text:span></text:p>
        <text:p text:style-name="P68"><text:span text:style-name="CharStyle20"><text:span text:style-name="T10">bohabojných veniec cností,</text:span></text:span></text:p>
        <text:p text:style-name="P68"><text:span text:style-name="CharStyle20"><text:span text:style-name="T10">pokory a nevinnosti,</text:span></text:span></text:p>
        <text:p text:style-name="P68"><text:span text:style-name="CharStyle20"><text:span text:style-name="T10">pracovitosť, láska čistá,</text:span></text:span></text:p>
        <text:p text:style-name="P63"><text:span text:style-name="CharStyle20"><text:span text:style-name="T10">viera pevná v Jezu Krista,</text:span></text:span></text:p>
        <text:p text:style-name="P68"><text:span text:style-name="CharStyle20"><text:span text:style-name="T10">modlitby tiež vrúcny hlas:</text:span></text:span></text:p>
        <text:p text:style-name="P68"><text:span text:style-name="CharStyle20"><text:span text:style-name="T10">len to krášli, zdobí nás!</text:span></text:span></text:p>
        <text:p text:style-name="P68"><text:span text:style-name="CharStyle20"><text:span text:style-name="T10">To si osvoj, tým sa zdob</text:span></text:span></text:p>
        <text:p text:style-name="P68"><text:span text:style-name="CharStyle20"><text:span text:style-name="T10">celým žitím, až po hrob</text:span></text:span></text:p>
        <text:p text:style-name="P68"><text:span text:style-name="CharStyle20"><text:span text:style-name="T10">a tak bude, Anička,</text:span></text:span></text:p>
        <text:p text:style-name="P68"><text:span text:style-name="CharStyle20"><text:span text:style-name="T10">z teba šumná dievčička!!</text:span></text:span></text:p>
        <text:p text:style-name="P46"><text:span text:style-name="CharStyle16"><text:span text:style-name="T10"/></text:span></text:p>
        <text:p text:style-name="P53"><text:span text:style-name="CharStyle16"><text:span text:style-name="T10">17. Malým práčkam.</text:span></text:span></text:p>
        <text:p text:style-name="P53"><text:span text:style-name="CharStyle16"><text:span text:style-name="T10"/></text:span></text:p>
        <text:p text:style-name="P63"><text:span text:style-name="CharStyle20"><text:span text:style-name="T10">Periete šato</text:span></text:span><text:span text:style-name="CharStyle20"><text:span text:style-name="T3">č</text:span></text:span><text:span text:style-name="CharStyle20"><text:span text:style-name="T10">ky,</text:span></text:span></text:p>
        <text:p text:style-name="P68"><text:span text:style-name="CharStyle20"><text:span text:style-name="T10">deti moje?</text:span></text:span></text:p>
        <text:p text:style-name="P63"><text:span text:style-name="CharStyle20"><text:span text:style-name="T10">Vari pre </text:span></text:span><text:span text:style-name="CharStyle20"><text:span text:style-name="T3">báboč</text:span></text:span><text:span text:style-name="CharStyle20"><text:span text:style-name="T10">ky</text:span></text:span></text:p>
        <text:p text:style-name="P68"><text:span text:style-name="CharStyle20"><text:span text:style-name="T10">milé svoje.</text:span></text:span></text:p>
        <text:p text:style-name="P63"><text:span text:style-name="CharStyle20"><text:span text:style-name="T10">Periete, vešiate,</text:span></text:span></text:p>
        <text:p text:style-name="P68"><text:span text:style-name="CharStyle20"><text:span text:style-name="T10">sušíte, skladáte,</text:span></text:span></text:p>
        <text:p text:style-name="P68"><text:span text:style-name="CharStyle20"><text:span text:style-name="T10">by ste</text:span></text:span></text:p>
        <text:p text:style-name="P68"><text:span text:style-name="CharStyle20"><text:span text:style-name="T10">iste</text:span></text:span></text:p>
        <text:p text:style-name="P68"><text:soft-page-break/><text:span text:style-name="CharStyle20"><text:span text:style-name="T10">mali z nich v nedeľu</text:span></text:span></text:p>
        <text:p text:style-name="P68"><text:span text:style-name="CharStyle20"><text:span text:style-name="T10">zase čisté!</text:span></text:span></text:p>
        <text:p text:style-name="P18"><text:span text:style-name="CharStyle20"><text:span text:style-name="T10"/></text:span></text:p>
        <text:p text:style-name="P39"><text:span text:style-name="CharStyle20"><text:span text:style-name="T10">Slniečko vám svieti</text:span></text:span><text:span text:style-name="CharStyle20"><text:span text:style-name="T3">.</text:span></text:span></text:p>
        <text:p text:style-name="P18"><text:span text:style-name="CharStyle20"><text:span text:style-name="T10">teplo hreje;</text:span></text:span></text:p>
        <text:p text:style-name="P63"><text:span text:style-name="CharStyle20"><text:span text:style-name="T10">vetrík tiež priletí,</text:span></text:span></text:p>
        <text:p text:style-name="P68"><text:span text:style-name="CharStyle20"><text:span text:style-name="T10">pozaveje;</text:span></text:span></text:p>
        <text:p text:style-name="P63"><text:span text:style-name="CharStyle20"><text:span text:style-name="T10">usuší </text:span></text:span><text:span text:style-name="CharStyle20"><text:span text:style-name="T3">šatoč</text:span></text:span><text:span text:style-name="CharStyle20"><text:span text:style-name="T10">ky</text:span></text:span></text:p>
        <text:p text:style-name="P68"><text:span text:style-name="CharStyle20"><text:span text:style-name="T10">a milé bábo</text:span></text:span><text:span text:style-name="CharStyle20"><text:span text:style-name="T3">č</text:span></text:span><text:span text:style-name="CharStyle20"><text:span text:style-name="T10">ky</text:span></text:span></text:p>
        <text:p text:style-name="P68"><text:span text:style-name="CharStyle20"><text:span text:style-name="T10">vaše</text:span></text:span></text:p>
        <text:p text:style-name="P68"><text:span text:style-name="CharStyle20"><text:span text:style-name="T10">v kráse</text:span></text:span></text:p>
        <text:p text:style-name="P63"><text:span text:style-name="CharStyle20"><text:span text:style-name="T10">v nedeľu vám budú</text:span></text:span></text:p>
        <text:p text:style-name="P68"><text:span text:style-name="CharStyle20"><text:span text:style-name="T10">skvieť sa zase!</text:span></text:span></text:p>
        <text:p text:style-name="P5"><text:span text:style-name="CharStyle35"><text:span text:style-name="T3"/></text:span></text:p>
        <text:p text:style-name="P63"><text:span text:style-name="CharStyle20"><text:span text:style-name="T10">Len perte, detičky!</text:span></text:span></text:p>
        <text:p text:style-name="P68"><text:span text:style-name="CharStyle20"><text:span text:style-name="T10">Do práce sa!</text:span></text:span></text:p>
        <text:p text:style-name="P63"><text:span text:style-name="CharStyle20"><text:span text:style-name="T10">Ve</text:span></text:span><text:span text:style-name="CharStyle20"><text:span text:style-name="T14">ď</text:span></text:span><text:span text:style-name="CharStyle20"><text:span text:style-name="T10"> i tí maličkí</text:span></text:span></text:p>
        <text:p text:style-name="P68"><text:span text:style-name="CharStyle20"><text:span text:style-name="T10">robiť musia! —</text:span></text:span></text:p>
        <text:p text:style-name="P68"><text:span text:style-name="CharStyle20"><text:span text:style-name="T3">A</text:span></text:span><text:span text:style-name="CharStyle20"><text:span text:style-name="T10"> ke</text:span></text:span><text:span text:style-name="CharStyle20"><text:span text:style-name="T14">ď</text:span></text:span><text:span text:style-name="CharStyle20"><text:span text:style-name="T10"> tak zrastiete,</text:span></text:span></text:p>
        <text:p text:style-name="P68"><text:span text:style-name="CharStyle20"><text:span text:style-name="T7">n</text:span></text:span><text:span text:style-name="CharStyle20"><text:span text:style-name="T10">a tele zmocniete</text:span></text:span></text:p>
        <text:p text:style-name="P68"><text:span text:style-name="CharStyle20"><text:span text:style-name="T10">prácou</text:span></text:span></text:p>
        <text:p text:style-name="P68"><text:span text:style-name="CharStyle20"><text:span text:style-name="T14">v</text:span></text:span><text:span text:style-name="CharStyle20"><text:span text:style-name="T10">ašou</text:span></text:span></text:p>
        <text:p text:style-name="P68"><text:span text:style-name="CharStyle20"><text:span text:style-name="T10">iste odmeníte</text:span></text:span></text:p>
        <text:p text:style-name="P68"><text:span text:style-name="CharStyle20"><text:span text:style-name="T10">si rodičo</text:span></text:span><text:span text:style-name="CharStyle20"><text:span text:style-name="T3">v</text:span></text:span><text:span text:style-name="CharStyle20"><text:span text:style-name="T10">!!</text:span></text:span></text:p>
        <text:p text:style-name="P12"><text:span text:style-name="CharStyle16"><text:span text:style-name="T10"/></text:span></text:p>
        <text:p text:style-name="P36"><text:span text:style-name="CharStyle16"><text:span text:style-name="T10">18. Opustení.</text:span></text:span></text:p>
        <text:p text:style-name="P47"><text:span text:style-name="CharStyle20"><text:span text:style-name="T3"/></text:span></text:p>
        <text:p text:style-name="P57"><text:span text:style-name="CharStyle20"><text:span text:style-name="T3">Vt</text:span></text:span><text:span text:style-name="CharStyle20"><text:span text:style-name="T10">áčku milý, prečo žiališ?</text:span></text:span></text:p>
        <text:p text:style-name="P57"><text:span text:style-name="CharStyle20"><text:span text:style-name="T10">prečo trúchliš, nariekaš?</text:span></text:span></text:p>
        <text:p text:style-name="P51"><text:span text:style-name="CharStyle20"><text:span text:style-name="T10">Ach, či i ty drahej matky</text:span></text:span></text:p>
        <text:p text:style-name="P57"><text:span text:style-name="CharStyle20"><text:span text:style-name="T10">na svete už viac nemáš?</text:span></text:span></text:p>
        <text:p text:style-name="P22"><text:span text:style-name="CharStyle20"><text:span text:style-name="T10">Teba tvoja, a mňa moja</text:span></text:span></text:p>
        <text:p text:style-name="P43"><text:soft-page-break/><text:span text:style-name="CharStyle20"><text:span text:style-name="T10">drahá mať už nechala,</text:span></text:span></text:p>
        <text:p text:style-name="P43"><text:span text:style-name="CharStyle20"><text:span text:style-name="T10">tvoja ta šla diaľnym svetom,</text:span></text:span></text:p>
        <text:p text:style-name="P43"><text:span text:style-name="CharStyle20"><text:span text:style-name="T10">moja v zem sa schovala!</text:span></text:span></text:p>
        <text:p text:style-name="P22"><text:span text:style-name="CharStyle20"><text:span text:style-name="T10">Ale nežia</text:span></text:span><text:span text:style-name="CharStyle20"><text:span text:style-name="T3">ľ</text:span></text:span><text:span text:style-name="CharStyle20"><text:span text:style-name="T10">, vtáčku milý,</text:span></text:span></text:p>
        <text:p text:style-name="P43"><text:span text:style-name="CharStyle20"><text:span text:style-name="T10">Boh sa stará aj o nás,</text:span></text:span></text:p>
        <text:p text:style-name="P43"><text:span text:style-name="CharStyle20"><text:span text:style-name="T10">On nás iste nezanechá,</text:span></text:span></text:p>
        <text:p text:style-name="P43"><text:span text:style-name="CharStyle20"><text:span text:style-name="T10">neopustí v žiadny čas:</text:span></text:span></text:p>
        <text:p text:style-name="P43"><text:span text:style-name="CharStyle20"><text:span text:style-name="T10">ty si n</text:span></text:span><text:span text:style-name="CharStyle20"><text:span text:style-name="T7">a</text:span></text:span><text:span text:style-name="CharStyle20"><text:span text:style-name="T10">jdeš pokrm v poli,</text:span></text:span></text:p>
        <text:p text:style-name="P43"><text:span text:style-name="CharStyle20"><text:span text:style-name="T10">utúliš sa </text:span></text:span><text:span text:style-name="CharStyle20"><text:span text:style-name="T3">v</text:span></text:span><text:span text:style-name="CharStyle20"><text:span text:style-name="T10"> krovinu;</text:span></text:span></text:p>
        <text:p text:style-name="P22"><text:span text:style-name="CharStyle20"><text:span text:style-name="T10">a mne vzbudí dobrých ľudí,</text:span></text:span></text:p>
        <text:p text:style-name="P43"><text:span text:style-name="CharStyle20"><text:span text:style-name="T10">čo ma k srdcu privin</text:span></text:span><text:span text:style-name="CharStyle20"><text:span text:style-name="T3">ú</text:span></text:span><text:span text:style-name="CharStyle20"><text:span text:style-name="T10">!!</text:span></text:span></text:p>
        <text:p text:style-name="P12"><text:span text:style-name="CharStyle16"><text:span text:style-name="T10"/></text:span></text:p>
        <text:p text:style-name="P36"><text:span text:style-name="CharStyle16"><text:span text:style-name="T10">19. Trpel</text:span></text:span><text:span text:style-name="CharStyle16"><text:span text:style-name="T3">iv</text:span></text:span><text:span text:style-name="CharStyle16"><text:span text:style-name="T10">os</text:span></text:span><text:span text:style-name="CharStyle16"><text:span text:style-name="T3">ť</text:span></text:span><text:span text:style-name="CharStyle16"><text:span text:style-name="T10">.</text:span></text:span></text:p>
        <text:p text:style-name="P59"><text:span text:style-name="CharStyle20"><text:span text:style-name="T10"/></text:span></text:p>
        <text:p text:style-name="P68"><text:span text:style-name="CharStyle20"><text:span text:style-name="T10">Dievčatá dve niesly dva</text:span></text:span></text:p>
        <text:p text:style-name="P68"><text:span text:style-name="CharStyle20"><text:span text:style-name="T10">koše plné ovocia,</text:span></text:span></text:p>
        <text:p text:style-name="P68"><text:span text:style-name="CharStyle20"><text:span text:style-name="T10">aby ho dnes ešte</text:span></text:span></text:p>
        <text:p text:style-name="P68"><text:span text:style-name="CharStyle20"><text:span text:style-name="T10">odpredaly v meste.</text:span></text:span></text:p>
        <text:p text:style-name="P68"><text:span text:style-name="CharStyle20"><text:span text:style-name="T10">Jedna ledvá kráčala</text:span></text:span></text:p>
        <text:p text:style-name="P68"><text:span text:style-name="CharStyle20"><text:span text:style-name="T10">a pod ťarchou vzdychala,</text:span></text:span></text:p>
        <text:p text:style-name="P63"><text:span text:style-name="CharStyle20"><text:span text:style-name="T10">druhá v dobrej vôli</text:span></text:span></text:p>
        <text:p text:style-name="P68"><text:span text:style-name="CharStyle20"><text:span text:style-name="T10">stúpala povoly.</text:span></text:span></text:p>
        <text:p text:style-name="P68"><text:span text:style-name="CharStyle20"><text:span text:style-name="T10">„Povedz že mi, ako ty</text:span></text:span></text:p>
        <text:p text:style-name="P68"><text:span text:style-name="CharStyle20"><text:span text:style-name="T10">môžeš strájať smiechoty?“</text:span></text:span></text:p>
        <text:p text:style-name="P68"><text:span text:style-name="CharStyle20"><text:span text:style-name="T10">Riekne jedna. „Kôš tvoj</text:span></text:span></text:p>
        <text:p text:style-name="P68"><text:span text:style-name="CharStyle20"><text:span text:style-name="T10">nenie ľahší, jak môj?“</text:span></text:span></text:p>
        <text:p text:style-name="P68"><text:span text:style-name="CharStyle20"><text:span text:style-name="T10">„To je preto, — tá povie, —</text:span></text:span></text:p>
        <text:p text:style-name="P68"><text:span text:style-name="CharStyle20"><text:span text:style-name="T10">človek musí, ako vie,</text:span></text:span></text:p>
        <text:p text:style-name="P68"><text:span text:style-name="CharStyle20"><text:span text:style-name="T10">pomáhať si v práci,</text:span></text:span></text:p>
        <text:p text:style-name="P68"><text:span text:style-name="CharStyle20"><text:span text:style-name="T10">sila keď nestačí.</text:span></text:span></text:p>
        <text:p text:style-name="P63"><text:span text:style-name="CharStyle20"><text:span text:style-name="T10">Ja mám v koši bylinku,</text:span></text:span></text:p>
        <text:p text:style-name="P68"><text:span text:style-name="CharStyle20"><text:span text:style-name="T10">čarodejnú zelinku,</text:span></text:span></text:p>
        <text:p text:style-name="P68"><text:soft-page-break/><text:span text:style-name="CharStyle20"><text:span text:style-name="T10">ktorá v každej chvíli</text:span></text:span></text:p>
        <text:p text:style-name="P68"><text:span text:style-name="CharStyle20"><text:span text:style-name="T10">dodáva mi sily!“</text:span></text:span></text:p>
        <text:p text:style-name="P68"><text:span text:style-name="CharStyle20"><text:span text:style-name="T10">„Ó, povedz mi, dušinka,</text:span></text:span></text:p>
        <text:p text:style-name="P68"><text:span text:style-name="CharStyle20"><text:span text:style-name="T10">kde tá rastie bylinka?</text:span></text:span></text:p>
        <text:p text:style-name="P68"><text:span text:style-name="CharStyle20"><text:span text:style-name="T10">Vyn</text:span></text:span><text:span text:style-name="CharStyle20"><text:span text:style-name="T7">a</text:span></text:span><text:span text:style-name="CharStyle20"><text:span text:style-name="T10">jde</text:span></text:span><text:span text:style-name="CharStyle20"><text:span text:style-name="T14">m</text:span></text:span><text:span text:style-name="CharStyle20"><text:span text:style-name="T10"> ju, zkutím,</text:span></text:span></text:p>
        <text:p text:style-name="P68"><text:span text:style-name="CharStyle20"><text:span text:style-name="T10">lebo si ju kúpim!“</text:span></text:span></text:p>
        <text:p text:style-name="P68"><text:span text:style-name="CharStyle20"><text:span text:style-name="T10">„Nemusíš ju kupovať;</text:span></text:span></text:p>
        <text:p text:style-name="P68"><text:span text:style-name="CharStyle20"><text:span text:style-name="T10">môžeš ju i hneď tu mať,</text:span></text:span></text:p>
        <text:p text:style-name="P68"><text:span text:style-name="CharStyle20"><text:span text:style-name="T10">veď je ona tvoj hosť</text:span></text:span><text:span text:style-name="CharStyle20"><text:span text:style-name="T3">!</text:span></text:span></text:p>
        <text:p text:style-name="P68"><text:span text:style-name="CharStyle20"><text:span text:style-name="T10">a znie: trpelivos</text:span></text:span><text:span text:style-name="CharStyle20"><text:span text:style-name="T3">ť</text:span></text:span><text:span text:style-name="CharStyle20"><text:span text:style-name="T10">!“</text:span></text:span></text:p>
        <text:p text:style-name="P24"><text:span text:style-name="CharStyle25"><text:span text:style-name="T10"/></text:span></text:p>
        <text:p text:style-name="P12"><text:span text:style-name="CharStyle16"><text:span text:style-name="T10">20. Dievča s pajácikom.</text:span></text:span></text:p>
        <text:p text:style-name="P59"><text:span text:style-name="CharStyle20"><text:span text:style-name="T10"/></text:span></text:p>
        <text:p text:style-name="P68"><text:span text:style-name="CharStyle20"><text:span text:style-name="T10">Pajácik môj, hop! hop! </text:span></text:span><text:span text:style-name="CharStyle20"><text:span text:style-name="T14">h</text:span></text:span><text:span text:style-name="CharStyle20"><text:span text:style-name="T10">op!</text:span></text:span></text:p>
        <text:p text:style-name="P68"><text:span text:style-name="CharStyle20"><text:span text:style-name="T10">Čo ti kážem, len to rob!</text:span></text:span></text:p>
        <text:p text:style-name="P63"><text:span text:style-name="CharStyle20"><text:span text:style-name="T10">Vystri nôžku! Obe spolu!</text:span></text:span></text:p>
        <text:p text:style-name="P68"><text:span text:style-name="CharStyle20"><text:span text:style-name="T10">Vyskakuj mi hore, dolu!</text:span></text:span></text:p>
        <text:p text:style-name="P68"><text:span text:style-name="CharStyle20"><text:span text:style-name="T10">Nakloň hlávku! Vystri rúčky!</text:span></text:span></text:p>
        <text:p text:style-name="P68"><text:span text:style-name="CharStyle20"><text:span text:style-name="T10">Vyskoč, ako poza bučky!</text:span></text:span></text:p>
        <text:p text:style-name="P68"><text:span text:style-name="CharStyle20"><text:span text:style-name="T10">Pajácik môj, hop! hop! Hop!</text:span></text:span></text:p>
        <text:p text:style-name="P68"><text:span text:style-name="CharStyle20"><text:span text:style-name="T10">Ako kážem, len tak rob! —</text:span></text:span></text:p>
        <text:p text:style-name="P12"><text:span text:style-name="CharStyle16"><text:span text:style-name="T10"/></text:span></text:p>
        <text:p text:style-name="P36"><text:span text:style-name="CharStyle16"><text:span text:style-name="T10">21. Chlapec na drevenom koni.</text:span></text:span></text:p>
        <text:p text:style-name="P59"><text:span text:style-name="CharStyle20"><text:span text:style-name="T10"/></text:span></text:p>
        <text:p text:style-name="P68"><text:span text:style-name="CharStyle20"><text:span text:style-name="T10">Koníček môj, hop! hop! </text:span></text:span><text:span text:style-name="CharStyle20"><text:span text:style-name="T14">h</text:span></text:span><text:span text:style-name="CharStyle20"><text:span text:style-name="T10">op!</text:span></text:span></text:p>
        <text:p text:style-name="P68"><text:span text:style-name="CharStyle20"><text:span text:style-name="T10">Nožičkami klop! klop! Klop!</text:span></text:span></text:p>
        <text:p text:style-name="P68"><text:span text:style-name="CharStyle20"><text:span text:style-name="T10">Zaleť so mnou v </text:span></text:span><text:span text:style-name="CharStyle20"><text:span text:style-name="T14">d</text:span></text:span><text:span text:style-name="CharStyle20"><text:span text:style-name="T10">iaľne kraje,</text:span></text:span></text:p>
        <text:p text:style-name="P68"><text:span text:style-name="CharStyle20"><text:span text:style-name="T10">ponad hory, bory, háje,</text:span></text:span></text:p>
        <text:p text:style-name="P68"><text:span text:style-name="CharStyle20"><text:span text:style-name="T10">ponad vršky, vrchy, skaly,</text:span></text:span></text:p>
        <text:p text:style-name="P68"><text:span text:style-name="CharStyle20"><text:span text:style-name="T10">dolu, hore do povaly!</text:span></text:span></text:p>
        <text:p text:style-name="P63"><text:span text:style-name="CharStyle20"><text:span text:style-name="T10">Koníček môj, hop! hop! </text:span></text:span><text:span text:style-name="CharStyle20"><text:span text:style-name="T14">h</text:span></text:span><text:span text:style-name="CharStyle20"><text:span text:style-name="T10">op!</text:span></text:span></text:p>
        <text:p text:style-name="P68"><text:span text:style-name="CharStyle20"><text:span text:style-name="T10">Nožičkami klo</text:span></text:span><text:span text:style-name="CharStyle20"><text:span text:style-name="T3">p</text:span></text:span><text:span text:style-name="CharStyle20"><text:span text:style-name="T10">! klo</text:span></text:span><text:span text:style-name="CharStyle20"><text:span text:style-name="T3">p</text:span></text:span><text:span text:style-name="CharStyle20"><text:span text:style-name="T10">! klo</text:span></text:span><text:span text:style-name="CharStyle20"><text:span text:style-name="T3">p!</text:span></text:span></text:p>
        <text:p text:style-name="P24"><text:soft-page-break/><text:span text:style-name="CharStyle25"><text:span text:style-name="T10"/></text:span></text:p>
        <text:p text:style-name="P12"><text:span text:style-name="CharStyle36"><text:span text:style-name="T10">22. </text:span></text:span><text:span text:style-name="CharStyle16"><text:span text:style-name="T3">O</text:span></text:span><text:span text:style-name="CharStyle16"><text:span text:style-name="T10">bor Gólia</text:span></text:span><text:span text:style-name="CharStyle16"><text:span text:style-name="T14">š</text:span></text:span><text:span text:style-name="CharStyle16"><text:span text:style-name="T3">.</text:span></text:span></text:p>
        <text:p text:style-name="P18"><text:span text:style-name="CharStyle20"><text:span text:style-name="T10"/></text:span></text:p>
        <text:p text:style-name="P43"><text:span text:style-name="CharStyle20"><text:span text:style-name="T10">Na </text:span></text:span><text:span text:style-name="CharStyle20"><text:span text:style-name="T3">š</text:span></text:span><text:span text:style-name="CharStyle20"><text:span text:style-name="T10">tulách kráča pyšne si</text:span></text:span></text:p>
        <text:p text:style-name="P43"><text:span text:style-name="CharStyle20"><text:span text:style-name="T10">všetečný chlapec ktorý si,</text:span></text:span></text:p>
        <text:p text:style-name="P43"><text:span text:style-name="CharStyle20"><text:span text:style-name="T10">a hľadí hrdo z výšky dol</text:span></text:span></text:p>
        <text:p text:style-name="P43"><text:span text:style-name="CharStyle20"><text:span text:style-name="T10">s</text:span></text:span><text:span text:style-name="CharStyle20"><text:span text:style-name="T14">ť</text:span></text:span><text:span text:style-name="CharStyle20"><text:span text:style-name="T10">a obor dáky na vôkol.</text:span></text:span></text:p>
        <text:p text:style-name="P63"><text:span text:style-name="CharStyle20"><text:span text:style-name="T10">Ej, chlapče, chlapče, pozor daj!</text:span></text:span></text:p>
        <text:p text:style-name="P68"><text:span text:style-name="CharStyle20"><text:span text:style-name="T10">Pod nohy si tiež pozera</text:span></text:span><text:span text:style-name="CharStyle20"><text:span text:style-name="T3">j</text:span></text:span><text:span text:style-name="CharStyle20"><text:span text:style-name="T10">!</text:span></text:span></text:p>
        <text:p text:style-name="P63"><text:span text:style-name="CharStyle20"><text:span text:style-name="T10">Už mnohý pustil sa vo svet</text:span></text:span></text:p>
        <text:p text:style-name="P68"><text:span text:style-name="CharStyle20"><text:span text:style-name="T10">tak hrdo, </text:span></text:span><text:span text:style-name="CharStyle20"><text:span text:style-name="T3">—</text:span></text:span><text:span text:style-name="CharStyle20"><text:span text:style-name="T10"> a hľa už ho niet</text:span></text:span><text:span text:style-name="CharStyle20"><text:span text:style-name="T3">!</text:span></text:span></text:p>
        <text:p text:style-name="P68"><text:span text:style-name="CharStyle20"><text:span text:style-name="T10">Ej, chlapče, chlapče, pozor da</text:span></text:span><text:span text:style-name="CharStyle20"><text:span text:style-name="T3">j</text:span></text:span><text:span text:style-name="CharStyle20"><text:span text:style-name="T10">!</text:span></text:span></text:p>
        <text:p text:style-name="P18"><text:span text:style-name="CharStyle20"><text:span text:style-name="T10">„No, ktorý z vás sa rovná mne?</text:span></text:span></text:p>
        <text:p text:style-name="P18"><text:span text:style-name="CharStyle20"><text:span text:style-name="T10">Kto výšku túto dosiahne?</text:span></text:span></text:p>
        <text:p text:style-name="P18"><text:span text:style-name="CharStyle20"><text:span text:style-name="T10">Kto, ktorý takto kráčať znáš?</text:span></text:span></text:p>
        <text:p text:style-name="P18"><text:span text:style-name="CharStyle20"><text:span text:style-name="T10">Ja som ver</text:span></text:span><text:span text:style-name="CharStyle20"><text:span text:style-name="T3">’</text:span></text:span><text:span text:style-name="CharStyle20"><text:span text:style-name="T10"> obor Góliáš!</text:span></text:span><text:span text:style-name="CharStyle20"><text:span text:style-name="T3">“</text:span></text:span></text:p>
        <text:p text:style-name="P59"><text:span text:style-name="CharStyle20"><text:span text:style-name="T10">Ej, chlapče, chlapče pozor daj</text:span></text:span><text:span text:style-name="CharStyle20"><text:span text:style-name="T3">!</text:span></text:span></text:p>
        <text:p text:style-name="P59"><text:span text:style-name="CharStyle20"><text:span text:style-name="T10">Priveľmi sa ty nechvastaj!</text:span></text:span></text:p>
        <text:p text:style-name="P63"><text:span text:style-name="CharStyle20"><text:span text:style-name="T10">Krok jeden chybný urob len</text:span></text:span></text:p>
        <text:p text:style-name="P68"><text:span text:style-name="CharStyle20"><text:span text:style-name="T10">a nosom zryješ tvrdú zem!</text:span></text:span></text:p>
        <text:p text:style-name="P68"><text:span text:style-name="CharStyle20"><text:span text:style-name="T10">Ej, chlapče, chlapče, pozor daj!</text:span></text:span></text:p>
        <text:p text:style-name="P18"><text:span text:style-name="CharStyle20"><text:span text:style-name="T10">„Ej čo! — Som obor zaiste!</text:span></text:span></text:p>
        <text:p text:style-name="P18"><text:span text:style-name="CharStyle20"><text:span text:style-name="T10">Vy trpaslíci všetci ste!“ </text:span></text:span><text:span text:style-name="CharStyle20"><text:span text:style-name="T3">—</text:span></text:span></text:p>
        <text:p text:style-name="P22"><text:span text:style-name="CharStyle20"><text:span text:style-name="T10">Tak riekne pyšno, </text:span></text:span><text:span text:style-name="CharStyle20"><text:span text:style-name="T3">—</text:span></text:span><text:span text:style-name="CharStyle20"><text:span text:style-name="T10"> a hľa v tom</text:span></text:span></text:p>
        <text:p text:style-name="P43"><text:span text:style-name="CharStyle20"><text:span text:style-name="T10">už leží v blate špinavom!</text:span></text:span></text:p>
        <text:p text:style-name="P22"><text:span text:style-name="CharStyle20"><text:span text:style-name="T10">Hľa, chlapče, lepší pozor daj!</text:span></text:span></text:p>
        <text:p text:style-name="P43"><text:span text:style-name="CharStyle20"><text:span text:style-name="T10">a pyšno sa ty nechvasta</text:span></text:span><text:span text:style-name="CharStyle20"><text:span text:style-name="T3">j!</text:span></text:span></text:p>
        <text:p text:style-name="P22"><text:span text:style-name="CharStyle20"><text:span text:style-name="T10">V živote musíš dobre znať,</text:span></text:span></text:p>
        <text:p text:style-name="P43"><text:span text:style-name="CharStyle20"><text:span text:style-name="T10">po pýche že vždy ide pád!</text:span></text:span></text:p>
        <text:p text:style-name="P18"><text:span text:style-name="CharStyle20"><text:span text:style-name="T10">Na to vždy, chlapče, pamäta</text:span></text:span><text:span text:style-name="CharStyle20"><text:span text:style-name="T3">j!</text:span></text:span><text:span text:style-name="CharStyle37"><text:span text:style-name="T10">!</text:span></text:span></text:p>
        <text:p text:style-name="P12"><text:span text:style-name="CharStyle16"><text:span text:style-name="T10"/></text:span></text:p>
        <text:p text:style-name="P36"><text:span text:style-name="CharStyle16"><text:span text:style-name="T10">23. Kohútik.</text:span></text:span></text:p>
        <text:p text:style-name="P59"><text:soft-page-break/><text:span text:style-name="CharStyle20"><text:span text:style-name="T10"/></text:span></text:p>
        <text:p text:style-name="P68"><text:span text:style-name="CharStyle20"><text:span text:style-name="T10">Kohútik môj milý,</text:span></text:span></text:p>
        <text:p text:style-name="P68"><text:span text:style-name="CharStyle20"><text:span text:style-name="T10">prečo v rannej chvíli</text:span></text:span></text:p>
        <text:p text:style-name="P68"><text:span text:style-name="CharStyle20"><text:span text:style-name="T10">tak včas hore vstávaš,</text:span></text:span></text:p>
        <text:p text:style-name="P68"><text:span text:style-name="CharStyle20"><text:span text:style-name="T10">spánok zanechávaš?</text:span></text:span></text:p>
        <text:p text:style-name="P68"><text:span text:style-name="CharStyle20"><text:span text:style-name="T10">Slniečko spí ešte</text:span></text:span></text:p>
        <text:p text:style-name="P68"><text:span text:style-name="CharStyle20"><text:span text:style-name="T10">i tma je na ceste,</text:span></text:span></text:p>
        <text:p text:style-name="P68"><text:span text:style-name="CharStyle20"><text:span text:style-name="T10">a ty už s pántiku</text:span></text:span></text:p>
        <text:p text:style-name="P68"><text:span text:style-name="CharStyle20"><text:span text:style-name="T10">voláš: kikiriku?</text:span></text:span></text:p>
        <text:p text:style-name="P59"><text:span text:style-name="CharStyle20"><text:span text:style-name="T10"/></text:span></text:p>
        <text:p text:style-name="P68"><text:span text:style-name="CharStyle20"><text:span text:style-name="T10">„Preto, dieťa krásné,</text:span></text:span></text:p>
        <text:p text:style-name="P68"><text:span text:style-name="CharStyle20"><text:span text:style-name="T10">vstávam ja tak včasn</text:span></text:span><text:span text:style-name="CharStyle20"><text:span text:style-name="T7">e</text:span></text:span><text:span text:style-name="CharStyle20"><text:span text:style-name="T10">,</text:span></text:span></text:p>
        <text:p text:style-name="P68"><text:span text:style-name="CharStyle20"><text:span text:style-name="T10">by som zvestoval vám,</text:span></text:span></text:p>
        <text:p text:style-name="P68"><text:span text:style-name="CharStyle20"><text:span text:style-name="T10">že deň sa blíži k nám;</text:span></text:span></text:p>
        <text:p text:style-name="P68"><text:span text:style-name="CharStyle20"><text:span text:style-name="T10">by ste hore vstali,</text:span></text:span></text:p>
        <text:p text:style-name="P68"><text:span text:style-name="CharStyle20"><text:span text:style-name="T10">ku práci sa mali,</text:span></text:span></text:p>
        <text:p text:style-name="P68"><text:span text:style-name="CharStyle20"><text:span text:style-name="T10">bo hodina rannia</text:span></text:span></text:p>
        <text:p text:style-name="P68"><text:span text:style-name="CharStyle20"><text:span text:style-name="T10">zlato vám dohánia!</text:span></text:span><text:span text:style-name="CharStyle20"><text:span text:style-name="T3">“</text:span></text:span></text:p>
        <text:p text:style-name="P63"><text:span text:style-name="CharStyle20"><text:span text:style-name="T10">Nuž tak i ja vstávam,</text:span></text:span></text:p>
        <text:p text:style-name="P68"><text:span text:style-name="CharStyle20"><text:span text:style-name="T10">tebe chválu vzdávam,</text:span></text:span></text:p>
        <text:p text:style-name="P68"><text:span text:style-name="CharStyle20"><text:span text:style-name="T10">bo i na mňa čaká</text:span></text:span></text:p>
        <text:p text:style-name="P68"><text:span text:style-name="CharStyle20"><text:span text:style-name="T10">práca všelijaká;</text:span></text:span></text:p>
        <text:p text:style-name="P63"><text:span text:style-name="CharStyle20"><text:span text:style-name="T10">ale zobu</text:span></text:span><text:span text:style-name="CharStyle20"><text:span text:style-name="T14">ď</text:span></text:span><text:span text:style-name="CharStyle20"><text:span text:style-name="T10"> i té</text:span></text:span></text:p>
        <text:p text:style-name="P68"><text:span text:style-name="CharStyle20"><text:span text:style-name="T10">deti ospanlivé,</text:span></text:span></text:p>
        <text:p text:style-name="P68"><text:span text:style-name="CharStyle20"><text:span text:style-name="T10">aby si úkoly</text:span></text:span></text:p>
        <text:p text:style-name="P68"><text:span text:style-name="CharStyle20"><text:span text:style-name="T10">skončily do školy! —</text:span></text:span></text:p>
        <text:p text:style-name="P12"><text:span text:style-name="CharStyle16"><text:span text:style-name="T10"/></text:span></text:p>
        <text:p text:style-name="P36"><text:span text:style-name="CharStyle16"><text:span text:style-name="T10">24. Miško je chlap!</text:span></text:span></text:p>
        <text:p text:style-name="P59"><text:span text:style-name="CharStyle20"><text:span text:style-name="T10"/></text:span></text:p>
        <text:p text:style-name="P68"><text:span text:style-name="CharStyle20"><text:span text:style-name="T10">Člipy, člupy, </text:span></text:span><text:span text:style-name="CharStyle20"><text:span text:style-name="T3">č</text:span></text:span><text:span text:style-name="CharStyle20"><text:span text:style-name="T10">lap!</text:span></text:span></text:p>
        <text:p text:style-name="P68"><text:span text:style-name="CharStyle20"><text:span text:style-name="T10">Miško, ty si chla</text:span></text:span><text:span text:style-name="CharStyle20"><text:span text:style-name="T3">p!</text:span></text:span></text:p>
        <text:p text:style-name="P68"><text:span text:style-name="CharStyle20"><text:span text:style-name="T10">Chcels’ narezať rákosiny,</text:span></text:span></text:p>
        <text:p text:style-name="P68"><text:soft-page-break/><text:span text:style-name="CharStyle20"><text:span text:style-name="T10">odpadnul si do bariny!</text:span></text:span></text:p>
        <text:p text:style-name="P68"><text:span text:style-name="CharStyle20"><text:span text:style-name="T10">Člipy, člupy, člap!</text:span></text:span></text:p>
        <text:p text:style-name="P68"><text:span text:style-name="CharStyle20"><text:span text:style-name="T10">Miško, ty si chlap!</text:span></text:span></text:p>
        <text:p text:style-name="P68"><text:span text:style-name="CharStyle20"><text:span text:style-name="T10"/></text:span></text:p>
        <text:p text:style-name="P68"><text:span text:style-name="CharStyle20"><text:span text:style-name="T14">Č</text:span></text:span><text:span text:style-name="CharStyle20"><text:span text:style-name="T10">lipy, člupy, člap!</text:span></text:span></text:p>
        <text:p text:style-name="P68"><text:span text:style-name="CharStyle20"><text:span text:style-name="T10">Miško je ver</text:span></text:span><text:span text:style-name="CharStyle20"><text:span text:style-name="T3">’</text:span></text:span><text:span text:style-name="CharStyle20"><text:span text:style-name="T10"> chlap!</text:span></text:span></text:p>
        <text:p text:style-name="P68"><text:span text:style-name="CharStyle20"><text:span text:style-name="T10">Ulapiť chcel zas motýla,</text:span></text:span></text:p>
        <text:p text:style-name="P68"><text:span text:style-name="CharStyle20"><text:span text:style-name="T10">ale padnul do močila!</text:span></text:span></text:p>
        <text:p text:style-name="P68"><text:span text:style-name="CharStyle20"><text:span text:style-name="T10">Člipy, člupy, člap!</text:span></text:span></text:p>
        <text:p text:style-name="P68"><text:span text:style-name="CharStyle20"><text:span text:style-name="T10">Miško je ver</text:span></text:span><text:span text:style-name="CharStyle20"><text:span text:style-name="T3">’</text:span></text:span><text:span text:style-name="CharStyle20"><text:span text:style-name="T10"> chlap!!</text:span></text:span></text:p>
        <text:p text:style-name="P24"><text:span text:style-name="CharStyle25"><text:span text:style-name="T10"/></text:span></text:p>
        <text:p text:style-name="P12"><text:span text:style-name="CharStyle16"><text:span text:style-name="T10">25. Slúžka a cap</text:span></text:span><text:span text:style-name="CharStyle16"><text:span text:style-name="T3">.</text:span></text:span></text:p>
        <text:p text:style-name="P18"><text:span text:style-name="CharStyle20"><text:span text:style-name="T10"/></text:span></text:p>
        <text:p text:style-name="P43"><text:span text:style-name="CharStyle20"><text:span text:style-name="T10">Pani riekne slúžke:</text:span></text:span></text:p>
        <text:p text:style-name="P43"><text:span text:style-name="CharStyle20"><text:span text:style-name="T10">„Idem do kostola!</text:span></text:span></text:p>
        <text:p text:style-name="P22"><text:span text:style-name="CharStyle20"><text:span text:style-name="T10">Pozor daj na všetko,</text:span></text:span></text:p>
        <text:p text:style-name="P43"><text:span text:style-name="CharStyle20"><text:span text:style-name="T10">by spokojná bola!</text:span></text:span></text:p>
        <text:p text:style-name="P63"><text:span text:style-name="CharStyle20"><text:span text:style-name="T10">Zvlášte nezanechaj</text:span></text:span></text:p>
        <text:p text:style-name="P68"><text:span text:style-name="CharStyle20"><text:span text:style-name="T10">izbu otvorenú,</text:span></text:span></text:p>
        <text:p text:style-name="P68"><text:span text:style-name="CharStyle20"><text:span text:style-name="T10">lebo môžeš pr</text:span></text:span><text:span text:style-name="CharStyle20"><text:span text:style-name="T3">í</text:span></text:span><text:span text:style-name="CharStyle20"><text:span text:style-name="T10">jsť</text:span></text:span></text:p>
        <text:p text:style-name="P68"><text:span text:style-name="CharStyle20"><text:span text:style-name="T10">aj o mzdu zaslúženú!</text:span></text:span></text:p>
        <text:p text:style-name="P51"><text:span text:style-name="CharStyle20"><text:span text:style-name="T10">Za každú mi škodu</text:span></text:span></text:p>
        <text:p text:style-name="P57"><text:span text:style-name="CharStyle20"><text:span text:style-name="T10">majetkom zodpovieš!</text:span></text:span></text:p>
        <text:p text:style-name="P22"><text:span text:style-name="CharStyle20"><text:span text:style-name="T10">Ztiahnem ti to z nájmu,</text:span></text:span></text:p>
        <text:p text:style-name="P43"><text:span text:style-name="CharStyle20"><text:span text:style-name="T10">Katka, či rozumieš?</text:span></text:span></text:p>
        <text:p text:style-name="P63"><text:span text:style-name="CharStyle20"><text:span text:style-name="T10">To ti vravím, lebo</text:span></text:span></text:p>
        <text:p text:style-name="P68"><text:span text:style-name="CharStyle20"><text:span text:style-name="T10">do práce si chtivá,</text:span></text:span></text:p>
        <text:p text:style-name="P68"><text:span text:style-name="CharStyle20"><text:span text:style-name="T10">ale pritom často</text:span></text:span></text:p>
        <text:p text:style-name="P68"><text:span text:style-name="CharStyle20"><text:span text:style-name="T10">veľmi zábudlivá!</text:span></text:span><text:span text:style-name="CharStyle20"><text:span text:style-name="T3">“</text:span></text:span><text:span text:style-name="CharStyle20"><text:span text:style-name="T10"> —</text:span></text:span></text:p>
        <text:p text:style-name="P63"><text:span text:style-name="CharStyle20"><text:span text:style-name="T10">I odišla pani, —</text:span></text:span></text:p>
        <text:p text:style-name="P68"><text:span text:style-name="CharStyle20"><text:span text:style-name="T10">a Katka sa z chuti</text:span></text:span></text:p>
        <text:p text:style-name="P68"><text:span text:style-name="CharStyle20"><text:span text:style-name="T10">chytila do práce.</text:span></text:span></text:p>
        <text:p text:style-name="P68"><text:soft-page-break/><text:span text:style-name="CharStyle20"><text:span text:style-name="T10">— Už sa vrtí, krutí!</text:span></text:span></text:p>
        <text:p text:style-name="P51"><text:span text:style-name="CharStyle20"><text:span text:style-name="T10">To utiera z prachu,</text:span></text:span></text:p>
        <text:p text:style-name="P57"><text:span text:style-name="CharStyle20"><text:span text:style-name="T10">tam to zas ukladá</text:span></text:span></text:p>
        <text:p text:style-name="P63"><text:span text:style-name="CharStyle20"><text:span text:style-name="T10">na mies</text:span></text:span><text:span text:style-name="CharStyle20"><text:span text:style-name="T7">ť</text:span></text:span><text:span text:style-name="CharStyle20"><text:span text:style-name="T10">atko svoje,</text:span></text:span></text:p>
        <text:p text:style-name="P68"><text:span text:style-name="CharStyle20"><text:span text:style-name="T10">bo to pani ra</text:span></text:span><text:span text:style-name="CharStyle20"><text:span text:style-name="T3">d</text:span></text:span><text:span text:style-name="CharStyle20"><text:span text:style-name="T10">a,</text:span></text:span></text:p>
        <text:p text:style-name="P68"><text:span text:style-name="CharStyle20"><text:span text:style-name="T10">keď každá vec má vždy</text:span></text:span></text:p>
        <text:p text:style-name="P68"><text:span text:style-name="CharStyle20"><text:span text:style-name="T10">ist</text:span></text:span><text:span text:style-name="CharStyle20"><text:span text:style-name="T3">é</text:span></text:span><text:span text:style-name="CharStyle20"><text:span text:style-name="T10"> miesto svoje,</text:span></text:span></text:p>
        <text:p text:style-name="P68"><text:span text:style-name="CharStyle20"><text:span text:style-name="T10">veď netreba hľadať,</text:span></text:span></text:p>
        <text:p text:style-name="P68"><text:span text:style-name="CharStyle20"><text:span text:style-name="T10">keď tak potrebno je. —</text:span></text:span></text:p>
        <text:p text:style-name="P63"><text:span text:style-name="CharStyle20"><text:span text:style-name="T10">V tom jej na um zíde,</text:span></text:span></text:p>
        <text:p text:style-name="P68"><text:span text:style-name="CharStyle20"><text:span text:style-name="T10">že ver</text:span></text:span><text:span text:style-name="CharStyle20"><text:span text:style-name="T3">’</text:span></text:span><text:span text:style-name="CharStyle20"><text:span text:style-name="T10"> nemá vody; —</text:span></text:span></text:p>
        <text:p text:style-name="P68"><text:span text:style-name="CharStyle20"><text:span text:style-name="T10">zch</text:span></text:span><text:span text:style-name="CharStyle20"><text:span text:style-name="T3">yt</text:span></text:span><text:span text:style-name="CharStyle20"><text:span text:style-name="T10">í krhlu a už</text:span></text:span></text:p>
        <text:p text:style-name="P68"><text:span text:style-name="CharStyle20"><text:span text:style-name="T10">z domu von vychodí;</text:span></text:span></text:p>
        <text:p text:style-name="P63"><text:span text:style-name="CharStyle20"><text:span text:style-name="T10">ale ako všetko</text:span></text:span></text:p>
        <text:p text:style-name="P68"><text:span text:style-name="CharStyle20"><text:span text:style-name="T10">robí prenáhlene,</text:span></text:span></text:p>
        <text:p text:style-name="P68"><text:span text:style-name="CharStyle20"><text:span text:style-name="T10">zanechá na izbe</text:span></text:span></text:p>
        <text:p text:style-name="P68"><text:span text:style-name="CharStyle20"><text:span text:style-name="T10">dvere otvorené. —</text:span></text:span></text:p>
        <text:p text:style-name="P68"><text:span text:style-name="CharStyle20"><text:span text:style-name="T10">Pri studni, keď vody</text:span></text:span></text:p>
        <text:p text:style-name="P68"><text:span text:style-name="CharStyle20"><text:span text:style-name="T10">vytiahla si Katka,</text:span></text:span></text:p>
        <text:p text:style-name="P68"><text:span text:style-name="CharStyle20"><text:span text:style-name="T10">vidí, že k nej ide</text:span></text:span></text:p>
        <text:p text:style-name="P68"><text:span text:style-name="CharStyle20"><text:span text:style-name="T10">milá kamarátka;</text:span></text:span></text:p>
        <text:p text:style-name="P68"><text:span text:style-name="CharStyle38"><text:span text:style-name="T7">a</text:span></text:span><text:span text:style-name="CharStyle38"><text:span text:style-name="T10"> </text:span></text:span><text:span text:style-name="CharStyle20"><text:span text:style-name="T10">ako to býva, —</text:span></text:span></text:p>
        <text:p text:style-name="P68"><text:span text:style-name="CharStyle20"><text:span text:style-name="T10">či nie, či sa svedčí, —</text:span></text:span></text:p>
        <text:p text:style-name="P68"><text:span text:style-name="CharStyle20"><text:span text:style-name="T10">pustily sa spolu</text:span></text:span></text:p>
        <text:p text:style-name="P63"><text:span text:style-name="CharStyle20"><text:span text:style-name="T10">pekne z reč do reči</text:span></text:span><text:span text:style-name="CharStyle20"><text:span text:style-name="T3">.</text:span></text:span></text:p>
        <text:p text:style-name="P68"><text:span text:style-name="CharStyle20"><text:span text:style-name="T10">Tu o službe, tu o</text:span></text:span></text:p>
        <text:p text:style-name="P18"><text:span text:style-name="CharStyle20"><text:span text:style-name="T10">tanci hovorily,</text:span></text:span></text:p>
        <text:p text:style-name="P18"><text:span text:style-name="CharStyle20"><text:span text:style-name="T10">ako sa a kedy</text:span></text:span></text:p>
        <text:p text:style-name="P18"><text:span text:style-name="CharStyle20"><text:span text:style-name="T10">spolu zabavily;</text:span></text:span></text:p>
        <text:p text:style-name="P18"><text:span text:style-name="CharStyle20"><text:span text:style-name="T10">a tá reč tak tiekla</text:span></text:span></text:p>
        <text:p text:style-name="P63"><text:span text:style-name="CharStyle20"><text:span text:style-name="T10">medzi nimi dvoma</text:span></text:span><text:span text:style-name="CharStyle20"><text:span text:style-name="T3">,</text:span></text:span></text:p>
        <text:p text:style-name="P68"><text:span text:style-name="CharStyle20"><text:span text:style-name="T10">až zabudly, že ver</text:span></text:span><text:span text:style-name="CharStyle20"><text:span text:style-name="T3">’</text:span></text:span></text:p>
        <text:p text:style-name="P63"><text:soft-page-break/><text:span text:style-name="CharStyle20"><text:span text:style-name="T10">majú prácu doma! —</text:span></text:span></text:p>
        <text:p text:style-name="P68"><text:span text:style-name="CharStyle20"><text:span text:style-name="T10">Tu zo stajne výnde</text:span></text:span></text:p>
        <text:p text:style-name="P63"><text:span text:style-name="CharStyle20"><text:span text:style-name="T10">pekný cap, rohatý,</text:span></text:span></text:p>
        <text:p text:style-name="P68"><text:span text:style-name="CharStyle20"><text:span text:style-name="T10">s dlhou panskou bradou,</text:span></text:span></text:p>
        <text:p text:style-name="P68"><text:span text:style-name="CharStyle20"><text:span text:style-name="T10">na bokoch strakatý;</text:span></text:span></text:p>
        <text:p text:style-name="P68"><text:span text:style-name="CharStyle20"><text:span text:style-name="T10">divno mu, že nenie</text:span></text:span></text:p>
        <text:p text:style-name="P63"><text:span text:style-name="CharStyle20"><text:span text:style-name="T10">teraz uviazaný,</text:span></text:span></text:p>
        <text:p text:style-name="P68"><text:span text:style-name="CharStyle20"><text:span text:style-name="T10">a svobodne chodiť</text:span></text:span></text:p>
        <text:p text:style-name="P68"><text:span text:style-name="CharStyle20"><text:span text:style-name="T10">že mu nik nebráni.</text:span></text:span></text:p>
        <text:p text:style-name="P63"><text:span text:style-name="CharStyle20"><text:span text:style-name="T10">I vystúpi na dvor, —</text:span></text:span></text:p>
        <text:p text:style-name="P68"><text:span text:style-name="CharStyle20"><text:span text:style-name="T10">tam sa aj prechodí;</text:span></text:span></text:p>
        <text:p text:style-name="P68"><text:span text:style-name="CharStyle20"><text:span text:style-name="T10">ach, ako sa teší</text:span></text:span></text:p>
        <text:p text:style-name="P68"><text:span text:style-name="CharStyle20"><text:span text:style-name="T10">z tej svojej svobodyl</text:span></text:span></text:p>
        <text:p text:style-name="P63"><text:span text:style-name="CharStyle20"><text:span text:style-name="T10">Hlavu dol nachýli,</text:span></text:span></text:p>
        <text:p text:style-name="P68"><text:span text:style-name="CharStyle20"><text:span text:style-name="T10">nôžkami si brnká,</text:span></text:span></text:p>
        <text:p text:style-name="P68"><text:span text:style-name="CharStyle20"><text:span text:style-name="T10">ba aj si poskočí,</text:span></text:span></text:p>
        <text:p text:style-name="P68"><text:span text:style-name="CharStyle20"><text:span text:style-name="T10">ako bystrá srnka; —</text:span></text:span></text:p>
        <text:p text:style-name="P68"><text:span text:style-name="CharStyle20"><text:span text:style-name="T10">o</text:span></text:span><text:span text:style-name="CharStyle20"><text:span text:style-name="T3">ň</text:span></text:span><text:span text:style-name="CharStyle20"><text:span text:style-name="T10">ucháva všetko, —</text:span></text:span></text:p>
        <text:p text:style-name="P68"><text:span text:style-name="CharStyle20"><text:span text:style-name="T10">i k dverám sa blíži</text:span></text:span></text:p>
        <text:p text:style-name="P51"><text:span text:style-name="CharStyle20"><text:span text:style-name="T10">ba sa opováži</text:span></text:span></text:p>
        <text:p text:style-name="P57"><text:span text:style-name="CharStyle20"><text:span text:style-name="T10">vnís</text:span></text:span><text:span text:style-name="CharStyle20"><text:span text:style-name="T3">ť</text:span></text:span><text:span text:style-name="CharStyle20"><text:span text:style-name="T10"> do panskej chyži.</text:span></text:span></text:p>
        <text:p text:style-name="P59"><text:span text:style-name="CharStyle20"><text:span text:style-name="T10">A prečo by nešiel?</text:span></text:span></text:p>
        <text:p text:style-name="P18"><text:span text:style-name="CharStyle20"><text:span text:style-name="T10">Zakázané nenie!</text:span></text:span></text:p>
        <text:p text:style-name="P63"><text:span text:style-name="CharStyle20"><text:span text:style-name="T10">Veď hľa sú i teraz</text:span></text:span></text:p>
        <text:p text:style-name="P68"><text:span text:style-name="CharStyle20"><text:span text:style-name="T10">dvere odchýlené. —</text:span></text:span></text:p>
        <text:p text:style-name="P68"><text:span text:style-name="CharStyle20"><text:span text:style-name="T10">A ako tu pekne!</text:span></text:span></text:p>
        <text:p text:style-name="P63"><text:span text:style-name="CharStyle20"><text:span text:style-name="T10">Všetko sa tak blyští,</text:span></text:span></text:p>
        <text:p text:style-name="P68"><text:span text:style-name="CharStyle20"><text:span text:style-name="T10">stolce, posteľ i stôl</text:span></text:span></text:p>
        <text:p text:style-name="P68"><text:span text:style-name="CharStyle20"><text:span text:style-name="T10">aj obrúsok čistý.</text:span></text:span></text:p>
        <text:p text:style-name="P63"><text:span text:style-name="CharStyle20"><text:span text:style-name="T10">Najväčšmi mu ale</text:span></text:span></text:p>
        <text:p text:style-name="P68"><text:span text:style-name="CharStyle20"><text:span text:style-name="T10">tam do oka padlo</text:span></text:span></text:p>
        <text:p text:style-name="P68"><text:span text:style-name="CharStyle20"><text:span text:style-name="T10">pri stene stojace</text:span></text:span></text:p>
        <text:p text:style-name="P68"><text:soft-page-break/><text:span text:style-name="CharStyle20"><text:span text:style-name="T10">veliké zrkadlo.</text:span></text:span></text:p>
        <text:p text:style-name="P51"><text:span text:style-name="CharStyle20"><text:span text:style-name="T10">Pristúpi i k nemu. —</text:span></text:span></text:p>
        <text:p text:style-name="P57"><text:span text:style-name="CharStyle20"><text:span text:style-name="T10">Ale hop! — Zázraky!</text:span></text:span></text:p>
        <text:p text:style-name="P51"><text:span text:style-name="CharStyle20"><text:span text:style-name="T10">Iného tam capa</text:span></text:span></text:p>
        <text:p text:style-name="P57"><text:span text:style-name="CharStyle20"><text:span text:style-name="T10">zhliadnu jeho zraky!</text:span></text:span></text:p>
        <text:p text:style-name="P59"><text:span text:style-name="CharStyle20"><text:span text:style-name="T10">Čo je to? — Kde sa vzal?</text:span></text:span></text:p>
        <text:p text:style-name="P18"><text:span text:style-name="CharStyle20"><text:span text:style-name="T10">Odkiaľ že pochodí?</text:span></text:span></text:p>
        <text:p text:style-name="P51"><text:span text:style-name="CharStyle20"><text:span text:style-name="T10">Na jeho smetisku</text:span></text:span></text:p>
        <text:p text:style-name="P57"><text:span text:style-name="CharStyle20"><text:span text:style-name="T10">s</text:span></text:span><text:span text:style-name="CharStyle20"><text:span text:style-name="T3">m</text:span></text:span><text:span text:style-name="CharStyle20"><text:span text:style-name="T10">ele sa prechodí!</text:span></text:span></text:p>
        <text:p text:style-name="P51"><text:span text:style-name="CharStyle20"><text:span text:style-name="T10">Nechce veriť! — Ale</text:span></text:span></text:p>
        <text:p text:style-name="P57"><text:span text:style-name="CharStyle20"><text:span text:style-name="T10">keď zaškúli bokom,</text:span></text:span></text:p>
        <text:p text:style-name="P51"><text:span text:style-name="CharStyle20"><text:span text:style-name="T10">v zrkadle ten t</text:span></text:span><text:span text:style-name="CharStyle20"><text:span text:style-name="T3">i</text:span></text:span><text:span text:style-name="CharStyle20"><text:span text:style-name="T10">ež tak</text:span></text:span></text:p>
        <text:p text:style-name="P57"><text:span text:style-name="CharStyle20"><text:span text:style-name="T10">pozre naňho okom;</text:span></text:span></text:p>
        <text:p text:style-name="P63"><text:span text:style-name="CharStyle20"><text:span text:style-name="T10">ba ke</text:span></text:span><text:span text:style-name="CharStyle20"><text:span text:style-name="T14">ď</text:span></text:span><text:span text:style-name="CharStyle20"><text:span text:style-name="T10"> hlavu zchýli</text:span></text:span></text:p>
        <text:p text:style-name="P68"><text:span text:style-name="CharStyle20"><text:span text:style-name="T10">alebo sa zohne,</text:span></text:span></text:p>
        <text:p text:style-name="P68"><text:span text:style-name="CharStyle20"><text:span text:style-name="T10">i ten v tom zrkadle</text:span></text:span></text:p>
        <text:p text:style-name="P18"><text:span text:style-name="CharStyle20"><text:span text:style-name="T10">práve tak sa pohne. </text:span></text:span><text:span text:style-name="CharStyle20"><text:span text:style-name="T3">—</text:span></text:span></text:p>
        <text:p text:style-name="P18"><text:span text:style-name="CharStyle20"><text:span text:style-name="T10">Ej, to je už primoc! —</text:span></text:span></text:p>
        <text:p text:style-name="P18"><text:span text:style-name="CharStyle20"><text:span text:style-name="T10">Tu nemôž</text:span></text:span><text:span text:style-name="CharStyle20"><text:span text:style-name="T3">’</text:span></text:span><text:span text:style-name="CharStyle20"><text:span text:style-name="T10"> by</text:span></text:span><text:span text:style-name="CharStyle20"><text:span text:style-name="T14">ť</text:span></text:span><text:span text:style-name="CharStyle20"><text:span text:style-name="T10"> klamu!</text:span></text:span></text:p>
        <text:p text:style-name="P51"><text:span text:style-name="CharStyle20"><text:span text:style-name="T10">On je jeho sokom, —</text:span></text:span></text:p>
        <text:p text:style-name="P57"><text:span text:style-name="CharStyle20"><text:span text:style-name="T10">ba posmieva sa mu!</text:span></text:span></text:p>
        <text:p text:style-name="P63"><text:span text:style-name="CharStyle20"><text:span text:style-name="T10">Tu treba ukázať,</text:span></text:span></text:p>
        <text:p text:style-name="P68"><text:span text:style-name="CharStyle20"><text:span text:style-name="T10">že on je tu pánom,</text:span></text:span></text:p>
        <text:p text:style-name="P68"><text:span text:style-name="CharStyle20"><text:span text:style-name="T10">a že sem zabráni</text:span></text:span></text:p>
        <text:p text:style-name="P18"><text:span text:style-name="CharStyle20"><text:span text:style-name="T10">prísť takým trhanom</text:span></text:span><text:span text:style-name="CharStyle20"><text:span text:style-name="T3">!</text:span></text:span></text:p>
        <text:p text:style-name="P63"><text:span text:style-name="CharStyle20"><text:span text:style-name="T10">V zlosti rohy vystre, </text:span></text:span><text:span text:style-name="CharStyle20"><text:span text:style-name="T3">—</text:span></text:span></text:p>
        <text:p text:style-name="P68"><text:span text:style-name="CharStyle20"><text:span text:style-name="T10">vypne tvrdé čelo:</text:span></text:span></text:p>
        <text:p text:style-name="P68"><text:span text:style-name="CharStyle20"><text:span text:style-name="T10">a bum</text:span></text:span><text:span text:style-name="CharStyle20"><text:span text:style-name="T3">s!</text:span></text:span><text:span text:style-name="CharStyle20"><text:span text:style-name="T10"> do zrkadla,</text:span></text:span></text:p>
        <text:p text:style-name="P68"><text:span text:style-name="CharStyle20"><text:span text:style-name="T10">až sa rozletel</text:span></text:span><text:span text:style-name="CharStyle20"><text:span text:style-name="T3">o</text:span></text:span><text:span text:style-name="CharStyle20"><text:span text:style-name="T10">!</text:span></text:span></text:p>
        <text:p text:style-name="P18"><text:span text:style-name="CharStyle20"><text:span text:style-name="T10">Práve vtedy vchodí</text:span></text:span></text:p>
        <text:p text:style-name="P18"><text:span text:style-name="CharStyle20"><text:span text:style-name="T10">Katka s čerstvou vodou;</text:span></text:span></text:p>
        <text:p text:style-name="P18"><text:span text:style-name="CharStyle20"><text:span text:style-name="T10">zmeravie jej duša</text:span></text:span></text:p>
        <text:p text:style-name="P18"><text:soft-page-break/><text:span text:style-name="CharStyle20"><text:span text:style-name="T10">nad toľkouto škodou?</text:span></text:span></text:p>
        <text:p text:style-name="P51"><text:span text:style-name="CharStyle20"><text:span text:style-name="T10">Zalomí rukama; —</text:span></text:span></text:p>
        <text:p text:style-name="P57"><text:span text:style-name="CharStyle20"><text:span text:style-name="T10">v slzách zvlhnú oči, —</text:span></text:span></text:p>
        <text:p text:style-name="P51"><text:span text:style-name="CharStyle20"><text:span text:style-name="T3">a</text:span></text:span><text:span text:style-name="CharStyle20"><text:span text:style-name="T10"> v hneve i v žial</text:span></text:span><text:span text:style-name="CharStyle20"><text:span text:style-name="T14">i</text:span></text:span></text:p>
        <text:p text:style-name="P57"><text:span text:style-name="CharStyle20"><text:span text:style-name="T10">ku capovi skočí.</text:span></text:span></text:p>
        <text:p text:style-name="P63"><text:span text:style-name="CharStyle20"><text:span text:style-name="T10">Bije ho a lomí,</text:span></text:span></text:p>
        <text:p text:style-name="P68"><text:span text:style-name="CharStyle20"><text:span text:style-name="T10">jak len vládze, veľmi,</text:span></text:span></text:p>
        <text:p text:style-name="P68"><text:span text:style-name="CharStyle20"><text:span text:style-name="T10">až cap zkrvavený</text:span></text:span></text:p>
        <text:p text:style-name="P68"><text:span text:style-name="CharStyle20"><text:span text:style-name="T10">vyskočí von dvermi. —</text:span></text:span></text:p>
        <text:p text:style-name="P63"><text:span text:style-name="CharStyle20"><text:span text:style-name="T10">Z kostola sa pani</text:span></text:span></text:p>
        <text:p text:style-name="P68"><text:span text:style-name="CharStyle20"><text:span text:style-name="T10">pokojne vrátila,</text:span></text:span></text:p>
        <text:p text:style-name="P68"><text:span text:style-name="CharStyle20"><text:span text:style-name="T10">no, prestal jej pokoj,</text:span></text:span></text:p>
        <text:p text:style-name="P68"><text:span text:style-name="CharStyle20"><text:span text:style-name="T10">škodu ke</text:span></text:span><text:span text:style-name="CharStyle20"><text:span text:style-name="T14">ď</text:span></text:span><text:span text:style-name="CharStyle20"><text:span text:style-name="T10"> zočila.</text:span></text:span></text:p>
        <text:p text:style-name="P51"><text:span text:style-name="CharStyle20"><text:span text:style-name="T10">„Škodu mi nahradíš!“</text:span></text:span></text:p>
        <text:p text:style-name="P57"><text:span text:style-name="CharStyle20"><text:span text:style-name="T10">trpké slovo padlo:</text:span></text:span></text:p>
        <text:p text:style-name="P51"><text:span text:style-name="CharStyle20"><text:span text:style-name="T10">Katka nové kúpiť</text:span></text:span></text:p>
        <text:p text:style-name="P57"><text:span text:style-name="CharStyle20"><text:span text:style-name="T10">musela zrkadlo!!</text:span></text:span></text:p>
        <text:p text:style-name="P13"><text:span text:style-name="CharStyle16"><text:span text:style-name="T10"/></text:span></text:p>
        <text:p text:style-name="P37"><text:span text:style-name="CharStyle16"><text:span text:style-name="T10">26. V noci.</text:span></text:span></text:p>
        <text:p text:style-name="P18"><text:span text:style-name="CharStyle20"><text:span text:style-name="T10"/></text:span></text:p>
        <text:p text:style-name="P43"><text:span text:style-name="CharStyle20"><text:span text:style-name="T10">Tichosť, tichosť vôkol mňa, —</text:span></text:span></text:p>
        <text:p text:style-name="P43"><text:span text:style-name="CharStyle20"><text:span text:style-name="T10">v pokoj milý hluk sa mení, —</text:span></text:span></text:p>
        <text:p text:style-name="P43"><text:span text:style-name="CharStyle20"><text:span text:style-name="T10">stíchol hrmot, hukot dňa,</text:span></text:span></text:p>
        <text:p text:style-name="P43"><text:span text:style-name="CharStyle20"><text:span text:style-name="T10">všetko spí si v sladkom snení,</text:span></text:span></text:p>
        <text:p text:style-name="P43"><text:span text:style-name="CharStyle20"><text:span text:style-name="T10">i ten lístok, kvietok, — len</text:span></text:span></text:p>
        <text:p text:style-name="P43"><text:span text:style-name="CharStyle20"><text:span text:style-name="T10">pre mňa jedno: noc či deň.</text:span></text:span></text:p>
        <text:p text:style-name="P24"><text:span text:style-name="CharStyle25"><text:span text:style-name="T10"/></text:span></text:p>
        <text:p text:style-name="P18"><text:span text:style-name="CharStyle20"><text:span text:style-name="T10">Moja nádej, život môj</text:span></text:span></text:p>
        <text:p text:style-name="P63"><text:span text:style-name="CharStyle20"><text:span text:style-name="T10">je tma hustá čiernej noci, —</text:span></text:span></text:p>
        <text:p text:style-name="P68"><text:span text:style-name="CharStyle20"><text:span text:style-name="T10">mojej duše nepokoj</text:span></text:span></text:p>
        <text:p text:style-name="P18"><text:span text:style-name="CharStyle20"><text:span text:style-name="T10">stíšiť, zmierniť nemám moci!</text:span></text:span></text:p>
        <text:p text:style-name="P18"><text:span text:style-name="CharStyle20"><text:span text:style-name="T10">Všade tieseň, všade strasť!</text:span></text:span></text:p>
        <text:p text:style-name="P18"><text:soft-page-break/><text:span text:style-name="CharStyle20"><text:span text:style-name="T10">Ó, kde pravá blaha vlasť? —</text:span></text:span></text:p>
        <text:p text:style-name="P18"><text:span text:style-name="CharStyle20"><text:span text:style-name="T10"/></text:span></text:p>
        <text:p text:style-name="P39"><text:span text:style-name="CharStyle20"><text:span text:style-name="T10">Lež čo vidím nad sebou?</text:span></text:span></text:p>
        <text:p text:style-name="P63"><text:span text:style-name="CharStyle20"><text:span text:style-name="T10">Krása neba tam sa s</text:span></text:span><text:span text:style-name="CharStyle20"><text:span text:style-name="T3">kve</text:span></text:span><text:span text:style-name="CharStyle20"><text:span text:style-name="T10">je!</text:span></text:span></text:p>
        <text:p text:style-name="P68"><text:span text:style-name="CharStyle20"><text:span text:style-name="T10">Nesmiernosti velebou</text:span></text:span></text:p>
        <text:p text:style-name="P18"><text:span text:style-name="CharStyle20"><text:span text:style-name="T10">ona balzam v ranu leje.</text:span></text:span></text:p>
        <text:p text:style-name="P63"><text:span text:style-name="CharStyle20"><text:span text:style-name="T10">Tam, tam, tuším, žiaľu niet,</text:span></text:span></text:p>
        <text:p text:style-name="P68"><text:span text:style-name="CharStyle20"><text:span text:style-name="T10">bo tam Ten, čo riadi svet!</text:span></text:span></text:p>
        <text:p text:style-name="P47"><text:span text:style-name="CharStyle20"><text:span text:style-name="T10"/></text:span></text:p>
        <text:p text:style-name="P57"><text:span text:style-name="CharStyle20"><text:span text:style-name="T10">Jemu môžem, Otcovi,</text:span></text:span></text:p>
        <text:p text:style-name="P57"><text:span text:style-name="CharStyle20"><text:span text:style-name="T10">zdeliť žiaľ i bôle svoje.</text:span></text:span></text:p>
        <text:p text:style-name="P51"><text:span text:style-name="CharStyle20"><text:span text:style-name="T10">On môž’, On je hotový</text:span></text:span></text:p>
        <text:p text:style-name="P57"><text:span text:style-name="CharStyle20"><text:span text:style-name="T10">stíšiť duše nepokoje!</text:span></text:span></text:p>
        <text:p text:style-name="P57"><text:span text:style-name="CharStyle20"><text:span text:style-name="T10">On je Otcom ver’ i mne:</text:span></text:span></text:p>
        <text:p text:style-name="P57"><text:span text:style-name="CharStyle20"><text:span text:style-name="T10">v Neho dúfam úprimne!</text:span></text:span></text:p>
        <text:p text:style-name="P59"><text:span text:style-name="CharStyle20"><text:span text:style-name="T10"/></text:span></text:p>
        <text:p text:style-name="P68"><text:span text:style-name="CharStyle20"><text:span text:style-name="T10">Tak sa viacej nebojím hrôzy</text:span></text:span></text:p>
        <text:p text:style-name="P68"><text:span text:style-name="CharStyle20"><text:span text:style-name="T10">tajnej budúcnosti,</text:span></text:span></text:p>
        <text:p text:style-name="P68"><text:span text:style-name="CharStyle20"><text:span text:style-name="T10">ke</text:span></text:span><text:span text:style-name="CharStyle20"><text:span text:style-name="T14">ď</text:span></text:span><text:span text:style-name="CharStyle20"><text:span text:style-name="T10"> On pri mne, — obstojím!</text:span></text:span></text:p>
        <text:p text:style-name="P68"><text:span text:style-name="CharStyle20"><text:span text:style-name="T10">Prenesiem kríž v oddanosti.</text:span></text:span></text:p>
        <text:p text:style-name="P63"><text:span text:style-name="CharStyle20"><text:span text:style-name="T10">Vierou v Neho, buď jak buď,</text:span></text:span></text:p>
        <text:p text:style-name="P68"><text:span text:style-name="CharStyle20"><text:span text:style-name="T10">skončím túto žitia pú</text:span></text:span><text:span text:style-name="CharStyle20"><text:span text:style-name="T3">ť</text:span></text:span><text:span text:style-name="CharStyle20"><text:span text:style-name="T10">!!</text:span></text:span></text:p>
        <text:p text:style-name="P13"><text:span text:style-name="CharStyle16"><text:span text:style-name="T10"/></text:span></text:p>
        <text:p text:style-name="P37"><text:span text:style-name="CharStyle16"><text:span text:style-name="T10">27. Nad drahým prachom.</text:span></text:span></text:p>
        <text:p text:style-name="P59"><text:span text:style-name="CharStyle20"><text:span text:style-name="T10"/></text:span></text:p>
        <text:p text:style-name="P68"><text:span text:style-name="CharStyle20"><text:span text:style-name="T10">Na cmiteri kopček malý</text:span></text:span></text:p>
        <text:p text:style-name="P68"><text:span text:style-name="CharStyle20"><text:span text:style-name="T10">z hustej trávy slabo čnie,</text:span></text:span></text:p>
        <text:p text:style-name="P68"><text:span text:style-name="CharStyle20"><text:span text:style-name="T10">a pred okom mojím halí</text:span></text:span></text:p>
        <text:p text:style-name="P68"><text:span text:style-name="CharStyle20"><text:span text:style-name="T10">údy drahé, údy mdlie.</text:span></text:span></text:p>
        <text:p text:style-name="P63"><text:span text:style-name="CharStyle20"><text:span text:style-name="T10">Z oka môjho slza bôľu</text:span></text:span></text:p>
        <text:p text:style-name="P68"><text:span text:style-name="CharStyle20"><text:span text:style-name="T10">padá k zemi, v trávy vňať,</text:span></text:span></text:p>
        <text:p text:style-name="P68"><text:span text:style-name="CharStyle20"><text:span text:style-name="T10">ach, veď mi tam leží dolu,</text:span></text:span></text:p>
        <text:p text:style-name="P68"><text:soft-page-break/><text:span text:style-name="CharStyle20"><text:span text:style-name="T10">spí tam sladko ľúba mať!</text:span></text:span></text:p>
        <text:p text:style-name="P63"><text:span text:style-name="CharStyle20"><text:span text:style-name="T10">Boľasť žravá srdce kruší, —</text:span></text:span></text:p>
        <text:p text:style-name="P68"><text:span text:style-name="CharStyle20"><text:span text:style-name="T10">mračným vidím život svoj,</text:span></text:span></text:p>
        <text:p text:style-name="P68"><text:span text:style-name="CharStyle20"><text:span text:style-name="T10">keď pomyslím v mysli, v duši,</text:span></text:span></text:p>
        <text:p text:style-name="P68"><text:span text:style-name="CharStyle20"><text:span text:style-name="T10">že tu leží lásky zdroj.</text:span></text:span></text:p>
        <text:p text:style-name="P63"><text:span text:style-name="CharStyle20"><text:span text:style-name="T10">Lež v tom zdvihnem k nebu zraky,</text:span></text:span></text:p>
        <text:p text:style-name="P68"><text:span text:style-name="CharStyle20"><text:span text:style-name="T10">ta v tú večnú blaha vlasť:</text:span></text:span></text:p>
        <text:p text:style-name="P68"><text:span text:style-name="CharStyle20"><text:span text:style-name="T10">k</text:span></text:span><text:span text:style-name="CharStyle20"><text:span text:style-name="T3">rot</text:span></text:span><text:span text:style-name="CharStyle20"><text:span text:style-name="T10">ne srdce, miznú mraky,</text:span></text:span></text:p>
        <text:p text:style-name="P68"><text:span text:style-name="CharStyle20"><text:span text:style-name="T10">tíchnu bôle, hynie strasť.</text:span></text:span></text:p>
        <text:p text:style-name="P51"><text:span text:style-name="CharStyle20"><text:span text:style-name="T10">Veď či možno, chladnej hrudy,</text:span></text:span></text:p>
        <text:p text:style-name="P57"><text:span text:style-name="CharStyle20"><text:span text:style-name="T10">tmavej zeme tesný byt</text:span></text:span></text:p>
        <text:p text:style-name="P22"><text:span text:style-name="CharStyle20"><text:span text:style-name="T10">materinskej žeby hrudi</text:span></text:span></text:p>
        <text:p text:style-name="P43"><text:span text:style-name="CharStyle20"><text:span text:style-name="T10">lásku vrelú mohol skry</text:span></text:span><text:span text:style-name="CharStyle20"><text:span text:style-name="T14">ť</text:span></text:span><text:span text:style-name="CharStyle20"><text:span text:style-name="T10">? —</text:span></text:span></text:p>
        <text:p text:style-name="P4"><text:span text:style-name="CharStyle39"><text:span text:style-name="T10"/></text:span></text:p>
        <text:p text:style-name="P31"><text:span text:style-name="CharStyle39"><text:span text:style-name="T10">28. Na jar.</text:span></text:span></text:p>
        <text:p text:style-name="P18"><text:span text:style-name="CharStyle20"><text:span text:style-name="T10"/></text:span></text:p>
        <text:p text:style-name="P43"><text:span text:style-name="CharStyle20"><text:span text:style-name="T14">Ve</text:span></text:span><text:span text:style-name="CharStyle20"><text:span text:style-name="T10">trík jarní milo veje,</text:span></text:span></text:p>
        <text:p text:style-name="P43"><text:span text:style-name="CharStyle20"><text:span text:style-name="T14">p</text:span></text:span><text:span text:style-name="CharStyle20"><text:span text:style-name="T10">ríjemne i slnko hreje,</text:span></text:span></text:p>
        <text:p text:style-name="P43"><text:span text:style-name="CharStyle20"><text:span text:style-name="T10">osviežený teplom vzduch</text:span></text:span></text:p>
        <text:p text:style-name="P43"><text:span text:style-name="CharStyle20"><text:span text:style-name="T10">budí život, budí ruch.</text:span></text:span></text:p>
        <text:p text:style-name="P18"><text:span text:style-name="CharStyle20"><text:span text:style-name="T10"/></text:span></text:p>
        <text:p text:style-name="P43"><text:span text:style-name="CharStyle20"><text:span text:style-name="T10">Trávička i kvietky i mach</text:span></text:span></text:p>
        <text:p text:style-name="P43"><text:span text:style-name="CharStyle20"><text:span text:style-name="T10">po lúčinách, po dolinách</text:span></text:span></text:p>
        <text:p text:style-name="P43"><text:span text:style-name="CharStyle20"><text:span text:style-name="T10">znove zo sna vstávajú,</text:span></text:span></text:p>
        <text:p text:style-name="P43"><text:span text:style-name="CharStyle20"><text:span text:style-name="T10">hlávky hore zdvíhajú.</text:span></text:span></text:p>
        <text:p text:style-name="P18"><text:span text:style-name="CharStyle20"><text:span text:style-name="T10"/></text:span></text:p>
        <text:p text:style-name="P43"><text:span text:style-name="CharStyle20"><text:span text:style-name="T10">I tie vtáčky zanemené,</text:span></text:span></text:p>
        <text:p text:style-name="P43"><text:span text:style-name="CharStyle20"><text:span text:style-name="T10">ku radosti povzbudené</text:span></text:span></text:p>
        <text:p text:style-name="P43"><text:span text:style-name="CharStyle20"><text:span text:style-name="T10">v tento jarný milý čas</text:span></text:span></text:p>
        <text:p text:style-name="P43"><text:span text:style-name="CharStyle20"><text:span text:style-name="T10">spevom svojím tešia nás.</text:span></text:span></text:p>
        <text:p text:style-name="P59"><text:span text:style-name="CharStyle20"><text:span text:style-name="T10"/></text:span></text:p>
        <text:p text:style-name="P68"><text:span text:style-name="CharStyle20"><text:span text:style-name="T10">Kriaky, stromy nové púčky</text:span></text:span></text:p>
        <text:p text:style-name="P68"><text:soft-page-break/><text:span text:style-name="CharStyle20"><text:span text:style-name="T10">vyháňajú, — a za rúčky</text:span></text:span></text:p>
        <text:p text:style-name="P68"><text:span text:style-name="CharStyle20"><text:span text:style-name="T10">dietky milo spojené</text:span></text:span></text:p>
        <text:p text:style-name="P68"><text:span text:style-name="CharStyle20"><text:span text:style-name="T10">vyskakujú blažene.</text:span></text:span></text:p>
        <text:p text:style-name="P24"><text:span text:style-name="CharStyle25"><text:span text:style-name="T10"/></text:span></text:p>
        <text:p text:style-name="P63"><text:span text:style-name="CharStyle20"><text:span text:style-name="T10">Všetko, všetko zo sna vstáva,</text:span></text:span></text:p>
        <text:p text:style-name="P68"><text:span text:style-name="CharStyle20"><text:span text:style-name="T10">chválu, vďaku Bohu vzdáva,</text:span></text:span></text:p>
        <text:p text:style-name="P68"><text:span text:style-name="CharStyle20"><text:span text:style-name="T10">že vzkriesenie Kristovo</text:span></text:span></text:p>
        <text:p text:style-name="P68"><text:span text:style-name="CharStyle20"><text:span text:style-name="T10">budí život nanov</text:span></text:span><text:span text:style-name="CharStyle20"><text:span text:style-name="T3">o!</text:span></text:span></text:p>
        <text:p text:style-name="P14"><text:span text:style-name="CharStyle16"><text:span text:style-name="T10"/></text:span></text:p>
        <text:p text:style-name="P38"><text:span text:style-name="CharStyle16"><text:span text:style-name="T10">29. Zasvie</text:span></text:span><text:span text:style-name="CharStyle16"><text:span text:style-name="T14">ť</text:span></text:span><text:span text:style-name="CharStyle16"><text:span text:style-name="T10">, slnce!</text:span></text:span></text:p>
        <text:p text:style-name="P59"><text:span text:style-name="CharStyle20"><text:span text:style-name="T10"/></text:span></text:p>
        <text:p text:style-name="P68"><text:span text:style-name="CharStyle20"><text:span text:style-name="T10">Zasvie</text:span></text:span><text:span text:style-name="CharStyle20"><text:span text:style-name="T3">ť</text:span></text:span><text:span text:style-name="CharStyle20"><text:span text:style-name="T10">, slnce milé,</text:span></text:span></text:p>
        <text:p text:style-name="P68"><text:span text:style-name="CharStyle20"><text:span text:style-name="T10">svieť nám celý deň,</text:span></text:span></text:p>
        <text:p text:style-name="P68"><text:span text:style-name="CharStyle20"><text:span text:style-name="T10">na lúky i pole</text:span></text:span></text:p>
        <text:p text:style-name="P18"><text:span text:style-name="CharStyle20"><text:span text:style-name="T10">teplo svieť nám len.</text:span></text:span></text:p>
        <text:p text:style-name="P47"><text:span text:style-name="CharStyle20"><text:span text:style-name="T10"/></text:span></text:p>
        <text:p text:style-name="P57"><text:span text:style-name="CharStyle20"><text:span text:style-name="T10">Dnes je prázdna škola,</text:span></text:span></text:p>
        <text:p text:style-name="P57"><text:span text:style-name="CharStyle20"><text:span text:style-name="T10">zavítal k nám máj;</text:span></text:span></text:p>
        <text:p text:style-name="P51"><text:span text:style-name="CharStyle20"><text:span text:style-name="T10">oživnú i lúky</text:span></text:span></text:p>
        <text:p text:style-name="P57"><text:span text:style-name="CharStyle20"><text:span text:style-name="T10">oživne i háj! —</text:span></text:span></text:p>
        <text:p text:style-name="P59"><text:span text:style-name="CharStyle20"><text:span text:style-name="T10"/></text:span></text:p>
        <text:p text:style-name="P68"><text:span text:style-name="CharStyle20"><text:span text:style-name="T10">Sem sa, bratia, sestry,</text:span></text:span></text:p>
        <text:p text:style-name="P68"><text:span text:style-name="CharStyle20"><text:span text:style-name="T10">všetci spoločne:</text:span></text:span></text:p>
        <text:p text:style-name="P68"><text:span text:style-name="CharStyle20"><text:span text:style-name="T10">tu dnes zasvätíme</text:span></text:span></text:p>
        <text:p text:style-name="P68"><text:span text:style-name="CharStyle20"><text:span text:style-name="T10">ten deň srdečne.</text:span></text:span></text:p>
        <text:p text:style-name="P47"><text:span text:style-name="CharStyle20"><text:span text:style-name="T10"/></text:span></text:p>
        <text:p text:style-name="P57"><text:span text:style-name="CharStyle20"><text:span text:style-name="T10">A keď zajtrá zavznie</text:span></text:span></text:p>
        <text:p text:style-name="P57"><text:span text:style-name="CharStyle20"><text:span text:style-name="T10">v škole zvonca hlas,</text:span></text:span></text:p>
        <text:p text:style-name="P51"><text:span text:style-name="CharStyle20"><text:span text:style-name="T10">my sa prichytíme</text:span></text:span></text:p>
        <text:p text:style-name="P57"><text:span text:style-name="CharStyle20"><text:span text:style-name="T10">k práci našej zas.</text:span></text:span></text:p>
        <text:p text:style-name="P47"><text:span text:style-name="CharStyle20"><text:span text:style-name="T10"/></text:span></text:p>
        <text:p text:style-name="P57"><text:span text:style-name="CharStyle20"><text:span text:style-name="T10">Len ty, slnce milé,</text:span></text:span></text:p>
        <text:p text:style-name="P57"><text:soft-page-break/><text:span text:style-name="CharStyle20"><text:span text:style-name="T10">svieť nám, svieť nám len</text:span></text:span></text:p>
        <text:p text:style-name="P51"><text:span text:style-name="CharStyle20"><text:span text:style-name="T10">na lúky i pole,</text:span></text:span></text:p>
        <text:p text:style-name="P57"><text:span text:style-name="CharStyle20"><text:span text:style-name="T10">ó, svieť celý deň!</text:span></text:span></text:p>
        <text:p text:style-name="P14"><text:span text:style-name="CharStyle16"><text:span text:style-name="T10"/></text:span></text:p>
        <text:p text:style-name="P38"><text:span text:style-name="CharStyle16"><text:span text:style-name="T10">30. Z jari.</text:span></text:span></text:p>
        <text:p text:style-name="P18"><text:span text:style-name="CharStyle20"><text:span text:style-name="T10"/></text:span></text:p>
        <text:p text:style-name="P43"><text:span text:style-name="CharStyle20"><text:span text:style-name="T10">Hľa, bociaň už sa vrátil!</text:span></text:span></text:p>
        <text:p text:style-name="P43"><text:span text:style-name="CharStyle20"><text:span text:style-name="T10">Hurráh! a Hopsasa!</text:span></text:span></text:p>
        <text:p text:style-name="P22"><text:span text:style-name="CharStyle20"><text:span text:style-name="T10">Ten, čo sa v jaseň ztratil,</text:span></text:span></text:p>
        <text:p text:style-name="P43"><text:span text:style-name="CharStyle20"><text:span text:style-name="T10">jar nám už prináša!</text:span></text:span></text:p>
        <text:p text:style-name="P22"><text:span text:style-name="CharStyle20"><text:span text:style-name="T10">Vyženú stromy puky,</text:span></text:span></text:p>
        <text:p text:style-name="P43"><text:span text:style-name="CharStyle20"><text:span text:style-name="T10">príjemný bude čas,</text:span></text:span></text:p>
        <text:p text:style-name="P51"><text:span text:style-name="CharStyle20"><text:span text:style-name="T10">chytíme sa za ruky,</text:span></text:span></text:p>
        <text:p text:style-name="P57"><text:span text:style-name="CharStyle20"><text:span text:style-name="T10">budeme skákať zas!</text:span></text:span></text:p>
        <text:p text:style-name="P18"><text:span text:style-name="CharStyle20"><text:span text:style-name="T10"/></text:span></text:p>
        <text:p text:style-name="P43"><text:span text:style-name="CharStyle20"><text:span text:style-name="T10">Len pre vás, skokan-žaby,</text:span></text:span></text:p>
        <text:p text:style-name="P43"><text:span text:style-name="CharStyle20"><text:span text:style-name="T10">nastane bôľ a žiaľ!</text:span></text:span></text:p>
        <text:p text:style-name="P51"><text:span text:style-name="CharStyle20"><text:span text:style-name="T10">Ó, dajte pozor, aby</text:span></text:span></text:p>
        <text:p text:style-name="P57"><text:span text:style-name="CharStyle20"><text:span text:style-name="T10">vás bociaň nezbadal!</text:span></text:span></text:p>
        <text:p text:style-name="P57"><text:span text:style-name="CharStyle25"><text:span text:style-name="T10"/></text:span></text:p>
        <text:p text:style-name="P63"><text:span text:style-name="CharStyle20"><text:span text:style-name="T10">On mláky rád a vody, —</text:span></text:span></text:p>
        <text:p text:style-name="P68"><text:span text:style-name="CharStyle20"><text:span text:style-name="T10">a vás je hojne tam, —</text:span></text:span></text:p>
        <text:p text:style-name="P68"><text:span text:style-name="CharStyle20"><text:span text:style-name="T10">len raz svoj zobák hodí,</text:span></text:span></text:p>
        <text:p text:style-name="P68"><text:span text:style-name="CharStyle20"><text:span text:style-name="T10">a už je koniec vám!</text:span></text:span></text:p>
        <text:p text:style-name="P59"><text:span text:style-name="CharStyle20"><text:span text:style-name="T10"/></text:span></text:p>
        <text:p text:style-name="P68"><text:span text:style-name="CharStyle20"><text:span text:style-name="T10">Darmo sa v bahne mláky</text:span></text:span></text:p>
        <text:p text:style-name="P68"><text:span text:style-name="CharStyle20"><text:span text:style-name="T10">vy skrývať budete,</text:span></text:span></text:p>
        <text:p text:style-name="P68"><text:span text:style-name="CharStyle20"><text:span text:style-name="T10">vás jeho zhliadnu zraky</text:span></text:span></text:p>
        <text:p text:style-name="P68"><text:span text:style-name="CharStyle20"><text:span text:style-name="T10">a hne</text:span></text:span><text:span text:style-name="CharStyle20"><text:span text:style-name="T14">ď</text:span></text:span><text:span text:style-name="CharStyle20"><text:span text:style-name="T10"> sa n</text:span></text:span><text:span text:style-name="CharStyle20"><text:span text:style-name="T7">a</text:span></text:span><text:span text:style-name="CharStyle20"><text:span text:style-name="T10">jdete</text:span></text:span></text:p>
        <text:p text:style-name="P68"><text:span text:style-name="CharStyle20"><text:span text:style-name="T10">tam v jeho hniezde,</text:span></text:span></text:p>
        <text:p text:style-name="P68"><text:span text:style-name="CharStyle20"><text:span text:style-name="T10">aby vás svojim mladým dal!</text:span></text:span></text:p>
        <text:p text:style-name="P22"><text:span text:style-name="CharStyle20"><text:span text:style-name="T10">Ach, veru vám, ó žaby,</text:span></text:span></text:p>
        <text:p text:style-name="P43"><text:soft-page-break/><text:span text:style-name="CharStyle20"><text:span text:style-name="T10">deň milý nenastal!</text:span></text:span></text:p>
        <text:p text:style-name="P59"><text:span text:style-name="CharStyle20"><text:span text:style-name="T10"/></text:span></text:p>
        <text:p text:style-name="P68"><text:span text:style-name="CharStyle20"><text:span text:style-name="T10">No, nám je bociaň milý,</text:span></text:span></text:p>
        <text:p text:style-name="P68"><text:span text:style-name="CharStyle20"><text:span text:style-name="T10">my sa mu tešíme,</text:span></text:span></text:p>
        <text:p text:style-name="P68"><text:span text:style-name="CharStyle20"><text:span text:style-name="T10">a </text:span></text:span><text:span text:style-name="CharStyle20"><text:span text:style-name="T3">zv</text:span></text:span><text:span text:style-name="CharStyle20"><text:span text:style-name="T10">lá</text:span></text:span><text:span text:style-name="CharStyle20"><text:span text:style-name="T3">š</text:span></text:span><text:span text:style-name="CharStyle20"><text:span text:style-name="T10">te v jarnej chvíli</text:span></text:span></text:p>
        <text:p text:style-name="P59"><text:span text:style-name="CharStyle20"><text:span text:style-name="T10">ho radi vidíme;</text:span></text:span></text:p>
        <text:p text:style-name="P59"><text:span text:style-name="CharStyle20"><text:span text:style-name="T10">ve</text:span></text:span><text:span text:style-name="CharStyle20"><text:span text:style-name="T14">ď</text:span></text:span><text:span text:style-name="CharStyle20"><text:span text:style-name="T10"> značí príchod jeho,</text:span></text:span></text:p>
        <text:p text:style-name="P51"><text:span text:style-name="CharStyle20"><text:span text:style-name="T10">a preto vítajme ho:</text:span></text:span></text:p>
        <text:p text:style-name="P57"><text:span text:style-name="CharStyle20"><text:span text:style-name="T10">bocianko, vítaj ná</text:span></text:span><text:span text:style-name="CharStyle20"><text:span text:style-name="T14">m!!</text:span></text:span></text:p>
        <text:p text:style-name="P24"><text:span text:style-name="CharStyle25"><text:span text:style-name="T10"/></text:span></text:p>
        <text:p text:style-name="P14"><text:span text:style-name="CharStyle16"><text:span text:style-name="T10">31. K lastovičkám.</text:span></text:span></text:p>
        <text:p text:style-name="P18"><text:span text:style-name="CharStyle20"><text:span text:style-name="T10"/></text:span></text:p>
        <text:p text:style-name="P43"><text:span text:style-name="CharStyle20"><text:span text:style-name="T10">Vitajte nám, lastovičky,</text:span></text:span></text:p>
        <text:p text:style-name="P43"><text:span text:style-name="CharStyle20"><text:span text:style-name="T10">že ste prišly zas!</text:span></text:span></text:p>
        <text:p text:style-name="P51"><text:span text:style-name="CharStyle20"><text:span text:style-name="T10">Poznať, že sa pomaličky</text:span></text:span></text:p>
        <text:p text:style-name="P57"><text:span text:style-name="CharStyle20"><text:span text:style-name="T10">blíži teplý čas!</text:span></text:span></text:p>
        <text:p text:style-name="P47"><text:span text:style-name="CharStyle20"><text:span text:style-name="T10"/></text:span></text:p>
        <text:p text:style-name="P57"><text:span text:style-name="CharStyle20"><text:span text:style-name="T10">Príchod váš nám hlásaj stále</text:span></text:span></text:p>
        <text:p text:style-name="P57"><text:span text:style-name="CharStyle20"><text:span text:style-name="T10">a vždy zrejmejšie:</text:span></text:span></text:p>
        <text:p text:style-name="P51"><text:span text:style-name="CharStyle20"><text:span text:style-name="T10">že je všade dobre, — ale</text:span></text:span></text:p>
        <text:p text:style-name="P57"><text:span text:style-name="CharStyle20"><text:span text:style-name="T10">doma najlepšie!</text:span></text:span></text:p>
        <text:p text:style-name="P14"><text:span text:style-name="CharStyle16"><text:span text:style-name="T10"/></text:span></text:p>
        <text:p text:style-name="P38"><text:span text:style-name="CharStyle16"><text:span text:style-name="T10">32. Na veľkú noc.</text:span></text:span></text:p>
        <text:p text:style-name="P18"><text:span text:style-name="CharStyle20"><text:span text:style-name="T10"/></text:span></text:p>
        <text:p text:style-name="P44"><text:span text:style-name="CharStyle20"><text:span text:style-name="T10">Vstal Kristus, víťaz pravý,</text:span></text:span></text:p>
        <text:p text:style-name="P44"><text:span text:style-name="CharStyle20"><text:span text:style-name="T10">premohol smrť i tmavý</text:span></text:span></text:p>
        <text:p text:style-name="P44"><text:span text:style-name="CharStyle20"><text:span text:style-name="T10">hrob žiarou ozdobil,</text:span></text:span></text:p>
        <text:p text:style-name="P44"><text:span text:style-name="CharStyle20"><text:span text:style-name="T10">a pekla brány silné</text:span></text:span></text:p>
        <text:p text:style-name="P44"><text:span text:style-name="CharStyle20"><text:span text:style-name="T10">sám svojou neomýlne</text:span></text:span></text:p>
        <text:p text:style-name="P44"><text:span text:style-name="CharStyle20"><text:span text:style-name="T10">On mocou rozboril.</text:span></text:span></text:p>
        <text:p text:style-name="P59"><text:span text:style-name="CharStyle20"><text:span text:style-name="T10"/></text:span></text:p>
        <text:p text:style-name="P69"><text:span text:style-name="CharStyle20"><text:span text:style-name="T10">Strach smrti, hrobu, noci,</text:span></text:span></text:p>
        <text:p text:style-name="P69"><text:soft-page-break/><text:span text:style-name="CharStyle20"><text:span text:style-name="T10">nad nami nemá moci,</text:span></text:span></text:p>
        <text:p text:style-name="P69"><text:span text:style-name="CharStyle20"><text:span text:style-name="T10">nám svitnu</text:span></text:span><text:span text:style-name="CharStyle20"><text:span text:style-name="T3">l</text:span></text:span><text:span text:style-name="CharStyle20"><text:span text:style-name="T10"> nový deň;</text:span></text:span></text:p>
        <text:p text:style-name="P64"><text:span text:style-name="CharStyle20"><text:span text:style-name="T10">bo Kristus zmŕtvých vstaním</text:span></text:span></text:p>
        <text:p text:style-name="P69"><text:span text:style-name="CharStyle20"><text:span text:style-name="T10">nám svieti svetlom ranním,</text:span></text:span></text:p>
        <text:p text:style-name="P18"><text:span text:style-name="CharStyle20"><text:span text:style-name="T10">v Ňom i smr</text:span></text:span><text:span text:style-name="CharStyle20"><text:span text:style-name="T3">ť</text:span></text:span><text:span text:style-name="CharStyle20"><text:span text:style-name="T10"> je len sen!</text:span></text:span></text:p>
        <text:p text:style-name="P59"><text:span text:style-name="CharStyle20"><text:span text:style-name="T10"/></text:span></text:p>
        <text:p text:style-name="P69"><text:span text:style-name="CharStyle20"><text:span text:style-name="T10">I my po krátkej chvíli,</text:span></text:span></text:p>
        <text:p text:style-name="P69"><text:span text:style-name="CharStyle20"><text:span text:style-name="T10">ke</text:span></text:span><text:span text:style-name="CharStyle20"><text:span text:style-name="T15">ď</text:span></text:span><text:span text:style-name="CharStyle20"><text:span text:style-name="T10"> tmavej do mohyly</text:span></text:span></text:p>
        <text:p text:style-name="P69"><text:span text:style-name="CharStyle20"><text:span text:style-name="T10">si všetci ľahneme;</text:span></text:span></text:p>
        <text:p text:style-name="P64"><text:span text:style-name="CharStyle20"><text:span text:style-name="T10">Kristovým hlasom z rovu</text:span></text:span></text:p>
        <text:p text:style-name="P69"><text:span text:style-name="CharStyle20"><text:span text:style-name="T10">zbudení k žitiu znovu</text:span></text:span></text:p>
        <text:p text:style-name="P69"><text:span text:style-name="CharStyle20"><text:span text:style-name="T10">hor</text:span></text:span><text:span text:style-name="CharStyle20"><text:span text:style-name="T3">’</text:span></text:span><text:span text:style-name="CharStyle20"><text:span text:style-name="T10"> iste vstaneme!</text:span></text:span></text:p>
        <text:p text:style-name="P59"><text:span text:style-name="CharStyle20"><text:span text:style-name="T10"/></text:span></text:p>
        <text:p text:style-name="P69"><text:span text:style-name="CharStyle20"><text:span text:style-name="T10">Tak pozdvihnime hlasy</text:span></text:span></text:p>
        <text:p text:style-name="P69"><text:span text:style-name="CharStyle20"><text:span text:style-name="T10">v tie veľkonočné časy,</text:span></text:span></text:p>
        <text:p text:style-name="P69"><text:span text:style-name="CharStyle20"><text:span text:style-name="T10">že Kristus zm</text:span></text:span><text:span text:style-name="CharStyle20"><text:span text:style-name="T15">r</text:span></text:span><text:span text:style-name="CharStyle20"><text:span text:style-name="T10">tvých vstal;</text:span></text:span></text:p>
        <text:p text:style-name="P64"><text:span text:style-name="CharStyle20"><text:span text:style-name="T10">On v túto slávnu dobu</text:span></text:span></text:p>
        <text:p text:style-name="P69"><text:span text:style-name="CharStyle20"><text:span text:style-name="T10">prelomil brány hrobu,</text:span></text:span></text:p>
        <text:p text:style-name="P69"><text:span text:style-name="CharStyle20"><text:span text:style-name="T10">spasenie On nám dal!!</text:span></text:span></text:p>
        <text:p text:style-name="P14"><text:span text:style-name="CharStyle16"><text:span text:style-name="T10"/></text:span></text:p>
        <text:p text:style-name="P38"><text:span text:style-name="CharStyle16"><text:span text:style-name="T10">33. Kríž na </text:span></text:span><text:span text:style-name="CharStyle16"><text:span text:style-name="T15">G</text:span></text:span><text:span text:style-name="CharStyle16"><text:span text:style-name="T10">olgate.</text:span></text:span></text:p>
        <text:p text:style-name="P47"><text:span text:style-name="CharStyle20"><text:span text:style-name="T10"/></text:span></text:p>
        <text:p text:style-name="P58"><text:span text:style-name="CharStyle20"><text:span text:style-name="T10">Na Golgate krvavý kríž</text:span></text:span></text:p>
        <text:p text:style-name="P58"><text:span text:style-name="CharStyle20"><text:span text:style-name="T10">koho očakáva?</text:span></text:span></text:p>
        <text:p text:style-name="P52"><text:span text:style-name="CharStyle20"><text:span text:style-name="T10">Na ňom visieť má Pán Ježiš,</text:span></text:span></text:p>
        <text:p text:style-name="P58"><text:span text:style-name="CharStyle20"><text:span text:style-name="T10">cirkve našej hlava.</text:span></text:span></text:p>
        <text:p text:style-name="P52"><text:span text:style-name="CharStyle20"><text:span text:style-name="T10">Na ňom trpeť má Syn Boží,</text:span></text:span></text:p>
        <text:p text:style-name="P58"><text:span text:style-name="CharStyle20"><text:span text:style-name="T10">Spasiteľ náš milý;</text:span></text:span></text:p>
        <text:p text:style-name="P52"><text:span text:style-name="CharStyle20"><text:span text:style-name="T10">naň On hlavu svoju složí</text:span></text:span></text:p>
        <text:p text:style-name="P58"><text:span text:style-name="CharStyle20"><text:span text:style-name="T10">zmučenú, bez sily;</text:span></text:span></text:p>
        <text:p text:style-name="P52"><text:span text:style-name="CharStyle20"><text:span text:style-name="T10">na ňom vystre zkrvavené</text:span></text:span></text:p>
        <text:p text:style-name="P58"><text:span text:style-name="CharStyle20"><text:span text:style-name="T10">prebodnuté ruky,</text:span></text:span></text:p>
        <text:p text:style-name="P52"><text:soft-page-break/><text:span text:style-name="CharStyle20"><text:span text:style-name="T10">na ňom telo umučené</text:span></text:span></text:p>
        <text:p text:style-name="P58"><text:span text:style-name="CharStyle20"><text:span text:style-name="T10">znášať bude muky!</text:span></text:span></text:p>
        <text:p text:style-name="P47"><text:span text:style-name="CharStyle20"><text:span text:style-name="T10"/></text:span></text:p>
        <text:p text:style-name="P58"><text:span text:style-name="CharStyle20"><text:span text:style-name="T10">A to prečo? — Ach, ve</text:span></text:span><text:span text:style-name="CharStyle20"><text:span text:style-name="T15">ď</text:span></text:span><text:span text:style-name="CharStyle20"><text:span text:style-name="T10"> Jeho</text:span></text:span></text:p>
        <text:p text:style-name="P58"><text:span text:style-name="CharStyle20"><text:span text:style-name="T10">život bol bez viny!</text:span></text:span></text:p>
        <text:p text:style-name="P52"><text:span text:style-name="CharStyle20"><text:span text:style-name="T10">Hnevať mohol sa na Neho</text:span></text:span></text:p>
        <text:p text:style-name="P58"><text:span text:style-name="CharStyle20"><text:span text:style-name="T10">svet ten bez príčiny!</text:span></text:span></text:p>
        <text:p text:style-name="P64"><text:span text:style-name="CharStyle20"><text:span text:style-name="T10">Ve</text:span></text:span><text:span text:style-name="CharStyle20"><text:span text:style-name="T17">ď</text:span></text:span><text:span text:style-name="CharStyle20"><text:span text:style-name="T10"> On zstúpil z neba dolu,</text:span></text:span></text:p>
        <text:p text:style-name="P69"><text:span text:style-name="CharStyle20"><text:span text:style-name="T10">prijal ľudské telo,</text:span></text:span></text:p>
        <text:p text:style-name="P69"><text:span text:style-name="CharStyle20"><text:span text:style-name="T10">aby zstieral slzy bôľu,</text:span></text:span></text:p>
        <text:p text:style-name="P69"><text:span text:style-name="CharStyle20"><text:span text:style-name="T10">všetkých ľúbil vrelo.</text:span></text:span></text:p>
        <text:p text:style-name="P52"><text:span text:style-name="CharStyle20"><text:span text:style-name="T10">Hladných sýtil, smutných tešil,</text:span></text:span></text:p>
        <text:p text:style-name="P58"><text:span text:style-name="CharStyle20"><text:span text:style-name="T10">biednych podporoval;</text:span></text:span></text:p>
        <text:p text:style-name="P52"><text:span text:style-name="CharStyle20"><text:span text:style-name="T10">chorých liečil, mŕtvych kriesil,</text:span></text:span></text:p>
        <text:p text:style-name="P58"><text:span text:style-name="CharStyle20"><text:span text:style-name="T10">hriešnych k sebe volal! —</text:span></text:span></text:p>
        <text:p text:style-name="P47"><text:span text:style-name="CharStyle20"><text:span text:style-name="T10"/></text:span></text:p>
        <text:p text:style-name="P58"><text:span text:style-name="CharStyle20"><text:span text:style-name="T10">Nuž a zato má On trpeť</text:span></text:span></text:p>
        <text:p text:style-name="P58"><text:span text:style-name="CharStyle20"><text:span text:style-name="T10">hrozne umučený?</text:span></text:span></text:p>
        <text:p text:style-name="P52"><text:span text:style-name="CharStyle20"><text:span text:style-name="T10">Medzi nebom, zemou viseť,</text:span></text:span></text:p>
        <text:p text:style-name="P58"><text:span text:style-name="CharStyle20"><text:span text:style-name="T10">v ťažkom potupení? —</text:span></text:span></text:p>
        <text:p text:style-name="P64"><text:span text:style-name="CharStyle20"><text:span text:style-name="T10">Ó nie, Pane! — Skutky Tvoje</text:span></text:span></text:p>
        <text:p text:style-name="P69"><text:span text:style-name="CharStyle20"><text:span text:style-name="T10">nie sú toho vina,</text:span></text:span></text:p>
        <text:p text:style-name="P69"><text:span text:style-name="CharStyle20"><text:span text:style-name="T10">lež sú toho hriechy moje</text:span></text:span></text:p>
        <text:p text:style-name="P69"><text:span text:style-name="CharStyle20"><text:span text:style-name="T10">jediná príčina!</text:span></text:span></text:p>
        <text:p text:style-name="P64"><text:span text:style-name="CharStyle20"><text:span text:style-name="T10">Ja som zhrešil, — a Ty trpíš</text:span></text:span></text:p>
        <text:p text:style-name="P69"><text:span text:style-name="CharStyle20"><text:span text:style-name="T10">pre mňa nehodného,</text:span></text:span></text:p>
        <text:p text:style-name="P69"><text:span text:style-name="CharStyle20"><text:span text:style-name="T10">a tým činom len hnev krotíš</text:span></text:span></text:p>
        <text:p text:style-name="P69"><text:span text:style-name="CharStyle20"><text:span text:style-name="T10">Otca nebeského!</text:span></text:span></text:p>
        <text:p text:style-name="P59"><text:span text:style-name="CharStyle20"><text:span text:style-name="T10"/></text:span></text:p>
        <text:p text:style-name="P69"><text:span text:style-name="CharStyle20"><text:span text:style-name="T10">Preto padám v kajúcnosti</text:span></text:span></text:p>
        <text:p text:style-name="P69"><text:span text:style-name="CharStyle20"><text:span text:style-name="T10">tu, pod kríž Tvoj, Pane,</text:span></text:span></text:p>
        <text:p text:style-name="P69"><text:span text:style-name="CharStyle20"><text:span text:style-name="T10">a Ťa prosím: odpusť zlosti,</text:span></text:span></text:p>
        <text:p text:style-name="P69"><text:soft-page-break/><text:span text:style-name="CharStyle20"><text:span text:style-name="T10">netresci ma za ne</text:span></text:span><text:span text:style-name="CharStyle20"><text:span text:style-name="T3">!</text:span></text:span></text:p>
        <text:p text:style-name="P52"><text:span text:style-name="CharStyle20"><text:span text:style-name="T10">V Tvojich mukách, Tvoje vzdych</text:span></text:span><text:span text:style-name="CharStyle20"><text:span text:style-name="T3">y</text:span></text:span><text:span text:style-name="CharStyle20"><text:span text:style-name="T10">:</text:span></text:span></text:p>
        <text:p text:style-name="P58"><text:span text:style-name="CharStyle20"><text:span text:style-name="T10">„Odpusť, Otče milý!</text:span></text:span><text:span text:style-name="CharStyle20"><text:span text:style-name="T3">“</text:span></text:span></text:p>
        <text:p text:style-name="P59"><text:span text:style-name="CharStyle20"><text:span text:style-name="T10">mojimi sú, čo ston tichý</text:span></text:span></text:p>
        <text:p text:style-name="P59"><text:span text:style-name="CharStyle20"><text:span text:style-name="T10">v každej trápnej chvíli;</text:span></text:span></text:p>
        <text:p text:style-name="P64"><text:span text:style-name="CharStyle20"><text:span text:style-name="T10">a ke</text:span></text:span><text:span text:style-name="CharStyle20"><text:span text:style-name="T15">ď</text:span></text:span><text:span text:style-name="CharStyle20"><text:span text:style-name="T10"> v dobe Veľkonočnej</text:span></text:span></text:p>
        <text:p text:style-name="P69"><text:span text:style-name="CharStyle20"><text:span text:style-name="T10">vstaneš zmrtvých, Kriste,</text:span></text:span></text:p>
        <text:p text:style-name="P69"><text:span text:style-name="CharStyle20"><text:span text:style-name="T10">do slávy ma prijmeš večnej:</text:span></text:span></text:p>
        <text:p text:style-name="P69"><text:span text:style-name="CharStyle20"><text:span text:style-name="T10">ó, to verím iste!!</text:span></text:span></text:p>
        <text:p text:style-name="P24"><text:span text:style-name="CharStyle25"><text:span text:style-name="T10"/></text:span></text:p>
        <text:p text:style-name="P14"><text:span text:style-name="CharStyle16"><text:span text:style-name="T10">34. Vzdych.</text:span></text:span></text:p>
        <text:p text:style-name="P18"><text:span text:style-name="CharStyle20"><text:span text:style-name="T10"/></text:span></text:p>
        <text:p text:style-name="P44"><text:span text:style-name="CharStyle20"><text:span text:style-name="T10">Bože, Teba chválim,</text:span></text:span></text:p>
        <text:p text:style-name="P44"><text:span text:style-name="CharStyle20"><text:span text:style-name="T10">že mám o</text:span></text:span><text:span text:style-name="CharStyle20"><text:span text:style-name="T3">č</text:span></text:span><text:span text:style-name="CharStyle20"><text:span text:style-name="T10">ú dvoje,</text:span></text:span></text:p>
        <text:p text:style-name="P44"><text:span text:style-name="CharStyle20"><text:span text:style-name="T10">nimiž že zem, nebo</text:span></text:span></text:p>
        <text:p text:style-name="P44"><text:span text:style-name="CharStyle20"><text:span text:style-name="T10">vidím, diela Tvoje!</text:span></text:span></text:p>
        <text:p text:style-name="P23"><text:span text:style-name="CharStyle20"><text:span text:style-name="T10">Stvoriteľ</text:span></text:span><text:span text:style-name="CharStyle20"><text:span text:style-name="T15">u</text:span></text:span><text:span text:style-name="CharStyle20"><text:span text:style-name="T10"> sveta</text:span></text:span></text:p>
        <text:p text:style-name="P44"><text:span text:style-name="CharStyle20"><text:span text:style-name="T10">za tú lásku stálu,</text:span></text:span></text:p>
        <text:p text:style-name="P44"><text:span text:style-name="CharStyle20"><text:span text:style-name="T10">ktorou ma vždy vodíš,</text:span></text:span></text:p>
        <text:p text:style-name="P44"><text:span text:style-name="CharStyle20"><text:span text:style-name="T10">pr</text:span></text:span><text:span text:style-name="CharStyle20"><text:span text:style-name="T3">i</text:span></text:span><text:span text:style-name="CharStyle20"><text:span text:style-name="T10">jmi od mňa chválu!!</text:span></text:span></text:p>
        <text:p text:style-name="P14"><text:span text:style-name="CharStyle16"><text:span text:style-name="T10"/></text:span></text:p>
        <text:p text:style-name="P38"><text:span text:style-name="CharStyle16"><text:span text:style-name="T10">35. V máji.</text:span></text:span></text:p>
        <text:p text:style-name="P59"><text:span text:style-name="CharStyle20"><text:span text:style-name="T10"/></text:span></text:p>
        <text:p text:style-name="P69"><text:span text:style-name="CharStyle20"><text:span text:style-name="T10">Ó, </text:span></text:span><text:span text:style-name="CharStyle20"><text:span text:style-name="T3">pr</text:span></text:span><text:span text:style-name="CharStyle20"><text:span text:style-name="T8">í</text:span></text:span><text:span text:style-name="CharStyle20"><text:span text:style-name="T10">j</text:span></text:span><text:span text:style-name="CharStyle20"><text:span text:style-name="T15">ď</text:span></text:span><text:span text:style-name="CharStyle20"><text:span text:style-name="T10">, milý máj!</text:span></text:span></text:p>
        <text:p text:style-name="P69"><text:span text:style-name="CharStyle20"><text:span text:style-name="T10">Radosti nám pra</text:span></text:span><text:span text:style-name="CharStyle20"><text:span text:style-name="T3">j!</text:span></text:span></text:p>
        <text:p text:style-name="P23"><text:span text:style-name="CharStyle20"><text:span text:style-name="T10">Fijalôčky</text:span></text:span></text:p>
        <text:p text:style-name="P44"><text:span text:style-name="CharStyle20"><text:span text:style-name="T10">do kytô</text:span></text:span><text:span text:style-name="CharStyle20"><text:span text:style-name="T3">č</text:span></text:span><text:span text:style-name="CharStyle20"><text:span text:style-name="T10">ky,</text:span></text:span></text:p>
        <text:p text:style-name="P44"><text:span text:style-name="CharStyle20"><text:span text:style-name="T10">iné kvietky</text:span></text:span></text:p>
        <text:p text:style-name="P44"><text:span text:style-name="CharStyle20"><text:span text:style-name="T10">pre nás, dietky</text:span></text:span></text:p>
        <text:p text:style-name="P44"><text:span text:style-name="CharStyle20"><text:span text:style-name="T10">do venca nám daj!</text:span></text:span></text:p>
        <text:p text:style-name="P59"><text:span text:style-name="CharStyle20"><text:span text:style-name="T10"/></text:span></text:p>
        <text:p text:style-name="P69"><text:span text:style-name="CharStyle20"><text:span text:style-name="T10">Ó, príj</text:span></text:span><text:span text:style-name="CharStyle20"><text:span text:style-name="T15">ď</text:span></text:span><text:span text:style-name="CharStyle20"><text:span text:style-name="T10">, milý máj!</text:span></text:span></text:p>
        <text:p text:style-name="P69"><text:soft-page-break/><text:span text:style-name="CharStyle20"><text:span text:style-name="T10">Okrášli náš kra</text:span></text:span><text:span text:style-name="CharStyle20"><text:span text:style-name="T3">j</text:span></text:span><text:span text:style-name="CharStyle20"><text:span text:style-name="T10">!</text:span></text:span></text:p>
        <text:p text:style-name="P24"><text:span text:style-name="CharStyle25"><text:span text:style-name="T10"/></text:span></text:p>
        <text:p text:style-name="P64"><text:span text:style-name="CharStyle20"><text:span text:style-name="T10">Zeleň luhu, nebi dúhu,</text:span></text:span></text:p>
        <text:p text:style-name="P69"><text:span text:style-name="CharStyle20"><text:span text:style-name="T10">v zahradôčke</text:span></text:span></text:p>
        <text:p text:style-name="P69"><text:span text:style-name="CharStyle20"><text:span text:style-name="T10">na hriadočke</text:span></text:span></text:p>
        <text:p text:style-name="P69"><text:span text:style-name="CharStyle20"><text:span text:style-name="T10">práci zdaru praj!</text:span></text:span></text:p>
        <text:p text:style-name="P18"><text:span text:style-name="CharStyle20"><text:span text:style-name="T3"/></text:span></text:p>
        <text:p text:style-name="P44"><text:span text:style-name="CharStyle20"><text:span text:style-name="T3">Ó</text:span></text:span><text:span text:style-name="CharStyle20"><text:span text:style-name="T10"> príj</text:span></text:span><text:span text:style-name="CharStyle20"><text:span text:style-name="T15">ď</text:span></text:span><text:span text:style-name="CharStyle20"><text:span text:style-name="T10">, krásny máj!</text:span></text:span></text:p>
        <text:p text:style-name="P44"><text:span text:style-name="CharStyle20"><text:span text:style-name="T10">Nech sa ozve háj!</text:span></text:span></text:p>
        <text:p text:style-name="P64"><text:span text:style-name="CharStyle20"><text:span text:style-name="T10">Od spevavých</text:span></text:span></text:p>
        <text:p text:style-name="P69"><text:span text:style-name="CharStyle20"><text:span text:style-name="T10">vtáčkov hravých</text:span></text:span></text:p>
        <text:p text:style-name="P69"><text:span text:style-name="CharStyle20"><text:span text:style-name="T10">i od detí,</text:span></text:span></text:p>
        <text:p text:style-name="P69"><text:span text:style-name="CharStyle20"><text:span text:style-name="T10">ke</text:span></text:span><text:span text:style-name="CharStyle20"><text:span text:style-name="T15">ď</text:span></text:span><text:span text:style-name="CharStyle20"><text:span text:style-name="T10"> vyletí</text:span></text:span></text:p>
        <text:p text:style-name="P69"><text:span text:style-name="CharStyle20"><text:span text:style-name="T10">náš roj v krásny háj!</text:span></text:span></text:p>
        <text:p text:style-name="P18"><text:span text:style-name="CharStyle20"><text:span text:style-name="T3"/></text:span></text:p>
        <text:p text:style-name="P44"><text:span text:style-name="CharStyle20"><text:span text:style-name="T3">Ó</text:span></text:span><text:span text:style-name="CharStyle20"><text:span text:style-name="T10"> príj</text:span></text:span><text:span text:style-name="CharStyle20"><text:span text:style-name="T15">ď</text:span></text:span><text:span text:style-name="CharStyle20"><text:span text:style-name="T10">, milý máj!</text:span></text:span></text:p>
        <text:p text:style-name="P44"><text:span text:style-name="CharStyle20"><text:span text:style-name="T10">Zábavy nám daj</text:span></text:span><text:span text:style-name="CharStyle20"><text:span text:style-name="T3">!</text:span></text:span></text:p>
        <text:p text:style-name="P64"><text:span text:style-name="CharStyle20"><text:span text:style-name="T10">Ke</text:span></text:span><text:span text:style-name="CharStyle20"><text:span text:style-name="T15">ď</text:span></text:span><text:span text:style-name="CharStyle20"><text:span text:style-name="T10"> po zime</text:span></text:span></text:p>
        <text:p text:style-name="P69"><text:span text:style-name="CharStyle20"><text:span text:style-name="T10">vyletíme</text:span></text:span></text:p>
        <text:p text:style-name="P69"><text:span text:style-name="CharStyle20"><text:span text:style-name="T10">zabaviť sa,</text:span></text:span></text:p>
        <text:p text:style-name="P69"><text:span text:style-name="CharStyle20"><text:span text:style-name="T10">pobaviť sa</text:span></text:span></text:p>
        <text:p text:style-name="P69"><text:span text:style-name="CharStyle20"><text:span text:style-name="T10">v zelený to háj!</text:span></text:span></text:p>
        <text:p text:style-name="P69"><text:span text:style-name="CharStyle20"><text:span text:style-name="T10">Zábavy nám praj!!</text:span></text:span></text:p>
        <text:p text:style-name="P24"><text:span text:style-name="CharStyle25"><text:span text:style-name="T3"/></text:span></text:p>
        <text:p text:style-name="P7"><text:span text:style-name="CharStyle16"><text:span text:style-name="T10">36. Hus</text:span></text:span><text:span text:style-name="CharStyle16"><text:span text:style-name="T8">i</text:span></text:span><text:span text:style-name="CharStyle16"><text:span text:style-name="T10">arka</text:span></text:span><text:span text:style-name="CharStyle16"><text:span text:style-name="T3">.</text:span></text:span></text:p>
        <text:p text:style-name="P59"><text:span text:style-name="CharStyle20"><text:span text:style-name="T10"/></text:span></text:p>
        <text:p text:style-name="P78"><text:span text:style-name="CharStyle20"><text:span text:style-name="T10">Paste sa, husičky,</text:span></text:span></text:p>
        <text:p text:style-name="P78"><text:span text:style-name="CharStyle20"><text:span text:style-name="T10">rastie vám trávička,</text:span></text:span></text:p>
        <text:p text:style-name="P78"><text:span text:style-name="CharStyle20"><text:span text:style-name="T10">čo zjete, dorastie,</text:span></text:span></text:p>
        <text:p text:style-name="P78"><text:span text:style-name="CharStyle20"><text:span text:style-name="T10">ke</text:span></text:span><text:span text:style-name="CharStyle20"><text:span text:style-name="T3">ď</text:span></text:span><text:span text:style-name="CharStyle20"><text:span text:style-name="T10"> padne rosička.</text:span></text:span></text:p>
        <text:p text:style-name="P18"><text:span text:style-name="CharStyle20"><text:span text:style-name="T10">Hej</text:span></text:span><text:span text:style-name="CharStyle20"><text:span text:style-name="T3"> </text:span></text:span><text:span text:style-name="CharStyle20"><text:span text:style-name="T10">sa, húsky, hej!</text:span></text:span></text:p>
        <text:p text:style-name="P39"><text:span text:style-name="CharStyle20"><text:span text:style-name="T10"/></text:span></text:p>
        <text:p text:style-name="P82"><text:soft-page-break/><text:span text:style-name="CharStyle20"><text:span text:style-name="T10">Do žita, pšenice,</text:span></text:span></text:p>
        <text:p text:style-name="P86"><text:span text:style-name="CharStyle20"><text:span text:style-name="T10">vy staré, nechoďte,</text:span></text:span></text:p>
        <text:p text:style-name="P86"><text:span text:style-name="CharStyle20"><text:span text:style-name="T10">ani mi húsatká</text:span></text:span></text:p>
        <text:p text:style-name="P86"><text:span text:style-name="CharStyle20"><text:span text:style-name="T10">do škody nevoďte!</text:span></text:span></text:p>
        <text:p text:style-name="P18"><text:span text:style-name="CharStyle20"><text:span text:style-name="T10">Hejsa</text:span></text:span><text:span text:style-name="CharStyle20"><text:span text:style-name="T3">,</text:span></text:span><text:span text:style-name="CharStyle20"><text:span text:style-name="T10"> húsky, hej</text:span></text:span><text:span text:style-name="CharStyle20"><text:span text:style-name="T3">!</text:span></text:span></text:p>
        <text:p text:style-name="P39"><text:span text:style-name="CharStyle20"><text:span text:style-name="T9"/></text:span></text:p>
        <text:p text:style-name="P82"><text:span text:style-name="CharStyle20"><text:span text:style-name="T10">Tíško s</text:span></text:span><text:span text:style-name="CharStyle20"><text:span text:style-name="T3">i</text:span></text:span><text:span text:style-name="CharStyle20"><text:span text:style-name="T10"> gagocte,</text:span></text:span></text:p>
        <text:p text:style-name="P78"><text:span text:style-name="CharStyle20"><text:span text:style-name="T10">vy moje štebietky,</text:span></text:span></text:p>
        <text:p text:style-name="P78"><text:span text:style-name="CharStyle20"><text:span text:style-name="T10">ale mi nerobte</text:span></text:span></text:p>
        <text:p text:style-name="P78"><text:span text:style-name="CharStyle20"><text:span text:style-name="T10">daromné klebietky!</text:span></text:span></text:p>
        <text:p text:style-name="P18"><text:span text:style-name="CharStyle20"><text:span text:style-name="T10">Hejsa, húsky, hej!</text:span></text:span></text:p>
        <text:p text:style-name="P39"><text:span text:style-name="CharStyle20"><text:span text:style-name="T10"/></text:span></text:p>
        <text:p text:style-name="P82"><text:span text:style-name="CharStyle20"><text:span text:style-name="T10">Paste sa len, paste!</text:span></text:span></text:p>
        <text:p text:style-name="P78"><text:span text:style-name="CharStyle20"><text:span text:style-name="T10">Keď sa </text:span></text:span><text:span text:style-name="CharStyle20"><text:span text:style-name="T3">na</text:span></text:span><text:span text:style-name="CharStyle20"><text:span text:style-name="T10">pasiete,</text:span></text:span></text:p>
        <text:p text:style-name="P78"><text:span text:style-name="CharStyle20"><text:span text:style-name="T10">tak je</text:span></text:span><text:span text:style-name="CharStyle20"><text:span text:style-name="T3">d</text:span></text:span><text:span text:style-name="CharStyle20"><text:span text:style-name="T10">na za druhou</text:span></text:span></text:p>
        <text:p text:style-name="P78"><text:span text:style-name="CharStyle20"><text:span text:style-name="T10">domov mi pôjdete!</text:span></text:span></text:p>
        <text:p text:style-name="P18"><text:span text:style-name="CharStyle20"><text:span text:style-name="T10">Hejsa, húsky, hej,</text:span></text:span><text:span text:style-name="CharStyle20"><text:span text:style-name="T3">!</text:span></text:span></text:p>
        <text:p text:style-name="P24"><text:span text:style-name="CharStyle25"><text:span text:style-name="T10"/></text:span></text:p>
        <text:p text:style-name="P15"><text:span text:style-name="CharStyle16"><text:span text:style-name="T10">37. Ráno.</text:span></text:span></text:p>
        <text:p text:style-name="P26"><text:span text:style-name="CharStyle44"><text:span text:style-name="T3"/></text:span></text:p>
        <text:p text:style-name="P82"><text:span text:style-name="CharStyle20"><text:span text:style-name="T10">Vstaň, syn môj, hore</text:span></text:span><text:span text:style-name="CharStyle20"><text:span text:style-name="T3">,</text:span></text:span></text:p>
        <text:p text:style-name="P78"><text:span text:style-name="CharStyle20"><text:span text:style-name="T10">už z</text:span></text:span><text:span text:style-name="CharStyle20"><text:span text:style-name="T3">m</text:span></text:span><text:span text:style-name="CharStyle20"><text:span text:style-name="T10">iz</text:span></text:span><text:span text:style-name="CharStyle20"><text:span text:style-name="T9">l</text:span></text:span><text:span text:style-name="CharStyle20"><text:span text:style-name="T10">y zore,</text:span></text:span></text:p>
        <text:p text:style-name="P78"><text:span text:style-name="CharStyle20"><text:span text:style-name="T10">slniečko svieti,</text:span></text:span></text:p>
        <text:p text:style-name="P78"><text:span text:style-name="CharStyle20"><text:span text:style-name="T10">deň nový letí</text:span></text:span></text:p>
        <text:p text:style-name="P78"><text:span text:style-name="CharStyle20"><text:span text:style-name="T10">a k práci všetkých volá nás!</text:span></text:span></text:p>
        <text:p text:style-name="P59"><text:span text:style-name="CharStyle20"><text:span text:style-name="T10"/></text:span></text:p>
        <text:p text:style-name="P78"><text:span text:style-name="CharStyle20"><text:span text:style-name="T10">Kto včasn</text:span></text:span><text:span text:style-name="CharStyle20"><text:span text:style-name="T9">e</text:span></text:span><text:span text:style-name="CharStyle20"><text:span text:style-name="T10"> vstáva,</text:span></text:span></text:p>
        <text:p text:style-name="P78"><text:span text:style-name="CharStyle20"><text:span text:style-name="T10">Boh ho žehnáva,</text:span></text:span></text:p>
        <text:p text:style-name="P78"><text:span text:style-name="CharStyle20"><text:span text:style-name="T10">dá zdravia silu,</text:span></text:span></text:p>
        <text:p text:style-name="P78"><text:span text:style-name="CharStyle20"><text:span text:style-name="T10">spríjemní chvíľu</text:span></text:span></text:p>
        <text:p text:style-name="P78"><text:span text:style-name="CharStyle20"><text:span text:style-name="T10">a chráni svojich v každý čas!</text:span></text:span></text:p>
        <text:p text:style-name="P59"><text:span text:style-name="CharStyle20"><text:span text:style-name="T10"/></text:span></text:p>
        <text:p text:style-name="P78"><text:soft-page-break/><text:span text:style-name="CharStyle20"><text:span text:style-name="T10">Vstaň, syn môj, hore!</text:span></text:span></text:p>
        <text:p text:style-name="P78"><text:span text:style-name="CharStyle20"><text:span text:style-name="T10">Už i na dvore</text:span></text:span></text:p>
        <text:p text:style-name="P78"><text:span text:style-name="CharStyle20"><text:span text:style-name="T10">život sa prúdi,</text:span></text:span></text:p>
        <text:p text:style-name="P78"><text:span text:style-name="CharStyle20"><text:span text:style-name="T10">všetko sa budí</text:span></text:span></text:p>
        <text:p text:style-name="P78"><text:span text:style-name="CharStyle20"><text:span text:style-name="T10">zo spánku v novej čerstvosti!</text:span></text:span></text:p>
        <text:p text:style-name="P83"><text:span text:style-name="CharStyle20"><text:span text:style-name="T10"/></text:span></text:p>
        <text:p text:style-name="P79"><text:span text:style-name="CharStyle20"><text:span text:style-name="T10">Mačička pradie,</text:span></text:span></text:p>
        <text:p text:style-name="P79"><text:span text:style-name="CharStyle20"><text:span text:style-name="T10">zabáva mladie,</text:span></text:span></text:p>
        <text:p text:style-name="P79"><text:span text:style-name="CharStyle20"><text:span text:style-name="T10">a koník vranný</text:span></text:span></text:p>
        <text:p text:style-name="P79"><text:span text:style-name="CharStyle20"><text:span text:style-name="T10">už osedlaný</text:span></text:span></text:p>
        <text:p text:style-name="P79"><text:span text:style-name="CharStyle20"><text:span text:style-name="T10">nohami hrabe v radosti!</text:span></text:span></text:p>
        <text:p text:style-name="P24"><text:span text:style-name="CharStyle41"><text:span text:style-name="T3"/></text:span></text:p>
        <text:p text:style-name="P18"><text:span text:style-name="CharStyle20"><text:span text:style-name="T10">Vstaň, syn môj, hore</text:span></text:span><text:span text:style-name="CharStyle20"><text:span text:style-name="T3">!</text:span></text:span></text:p>
        <text:p text:style-name="P82"><text:span text:style-name="CharStyle20"><text:span text:style-name="T3">V</text:span></text:span><text:span text:style-name="CharStyle20"><text:span text:style-name="T9">eď</text:span></text:span><text:span text:style-name="CharStyle20"><text:span text:style-name="T10"> v milej škole,</text:span></text:span></text:p>
        <text:p text:style-name="P78"><text:span text:style-name="CharStyle20"><text:span text:style-name="T10">v tom malých chráme,</text:span></text:span></text:p>
        <text:p text:style-name="P78"><text:span text:style-name="CharStyle20"><text:span text:style-name="T10">dnes tváre známe</text:span></text:span></text:p>
        <text:p text:style-name="P78"><text:span text:style-name="CharStyle20"><text:span text:style-name="T10">zvítajú teba, druhov sbo</text:span></text:span><text:span text:style-name="CharStyle20"><text:span text:style-name="T3">r!</text:span></text:span></text:p>
        <text:p text:style-name="P78"><text:span text:style-name="CharStyle20"><text:span text:style-name="T3"/></text:span></text:p>
        <text:p text:style-name="P82"><text:span text:style-name="CharStyle20"><text:span text:style-name="T10">Tam s</text:span></text:span><text:span text:style-name="CharStyle20"><text:span text:style-name="T3">l</text:span></text:span><text:span text:style-name="CharStyle20"><text:span text:style-name="T10">úchať budeš</text:span></text:span></text:p>
        <text:p text:style-name="P78"><text:span text:style-name="CharStyle20"><text:span text:style-name="T10">a nadobudneš</text:span></text:span></text:p>
        <text:p text:style-name="P78"><text:span text:style-name="CharStyle20"><text:span text:style-name="T10">do svojej hlavy</text:span></text:span></text:p>
        <text:p text:style-name="P78"><text:span text:style-name="CharStyle20"><text:span text:style-name="T10">rozumček pravý</text:span></text:span><text:span text:style-name="CharStyle20"><text:span text:style-name="T3">!</text:span></text:span></text:p>
        <text:p text:style-name="P59"><text:span text:style-name="CharStyle20"><text:span text:style-name="T10">Tak vstávaj, syn môj, rýchlo hor</text:span></text:span><text:span text:style-name="CharStyle20"><text:span text:style-name="T3">!</text:span></text:span></text:p>
        <text:p text:style-name="P77"><text:span text:style-name="CharStyle20"><text:span text:style-name="T3"/></text:span></text:p>
        <text:p text:style-name="P77"><text:span text:style-name="CharStyle20"><text:span text:style-name="T3"/></text:span></text:p>
        <text:p text:style-name="P15"><text:span text:style-name="CharStyle16"><text:span text:style-name="T10">38. </text:span></text:span><text:span text:style-name="CharStyle16"><text:span text:style-name="T3">J</text:span></text:span><text:span text:style-name="CharStyle16"><text:span text:style-name="T10">ahniatko</text:span></text:span><text:span text:style-name="CharStyle16"><text:span text:style-name="T3">.</text:span></text:span></text:p>
        <text:p text:style-name="P59"><text:span text:style-name="CharStyle20"><text:span text:style-name="T10"/></text:span></text:p>
        <text:p text:style-name="P78"><text:span text:style-name="CharStyle20"><text:span text:style-name="T10">Jahniatko malé skákalo</text:span></text:span></text:p>
        <text:p text:style-name="P78"><text:span text:style-name="CharStyle20"><text:span text:style-name="T10">po prvý raz na paši,</text:span></text:span></text:p>
        <text:p text:style-name="P78"><text:span text:style-name="CharStyle20"><text:span text:style-name="T10">na slová matky nedbalo,</text:span></text:span></text:p>
        <text:p text:style-name="P78"><text:span text:style-name="CharStyle20"><text:span text:style-name="T10">myslelo, že ho straší;</text:span></text:span></text:p>
        <text:p text:style-name="P90"><text:span text:style-name="CharStyle20"><text:span text:style-name="T10">mať ale chcela dobre </text:span></text:span><text:span text:style-name="CharStyle20"><text:span text:style-name="T3">m</text:span></text:span><text:span text:style-name="CharStyle20"><text:span text:style-name="T9">u,</text:span></text:span></text:p>
        <text:p text:style-name="P91"><text:soft-page-break/><text:span text:style-name="CharStyle20"><text:span text:style-name="T10">a kto jej nechce radu,</text:span></text:span></text:p>
        <text:p text:style-name="P18"><text:span text:style-name="CharStyle20"><text:span text:style-name="T10">ten škodí sebe samému</text:span></text:span></text:p>
        <text:p text:style-name="P18"><text:span text:style-name="CharStyle20"><text:span text:style-name="T10">a iste príde k pádu</text:span></text:span><text:span text:style-name="CharStyle20"><text:span text:style-name="T3">!</text:span></text:span></text:p>
        <text:p text:style-name="P90"><text:span text:style-name="CharStyle20"><text:span text:style-name="T10">Aj</text:span></text:span><text:span text:style-name="CharStyle20"><text:span text:style-name="T3">,</text:span></text:span><text:span text:style-name="CharStyle20"><text:span text:style-name="T10"> toto malé jahniatko</text:span></text:span></text:p>
        <text:p text:style-name="P91"><text:span text:style-name="CharStyle20"><text:span text:style-name="T9">l</text:span></text:span><text:span text:style-name="CharStyle20"><text:span text:style-name="T10">en skáče trošku</text:span></text:span><text:span text:style-name="CharStyle20"><text:span text:style-name="T3">,</text:span></text:span><text:span text:style-name="CharStyle20"><text:span text:style-name="T10"> trošku</text:span></text:span><text:span text:style-name="CharStyle20"><text:span text:style-name="T3">.</text:span></text:span></text:p>
        <text:p text:style-name="P90"><text:span text:style-name="CharStyle20"><text:span text:style-name="T3">v</text:span></text:span><text:span text:style-name="CharStyle20"><text:span text:style-name="T10"> tom potkne sa a chudiatko</text:span></text:span></text:p>
        <text:p text:style-name="P91"><text:span text:style-name="CharStyle20"><text:span text:style-name="T10">si zlomí pravú nôžku!</text:span></text:span></text:p>
        <text:h text:style-name="P92" text:outline-level="3"><text:bookmark-start text:name="bookmark12"/><text:bookmark-end text:name="bookmark12"/><text:span text:style-name="CharStyle30"><text:span text:style-name="T3"/></text:span></text:h>
        <text:p text:style-name="P82"><text:span text:style-name="CharStyle20"><text:span text:style-name="T10">Ó dietky moje, v každý čas</text:span></text:span></text:p>
        <text:p text:style-name="P78"><text:span text:style-name="CharStyle20"><text:span text:style-name="T10">slúchajte matky radu,</text:span></text:span></text:p>
        <text:p text:style-name="P78"><text:span text:style-name="CharStyle20"><text:span text:style-name="T10">a Pán Boh bude žehnať vás</text:span></text:span></text:p>
        <text:p text:style-name="P78"><text:span text:style-name="CharStyle20"><text:span text:style-name="T10">a chrániť vždy od pádu!</text:span></text:span></text:p>
        <text:p text:style-name="P15"><text:span text:style-name="CharStyle16"><text:span text:style-name="T10"/></text:span></text:p>
        <text:p text:style-name="P71"><text:span text:style-name="CharStyle16"><text:span text:style-name="T10">39. </text:span></text:span><text:span text:style-name="CharStyle16"><text:span text:style-name="T3">Zaja</text:span></text:span><text:span text:style-name="CharStyle16"><text:span text:style-name="T10">ček</text:span></text:span><text:span text:style-name="CharStyle16"><text:span text:style-name="T3">.</text:span></text:span></text:p>
        <text:p text:style-name="P59"><text:span text:style-name="CharStyle20"><text:span text:style-name="T10"/></text:span></text:p>
        <text:p text:style-name="P77"><text:span text:style-name="CharStyle20"><text:span text:style-name="T10">Pozrite len na zajačka!</text:span></text:span></text:p>
        <text:p text:style-name="P18"><text:span text:style-name="CharStyle20"><text:span text:style-name="T10">To je víťaz! Ten je smelý!</text:span></text:span></text:p>
        <text:p text:style-name="P90"><text:span text:style-name="CharStyle20"><text:span text:style-name="T10">Na zadné si sadne nôžky,</text:span></text:span></text:p>
        <text:p text:style-name="P91"><text:span text:style-name="CharStyle20"><text:span text:style-name="T10">fumiguje ten svet celý;</text:span></text:span></text:p>
        <text:p text:style-name="P82"><text:span text:style-name="CharStyle20"><text:span text:style-name="T10">mrdne fúzkom, a tu hne</text:span></text:span><text:span text:style-name="CharStyle20"><text:span text:style-name="T16">ď</text:span></text:span></text:p>
        <text:p text:style-name="P78"><text:span text:style-name="CharStyle20"><text:span text:style-name="T10">myslí, že mu páru niet!</text:span></text:span></text:p>
        <text:p text:style-name="P59"><text:span text:style-name="CharStyle20"><text:span text:style-name="T10"/></text:span></text:p>
        <text:p text:style-name="P78"><text:span text:style-name="CharStyle20"><text:span text:style-name="T10">Hej, beby bol sám na svete,</text:span></text:span></text:p>
        <text:p text:style-name="P78"><text:span text:style-name="CharStyle20"><text:span text:style-name="T10">bol by veru víťaz dúži,</text:span></text:span></text:p>
        <text:p text:style-name="P78"><text:span text:style-name="CharStyle20"><text:span text:style-name="T10">ale k</text:span></text:span><text:span text:style-name="CharStyle20"><text:span text:style-name="T3">e</text:span></text:span><text:span text:style-name="CharStyle20"><text:span text:style-name="T9">ď</text:span></text:span><text:span text:style-name="CharStyle20"><text:span text:style-name="T10"> po jeho koži</text:span></text:span></text:p>
        <text:p text:style-name="P78"><text:span text:style-name="CharStyle20"><text:span text:style-name="T10">človek, líška i vlk túži;</text:span></text:span></text:p>
        <text:p text:style-name="P82"><text:span text:style-name="CharStyle20"><text:span text:style-name="T10">tu ke</text:span></text:span><text:span text:style-name="CharStyle20"><text:span text:style-name="T16">ď</text:span></text:span><text:span text:style-name="CharStyle20"><text:span text:style-name="T10"> čuje biča plesk,</text:span></text:span></text:p>
        <text:p text:style-name="P78"><text:span text:style-name="CharStyle20"><text:span text:style-name="T10">uteká hne</text:span></text:span><text:span text:style-name="CharStyle20"><text:span text:style-name="T16">ď</text:span></text:span><text:span text:style-name="CharStyle20"><text:span text:style-name="T10"> ani blesk!</text:span></text:span></text:p>
        <text:p text:style-name="P24"><text:span text:style-name="CharStyle25"><text:span text:style-name="T10"/></text:span></text:p>
        <text:p text:style-name="P16"><text:span text:style-name="CharStyle16"><text:span text:style-name="T10">40. Lev a líška.</text:span></text:span></text:p>
        <text:p text:style-name="P27"><text:span text:style-name="CharStyle47"><text:span text:style-name="T2"/></text:span></text:p>
        <text:p text:style-name="P18"><text:span text:style-name="CharStyle20"><text:span text:style-name="T10">Opustily leva sily,</text:span></text:span></text:p>
        <text:p text:style-name="P82"><text:soft-page-break/><text:span text:style-name="CharStyle20"><text:span text:style-name="T10">poľovať nem</text:span></text:span><text:span text:style-name="CharStyle20"><text:span text:style-name="T16">ô</text:span></text:span><text:span text:style-name="CharStyle20"><text:span text:style-name="T10">hol on,</text:span></text:span></text:p>
        <text:p text:style-name="P78"><text:span text:style-name="CharStyle20"><text:span text:style-name="T10">lebo bol už veľmi starý,</text:span></text:span></text:p>
        <text:p text:style-name="P78"><text:span text:style-name="CharStyle20"><text:span text:style-name="T10">z jaskyne sa nehnul von;</text:span></text:span></text:p>
        <text:p text:style-name="P18"><text:span text:style-name="CharStyle20"><text:span text:style-name="T10">i vyhlásil, že je chorý,</text:span></text:span></text:p>
        <text:p text:style-name="P82"><text:span text:style-name="CharStyle20"><text:span text:style-name="T10">že by ho to tešilo,</text:span></text:span></text:p>
        <text:p text:style-name="P78"><text:span text:style-name="CharStyle20"><text:span text:style-name="T10">keby ho tak jedno druhé</text:span></text:span></text:p>
        <text:p text:style-name="P18"><text:span text:style-name="CharStyle20"><text:span text:style-name="T10">zviera aj navštívilo. —</text:span></text:span></text:p>
        <text:p text:style-name="P82"><text:span text:style-name="CharStyle20"><text:span text:style-name="T10">Vybraly sa mnohé zvery</text:span></text:span></text:p>
        <text:p text:style-name="P78"><text:span text:style-name="CharStyle20"><text:span text:style-name="T10">svojho kráľa navštíviť,</text:span></text:span></text:p>
        <text:p text:style-name="P78"><text:span text:style-name="CharStyle20"><text:span text:style-name="T10">aby mohly ho v nemoci</text:span></text:span></text:p>
        <text:p text:style-name="P78"><text:span text:style-name="CharStyle20"><text:span text:style-name="T10">p</text:span></text:span><text:span text:style-name="CharStyle20"><text:span text:style-name="T3">ov</text:span></text:span><text:span text:style-name="CharStyle20"><text:span text:style-name="T10">yraziť, potešiť;</text:span></text:span></text:p>
        <text:p text:style-name="P82"><text:span text:style-name="CharStyle20"><text:span text:style-name="T10">len že ktoré do jaskyne</text:span></text:span></text:p>
        <text:p text:style-name="P78"><text:span text:style-name="CharStyle20"><text:span text:style-name="T10">k levovi sa dostalo,</text:span></text:span></text:p>
        <text:p text:style-name="P78"><text:span text:style-name="CharStyle20"><text:span text:style-name="T10">nevyšlo von, ale biedne</text:span></text:span></text:p>
        <text:p text:style-name="P78"><text:span text:style-name="CharStyle20"><text:span text:style-name="T10">zahlušené skonalo;</text:span></text:span></text:p>
        <text:p text:style-name="P82"><text:span text:style-name="CharStyle20"><text:span text:style-name="T10">lebo lev — ten mudrák veľký —</text:span></text:span></text:p>
        <text:p text:style-name="P78"><text:span text:style-name="CharStyle20"><text:span text:style-name="T10">múdre si to zariadil,</text:span></text:span></text:p>
        <text:p text:style-name="P18"><text:span text:style-name="CharStyle20"><text:span text:style-name="T10">aby takto svoj hlad tela</text:span></text:span></text:p>
        <text:p text:style-name="P84"><text:span text:style-name="CharStyle20"><text:span text:style-name="T10">i bez práce ukrotil! —</text:span></text:span></text:p>
        <text:p text:style-name="P80"><text:span text:style-name="CharStyle20"><text:span text:style-name="T3">O</text:span></text:span><text:span text:style-name="CharStyle20"><text:span text:style-name="T10"> nedlho prišla líška —<text:tab/></text:span></text:span><text:span text:style-name="CharStyle37"><text:span text:style-name="T1">;</text:span></text:span></text:p>
        <text:p text:style-name="P18"><text:span text:style-name="CharStyle20"><text:span text:style-name="T10">figliarka to nie malá —</text:span></text:span></text:p>
        <text:p text:style-name="P90"><text:span text:style-name="CharStyle20"><text:span text:style-name="T10">no, nevošla do jaskyne,</text:span></text:span></text:p>
        <text:p text:style-name="P91"><text:span text:style-name="CharStyle20"><text:span text:style-name="T10">lež len pred ňou zastala.</text:span></text:span></text:p>
        <text:p text:style-name="P59"><text:span text:style-name="CharStyle20"><text:span text:style-name="T10">„Najjasnejší kráľu!“— rečie —</text:span></text:span></text:p>
        <text:p text:style-name="P82"><text:span text:style-name="CharStyle20"><text:span text:style-name="T10">„ku tebe sa ustávam,</text:span></text:span></text:p>
        <text:p text:style-name="P78"><text:span text:style-name="CharStyle20"><text:span text:style-name="T10">jak sa svedčí, hlbokú ti</text:span></text:span></text:p>
        <text:p text:style-name="P18"><text:span text:style-name="CharStyle20"><text:span text:style-name="T10">poklonu tiež oddávam!“</text:span></text:span></text:p>
        <text:p text:style-name="P90"><text:span text:style-name="CharStyle20"><text:span text:style-name="T10">A lev na to: „V</text:span></text:span><text:span text:style-name="CharStyle20"><text:span text:style-name="T16">ď</text:span></text:span><text:span text:style-name="CharStyle20"><text:span text:style-name="T10">aka</text:span></text:span><text:span text:style-name="CharStyle20"><text:span text:style-name="T3">!</text:span></text:span><text:span text:style-name="CharStyle20"><text:span text:style-name="T10"> Ale</text:span></text:span></text:p>
        <text:p text:style-name="P91"><text:span text:style-name="CharStyle20"><text:span text:style-name="T10">prečo nejdeš bližšie sem?</text:span></text:span></text:p>
        <text:p text:style-name="P90"><text:span text:style-name="CharStyle20"><text:span text:style-name="T10">Tak tiež prečo tvoje zraky</text:span></text:span></text:p>
        <text:p text:style-name="P91"><text:span text:style-name="CharStyle20"><text:span text:style-name="T10">tak meravo hľadia v zem?</text:span></text:span><text:span text:style-name="CharStyle20"><text:span text:style-name="T3">“</text:span></text:span><text:span text:style-name="CharStyle20"><text:span text:style-name="T10"> —</text:span></text:span></text:p>
        <text:p text:style-name="P59"><text:soft-page-break/><text:span text:style-name="CharStyle20"><text:span text:style-name="T10">„Vidím, kráľu, stopy mnohých,</text:span></text:span></text:p>
        <text:p text:style-name="P82"><text:span text:style-name="CharStyle20"><text:span text:style-name="T10">ktorí k tebe vnišli dnu,</text:span></text:span></text:p>
        <text:p text:style-name="P78"><text:span text:style-name="CharStyle20"><text:span text:style-name="T10">ale žeby už odišli,</text:span></text:span></text:p>
        <text:p text:style-name="P18"><text:span text:style-name="CharStyle20"><text:span text:style-name="T10">nevidím tu ni jednu;</text:span></text:span></text:p>
        <text:p text:style-name="P82"><text:span text:style-name="CharStyle20"><text:span text:style-name="T10">preto radšej dočkám tu von,</text:span></text:span></text:p>
        <text:p text:style-name="P78"><text:span text:style-name="CharStyle20"><text:span text:style-name="T10">kým sa vrátia tam dnu tí,</text:span></text:span></text:p>
        <text:p text:style-name="P78"><text:span text:style-name="CharStyle20"><text:span text:style-name="T10">potom i tvoj sluha verný</text:span></text:span></text:p>
        <text:p text:style-name="P18"><text:span text:style-name="CharStyle20"><text:span text:style-name="T10">pred tvár tvoju predstúpi!“</text:span></text:span></text:p>
        <text:p text:style-name="P15"><text:span text:style-name="CharStyle16"><text:span text:style-name="T10"/></text:span></text:p>
        <text:p text:style-name="P71"><text:span text:style-name="CharStyle16"><text:span text:style-name="T10">41. Starý vyslúžilec.</text:span></text:span></text:p>
        <text:p text:style-name="P47"><text:span text:style-name="CharStyle20"><text:span text:style-name="T10"/></text:span></text:p>
        <text:p text:style-name="P91"><text:span text:style-name="CharStyle20"><text:span text:style-name="T10">Smilujte sa, milí páni,</text:span></text:span></text:p>
        <text:p text:style-name="P91"><text:span text:style-name="CharStyle20"><text:span text:style-name="T10">ve</text:span></text:span><text:span text:style-name="CharStyle20"><text:span text:style-name="T16">ď</text:span></text:span><text:span text:style-name="CharStyle20"><text:span text:style-name="T10"> som lazár </text:span></text:span><text:span text:style-name="CharStyle20"><text:span text:style-name="T9">u</text:span></text:span><text:span text:style-name="CharStyle20"><text:span text:style-name="T10">bohý,</text:span></text:span></text:p>
        <text:p text:style-name="P90"><text:span text:style-name="CharStyle20"><text:span text:style-name="T10">starý vojak dostrieľaný</text:span></text:span></text:p>
        <text:p text:style-name="P91"><text:span text:style-name="CharStyle20"><text:span text:style-name="T10">a pritom i beznohý! —</text:span></text:span></text:p>
        <text:p text:style-name="P82"><text:span text:style-name="CharStyle20"><text:span text:style-name="T10">Ke</text:span></text:span><text:span text:style-name="CharStyle20"><text:span text:style-name="T16">ď</text:span></text:span><text:span text:style-name="CharStyle20"><text:span text:style-name="T10"> nepriateľ v naše strany</text:span></text:span></text:p>
        <text:p text:style-name="P78"><text:span text:style-name="CharStyle20"><text:span text:style-name="T10">vrhnul sa a našu vlasť</text:span></text:span></text:p>
        <text:p text:style-name="P78"><text:span text:style-name="CharStyle20"><text:span text:style-name="T10">pustošil so zbrojou v ruke,</text:span></text:span></text:p>
        <text:p text:style-name="P78"><text:span text:style-name="CharStyle20"><text:span text:style-name="T10">rozosieval biedu, strasť:</text:span></text:span></text:p>
        <text:p text:style-name="P78"><text:span text:style-name="CharStyle20"><text:span text:style-name="T10">tu na ohlas zemepána</text:span></text:span></text:p>
        <text:p text:style-name="P78"><text:span text:style-name="CharStyle20"><text:span text:style-name="T10">hrnula sa smelá mla</text:span></text:span><text:span text:style-name="CharStyle20"><text:span text:style-name="T16">ď</text:span></text:span><text:span text:style-name="CharStyle20"><text:span text:style-name="T10">,</text:span></text:span></text:p>
        <text:p text:style-name="P78"><text:span text:style-name="CharStyle20"><text:span text:style-name="T10">aby proti nepriateľom</text:span></text:span></text:p>
        <text:p text:style-name="P78"><text:span text:style-name="CharStyle20"><text:span text:style-name="T10">zastala si v pevný rad.</text:span></text:span></text:p>
        <text:p text:style-name="P82"><text:span text:style-name="CharStyle20"><text:span text:style-name="T10">Šiel som i ja, — nič nestály</text:span></text:span></text:p>
        <text:p text:style-name="P78"><text:span text:style-name="CharStyle20"><text:span text:style-name="T10">vzdychy matky </text:span></text:span><text:span text:style-name="CharStyle20"><text:span text:style-name="T3">ú</text:span></text:span><text:span text:style-name="CharStyle20"><text:span text:style-name="T10">bohej, —</text:span></text:span></text:p>
        <text:p text:style-name="P78"><text:span text:style-name="CharStyle20"><text:span text:style-name="T10">zchytil som zbroj, — šiel som smelo</text:span></text:span></text:p>
        <text:p text:style-name="P78"><text:span text:style-name="CharStyle20"><text:span text:style-name="T10">ta, do vojny krvave</text:span></text:span><text:span text:style-name="CharStyle20"><text:span text:style-name="T3">j!</text:span></text:span></text:p>
        <text:p text:style-name="P82"><text:span text:style-name="CharStyle20"><text:span text:style-name="T10">Pri Královom Hradci v Čechách</text:span></text:span></text:p>
        <text:p text:style-name="P78"><text:span text:style-name="CharStyle20"><text:span text:style-name="T10">stali sme si v pevný šík, —</text:span></text:span></text:p>
        <text:p text:style-name="P78"><text:span text:style-name="CharStyle20"><text:span text:style-name="T10">zahrmely desné delá, —</text:span></text:span></text:p>
        <text:p text:style-name="P78"><text:span text:style-name="CharStyle20"><text:span text:style-name="T10">zhúkly pušky, — nastal krik.</text:span></text:span></text:p>
        <text:p text:style-name="P82"><text:span text:style-name="CharStyle20"><text:span text:style-name="T10">Oddiel náš sa držal dobre, —</text:span></text:span></text:p>
        <text:p text:style-name="P78"><text:soft-page-break/><text:span text:style-name="CharStyle20"><text:span text:style-name="T10">smelosť, mužnosť viedly nás,</text:span></text:span></text:p>
        <text:p text:style-name="P78"><text:span text:style-name="CharStyle20"><text:span text:style-name="T10">lež kým sme my raz strelili,</text:span></text:span></text:p>
        <text:p text:style-name="P78"><text:span text:style-name="CharStyle20"><text:span text:style-name="T10">nepriateľ i desať ráz.</text:span></text:span></text:p>
        <text:p text:style-name="P90"><text:span text:style-name="CharStyle20"><text:span text:style-name="T10">A tak zredly naše čaty, —</text:span></text:span></text:p>
        <text:p text:style-name="P91"><text:span text:style-name="CharStyle20"><text:span text:style-name="T10">zrúbaný je silný peň, —</text:span></text:span></text:p>
        <text:p text:style-name="P90"><text:span text:style-name="CharStyle20"><text:span text:style-name="T10">nepriateľ bol víťazom </text:span></text:span><text:span text:style-name="CharStyle20"><text:span text:style-name="T3">—</text:span></text:span></text:p>
        <text:p text:style-name="P91"><text:span text:style-name="CharStyle20"><text:span text:style-name="T10">a naši mŕtvi kryly zem! —</text:span></text:span></text:p>
        <text:p text:style-name="P82"><text:span text:style-name="CharStyle20"><text:span text:style-name="T3">č</text:span></text:span><text:span text:style-name="CharStyle20"><text:span text:style-name="T10">o sa stalo so mnou, — neviem, —</text:span></text:span></text:p>
        <text:p text:style-name="P78"><text:span text:style-name="CharStyle20"><text:span text:style-name="T10">ve</text:span></text:span><text:span text:style-name="CharStyle20"><text:span text:style-name="T16">ď</text:span></text:span><text:span text:style-name="CharStyle20"><text:span text:style-name="T10"> ma smysly nechaly, —</text:span></text:span></text:p>
        <text:p text:style-name="P78"><text:span text:style-name="CharStyle20"><text:span text:style-name="T10">ke</text:span></text:span><text:span text:style-name="CharStyle20"><text:span text:style-name="T16">ď</text:span></text:span><text:span text:style-name="CharStyle20"><text:span text:style-name="T10"> som prišiel k sebe zase,</text:span></text:span></text:p>
        <text:p text:style-name="P78"><text:span text:style-name="CharStyle20"><text:span text:style-name="T10">našiel som sa v špitáli!</text:span></text:span></text:p>
        <text:p text:style-name="P90"><text:span text:style-name="CharStyle20"><text:span text:style-name="T10">Ach, a tam som vystál mnoho</text:span></text:span></text:p>
        <text:p text:style-name="P91"><text:span text:style-name="CharStyle20"><text:span text:style-name="T10">pod rukami lekára;</text:span></text:span></text:p>
        <text:p text:style-name="P90"><text:span text:style-name="CharStyle20"><text:span text:style-name="T10">až i odtiaľ pustili ma,</text:span></text:span></text:p>
        <text:p text:style-name="P91"><text:span text:style-name="CharStyle20"><text:span text:style-name="T10">ale hľa, — </text:span></text:span><text:span text:style-name="CharStyle20"><text:span text:style-name="T16">č</text:span></text:span><text:span text:style-name="CharStyle20"><text:span text:style-name="T10">o lazára!</text:span></text:span></text:p>
        <text:p text:style-name="P82"><text:span text:style-name="CharStyle20"><text:span text:style-name="T10">Šiel som nazpät v rodné kraje,</text:span></text:span></text:p>
        <text:p text:style-name="P78"><text:span text:style-name="CharStyle20"><text:span text:style-name="T3">v</text:span></text:span><text:span text:style-name="CharStyle20"><text:span text:style-name="T10"> rodičovský milý dom,</text:span></text:span></text:p>
        <text:p text:style-name="P78"><text:span text:style-name="CharStyle20"><text:span text:style-name="T10">by som k srdcu pritúlil si</text:span></text:span></text:p>
        <text:p text:style-name="P78"><text:span text:style-name="CharStyle20"><text:span text:style-name="T10">moju ľúbu matku v ňom.</text:span></text:span></text:p>
        <text:p text:style-name="P82"><text:span text:style-name="CharStyle20"><text:span text:style-name="T10">Srdce moje bilo túžbou,</text:span></text:span></text:p>
        <text:p text:style-name="P78"><text:span text:style-name="CharStyle20"><text:span text:style-name="T10">láskou vrelou mladých dôb,</text:span></text:span></text:p>
        <text:p text:style-name="P78"><text:span text:style-name="CharStyle20"><text:span text:style-name="T10">ke</text:span></text:span><text:span text:style-name="CharStyle20"><text:span text:style-name="T16">ď</text:span></text:span><text:span text:style-name="CharStyle20"><text:span text:style-name="T10"> som prišiel, — ukázali</text:span></text:span></text:p>
        <text:p text:style-name="P78"><text:span text:style-name="CharStyle20"><text:span text:style-name="T10">mi len chladný matkin hrob! —</text:span></text:span></text:p>
        <text:p text:style-name="P82"><text:span text:style-name="CharStyle20"><text:span text:style-name="T10">Teraz túlam sa po svete, —</text:span></text:span></text:p>
        <text:p text:style-name="P78"><text:span text:style-name="CharStyle20"><text:span text:style-name="T10">byt mi dáva cudzí dom,</text:span></text:span></text:p>
        <text:p text:style-name="P78"><text:span text:style-name="CharStyle20"><text:span text:style-name="T10">a môj hlas znie: „Smilujte sa</text:span></text:span></text:p>
        <text:p text:style-name="P78"><text:span text:style-name="CharStyle20"><text:span text:style-name="T10">nad úbohým lazárom!“ —</text:span></text:span></text:p>
        <text:p text:style-name="P90"><text:span text:style-name="CharStyle20"><text:span text:style-name="T10">Ale bárs som už nevládny,</text:span></text:span></text:p>
        <text:p text:style-name="P91"><text:span text:style-name="CharStyle20"><text:span text:style-name="T10">bárs i lazár </text:span></text:span><text:span text:style-name="CharStyle20"><text:span text:style-name="T9">u</text:span></text:span><text:span text:style-name="CharStyle20"><text:span text:style-name="T10">bohý,</text:span></text:span></text:p>
        <text:p text:style-name="P90"><text:span text:style-name="CharStyle20"><text:span text:style-name="T10">za môj národ, za vlasť umreť</text:span></text:span></text:p>
        <text:p text:style-name="P91"><text:span text:style-name="CharStyle20"><text:span text:style-name="T10">som i teraz hotový! —</text:span></text:span></text:p>
        <text:p text:style-name="P15"><text:span text:style-name="CharStyle16"><text:span text:style-name="T10"/></text:span></text:p>
        <text:p text:style-name="P71"><text:soft-page-break/><text:span text:style-name="CharStyle16"><text:span text:style-name="T10">42. Miluj svoju vlasť.</text:span></text:span></text:p>
        <text:p text:style-name="P18"><text:span text:style-name="CharStyle20"><text:span text:style-name="T10"/></text:span></text:p>
        <text:p text:style-name="P86"><text:span text:style-name="CharStyle20"><text:span text:style-name="T10">Naša vlasť je prebohatá</text:span></text:span></text:p>
        <text:p text:style-name="P86"><text:span text:style-name="CharStyle20"><text:span text:style-name="T10">na rozličné plodiny,</text:span></text:span></text:p>
        <text:p text:style-name="P86"><text:span text:style-name="CharStyle20"><text:span text:style-name="T10">máme striebra, máme zlata,</text:span></text:span></text:p>
        <text:p text:style-name="P86"><text:span text:style-name="CharStyle20"><text:span text:style-name="T10">zbožia, statku, hydiny;</text:span></text:span></text:p>
        <text:p text:style-name="P88"><text:span text:style-name="CharStyle20"><text:span text:style-name="T10">máme dreva rozličného,</text:span></text:span></text:p>
        <text:p text:style-name="P86"><text:span text:style-name="CharStyle20"><text:span text:style-name="T10">vína, soli, mramoru,</text:span></text:span></text:p>
        <text:p text:style-name="P86"><text:span text:style-name="CharStyle20"><text:span text:style-name="T10">máme uhlia kameného,</text:span></text:span></text:p>
        <text:p text:style-name="P86"><text:span text:style-name="CharStyle20"><text:span text:style-name="T10">rýb, zveriny ku lovu!</text:span></text:span></text:p>
        <text:p text:style-name="P88"><text:span text:style-name="CharStyle20"><text:span text:style-name="T10">A tie všetky vzácne dary</text:span></text:span></text:p>
        <text:p text:style-name="P86"><text:span text:style-name="CharStyle20"><text:span text:style-name="T10">Boh nám preto dáva zvlášť,</text:span></text:span></text:p>
        <text:p text:style-name="P86"><text:span text:style-name="CharStyle20"><text:span text:style-name="T10">aby sme vždy milovali</text:span></text:span></text:p>
        <text:p text:style-name="P86"><text:span text:style-name="CharStyle20"><text:span text:style-name="T10">našu drahú, milú vlasť!</text:span></text:span></text:p>
        <text:p text:style-name="P15"><text:span text:style-name="CharStyle16"><text:span text:style-name="T10"/></text:span></text:p>
        <text:p text:style-name="P71"><text:span text:style-name="CharStyle16"><text:span text:style-name="T10">43. V jaseni.</text:span></text:span></text:p>
        <text:p text:style-name="P59"><text:span text:style-name="CharStyle20"><text:span text:style-name="T10"/></text:span></text:p>
        <text:p text:style-name="P78"><text:span text:style-name="CharStyle20"><text:span text:style-name="T10">Zaspaly už kvietky milé, —</text:span></text:span></text:p>
        <text:p text:style-name="P78"><text:span text:style-name="CharStyle20"><text:span text:style-name="T10">v poli vládne chladný čas,</text:span></text:span></text:p>
        <text:p text:style-name="P78"><text:span text:style-name="CharStyle20"><text:span text:style-name="T10">skoro príjdu zimné chvíle,</text:span></text:span></text:p>
        <text:p text:style-name="P78"><text:span text:style-name="CharStyle20"><text:span text:style-name="T10">všetko spáli tuhý mráz.</text:span></text:span></text:p>
        <text:p text:style-name="P88"><text:span text:style-name="CharStyle20"><text:span text:style-name="T10">Ešte malá len chvíľočka,</text:span></text:span></text:p>
        <text:p text:style-name="P86"><text:span text:style-name="CharStyle20"><text:span text:style-name="T10">áno prejde pár dní len,</text:span></text:span></text:p>
        <text:p text:style-name="P86"><text:span text:style-name="CharStyle20"><text:span text:style-name="T10">a zo sňahu </text:span></text:span><text:span text:style-name="CharStyle20"><text:span text:style-name="T3">pe</text:span></text:span><text:span text:style-name="CharStyle20"><text:span text:style-name="T10">rinô</text:span></text:span><text:span text:style-name="CharStyle20"><text:span text:style-name="T3">čka</text:span></text:span></text:p>
        <text:p text:style-name="P86"><text:span text:style-name="CharStyle20"><text:span text:style-name="T10">zahalí matičku zem!</text:span></text:span></text:p>
        <text:p text:style-name="P82"><text:span text:style-name="CharStyle20"><text:span text:style-name="T10">Zaspí ona, — odpočinie</text:span></text:span></text:p>
        <text:p text:style-name="P78"><text:span text:style-name="CharStyle20"><text:span text:style-name="T10">si za dlhý, dlhý čas,</text:span></text:span></text:p>
        <text:p text:style-name="P78"><text:span text:style-name="CharStyle20"><text:span text:style-name="T10">ale zima ke</text:span></text:span><text:span text:style-name="CharStyle20"><text:span text:style-name="T16">ď</text:span></text:span><text:span text:style-name="CharStyle20"><text:span text:style-name="T10"> pominie,</text:span></text:span></text:p>
        <text:p text:style-name="P78"><text:span text:style-name="CharStyle20"><text:span text:style-name="T10">prebudí sa k žitiu zas.</text:span></text:span></text:p>
        <text:p text:style-name="P82"><text:span text:style-name="CharStyle20"><text:span text:style-name="T10">Povypučia nove kvietky,</text:span></text:span></text:p>
        <text:p text:style-name="P78"><text:span text:style-name="CharStyle20"><text:span text:style-name="T10">krása v poli zakvitne,</text:span></text:span></text:p>
        <text:p text:style-name="P78"><text:span text:style-name="CharStyle20"><text:span text:style-name="T10">a vám zase, milé dietky,</text:span></text:span></text:p>
        <text:p text:style-name="P78"><text:soft-page-break/><text:span text:style-name="CharStyle20"><text:span text:style-name="T10">radosť nová zasvitne.</text:span></text:span></text:p>
        <text:p text:style-name="P82"><text:span text:style-name="CharStyle20"><text:span text:style-name="T10">Zatiaľ ale pilne v škole</text:span></text:span></text:p>
        <text:p text:style-name="P78"><text:span text:style-name="CharStyle20"><text:span text:style-name="T10">uč sa, moja drahá mla</text:span></text:span><text:span text:style-name="CharStyle20"><text:span text:style-name="T16">ď</text:span></text:span><text:span text:style-name="CharStyle20"><text:span text:style-name="T10">,</text:span></text:span></text:p>
        <text:p text:style-name="P78"><text:span text:style-name="CharStyle20"><text:span text:style-name="T10">bys po zime v krásne pole</text:span></text:span></text:p>
        <text:p text:style-name="P78"><text:span text:style-name="CharStyle20"><text:span text:style-name="T10">mohla sa ísť poihrať!</text:span></text:span></text:p>
        <text:p text:style-name="P3"/>
        <text:p text:style-name="P15"><text:span text:style-name="CharStyle16"><text:span text:style-name="T10">44. Traja poľovníci.</text:span></text:span></text:p>
        <text:p text:style-name="P18"><text:span text:style-name="CharStyle20"><text:span text:style-name="T10"/></text:span></text:p>
        <text:p text:style-name="P86"><text:span text:style-name="CharStyle20"><text:span text:style-name="T10">Vybrali sa traja</text:span></text:span></text:p>
        <text:p text:style-name="P86"><text:span text:style-name="CharStyle20"><text:span text:style-name="T10">do hory, do hája</text:span></text:span></text:p>
        <text:p text:style-name="P86"><text:span text:style-name="CharStyle20"><text:span text:style-name="T10">zastreliť jeleňa;</text:span></text:span></text:p>
        <text:p text:style-name="P82"><text:span text:style-name="CharStyle20"><text:span text:style-name="T10">slniečko pálilo,</text:span></text:span></text:p>
        <text:p text:style-name="P78"><text:span text:style-name="CharStyle20"><text:span text:style-name="T10">poriadne pražilo:</text:span></text:span></text:p>
        <text:p text:style-name="P78"><text:span text:style-name="CharStyle20"><text:span text:style-name="T10">ľahli si do sena. </text:span></text:span><text:span text:style-name="CharStyle20"><text:span text:style-name="T3">—</text:span></text:span></text:p>
        <text:p text:style-name="P78"><text:span text:style-name="CharStyle20"><text:span text:style-name="T10">Tu jeden z nich skočí, </text:span></text:span></text:p>
        <text:p text:style-name="P78"><text:span text:style-name="CharStyle20"><text:span text:style-name="T3">povyt</text:span></text:span><text:span text:style-name="CharStyle20"><text:span text:style-name="T10">ie</text:span></text:span><text:span text:style-name="CharStyle20"><text:span text:style-name="T3">ra</text:span></text:span><text:span text:style-name="CharStyle20"><text:span text:style-name="T10"> oči</text:span></text:span></text:p>
        <text:p text:style-name="P82"><text:span text:style-name="CharStyle20"><text:span text:style-name="T10">a tých zbudiac, rečie:</text:span></text:span></text:p>
        <text:p text:style-name="P78"><text:span text:style-name="CharStyle20"><text:span text:style-name="T10">„Práve zdalo sa mi,</text:span></text:span></text:p>
        <text:p text:style-name="P78"><text:span text:style-name="CharStyle20"><text:span text:style-name="T10">jeleň bol pred nami,</text:span></text:span></text:p>
        <text:p text:style-name="P78"><text:span text:style-name="CharStyle20"><text:span text:style-name="T10">hor’, bo nám utečie!“</text:span></text:span></text:p>
        <text:p text:style-name="P78"><text:span text:style-name="CharStyle20"><text:span text:style-name="T10">„Daj pokoj!“ — ten tretí</text:span></text:span></text:p>
        <text:p text:style-name="P78"><text:span text:style-name="CharStyle20"><text:span text:style-name="T10">ospanlivo vetí, —</text:span></text:span></text:p>
        <text:p text:style-name="P82"><text:span text:style-name="CharStyle20"><text:span text:style-name="T10">„to sa ti len snilo!“ —</text:span></text:span></text:p>
        <text:p text:style-name="P78"><text:span text:style-name="CharStyle20"><text:span text:style-name="T10">Políhali zase,</text:span></text:span></text:p>
        <text:p text:style-name="P78"><text:span text:style-name="CharStyle20"><text:span text:style-name="T10">a aj v krátkom čase,</text:span></text:span></text:p>
        <text:p text:style-name="P78"><text:span text:style-name="CharStyle20"><text:span text:style-name="T10">znovu pozaspali.</text:span></text:span></text:p>
        <text:p text:style-name="P82"><text:span text:style-name="CharStyle20"><text:span text:style-name="T10">Lež v tom niečo zpra</text:span></text:span><text:span text:style-name="CharStyle20"><text:span text:style-name="T3">š</text:span></text:span><text:span text:style-name="CharStyle20"><text:span text:style-name="T10">tí,</text:span></text:span></text:p>
        <text:p text:style-name="P78"><text:span text:style-name="CharStyle20"><text:span text:style-name="T10">a hľa, z blízkej chrasti</text:span></text:span></text:p>
        <text:p text:style-name="P78"><text:span text:style-name="CharStyle20"><text:span text:style-name="T10">jeleň k ním pripáli.</text:span></text:span></text:p>
        <text:p text:style-name="P82"><text:span text:style-name="CharStyle20"><text:span text:style-name="T10">Obzre si tých spáčov,</text:span></text:span></text:p>
        <text:p text:style-name="P78"><text:span text:style-name="CharStyle20"><text:span text:style-name="T10">lenivých drichnáčov,</text:span></text:span></text:p>
        <text:p text:style-name="P78"><text:span text:style-name="CharStyle20"><text:span text:style-name="T10">rohami pokýva;</text:span></text:span></text:p>
        <text:p text:style-name="P82"><text:soft-page-break/><text:span text:style-name="CharStyle20"><text:span text:style-name="T10">zdupoce nohami</text:span></text:span></text:p>
        <text:p text:style-name="P78"><text:span text:style-name="CharStyle20"><text:span text:style-name="T10">a tam za stromami</text:span></text:span></text:p>
        <text:p text:style-name="P88"><text:span text:style-name="CharStyle20"><text:span text:style-name="T10">hustá hú</text:span></text:span><text:span text:style-name="CharStyle20"><text:span text:style-name="T16">š</text:span></text:span><text:span text:style-name="CharStyle20"><text:span text:style-name="T10">ť ho skrýva, —</text:span></text:span></text:p>
        <text:p text:style-name="P82"><text:span text:style-name="CharStyle20"><text:span text:style-name="T10">Skočili t</text:span></text:span><text:span text:style-name="CharStyle20"><text:span text:style-name="T3">í</text:span></text:span><text:span text:style-name="CharStyle20"><text:span text:style-name="T10"> síce,</text:span></text:span></text:p>
        <text:p text:style-name="P78"><text:span text:style-name="CharStyle20"><text:span text:style-name="T10">zchytili ručnice,</text:span></text:span></text:p>
        <text:p text:style-name="P78"><text:span text:style-name="CharStyle20"><text:span text:style-name="T10">ale po nečase</text:span></text:span><text:span text:style-name="CharStyle20"><text:span text:style-name="T3">.</text:span></text:span></text:p>
        <text:p text:style-name="P78"><text:span text:style-name="CharStyle20"><text:span text:style-name="T10">Teraz, bratia milí,</text:span></text:span></text:p>
        <text:p text:style-name="P78"><text:span text:style-name="CharStyle20"><text:span text:style-name="T10">škoda prachu, sily:</text:span></text:span></text:p>
        <text:p text:style-name="P78"><text:span text:style-name="CharStyle20"><text:span text:style-name="T10">ľahnite si zase!</text:span></text:span></text:p>
        <text:p text:style-name="P15"><text:span text:style-name="CharStyle16"><text:span text:style-name="T10"/></text:span></text:p>
        <text:p text:style-name="P71"><text:span text:style-name="CharStyle16"><text:span text:style-name="T10">45. Nespokojná jedlička</text:span></text:span></text:p>
        <text:p text:style-name="P71"><text:span text:style-name="CharStyle16"><text:span text:style-name="T3"/></text:span></text:p>
        <text:p text:style-name="P82"><text:span text:style-name="CharStyle20"><text:span text:style-name="T10">Na kraji hôrky jedlička stála</text:span></text:span></text:p>
        <text:p text:style-name="P78"><text:span text:style-name="CharStyle20"><text:span text:style-name="T10">a vo dne, v noci sa žalovala:</text:span></text:span></text:p>
        <text:p text:style-name="P78"><text:span text:style-name="CharStyle20"><text:span text:style-name="T10">že prečo ona má len ihlice,</text:span></text:span></text:p>
        <text:p text:style-name="P78"><text:span text:style-name="CharStyle20"><text:span text:style-name="T10">ktoré pichajú ruky i líce?</text:span></text:span></text:p>
        <text:p text:style-name="P59"><text:span text:style-name="CharStyle20"><text:span text:style-name="T10"/></text:span></text:p>
        <text:p text:style-name="P78"><text:span text:style-name="CharStyle20"><text:span text:style-name="T10">A hľa, ke</text:span></text:span><text:span text:style-name="CharStyle20"><text:span text:style-name="T16">ď</text:span></text:span><text:span text:style-name="CharStyle20"><text:span text:style-name="T10"> večer ona zaspala,</text:span></text:span></text:p>
        <text:p text:style-name="P78"><text:span text:style-name="CharStyle20"><text:span text:style-name="T10">a ráno sa zas zo sna prebrala,</text:span></text:span></text:p>
        <text:p text:style-name="P78"><text:span text:style-name="CharStyle20"><text:span text:style-name="T10">tu vidí, že má už zlaté listy,</text:span></text:span></text:p>
        <text:p text:style-name="P78"><text:span text:style-name="CharStyle20"><text:span text:style-name="T10">v ktorých raňajšie slnce sa blyští</text:span></text:span><text:span text:style-name="CharStyle20"><text:span text:style-name="T3">.</text:span></text:span></text:p>
        <text:p text:style-name="P59"><text:span text:style-name="CharStyle20"><text:span text:style-name="T10"/></text:span></text:p>
        <text:p text:style-name="P78"><text:span text:style-name="CharStyle20"><text:span text:style-name="T10">Ostala pyšnou, — a táto pýcha</text:span></text:span></text:p>
        <text:p text:style-name="P78"><text:span text:style-name="CharStyle20"><text:span text:style-name="T10">z celej jedličky sa zračí, dýcha,</text:span></text:span></text:p>
        <text:p text:style-name="P78"><text:span text:style-name="CharStyle20"><text:span text:style-name="T10">lebo sa nechce shovára</text:span></text:span><text:span text:style-name="CharStyle20"><text:span text:style-name="T3">ť</text:span></text:span><text:span text:style-name="CharStyle20"><text:span text:style-name="T10"> ani</text:span></text:span></text:p>
        <text:p text:style-name="P78"><text:span text:style-name="CharStyle20"><text:span text:style-name="T10">so s</text:span></text:span><text:span text:style-name="CharStyle20"><text:span text:style-name="T3">u</text:span></text:span><text:span text:style-name="CharStyle20"><text:span text:style-name="T10">sednými pri nej stromkami.</text:span></text:span></text:p>
        <text:p text:style-name="P24"><text:span text:style-name="CharStyle25"><text:span text:style-name="T10"/></text:span></text:p>
        <text:p text:style-name="P82"><text:span text:style-name="CharStyle20"><text:span text:style-name="T10">Lež tadiaľ jeden vandrovník ide,</text:span></text:span></text:p>
        <text:p text:style-name="P78"><text:span text:style-name="CharStyle20"><text:span text:style-name="T10">vidí to l</text:span></text:span><text:span text:style-name="CharStyle20"><text:span text:style-name="T9">í</text:span></text:span><text:span text:style-name="CharStyle20"><text:span text:style-name="T10">s</text:span></text:span><text:span text:style-name="CharStyle20"><text:span text:style-name="T16">ť</text:span></text:span><text:span text:style-name="CharStyle20"><text:span text:style-name="T10">a. — </text:span></text:span><text:span text:style-name="CharStyle20"><text:span text:style-name="T3">„</text:span></text:span><text:span text:style-name="CharStyle20"><text:span text:style-name="T10">To sa mi zíde!</text:span></text:span><text:span text:style-name="CharStyle20"><text:span text:style-name="T3">“</text:span></text:span></text:p>
        <text:p text:style-name="P78"><text:span text:style-name="CharStyle20"><text:span text:style-name="T10">povie a všetko z nej dovôkola</text:span></text:span></text:p>
        <text:p text:style-name="P78"><text:span text:style-name="CharStyle20"><text:span text:style-name="T10">ztrhá, až cele ostala holá. —</text:span></text:span></text:p>
        <text:p text:style-name="P59"><text:span text:style-name="CharStyle20"><text:span text:style-name="T10"/></text:span></text:p>
        <text:p text:style-name="P78"><text:soft-page-break/><text:span text:style-name="CharStyle20"><text:span text:style-name="T10">Zasm</text:span></text:span><text:span text:style-name="CharStyle20"><text:span text:style-name="T3">út</text:span></text:span><text:span text:style-name="CharStyle20"><text:span text:style-name="T10">i zase jedlička v žiali:</text:span></text:span></text:p>
        <text:p text:style-name="P78"><text:span text:style-name="CharStyle20"><text:span text:style-name="T3">„</text:span></text:span><text:span text:style-name="CharStyle20"><text:span text:style-name="T10">Čo mám zo zlata, ke</text:span></text:span><text:span text:style-name="CharStyle20"><text:span text:style-name="T16">ď</text:span></text:span><text:span text:style-name="CharStyle20"><text:span text:style-name="T10"> ho ztrhali?</text:span></text:span></text:p>
        <text:p text:style-name="P78"><text:span text:style-name="CharStyle20"><text:span text:style-name="T9">Ó</text:span></text:span><text:span text:style-name="CharStyle20"><text:span text:style-name="T10"> kebych mala sklenené l</text:span></text:span><text:span text:style-name="CharStyle20"><text:span text:style-name="T9">í</text:span></text:span><text:span text:style-name="CharStyle20"><text:span text:style-name="T10">s</text:span></text:span><text:span text:style-name="CharStyle20"><text:span text:style-name="T16">ť</text:span></text:span><text:span text:style-name="CharStyle20"><text:span text:style-name="T10">a,</text:span></text:span></text:p>
        <text:p text:style-name="P78"><text:span text:style-name="CharStyle20"><text:span text:style-name="T10">tak pred zlodejmi bola by istá!</text:span></text:span><text:span text:style-name="CharStyle20"><text:span text:style-name="T3">“</text:span></text:span></text:p>
        <text:p text:style-name="P59"><text:span text:style-name="CharStyle20"><text:span text:style-name="T10"/></text:span></text:p>
        <text:p text:style-name="P78"><text:span text:style-name="CharStyle20"><text:span text:style-name="T10">Sotva sa ráno zo sna prebrala,</text:span></text:span></text:p>
        <text:p text:style-name="P78"><text:span text:style-name="CharStyle20"><text:span text:style-name="T10">už sklenné lísťa na sebe mala;</text:span></text:span></text:p>
        <text:p text:style-name="P78"><text:span text:style-name="CharStyle20"><text:span text:style-name="T10">lež prišiel víchor, jedličkou zklátil</text:span></text:span></text:p>
        <text:p text:style-name="P78"><text:span text:style-name="CharStyle20"><text:span text:style-name="T10">a všetko lísťa zdrúzgal, pomlátil!</text:span></text:span></text:p>
        <text:p text:style-name="P59"><text:span text:style-name="CharStyle20"><text:span text:style-name="T10"/></text:span></text:p>
        <text:p text:style-name="P77"><text:span text:style-name="CharStyle20"><text:span text:style-name="T10">Zase žialila jedlička malá.</text:span></text:span></text:p>
        <text:p text:style-name="P82"><text:span text:style-name="CharStyle20"><text:span text:style-name="T10">Teraz zelený list si žiadala;</text:span></text:span></text:p>
        <text:p text:style-name="P78"><text:span text:style-name="CharStyle20"><text:span text:style-name="T10">a sotva slnce sa vyronilo,</text:span></text:span></text:p>
        <text:p text:style-name="P78"><text:span text:style-name="CharStyle20"><text:span text:style-name="T10">zelené listy jej osvietilo.</text:span></text:span></text:p>
        <text:p text:style-name="P59"><text:span text:style-name="CharStyle20"><text:span text:style-name="T10"/></text:span></text:p>
        <text:p text:style-name="P78"><text:span text:style-name="CharStyle20"><text:span text:style-name="T10">Ach, ale prišla koza pažravá,</text:span></text:span></text:p>
        <text:p text:style-name="P78"><text:span text:style-name="CharStyle20"><text:span text:style-name="T10">čo mladé lístky tak rada máva;</text:span></text:span></text:p>
        <text:p text:style-name="P78"><text:span text:style-name="CharStyle20"><text:span text:style-name="T10">jej pochutilo to mäkké lísťa</text:span></text:span></text:p>
        <text:p text:style-name="P78"><text:span text:style-name="CharStyle20"><text:span text:style-name="T10">a ho obžrala všetko, do čist</text:span></text:span><text:span text:style-name="CharStyle20"><text:span text:style-name="T9">a</text:span></text:span><text:span text:style-name="CharStyle20"><text:span text:style-name="T10">!</text:span></text:span></text:p>
        <text:p text:style-name="P24"><text:span text:style-name="CharStyle25"><text:span text:style-name="T10"/></text:span></text:p>
        <text:p text:style-name="P82"><text:span text:style-name="CharStyle20"><text:span text:style-name="T10">Teraz už srdce malej </text:span></text:span><text:span text:style-name="CharStyle20"><text:span text:style-name="T3">je</text:span></text:span><text:span text:style-name="CharStyle20"><text:span text:style-name="T10">dlice</text:span></text:span></text:p>
        <text:p text:style-name="P78"><text:span text:style-name="CharStyle20"><text:span text:style-name="T10">žiadalo si mať nazpät ihlice!</text:span></text:span></text:p>
        <text:p text:style-name="P78"><text:span text:style-name="CharStyle20"><text:span text:style-name="T10">Od toho času jedlička malá,</text:span></text:span></text:p>
        <text:p text:style-name="P78"><text:span text:style-name="CharStyle20"><text:span text:style-name="T10">čo druhé majú viac nežiadal</text:span></text:span><text:span text:style-name="CharStyle20"><text:span text:style-name="T3">a</text:span></text:span><text:span text:style-name="CharStyle20"><text:span text:style-name="T10">!</text:span></text:span></text:p>
        <text:p text:style-name="P15"><text:span text:style-name="CharStyle16"><text:span text:style-name="T10"/></text:span></text:p>
        <text:p text:style-name="P71"><text:span text:style-name="CharStyle16"><text:span text:style-name="T10">46. V zime.</text:span></text:span></text:p>
        <text:p text:style-name="P25"><text:span text:style-name="CharStyle44"><text:span text:style-name="T3"/></text:span></text:p>
        <text:p text:style-name="P82"><text:span text:style-name="CharStyle20"><text:span text:style-name="T10">Už zem sa v rubáš biely</text:span></text:span></text:p>
        <text:p text:style-name="P78"><text:span text:style-name="CharStyle20"><text:span text:style-name="T16">s</text:span></text:span><text:span text:style-name="CharStyle20"><text:span text:style-name="T10">lávnostne odela,</text:span></text:span></text:p>
        <text:p text:style-name="P78"><text:span text:style-name="CharStyle20"><text:span text:style-name="T10">s nej zaspal život vrelý,</text:span></text:span></text:p>
        <text:p text:style-name="P78"><text:span text:style-name="CharStyle20"><text:span text:style-name="T10">bo v náruč sovrela</text:span></text:span></text:p>
        <text:p text:style-name="P78"><text:span text:style-name="CharStyle20"><text:span text:style-name="T10">ho chladnosť krutej zimy,</text:span></text:span></text:p>
        <text:p text:style-name="P78"><text:soft-page-break/><text:span text:style-name="CharStyle20"><text:span text:style-name="T10">prstami skrehnutými</text:span></text:span></text:p>
        <text:p text:style-name="P78"><text:span text:style-name="CharStyle20"><text:span text:style-name="T10">pod s</text:span></text:span><text:span text:style-name="CharStyle20"><text:span text:style-name="T3">ň</text:span></text:span><text:span text:style-name="CharStyle20"><text:span text:style-name="T10">ahom zaviatý</text:span></text:span></text:p>
        <text:p text:style-name="P78"><text:span text:style-name="CharStyle20"><text:span text:style-name="T10">drží ho v objatí!</text:span></text:span></text:p>
        <text:p text:style-name="P59"><text:span text:style-name="CharStyle20"><text:span text:style-name="T10"/></text:span></text:p>
        <text:p text:style-name="P78"><text:span text:style-name="CharStyle20"><text:span text:style-name="T10">A zemi dobre padne,</text:span></text:span></text:p>
        <text:p text:style-name="P78"><text:span text:style-name="CharStyle20"><text:span text:style-name="T10">bárs i na krátko len,</text:span></text:span></text:p>
        <text:p text:style-name="P78"><text:span text:style-name="CharStyle20"><text:span text:style-name="T10">že pokoj ňou zavládne,</text:span></text:span></text:p>
        <text:p text:style-name="P78"><text:span text:style-name="CharStyle20"><text:span text:style-name="T10">obkľúči ju i sen;</text:span></text:span></text:p>
        <text:p text:style-name="P82"><text:span text:style-name="CharStyle20"><text:span text:style-name="T10">ve</text:span></text:span><text:span text:style-name="CharStyle20"><text:span text:style-name="T16">ď</text:span></text:span><text:span text:style-name="CharStyle20"><text:span text:style-name="T10"> brázdy ostrým pluhom</text:span></text:span></text:p>
        <text:p text:style-name="P78"><text:span text:style-name="CharStyle20"><text:span text:style-name="T10">na jej c</text:span></text:span><text:span text:style-name="CharStyle20"><text:span text:style-name="T3">hrbá</text:span></text:span><text:span text:style-name="CharStyle20"><text:span text:style-name="T10">te tuhom</text:span></text:span></text:p>
        <text:p text:style-name="P78"><text:span text:style-name="CharStyle20"><text:span text:style-name="T10">zo</text:span></text:span><text:span text:style-name="CharStyle20"><text:span text:style-name="T3">ra</text:span></text:span><text:span text:style-name="CharStyle20"><text:span text:style-name="T10">né v jarný čas</text:span></text:span></text:p>
        <text:p text:style-name="P78"><text:span text:style-name="CharStyle20"><text:span text:style-name="T10">len zimy zhojí mráz!</text:span></text:span></text:p>
        <text:p text:style-name="P18"><text:span text:style-name="CharStyle20"><text:span text:style-name="T10"/></text:span></text:p>
        <text:p text:style-name="P86"><text:span text:style-name="CharStyle20"><text:span text:style-name="T10">A ke</text:span></text:span><text:span text:style-name="CharStyle20"><text:span text:style-name="T16">ď</text:span></text:span><text:span text:style-name="CharStyle20"><text:span text:style-name="T10"> tak zlatoskvúci</text:span></text:span></text:p>
        <text:p text:style-name="P86"><text:span text:style-name="CharStyle20"><text:span text:style-name="T10">jarného slnca </text:span></text:span><text:span text:style-name="CharStyle20"><text:span text:style-name="T3">ja</text:span></text:span><text:span text:style-name="CharStyle20"><text:span text:style-name="T10">s</text:span></text:span></text:p>
        <text:p text:style-name="P86"><text:span text:style-name="CharStyle20"><text:span text:style-name="T3">poľ</text:span></text:span><text:span text:style-name="CharStyle20"><text:span text:style-name="T10">ú</text:span></text:span><text:span text:style-name="CharStyle20"><text:span text:style-name="T3">bok</text:span></text:span><text:span text:style-name="CharStyle20"><text:span text:style-name="T10"> vrelý, vrúci</text:span></text:span></text:p>
        <text:p text:style-name="P86"><text:span text:style-name="CharStyle20"><text:span text:style-name="T10">jej zošle znovu zas:</text:span></text:span></text:p>
        <text:p text:style-name="P86"><text:span text:style-name="CharStyle20"><text:span text:style-name="T10">tu ona spočinutá</text:span></text:span></text:p>
        <text:p text:style-name="P86"><text:span text:style-name="CharStyle20"><text:span text:style-name="T10">so seba zhodí putá,</text:span></text:span></text:p>
        <text:p text:style-name="P86"><text:span text:style-name="CharStyle20"><text:span text:style-name="T10">a práci piln</text:span></text:span><text:span text:style-name="CharStyle20"><text:span text:style-name="T3">ej</text:span></text:span><text:span text:style-name="CharStyle20"><text:span text:style-name="T10"> v jar</text:span></text:span></text:p>
        <text:p text:style-name="P86"><text:span text:style-name="CharStyle20"><text:span text:style-name="T10">dá mnohý pekný dar!</text:span></text:span></text:p>
        <text:p text:style-name="P15"><text:span text:style-name="CharStyle16"><text:span text:style-name="T10"/></text:span></text:p>
        <text:p text:style-name="P71"><text:span text:style-name="CharStyle16"><text:span text:style-name="T10">47. Dedina v zime.</text:span></text:span></text:p>
        <text:p text:style-name="P59"><text:span text:style-name="CharStyle20"><text:span text:style-name="T10"/></text:span></text:p>
        <text:p text:style-name="P78"><text:span text:style-name="CharStyle20"><text:span text:style-name="T10">Sňahom zapadnutá</text:span></text:span></text:p>
        <text:p text:style-name="P78"><text:span text:style-name="CharStyle20"><text:span text:style-name="T10">rodná dedinô</text:span></text:span><text:span text:style-name="CharStyle20"><text:span text:style-name="T3">č</text:span></text:span><text:span text:style-name="CharStyle20"><text:span text:style-name="T10">ka,</text:span></text:span></text:p>
        <text:p text:style-name="P78"><text:span text:style-name="CharStyle20"><text:span text:style-name="T10">s túžbou k tebe hľadia</text:span></text:span></text:p>
        <text:p text:style-name="P78"><text:span text:style-name="CharStyle20"><text:span text:style-name="T10">moje sivé očká;</text:span></text:span></text:p>
        <text:p text:style-name="P88"><text:span text:style-name="CharStyle20"><text:span text:style-name="T10">s túžbou k tebe hľadia</text:span></text:span></text:p>
        <text:p text:style-name="P86"><text:span text:style-name="CharStyle20"><text:span text:style-name="T10">v tiché domky tvoje,</text:span></text:span></text:p>
        <text:p text:style-name="P86"><text:span text:style-name="CharStyle20"><text:span text:style-name="T10">kde si nažívajú</text:span></text:span></text:p>
        <text:p text:style-name="P86"><text:span text:style-name="CharStyle20"><text:span text:style-name="T10">drahé duše moje.</text:span></text:span></text:p>
        <text:p text:style-name="P18"><text:soft-page-break/><text:span text:style-name="CharStyle20"><text:span text:style-name="T10"/></text:span></text:p>
        <text:p text:style-name="P86"><text:span text:style-name="CharStyle20"><text:span text:style-name="T10">Zaľahnul už sniažik</text:span></text:span></text:p>
        <text:p text:style-name="P86"><text:span text:style-name="CharStyle20"><text:span text:style-name="T10">na tie milé domky,</text:span></text:span></text:p>
        <text:p text:style-name="P86"><text:span text:style-name="CharStyle20"><text:span text:style-name="T10">pohrobil ich páper</text:span></text:span></text:p>
        <text:p text:style-name="P86"><text:span text:style-name="CharStyle20"><text:span text:style-name="T10">tíško, nevedomky;</text:span></text:span></text:p>
        <text:p text:style-name="P82"><text:span text:style-name="CharStyle20"><text:span text:style-name="T10">ale nepohrobil</text:span></text:span></text:p>
        <text:p text:style-name="P78"><text:span text:style-name="CharStyle20"><text:span text:style-name="T10">život milý, hravý,</text:span></text:span></text:p>
        <text:p text:style-name="P78"><text:span text:style-name="CharStyle20"><text:span text:style-name="T10">on i teraz prácou</text:span></text:span></text:p>
        <text:p text:style-name="P18"><text:span text:style-name="CharStyle20"><text:span text:style-name="T10">v domkoch tých sa javí,</text:span></text:span></text:p>
        <text:p text:style-name="P59"><text:span text:style-name="CharStyle20"><text:span text:style-name="T10"/></text:span></text:p>
        <text:p text:style-name="P78"><text:span text:style-name="CharStyle20"><text:span text:style-name="T10">Ó, pohrob že, sniažik,</text:span></text:span></text:p>
        <text:p text:style-name="P78"><text:span text:style-name="CharStyle20"><text:span text:style-name="T10">v chladné plášte svoje</text:span></text:span></text:p>
        <text:p text:style-name="P78"><text:span text:style-name="CharStyle20"><text:span text:style-name="T10">všetko, čo nás tlačí:</text:span></text:span></text:p>
        <text:p text:style-name="P78"><text:span text:style-name="CharStyle20"><text:span text:style-name="T10">krivdy, nepokoje;</text:span></text:span></text:p>
        <text:p text:style-name="P88"><text:span text:style-name="CharStyle20"><text:span text:style-name="T3">a</text:span></text:span><text:span text:style-name="CharStyle20"><text:span text:style-name="T10"> keď na jar zmizne</text:span></text:span></text:p>
        <text:p text:style-name="P78"><text:span text:style-name="CharStyle20"><text:span text:style-name="T16">t</text:span></text:span><text:span text:style-name="CharStyle20"><text:span text:style-name="T10">voja </text:span></text:span><text:span text:style-name="CharStyle20"><text:span text:style-name="T3">pe</text:span></text:span><text:span text:style-name="CharStyle20"><text:span text:style-name="T10">rinôč</text:span></text:span><text:span text:style-name="CharStyle20"><text:span text:style-name="T3">ka</text:span></text:span><text:span text:style-name="CharStyle20"><text:span text:style-name="T10">,</text:span></text:span></text:p>
        <text:p text:style-name="P78"><text:span text:style-name="CharStyle20"><text:span text:style-name="T10">nech sa v blahu skveje</text:span></text:span></text:p>
        <text:p text:style-name="P78"><text:span text:style-name="CharStyle20"><text:span text:style-name="T10">moja dedin</text:span></text:span><text:span text:style-name="CharStyle20"><text:span text:style-name="T3">ô</text:span></text:span><text:span text:style-name="CharStyle20"><text:span text:style-name="T10">čka</text:span></text:span><text:span text:style-name="CharStyle20"><text:span text:style-name="T3">!</text:span></text:span></text:p>
        <text:p text:style-name="P28"><text:span text:style-name="CharStyle50"><text:span text:style-name="T3"/></text:span></text:p>
        <text:p text:style-name="P15"><text:span text:style-name="CharStyle16"><text:span text:style-name="T10">48. Ó, poďte, detičky!</text:span></text:span></text:p>
        <text:p text:style-name="P59"><text:span text:style-name="CharStyle20"><text:span text:style-name="T10"/></text:span></text:p>
        <text:p text:style-name="P78"><text:span text:style-name="CharStyle20"><text:span text:style-name="T10">Ó, poďte, poďte, detičky,</text:span></text:span></text:p>
        <text:p text:style-name="P78"><text:span text:style-name="CharStyle20"><text:span text:style-name="T10">do milej, teplej izbičky,</text:span></text:span></text:p>
        <text:p text:style-name="P78"><text:span text:style-name="CharStyle20"><text:span text:style-name="T10">tu dýcha zima chladom;</text:span></text:span></text:p>
        <text:p text:style-name="P82"><text:span text:style-name="CharStyle20"><text:span text:style-name="T10">tu by ste nám len zhynuly,</text:span></text:span></text:p>
        <text:p text:style-name="P78"><text:span text:style-name="CharStyle20"><text:span text:style-name="T10">tam vás mať drahá pritúli,</text:span></text:span></text:p>
        <text:p text:style-name="P78"><text:span text:style-name="CharStyle20"><text:span text:style-name="T10">a z</text:span></text:span><text:span text:style-name="CharStyle20"><text:span text:style-name="T16">ľ</text:span></text:span><text:span text:style-name="CharStyle20"><text:span text:style-name="T10">úba všetky radom.</text:span></text:span></text:p>
        <text:p text:style-name="P59"><text:span text:style-name="CharStyle20"><text:span text:style-name="T10"/></text:span></text:p>
        <text:p text:style-name="P78"><text:span text:style-name="CharStyle20"><text:span text:style-name="T10">Tu von je zima, — horou hľa</text:span></text:span></text:p>
        <text:p text:style-name="P78"><text:span text:style-name="CharStyle20"><text:span text:style-name="T3">s</text:span></text:span><text:span text:style-name="CharStyle20"><text:span text:style-name="T10">a </text:span></text:span><text:span text:style-name="CharStyle20"><text:span text:style-name="T3">st</text:span></text:span><text:span text:style-name="CharStyle20"><text:span text:style-name="T10">ele, kradne sivá mhla</text:span></text:span></text:p>
        <text:p text:style-name="P18"><text:span text:style-name="CharStyle20"><text:span text:style-name="T10">i mráz už za ňou brodí;</text:span></text:span></text:p>
        <text:p text:style-name="P82"><text:span text:style-name="CharStyle20"><text:span text:style-name="T3">a</text:span></text:span><text:span text:style-name="CharStyle20"><text:span text:style-name="T10"> stromy smutné inovať</text:span></text:span></text:p>
        <text:p text:style-name="P78"><text:soft-page-break/><text:span text:style-name="CharStyle20"><text:span text:style-name="T10">oblieka v chladný, biely ša</text:span></text:span><text:span text:style-name="CharStyle20"><text:span text:style-name="T16">t</text:span></text:span><text:span text:style-name="CharStyle20"><text:span text:style-name="T3">,</text:span></text:span></text:p>
        <text:p text:style-name="P78"><text:span text:style-name="CharStyle20"><text:span text:style-name="T10">v ľad viaže rieky vody!</text:span></text:span></text:p>
        <text:p text:style-name="P59"><text:span text:style-name="CharStyle20"><text:span text:style-name="T10"/></text:span></text:p>
        <text:p text:style-name="P77"><text:span text:style-name="CharStyle20"><text:span text:style-name="T10">Tam ale v izbe dobre je:</text:span></text:span></text:p>
        <text:p text:style-name="P59"><text:span text:style-name="CharStyle20"><text:span text:style-name="T10">tam vás ma</text:span></text:span><text:span text:style-name="CharStyle20"><text:span text:style-name="T16">ť</text:span></text:span><text:span text:style-name="CharStyle20"><text:span text:style-name="T10"> láskou sohre</text:span></text:span><text:span text:style-name="CharStyle20"><text:span text:style-name="T3">je</text:span></text:span></text:p>
        <text:p text:style-name="P18"><text:span text:style-name="CharStyle20"><text:span text:style-name="T10">a dá vám, čo vám treba;</text:span></text:span></text:p>
        <text:p text:style-name="P82"><text:span text:style-name="CharStyle20"><text:span text:style-name="T10">v</text:span></text:span><text:span text:style-name="CharStyle20"><text:span text:style-name="T16">eď</text:span></text:span><text:span text:style-name="CharStyle20"><text:span text:style-name="T10"> v</text:span></text:span><text:span text:style-name="CharStyle20"><text:span text:style-name="T16">ď</text:span></text:span><text:span text:style-name="CharStyle20"><text:span text:style-name="T10">aka, Otec laskavý,</text:span></text:span></text:p>
        <text:p text:style-name="P78"><text:span text:style-name="CharStyle20"><text:span text:style-name="T10">nám hojne žehnal potravy,</text:span></text:span></text:p>
        <text:p text:style-name="P78"><text:span text:style-name="CharStyle20"><text:span text:style-name="T10">dal vozdaj</text:span></text:span><text:span text:style-name="CharStyle20"><text:span text:style-name="T3">š</text:span></text:span><text:span text:style-name="CharStyle20"><text:span text:style-name="T10">ieho chleba!</text:span></text:span></text:p>
        <text:p text:style-name="P59"><text:span text:style-name="CharStyle20"><text:span text:style-name="T10"/></text:span></text:p>
        <text:p text:style-name="P77"><text:span text:style-name="CharStyle20"><text:span text:style-name="T10">Za tento veľký dar Jeho</text:span></text:span></text:p>
        <text:p text:style-name="P59"><text:span text:style-name="CharStyle20"><text:span text:style-name="T10">zo srdca lásky p</text:span></text:span><text:span text:style-name="CharStyle20"><text:span text:style-name="T9">l</text:span></text:span><text:span text:style-name="CharStyle20"><text:span text:style-name="T10">ného</text:span></text:span></text:p>
        <text:p text:style-name="P82"><text:span text:style-name="CharStyle20"><text:span text:style-name="T10">sa vzná</text:span></text:span><text:span text:style-name="CharStyle20"><text:span text:style-name="T3">š</text:span></text:span><text:span text:style-name="CharStyle20"><text:span text:style-name="T10">a</text:span></text:span><text:span text:style-name="CharStyle20"><text:span text:style-name="T16">ť</text:span></text:span><text:span text:style-name="CharStyle20"><text:span text:style-name="T10"> má vzdych v</text:span></text:span><text:span text:style-name="CharStyle20"><text:span text:style-name="T16">ď</text:span></text:span><text:span text:style-name="CharStyle20"><text:span text:style-name="T10">aky</text:span></text:span><text:span text:style-name="CharStyle20"><text:span text:style-name="T3">,</text:span></text:span></text:p>
        <text:p text:style-name="P78"><text:span text:style-name="CharStyle20"><text:span text:style-name="T10">by Jeho milosť, dobrota</text:span></text:span></text:p>
        <text:p text:style-name="P78"><text:span text:style-name="CharStyle20"><text:span text:style-name="T10">po všetky chvíle života</text:span></text:span></text:p>
        <text:p text:style-name="P18"><text:span text:style-name="CharStyle20"><text:span text:style-name="T10">nám lásky dala znaky!</text:span></text:span></text:p>
        <text:p text:style-name="P59"><text:span text:style-name="CharStyle20"><text:span text:style-name="T10"/></text:span></text:p>
        <text:p text:style-name="P78"><text:span text:style-name="CharStyle20"><text:span text:style-name="T10">Ó, po</text:span></text:span><text:span text:style-name="CharStyle20"><text:span text:style-name="T16">ď</text:span></text:span><text:span text:style-name="CharStyle20"><text:span text:style-name="T10">te teda, detičky,</text:span></text:span></text:p>
        <text:p text:style-name="P78"><text:span text:style-name="CharStyle20"><text:span text:style-name="T10">do tichej, teplej izbičky,</text:span></text:span></text:p>
        <text:p text:style-name="P78"><text:span text:style-name="CharStyle20"><text:span text:style-name="T10">kde zasadneme k stolu</text:span></text:span><text:span text:style-name="CharStyle20"><text:span text:style-name="T3">,</text:span></text:span></text:p>
        <text:p text:style-name="P78"><text:span text:style-name="CharStyle20"><text:span text:style-name="T10">a rúčky v jedno spojené</text:span></text:span></text:p>
        <text:p text:style-name="P78"><text:span text:style-name="CharStyle20"><text:span text:style-name="T10">k výšinám neba zdvihneme</text:span></text:span><text:span text:style-name="CharStyle20"><text:span text:style-name="T3">,</text:span></text:span></text:p>
        <text:p text:style-name="P78"><text:span text:style-name="CharStyle20"><text:span text:style-name="T10">sa pomodlíme spolu</text:span></text:span><text:span text:style-name="CharStyle20"><text:span text:style-name="T3">!</text:span></text:span></text:p>
        <text:p text:style-name="P24"><text:span text:style-name="CharStyle25"><text:span text:style-name="T10"/></text:span></text:p>
        <text:p text:style-name="P17"><text:span text:style-name="CharStyle16"><text:span text:style-name="T10">49. Chlapec na ľade</text:span></text:span><text:span text:style-name="CharStyle16"><text:span text:style-name="T3">.</text:span></text:span></text:p>
        <text:p text:style-name="P47"><text:span text:style-name="CharStyle20"><text:span text:style-name="T10"/></text:span></text:p>
        <text:p text:style-name="P91"><text:span text:style-name="CharStyle20"><text:span text:style-name="T10">Zamrzlo už, ale ľad</text:span></text:span></text:p>
        <text:p text:style-name="P91"><text:span text:style-name="CharStyle20"><text:span text:style-name="T10">ešte je prislabý.</text:span></text:span></text:p>
        <text:p text:style-name="P88"><text:span text:style-name="CharStyle20"><text:span text:style-name="T10">Chlapec by sa kĺzať rád,</text:span></text:span></text:p>
        <text:p text:style-name="P86"><text:span text:style-name="CharStyle20"><text:span text:style-name="T10">ľad ho k sebe vábi;</text:span></text:span></text:p>
        <text:p text:style-name="P82"><text:span text:style-name="CharStyle20"><text:span text:style-name="T10">i myslí si: „Rozum mám,</text:span></text:span></text:p>
        <text:p text:style-name="P78"><text:span text:style-name="CharStyle20"><text:span text:style-name="T10">kde zle bude, pozor dám,</text:span></text:span></text:p>
        <text:p text:style-name="P78"><text:soft-page-break/><text:span text:style-name="CharStyle20"><text:span text:style-name="T10">ve</text:span></text:span><text:span text:style-name="CharStyle20"><text:span text:style-name="T16">ď</text:span></text:span><text:span text:style-name="CharStyle20"><text:span text:style-name="T10"> som nie pochabý!</text:span></text:span><text:span text:style-name="CharStyle20"><text:span text:style-name="T3">“</text:span></text:span></text:p>
        <text:p text:style-name="P47"><text:span text:style-name="CharStyle20"><text:span text:style-name="T10"/></text:span></text:p>
        <text:p text:style-name="P91"><text:span text:style-name="CharStyle20"><text:span text:style-name="T10">A už ide. — Kĺže sa. —</text:span></text:span></text:p>
        <text:p text:style-name="P91"><text:span text:style-name="CharStyle20"><text:span text:style-name="T10">Ach, či to lahodí!</text:span></text:span></text:p>
        <text:p text:style-name="P90"><text:span text:style-name="CharStyle20"><text:span text:style-name="T10">Robí na ňom kolesá. —</text:span></text:span></text:p>
        <text:p text:style-name="P91"><text:span text:style-name="CharStyle20"><text:span text:style-name="T10">No, či mu to škodí?</text:span></text:span></text:p>
        <text:p text:style-name="P82"><text:span text:style-name="CharStyle20"><text:span text:style-name="T3">I</text:span></text:span><text:span text:style-name="CharStyle20"><text:span text:style-name="T10"> vyskočí, — ale hľa</text:span></text:span><text:span text:style-name="CharStyle20"><text:span text:style-name="T16">ď</text:span></text:span><text:span text:style-name="CharStyle20"><text:span text:style-name="T10">,</text:span></text:span></text:p>
        <text:p text:style-name="P78"><text:span text:style-name="CharStyle20"><text:span text:style-name="T10">preboril sa slabý ľad:</text:span></text:span></text:p>
        <text:p text:style-name="P78"><text:span text:style-name="CharStyle20"><text:span text:style-name="T10">člup chlapec do vody.</text:span></text:span></text:p>
        <text:p text:style-name="P59"><text:span text:style-name="CharStyle20"><text:span text:style-name="T10"/></text:span></text:p>
        <text:p text:style-name="P78"><text:span text:style-name="CharStyle20"><text:span text:style-name="T10">Ach, ľadu sa chytá on, —</text:span></text:span></text:p>
        <text:p text:style-name="P78"><text:span text:style-name="CharStyle20"><text:span text:style-name="T10">ale ten sa borí; —</text:span></text:span></text:p>
        <text:p text:style-name="P78"><text:span text:style-name="CharStyle20"><text:span text:style-name="T10">darmo chce sa dostať von, —</text:span></text:span></text:p>
        <text:p text:style-name="P78"><text:span text:style-name="CharStyle20"><text:span text:style-name="T10">ba sa väčšmi norí. —</text:span></text:span></text:p>
        <text:p text:style-name="P82"><text:span text:style-name="CharStyle20"><text:span text:style-name="T10">Volá teraz: „Pomozte!</text:span></text:span></text:p>
        <text:p text:style-name="P78"><text:span text:style-name="CharStyle20"><text:span text:style-name="T10">ľudia Boží, kde kto ste!</text:span></text:span></text:p>
        <text:p text:style-name="P18"><text:span text:style-name="CharStyle20"><text:span text:style-name="T10">Smrť ma dusí, morí!</text:span></text:span><text:span text:style-name="CharStyle20"><text:span text:style-name="T3">“</text:span></text:span><text:span text:style-name="CharStyle20"><text:span text:style-name="T10"> —</text:span></text:span></text:p>
        <text:p text:style-name="P24"><text:span text:style-name="CharStyle25"><text:span text:style-name="T10"/></text:span></text:p>
        <text:p text:style-name="P90"><text:span text:style-name="CharStyle20"><text:span text:style-name="T10">No, na šťastie jeden muž</text:span></text:span></text:p>
        <text:p text:style-name="P91"><text:span text:style-name="CharStyle20"><text:span text:style-name="T10">práve ta prichodí;</text:span></text:span></text:p>
        <text:p text:style-name="P90"><text:span text:style-name="CharStyle20"><text:span text:style-name="T10">vidí, — skočí, — a hľa už</text:span></text:span></text:p>
        <text:p text:style-name="P91"><text:span text:style-name="CharStyle20"><text:span text:style-name="T10">ťahá chlapca z vody!</text:span></text:span></text:p>
        <text:p text:style-name="P82"><text:span text:style-name="CharStyle20"><text:span text:style-name="T10">„Vidíš!“ —</text:span></text:span><text:span text:style-name="CharStyle20"><text:span text:style-name="T3"> </text:span></text:span><text:span text:style-name="CharStyle20"><text:span text:style-name="T10">riekne chlapcovi, —</text:span></text:span></text:p>
        <text:p text:style-name="P78"><text:span text:style-name="CharStyle20"><text:span text:style-name="T10">„Takémuto zlobcovi</text:span></text:span></text:p>
        <text:p text:style-name="P78"><text:span text:style-name="CharStyle20"><text:span text:style-name="T10">vždy sa takto vod</text:span></text:span><text:span text:style-name="CharStyle20"><text:span text:style-name="T9">í</text:span></text:span><text:span text:style-name="CharStyle20"><text:span text:style-name="T20">!</text:span></text:span><text:span text:style-name="CharStyle20"><text:span text:style-name="T3">!</text:span></text:span><text:span text:style-name="CharStyle20"><text:span text:style-name="T10">“</text:span></text:span></text:p>
        <text:p text:style-name="P17"><text:span text:style-name="CharStyle16"><text:span text:style-name="T10"/></text:span></text:p>
        <text:p text:style-name="P72"><text:span text:style-name="CharStyle16"><text:span text:style-name="T10">50. Pokuta za hr</text:span></text:span><text:span text:style-name="CharStyle16"><text:span text:style-name="T3">i</text:span></text:span><text:span text:style-name="CharStyle16"><text:span text:style-name="T10">ech</text:span></text:span><text:span text:style-name="CharStyle16"><text:span text:style-name="T3">.</text:span></text:span></text:p>
        <text:p text:style-name="P18"><text:span text:style-name="CharStyle20"><text:span text:style-name="T10"/></text:span></text:p>
        <text:p text:style-name="P39"><text:span text:style-name="CharStyle20"><text:span text:style-name="T10">Je to život! Je to svet!</text:span></text:span></text:p>
        <text:p text:style-name="P18"><text:span text:style-name="CharStyle20"><text:span text:style-name="T10">Čo tam škola?.</text:span></text:span><text:span text:style-name="CharStyle20"><text:span text:style-name="T3">—</text:span></text:span><text:span text:style-name="CharStyle20"><text:span text:style-name="T10"> Knihy het!</text:span></text:span></text:p>
        <text:p text:style-name="P88"><text:span text:style-name="CharStyle20"><text:span text:style-name="T3">Vo</text:span></text:span><text:span text:style-name="CharStyle20"><text:span text:style-name="T10">n tie sánky, — na vrch s nimi!</text:span></text:span></text:p>
        <text:p text:style-name="P86"><text:span text:style-name="CharStyle20"><text:span text:style-name="T10">Spustím sa ja do doliny!</text:span></text:span></text:p>
        <text:p text:style-name="P18"><text:soft-page-break/><text:span text:style-name="CharStyle20"><text:span text:style-name="T3">A</text:span></text:span><text:span text:style-name="CharStyle20"><text:span text:style-name="T10"> hne</text:span></text:span><text:span text:style-name="CharStyle20"><text:span text:style-name="T16">ď</text:span></text:span><text:span text:style-name="CharStyle20"><text:span text:style-name="T10"> Janko so sánkami</text:span></text:span></text:p>
        <text:p text:style-name="P59"><text:span text:style-name="CharStyle20"><text:span text:style-name="T10">na vrštek sa vydriapal;</text:span></text:span></text:p>
        <text:p text:style-name="P90"><text:span text:style-name="CharStyle20"><text:span text:style-name="T10">ke</text:span></text:span><text:span text:style-name="CharStyle20"><text:span text:style-name="T16">ď</text:span></text:span><text:span text:style-name="CharStyle20"><text:span text:style-name="T10"> v tom v kríku čupieť tíško</text:span></text:span></text:p>
        <text:p text:style-name="P91"><text:span text:style-name="CharStyle20"><text:span text:style-name="T10">zajačka on pobada</text:span></text:span><text:span text:style-name="CharStyle20"><text:span text:style-name="T9">l.</text:span></text:span></text:p>
        <text:p text:style-name="P90"><text:span text:style-name="CharStyle20"><text:span text:style-name="T10">„Čo tu čupíš? Zima ti je?“</text:span></text:span></text:p>
        <text:p text:style-name="P91"><text:span text:style-name="CharStyle20"><text:span text:style-name="T10">k zajačkovi povie on.</text:span></text:span></text:p>
        <text:p text:style-name="P90"><text:span text:style-name="CharStyle20"><text:span text:style-name="T10">„Veru zima, — a bojím sa!</text:span></text:span><text:span text:style-name="CharStyle20"><text:span text:style-name="T3">“</text:span></text:span></text:p>
        <text:p text:style-name="P91"><text:span text:style-name="CharStyle20"><text:span text:style-name="T10">rečie zajac pod kríkom.</text:span></text:span></text:p>
        <text:p text:style-name="P18"><text:span text:style-name="CharStyle20"><text:span text:style-name="T10">„Nemaj strachu, milý brachu</text:span></text:span><text:span text:style-name="CharStyle20"><text:span text:style-name="T3">.</text:span></text:span></text:p>
        <text:p text:style-name="P59"><text:span text:style-name="CharStyle20"><text:span text:style-name="T10">nespravím ti nič zlého</text:span></text:span><text:span text:style-name="CharStyle20"><text:span text:style-name="T3">!</text:span></text:span></text:p>
        <text:p text:style-name="P90"><text:span text:style-name="CharStyle20"><text:span text:style-name="T10">Ak ti zima, kožu</text:span></text:span><text:span text:style-name="CharStyle20"><text:span text:style-name="T3">š</text:span></text:span><text:span text:style-name="CharStyle20"><text:span text:style-name="T10">tek na,</text:span></text:span></text:p>
        <text:p text:style-name="P91"><text:span text:style-name="CharStyle20"><text:span text:style-name="T10">a zakrúť sa do neho.</text:span></text:span></text:p>
        <text:p text:style-name="P90"><text:span text:style-name="CharStyle20"><text:span text:style-name="T10">Ba sem sadni, na sánočky</text:span></text:span></text:p>
        <text:p text:style-name="P91"><text:span text:style-name="CharStyle20"><text:span text:style-name="T10">a poď z tejto sihliny;</text:span></text:span></text:p>
        <text:p text:style-name="P90"><text:span text:style-name="CharStyle20"><text:span text:style-name="T10">ja ťa pekne </text:span></text:span><text:span text:style-name="CharStyle20"><text:span text:style-name="T3">sv</text:span></text:span><text:span text:style-name="CharStyle20"><text:span text:style-name="T10">eziem dolu,</text:span></text:span></text:p>
        <text:p text:style-name="P91"><text:span text:style-name="CharStyle20"><text:span text:style-name="T10">blízko našej dediny.</text:span></text:span></text:p>
        <text:p text:style-name="P88"><text:span text:style-name="CharStyle20"><text:span text:style-name="T10">Vieš, tam máme sennú búdku,</text:span></text:span></text:p>
        <text:p text:style-name="P86"><text:span text:style-name="CharStyle20"><text:span text:style-name="T10">a v nej jes</text:span></text:span><text:span text:style-name="CharStyle20"><text:span text:style-name="T16">t</text:span></text:span><text:span text:style-name="CharStyle20"><text:span text:style-name="T10"> i sena dosť, — </text:span></text:span></text:p>
        <text:p text:style-name="P86"><text:span text:style-name="CharStyle20"><text:span text:style-name="T10">tam ti teplo, dobre bude;</text:span></text:span></text:p>
        <text:p text:style-name="P59"><text:span text:style-name="CharStyle20"><text:span text:style-name="T10">budeš v nej čo milý hosť!</text:span></text:span><text:span text:style-name="CharStyle20"><text:span text:style-name="T3">“</text:span></text:span></text:p>
        <text:p text:style-name="P90"><text:span text:style-name="CharStyle20"><text:span text:style-name="T10">Tak ho vábi, — ba svoj hodí</text:span></text:span></text:p>
        <text:p text:style-name="P91"><text:span text:style-name="CharStyle20"><text:span text:style-name="T10">zajacovi kožuštek;</text:span></text:span></text:p>
        <text:p text:style-name="P90"><text:span text:style-name="CharStyle20"><text:span text:style-name="T10">pritom ale myslí: „Počkaj,“</text:span></text:span></text:p>
        <text:p text:style-name="P91"><text:span text:style-name="CharStyle20"><text:span text:style-name="T10">mám ja doma obuštek!</text:span></text:span></text:p>
        <text:p text:style-name="P90"><text:span text:style-name="CharStyle20"><text:span text:style-name="T10">Lež keď ťa raz k nám dostanem,</text:span></text:span></text:p>
        <text:p text:style-name="P91"><text:span text:style-name="CharStyle20"><text:span text:style-name="T10">viem, čo ti mám urobiť!</text:span></text:span></text:p>
        <text:p text:style-name="P90"><text:span text:style-name="CharStyle20"><text:span text:style-name="T10">Nebudeš ty potom behať,</text:span></text:span></text:p>
        <text:p text:style-name="P91"><text:span text:style-name="CharStyle20"><text:span text:style-name="T10">nebudeš ty dlhšie žiť!</text:span></text:span></text:p>
        <text:p text:style-name="P88"><text:span text:style-name="CharStyle20"><text:span text:style-name="T10">Dnes je piatok, — do zajtraška</text:span></text:span></text:p>
        <text:p text:style-name="P86"><text:span text:style-name="CharStyle20"><text:span text:style-name="T10">život ti len ponechám,</text:span></text:span></text:p>
        <text:p text:style-name="P86"><text:span text:style-name="CharStyle20"><text:span text:style-name="T10">v nedeľu však na pečienke</text:span></text:span></text:p>
        <text:p text:style-name="P86"><text:span text:style-name="CharStyle20"><text:span text:style-name="T10">z teba si ja poc</text:span></text:span><text:span text:style-name="CharStyle20"><text:span text:style-name="T3">h</text:span></text:span><text:span text:style-name="CharStyle20"><text:span text:style-name="T10">utnám!</text:span></text:span><text:span text:style-name="CharStyle20"><text:span text:style-name="T3">“</text:span></text:span></text:p>
        <text:p text:style-name="P90"><text:soft-page-break/><text:span text:style-name="CharStyle20"><text:span text:style-name="T10">Tak si myslí, — ach, a zajac,</text:span></text:span></text:p>
        <text:p text:style-name="P91"><text:span text:style-name="CharStyle20"><text:span text:style-name="T10">chudák, verí Jankovi;</text:span></text:span></text:p>
        <text:p text:style-name="P90"><text:span text:style-name="CharStyle20"><text:span text:style-name="T10">stokne kožuch, — i na sánky</text:span></text:span></text:p>
        <text:p text:style-name="P91"><text:span text:style-name="CharStyle20"><text:span text:style-name="T10">sadnúť si je hotový.</text:span></text:span></text:p>
        <text:h text:style-name="P92" text:outline-level="3"><text:bookmark-start text:name="bookmark14"/><text:bookmark-end text:name="bookmark14"/><text:span text:style-name="CharStyle31"><text:span text:style-name="T3"/></text:span></text:h>
        <text:p text:style-name="P88"><text:span text:style-name="CharStyle20"><text:span text:style-name="T10">Letia sánky dolu vrškom,</text:span></text:span></text:p>
        <text:p text:style-name="P86"><text:span text:style-name="CharStyle20"><text:span text:style-name="T10">letia ani orla let,</text:span></text:span></text:p>
        <text:p text:style-name="P86"><text:span text:style-name="CharStyle20"><text:span text:style-name="T10">po sňah</text:span></text:span><text:span text:style-name="CharStyle20"><text:span text:style-name="T3">ov</text:span></text:span><text:span text:style-name="CharStyle20"><text:span text:style-name="T10">ej perinô</text:span></text:span><text:span text:style-name="CharStyle20"><text:span text:style-name="T3">č</text:span></text:span><text:span text:style-name="CharStyle20"><text:span text:style-name="T10">ke</text:span></text:span></text:p>
        <text:p text:style-name="P86"><text:span text:style-name="CharStyle20"><text:span text:style-name="T10">letia, letia v šíry svet.</text:span></text:span></text:p>
        <text:p text:style-name="P88"><text:span text:style-name="CharStyle20"><text:span text:style-name="T10">A náš Janko usmieva sa,</text:span></text:span></text:p>
        <text:p text:style-name="P86"><text:span text:style-name="CharStyle20"><text:span text:style-name="T10">šepce tíško: „Nôžky sem,</text:span></text:span></text:p>
        <text:p text:style-name="P86"><text:span text:style-name="CharStyle20"><text:span text:style-name="T10">za</text:span></text:span><text:span text:style-name="CharStyle20"><text:span text:style-name="T3">jač</text:span></text:span><text:span text:style-name="CharStyle20"><text:span text:style-name="T10">ku, daj do moj</text:span></text:span><text:span text:style-name="CharStyle20"><text:span text:style-name="T3">i</text:span></text:span><text:span text:style-name="CharStyle20"><text:span text:style-name="T10">ch rúk,</text:span></text:span></text:p>
        <text:p text:style-name="P86"><text:span text:style-name="CharStyle20"><text:span text:style-name="T10">aspoň ti ich zohrejem!</text:span></text:span><text:span text:style-name="CharStyle20"><text:span text:style-name="T3">“</text:span></text:span></text:p>
        <text:p text:style-name="P88"><text:span text:style-name="CharStyle20"><text:span text:style-name="T10">I chytí mu nôžky obe;</text:span></text:span></text:p>
        <text:p text:style-name="P86"><text:span text:style-name="CharStyle20"><text:span text:style-name="T10">oblapí ich dojemne:</text:span></text:span></text:p>
        <text:p text:style-name="P86"><text:span text:style-name="CharStyle20"><text:span text:style-name="T10">„Ach, ty zlatý, zajačku môj,</text:span></text:span></text:p>
        <text:p text:style-name="P86"><text:span text:style-name="CharStyle20"><text:span text:style-name="T10">aký si ty milý mne!“ —</text:span></text:span></text:p>
        <text:p text:style-name="P86"><text:span text:style-name="CharStyle20"><text:span text:style-name="T10">Letia sánky, — a len letia</text:span></text:span></text:p>
        <text:p text:style-name="P86"><text:span text:style-name="CharStyle20"><text:span text:style-name="T10">bystro ani orla let;</text:span></text:span></text:p>
        <text:p text:style-name="P90"><text:span text:style-name="CharStyle20"><text:span text:style-name="T10">Hurráh! — skríkne Janko v chuti, —</text:span></text:span></text:p>
        <text:p text:style-name="P91"><text:span text:style-name="CharStyle20"><text:span text:style-name="T10">To je život! To je svet! —</text:span></text:span></text:p>
        <text:p text:style-name="P88"><text:span text:style-name="CharStyle20"><text:span text:style-name="T10">Ale v tom aj niečo zpraští, —</text:span></text:span></text:p>
        <text:p text:style-name="P86"><text:span text:style-name="CharStyle20"><text:span text:style-name="T10">zasekne sa sánok beh; —</text:span></text:span></text:p>
        <text:p text:style-name="P86"><text:span text:style-name="CharStyle20"><text:span text:style-name="T10">jeden úder, — ach, a Jankoso zajacom kryje sneh! —</text:span></text:span></text:p>
        <text:p text:style-name="P90"><text:span text:style-name="CharStyle20"><text:span text:style-name="T10">Prekvapený, nastrašený,</text:span></text:span></text:p>
        <text:p text:style-name="P91"><text:span text:style-name="CharStyle20"><text:span text:style-name="T10">zo sňahu sa </text:span></text:span><text:span text:style-name="CharStyle20"><text:span text:style-name="T3">po</text:span></text:span><text:span text:style-name="CharStyle20"><text:span text:style-name="T10">sbie</text:span></text:span><text:span text:style-name="CharStyle20"><text:span text:style-name="T3">ra;</text:span></text:span></text:p>
        <text:p text:style-name="P90"><text:span text:style-name="CharStyle20"><text:span text:style-name="T10">vytre oči, </text:span></text:span><text:span text:style-name="CharStyle20"><text:span text:style-name="T3">—</text:span></text:span><text:span text:style-name="CharStyle20"><text:span text:style-name="T10"> vôkol seba,</text:span></text:span></text:p>
        <text:p text:style-name="P91"><text:span text:style-name="CharStyle20"><text:span text:style-name="T10">kde je? čo je? — pozerá. —</text:span></text:span></text:p>
        <text:p text:style-name="P90"><text:span text:style-name="CharStyle20"><text:span text:style-name="T10">Vidí sánky roztrepané,</text:span></text:span></text:p>
        <text:p text:style-name="P91"><text:span text:style-name="CharStyle20"><text:span text:style-name="T10">ach, to práca jeho rúk!</text:span></text:span></text:p>
        <text:p text:style-name="P18"><text:span text:style-name="CharStyle20"><text:span text:style-name="T10">Nuž a zajac? Kde je zajac?</text:span></text:span></text:p>
        <text:p text:style-name="P59"><text:span text:style-name="CharStyle20"><text:span text:style-name="T10">S kož</text:span></text:span><text:span text:style-name="CharStyle20"><text:span text:style-name="T9">u</text:span></text:span><text:span text:style-name="CharStyle20"><text:span text:style-name="T10">škom ten veru fuk! —</text:span></text:span></text:p>
        <text:h text:style-name="P92" text:outline-level="3"><text:bookmark-start text:name="bookmark16"/><text:bookmark-end text:name="bookmark16"/><text:soft-page-break/><text:span text:style-name="CharStyle31"><text:span text:style-name="T3"/></text:span></text:h>
        <text:p text:style-name="P88"><text:span text:style-name="CharStyle20"><text:span text:style-name="T10">Pamätajte: každé dieťa</text:span></text:span></text:p>
        <text:p text:style-name="P86"><text:span text:style-name="CharStyle20"><text:span text:style-name="T10">takýto trest musí vziať,</text:span></text:span></text:p>
        <text:p text:style-name="P86"><text:span text:style-name="CharStyle20"><text:span text:style-name="T10">ktoré miesto školy ide</text:span></text:span></text:p>
        <text:p text:style-name="P86"><text:span text:style-name="CharStyle20"><text:span text:style-name="T10">fígle, pestvá vystrájať!!</text:span></text:span></text:p>
        <text:p text:style-name="P17"><text:span text:style-name="CharStyle16"><text:span text:style-name="T10"/></text:span></text:p>
        <text:p text:style-name="P72"><text:span text:style-name="CharStyle16"><text:span text:style-name="T10">51. Vtáčky v </text:span></text:span><text:span text:style-name="CharStyle16"><text:span text:style-name="T16">z</text:span></text:span><text:span text:style-name="CharStyle16"><text:span text:style-name="T10">ime.</text:span></text:span></text:p>
        <text:p text:style-name="P18"><text:span text:style-name="CharStyle20"><text:span text:style-name="T10"/></text:span></text:p>
        <text:p text:style-name="P86"><text:span text:style-name="CharStyle20"><text:span text:style-name="T10">Už sa zima blíži,</text:span></text:span></text:p>
        <text:p text:style-name="P86"><text:span text:style-name="CharStyle20"><text:span text:style-name="T10">ach, už je po lete,</text:span></text:span></text:p>
        <text:p text:style-name="P86"><text:span text:style-name="CharStyle20"><text:span text:style-name="T10">úbohé vtáčatká,</text:span></text:span></text:p>
        <text:p text:style-name="P86"><text:span text:style-name="CharStyle20"><text:span text:style-name="T10">kam sa podejete?</text:span></text:span></text:p>
        <text:p text:style-name="P90"><text:span text:style-name="CharStyle20"><text:span text:style-name="T10">Na poli je pusto,</text:span></text:span></text:p>
        <text:p text:style-name="P91"><text:span text:style-name="CharStyle20"><text:span text:style-name="T10">pokrmu nemáte,</text:span></text:span></text:p>
        <text:p text:style-name="P88"><text:span text:style-name="CharStyle20"><text:span text:style-name="T10">kam že sa pred zimou,</text:span></text:span></text:p>
        <text:p text:style-name="P86"><text:span text:style-name="CharStyle20"><text:span text:style-name="T10">kam sa uschováte?</text:span></text:span></text:p>
        <text:p text:style-name="P88"><text:span text:style-name="CharStyle20"><text:span text:style-name="T10">Nám dietkam je dobre,</text:span></text:span></text:p>
        <text:p text:style-name="P86"><text:span text:style-name="CharStyle20"><text:span text:style-name="T10">my rodičov máme,</text:span></text:span></text:p>
        <text:p text:style-name="P86"><text:span text:style-name="CharStyle20"><text:span text:style-name="T10">ke</text:span></text:span><text:span text:style-name="CharStyle20"><text:span text:style-name="T16">ď</text:span></text:span><text:span text:style-name="CharStyle20"><text:span text:style-name="T10"> nám niečo chybí,</text:span></text:span></text:p>
        <text:p text:style-name="P86"><text:span text:style-name="CharStyle20"><text:span text:style-name="T10">k ním sa utiekame,</text:span></text:span></text:p>
        <text:p text:style-name="P86"><text:span text:style-name="CharStyle20"><text:span text:style-name="T10">ale vy nemáte</text:span></text:span></text:p>
        <text:p text:style-name="P86"><text:span text:style-name="CharStyle20"><text:span text:style-name="T10">nikoho na svete,</text:span></text:span></text:p>
        <text:p text:style-name="P86"><text:span text:style-name="CharStyle20"><text:span text:style-name="T10">úbohé vtáčatká,</text:span></text:span></text:p>
        <text:p text:style-name="P86"><text:span text:style-name="CharStyle20"><text:span text:style-name="T10">kam sa podejete?</text:span></text:span></text:p>
        <text:p text:style-name="P88"><text:span text:style-name="CharStyle20"><text:span text:style-name="T10">„Netrápte sa, dietky,</text:span></text:span></text:p>
        <text:p text:style-name="P86"><text:span text:style-name="CharStyle20"><text:span text:style-name="T10">netrápte sa o nás,</text:span></text:span></text:p>
        <text:p text:style-name="P86"><text:span text:style-name="CharStyle20"><text:span text:style-name="T10">ke</text:span></text:span><text:span text:style-name="CharStyle20"><text:span text:style-name="T16">ď</text:span></text:span><text:span text:style-name="CharStyle20"><text:span text:style-name="T10"> sme živé dosiaľ</text:span></text:span></text:p>
        <text:p text:style-name="P86"><text:span text:style-name="CharStyle20"><text:span text:style-name="T10">budeme i teraz.</text:span></text:span></text:p>
        <text:p text:style-name="P88"><text:span text:style-name="CharStyle20"><text:span text:style-name="T10">I o nás sa stará</text:span></text:span></text:p>
        <text:p text:style-name="P86"><text:span text:style-name="CharStyle20"><text:span text:style-name="T10">Otec milý z neba,</text:span></text:span></text:p>
        <text:p text:style-name="P86"><text:span text:style-name="CharStyle20"><text:span text:style-name="T10">On nám dá i v zime to,</text:span></text:span></text:p>
        <text:p text:style-name="P86"><text:span text:style-name="CharStyle20"><text:span text:style-name="T10">čo nám je treba.</text:span></text:span></text:p>
        <text:p text:style-name="P88"><text:soft-page-break/><text:span text:style-name="CharStyle20"><text:span text:style-name="T10">A po krátkom čase,</text:span></text:span></text:p>
        <text:p text:style-name="P86"><text:span text:style-name="CharStyle20"><text:span text:style-name="T10">ke</text:span></text:span><text:span text:style-name="CharStyle20"><text:span text:style-name="T16">ď</text:span></text:span><text:span text:style-name="CharStyle20"><text:span text:style-name="T10"> bude po zime,</text:span></text:span></text:p>
        <text:p text:style-name="P86"><text:span text:style-name="CharStyle20"><text:span text:style-name="T10">pieseňkou veselou</text:span></text:span></text:p>
        <text:p text:style-name="P86"><text:span text:style-name="CharStyle20"><text:span text:style-name="T10">Boha oslávime!“ —</text:span></text:span></text:p>
        <text:p text:style-name="P24"><text:span text:style-name="CharStyle25"><text:span text:style-name="T10"/></text:span></text:p>
        <text:p text:style-name="P17"><text:span text:style-name="CharStyle16"><text:span text:style-name="T10">52. Chlapec a vtáčik.</text:span></text:span></text:p>
        <text:p text:style-name="P29"><text:span text:style-name="CharStyle55"><text:span text:style-name="T10"/></text:span></text:p>
        <text:p text:style-name="P93"><text:span text:style-name="CharStyle55"><text:span text:style-name="T10">Vtáčik:</text:span></text:span></text:p>
        <text:p text:style-name="P82"><text:span text:style-name="CharStyle20"><text:span text:style-name="T10">Už s</text:span></text:span><text:span text:style-name="CharStyle20"><text:span text:style-name="T3">ň</text:span></text:span><text:span text:style-name="CharStyle20"><text:span text:style-name="T10">ah kryje chladnú zem,</text:span></text:span></text:p>
        <text:p text:style-name="P78"><text:span text:style-name="CharStyle20"><text:span text:style-name="T10">vetor fúka, </text:span></text:span><text:span text:style-name="CharStyle20"><text:span text:style-name="T3">—</text:span></text:span><text:span text:style-name="CharStyle20"><text:span text:style-name="T10"> zamrznem; —</text:span></text:span></text:p>
        <text:p text:style-name="P78"><text:span text:style-name="CharStyle20"><text:span text:style-name="T10">kde sa ukryť, kde sa mám?</text:span></text:span></text:p>
        <text:p text:style-name="P59"><text:span text:style-name="CharStyle20"><text:span text:style-name="T10">V ktorom kríku, neznám sám!</text:span></text:span></text:p>
        <text:p text:style-name="P29"><text:span text:style-name="CharStyle55"><text:span text:style-name="T10"/></text:span></text:p>
        <text:p text:style-name="P93"><text:span text:style-name="CharStyle55"><text:span text:style-name="T10">Chlapec:</text:span></text:span></text:p>
        <text:p text:style-name="P59"><text:span text:style-name="CharStyle20"><text:span text:style-name="T10">Po</text:span></text:span><text:span text:style-name="CharStyle20"><text:span text:style-name="T16">ď</text:span></text:span><text:span text:style-name="CharStyle20"><text:span text:style-name="T10"> k nám, vtá</text:span></text:span><text:span text:style-name="CharStyle20"><text:span text:style-name="T3">č</text:span></text:span><text:span text:style-name="CharStyle20"><text:span text:style-name="T10">ku maličký!</text:span></text:span></text:p>
        <text:p text:style-name="P59"><text:span text:style-name="CharStyle20"><text:span text:style-name="T10">Po</text:span></text:span><text:span text:style-name="CharStyle20"><text:span text:style-name="T16">ď</text:span></text:span><text:span text:style-name="CharStyle20"><text:span text:style-name="T10"> do našej izbičky!</text:span></text:span></text:p>
        <text:p text:style-name="P59"><text:span text:style-name="CharStyle20"><text:span text:style-name="T10">Tepluško je veru tam!</text:span></text:span></text:p>
        <text:p text:style-name="P59"><text:span text:style-name="CharStyle20"><text:span text:style-name="T10">Po</text:span></text:span><text:span text:style-name="CharStyle20"><text:span text:style-name="T16">ď</text:span></text:span><text:span text:style-name="CharStyle20"><text:span text:style-name="T10">, aj zrnka ti tam dám!</text:span></text:span></text:p>
        <text:p text:style-name="P29"><text:span text:style-name="CharStyle55"><text:span text:style-name="T10"/></text:span></text:p>
        <text:p text:style-name="P93"><text:span text:style-name="CharStyle55"><text:span text:style-name="T10">V</text:span></text:span><text:span text:style-name="CharStyle55"><text:span text:style-name="T3">t</text:span></text:span><text:span text:style-name="CharStyle55"><text:span text:style-name="T10">áčik:</text:span></text:span></text:p>
        <text:p text:style-name="P82"><text:span text:style-name="CharStyle20"><text:span text:style-name="T10">Ďakujem ti, chlapček môj! —</text:span></text:span></text:p>
        <text:p text:style-name="P78"><text:span text:style-name="CharStyle20"><text:span text:style-name="T10">Nie je pre mňa domček tvoj!</text:span></text:span></text:p>
        <text:p text:style-name="P78"><text:span text:style-name="CharStyle20"><text:span text:style-name="T10">Môj domček je šíry svet,</text:span></text:span></text:p>
        <text:p text:style-name="P78"><text:span text:style-name="CharStyle20"><text:span text:style-name="T10">pre mňa v izbe miesta niet!</text:span></text:span></text:p>
        <text:p text:style-name="P29"><text:span text:style-name="CharStyle55"><text:span text:style-name="T10"/></text:span></text:p>
        <text:p text:style-name="P93"><text:span text:style-name="CharStyle55"><text:span text:style-name="T10">Chlapec:</text:span></text:span></text:p>
        <text:p text:style-name="P82"><text:span text:style-name="CharStyle20"><text:span text:style-name="T10">Ale teraz zima je, —</text:span></text:span></text:p>
        <text:p text:style-name="P78"><text:span text:style-name="CharStyle20"><text:span text:style-name="T10">vetor stromom lomcuje, —</text:span></text:span></text:p>
        <text:p text:style-name="P78"><text:span text:style-name="CharStyle20"><text:span text:style-name="T10">v hore hučí, v poli vrie:</text:span></text:span></text:p>
        <text:p text:style-name="P78"><text:span text:style-name="CharStyle20"><text:span text:style-name="T10">kto ťa k sebe privinie?</text:span></text:span></text:p>
        <text:p text:style-name="P24"><text:span text:style-name="CharStyle25"><text:span text:style-name="T10"/></text:span></text:p>
        <text:p text:style-name="P29"><text:span text:style-name="CharStyle55"><text:span text:style-name="T10">Vtáčik:</text:span></text:span></text:p>
        <text:p text:style-name="P82"><text:soft-page-break/><text:span text:style-name="CharStyle20"><text:span text:style-name="T3">I</text:span></text:span><text:span text:style-name="CharStyle20"><text:span text:style-name="T10"> môj hlások velebí</text:span></text:span></text:p>
        <text:p text:style-name="P78"><text:span text:style-name="CharStyle20"><text:span text:style-name="T10">toho Otca na nebi;</text:span></text:span></text:p>
        <text:p text:style-name="P78"><text:span text:style-name="CharStyle20"><text:span text:style-name="T10">On ma stvoril, On mňa zná:</text:span></text:span></text:p>
        <text:p text:style-name="P78"><text:span text:style-name="CharStyle20"><text:span text:style-name="T10">postarie sa aj o mňa!</text:span></text:span></text:p>
        <text:p text:style-name="P17"><text:span text:style-name="CharStyle16"><text:span text:style-name="T10"/></text:span></text:p>
        <text:p text:style-name="P72"><text:span text:style-name="CharStyle16"><text:span text:style-name="T10">53. Kvietky v zime.</text:span></text:span></text:p>
        <text:p text:style-name="P59"><text:span text:style-name="CharStyle20"><text:span text:style-name="T10"/></text:span></text:p>
        <text:p text:style-name="P78"><text:span text:style-name="CharStyle20"><text:span text:style-name="T10">Milé dietky,</text:span></text:span></text:p>
        <text:p text:style-name="P78"><text:span text:style-name="CharStyle20"><text:span text:style-name="T10">kam sa kvietky</text:span></text:span></text:p>
        <text:p text:style-name="P78"><text:span text:style-name="CharStyle20"><text:span text:style-name="T10">všetky </text:span></text:span><text:span text:style-name="CharStyle20"><text:span text:style-name="T3">po</text:span></text:span><text:span text:style-name="CharStyle20"><text:span text:style-name="T10">dely?</text:span></text:span></text:p>
        <text:p text:style-name="P78"><text:span text:style-name="CharStyle20"><text:span text:style-name="T10">Zadriemaly,</text:span></text:span></text:p>
        <text:p text:style-name="P78"><text:span text:style-name="CharStyle20"><text:span text:style-name="T10">pozaspaly</text:span></text:span></text:p>
        <text:p text:style-name="P78"><text:span text:style-name="CharStyle20"><text:span text:style-name="T10">v zeme posteli!</text:span></text:span></text:p>
        <text:p text:style-name="P59"><text:span text:style-name="CharStyle20"><text:span text:style-name="T10"/></text:span></text:p>
        <text:p text:style-name="P78"><text:span text:style-name="CharStyle20"><text:span text:style-name="T10">Tie </text:span></text:span><text:span text:style-name="CharStyle20"><text:span text:style-name="T9">í</text:span></text:span><text:span text:style-name="CharStyle20"><text:span text:style-name="T10">ch očká</text:span></text:span></text:p>
        <text:p text:style-name="P78"><text:span text:style-name="CharStyle20"><text:span text:style-name="T10">perinôčka</text:span></text:span></text:p>
        <text:p text:style-name="P78"><text:span text:style-name="CharStyle20"><text:span text:style-name="T10">kryje sňahová,</text:span></text:span></text:p>
        <text:p text:style-name="P78"><text:span text:style-name="CharStyle20"><text:span text:style-name="T10">a ich hreje,</text:span></text:span></text:p>
        <text:p text:style-name="P78"><text:span text:style-name="CharStyle20"><text:span text:style-name="T10">keď tak veje,</text:span></text:span></text:p>
        <text:p text:style-name="P78"><text:span text:style-name="CharStyle20"><text:span text:style-name="T10">zima ľadová.</text:span></text:span></text:p>
        <text:p text:style-name="P59"><text:span text:style-name="CharStyle20"><text:span text:style-name="T10"/></text:span></text:p>
        <text:p text:style-name="P78"><text:span text:style-name="CharStyle20"><text:span text:style-name="T10">No, nič preto,</text:span></text:span></text:p>
        <text:p text:style-name="P78"><text:span text:style-name="CharStyle20"><text:span text:style-name="T10">príjde leto,</text:span></text:span></text:p>
        <text:p text:style-name="P88"><text:span text:style-name="CharStyle20"><text:span text:style-name="T10">ba prv jarný čas;</text:span></text:span></text:p>
        <text:p text:style-name="P86"><text:span text:style-name="CharStyle20"><text:span text:style-name="T10">teplo zprúdi</text:span></text:span></text:p>
        <text:p text:style-name="P86"><text:span text:style-name="CharStyle20"><text:span text:style-name="T10">a ich vzbudí</text:span></text:span></text:p>
        <text:p text:style-name="P86"><text:span text:style-name="CharStyle20"><text:span text:style-name="T10">ku životu zas!</text:span></text:span></text:p>
        <text:p text:style-name="P18"><text:span text:style-name="CharStyle20"><text:span text:style-name="T10"/></text:span></text:p>
        <text:p text:style-name="P39"><text:span text:style-name="CharStyle20"><text:span text:style-name="T10">Ony vstanú;</text:span></text:span></text:p>
        <text:p text:style-name="P88"><text:span text:style-name="CharStyle20"><text:span text:style-name="T10">dajú mannu</text:span></text:span></text:p>
        <text:p text:style-name="P86"><text:span text:style-name="CharStyle20"><text:span text:style-name="T10">pilným včeličkám,</text:span></text:span></text:p>
        <text:p text:style-name="P88"><text:span text:style-name="CharStyle20"><text:span text:style-name="T10">a zas hojnú</text:span></text:span></text:p>
        <text:p text:style-name="P86"><text:soft-page-break/><text:span text:style-name="CharStyle20"><text:span text:style-name="T10">krásu, vôňu</text:span></text:span></text:p>
        <text:p text:style-name="P86"><text:span text:style-name="CharStyle20"><text:span text:style-name="T10">dobrým detičkám!</text:span></text:span></text:p>
        <text:p text:style-name="P76"><text:span text:style-name="CharStyle16"><text:span text:style-name="T10"/></text:span></text:p>
        <text:p text:style-name="P75"><text:span text:style-name="CharStyle16"><text:span text:style-name="T10">54. Boh je všadeprítomný.</text:span></text:span></text:p>
        <text:p text:style-name="P59"><text:span text:style-name="CharStyle20"><text:span text:style-name="T10"/></text:span></text:p>
        <text:p text:style-name="P78"><text:span text:style-name="CharStyle20"><text:span text:style-name="T10">Ó, nerob zle, nerob zle:</text:span></text:span></text:p>
        <text:p text:style-name="P78"><text:span text:style-name="CharStyle20"><text:span text:style-name="T10">Božie oko všetko zvie;</text:span></text:span></text:p>
        <text:p text:style-name="P78"><text:span text:style-name="CharStyle20"><text:span text:style-name="T10">ono hľadí z neba doľ</text:span></text:span></text:p>
        <text:p text:style-name="P78"><text:span text:style-name="CharStyle20"><text:span text:style-name="T10">celou zemou na vôkol;</text:span></text:span></text:p>
        <text:p text:style-name="P78"><text:span text:style-name="CharStyle20"><text:span text:style-name="T10">nemožného niet nič preň,</text:span></text:span></text:p>
        <text:p text:style-name="P78"><text:span text:style-name="CharStyle20"><text:span text:style-name="T10">i noc mu je, jako deň!</text:span></text:span></text:p>
        <text:p text:style-name="P59"><text:span text:style-name="CharStyle20"><text:span text:style-name="T10"/></text:span></text:p>
        <text:p text:style-name="P78"><text:span text:style-name="CharStyle20"><text:span text:style-name="T10">A ke</text:span></text:span><text:span text:style-name="CharStyle20"><text:span text:style-name="T16">ď</text:span></text:span><text:span text:style-name="CharStyle20"><text:span text:style-name="T10"> i tvoj otec, ma</text:span></text:span><text:span text:style-name="CharStyle20"><text:span text:style-name="T16">ť</text:span></text:span></text:p>
        <text:p text:style-name="P78"><text:span text:style-name="CharStyle20"><text:span text:style-name="T10">mali by ťa zanechať:</text:span></text:span></text:p>
        <text:p text:style-name="P78"><text:span text:style-name="CharStyle20"><text:span text:style-name="T10">neboj sa! Boh s tebou je!</text:span></text:span></text:p>
        <text:p text:style-name="P78"><text:span text:style-name="CharStyle20"><text:span text:style-name="T10">On ťa k sebe privinie!</text:span></text:span></text:p>
        <text:p text:style-name="P82"><text:span text:style-name="CharStyle20"><text:span text:style-name="T10">Len to vždy si pripomni:</text:span></text:span></text:p>
        <text:p text:style-name="P78"><text:span text:style-name="CharStyle20"><text:span text:style-name="T10">Boh je všadeprítomný</text:span></text:span><text:span text:style-name="CharStyle20"><text:span text:style-name="T3">!</text:span></text:span><text:span text:style-name="CharStyle20"><text:span text:style-name="T10">!</text:span></text:span></text:p>
        <text:p text:style-name="P17"><text:span text:style-name="CharStyle16"><text:span text:style-name="T10"/></text:span></text:p>
        <text:p text:style-name="P72"><text:span text:style-name="CharStyle16"><text:span text:style-name="T10">55. Vianočná zvesť.</text:span></text:span></text:p>
        <text:p text:style-name="P59"><text:span text:style-name="CharStyle20"><text:span text:style-name="T10"/></text:span></text:p>
        <text:p text:style-name="P78"><text:span text:style-name="CharStyle20"><text:span text:style-name="T10">Jasná žiara s neba svieti,</text:span></text:span></text:p>
        <text:p text:style-name="P78"><text:span text:style-name="CharStyle20"><text:span text:style-name="T10">anjelik v nej dolu letí,</text:span></text:span></text:p>
        <text:p text:style-name="P78"><text:span text:style-name="CharStyle20"><text:span text:style-name="T10">a vám, dietky, milo vet</text:span></text:span><text:span text:style-name="CharStyle20"><text:span text:style-name="T3">í</text:span></text:span><text:span text:style-name="CharStyle20"><text:span text:style-name="T10">:</text:span></text:span></text:p>
        <text:p text:style-name="P59"><text:span text:style-name="CharStyle20"><text:span text:style-name="T10"/></text:span></text:p>
        <text:p text:style-name="P78"><text:span text:style-name="CharStyle20"><text:span text:style-name="T10">„Radujte sa, dietky milé,</text:span></text:span></text:p>
        <text:p text:style-name="P78"><text:span text:style-name="CharStyle20"><text:span text:style-name="T10">Ježiš, di</text:span></text:span><text:span text:style-name="CharStyle20"><text:span text:style-name="T16">e</text:span></text:span><text:span text:style-name="CharStyle20"><text:span text:style-name="T9">ť</text:span></text:span><text:span text:style-name="CharStyle20"><text:span text:style-name="T10">a ušľachtilé,</text:span></text:span></text:p>
        <text:p text:style-name="P78"><text:span text:style-name="CharStyle20"><text:span text:style-name="T10">sišiel s neba tejto chvíle.</text:span></text:span></text:p>
        <text:p text:style-name="P59"><text:span text:style-name="CharStyle20"><text:span text:style-name="T10"/></text:span></text:p>
        <text:p text:style-name="P78"><text:span text:style-name="CharStyle20"><text:span text:style-name="T10">Opustil On neba slávu,</text:span></text:span></text:p>
        <text:p text:style-name="P78"><text:span text:style-name="CharStyle20"><text:span text:style-name="T10">zst</text:span></text:span><text:span text:style-name="CharStyle20"><text:span text:style-name="T3">ú</text:span></text:span><text:span text:style-name="CharStyle20"><text:span text:style-name="T10">pil dolu na zem tmavú,</text:span></text:span></text:p>
        <text:p text:style-name="P78"><text:span text:style-name="CharStyle20"><text:span text:style-name="T10">by nám doprial radosť pravú.</text:span></text:span></text:p>
        <text:p text:style-name="P59"><text:soft-page-break/><text:span text:style-name="CharStyle20"><text:span text:style-name="T10"/></text:span></text:p>
        <text:p text:style-name="P78"><text:span text:style-name="CharStyle20"><text:span text:style-name="T10">Pozrite ta, do jasličiek,</text:span></text:span></text:p>
        <text:p text:style-name="P78"><text:span text:style-name="CharStyle20"><text:span text:style-name="T10">veď tam leží váš bratríček,</text:span></text:span></text:p>
        <text:p text:style-name="P86"><text:span text:style-name="CharStyle20"><text:span text:style-name="T10">krásnych očiek, šumných líče</text:span></text:span><text:span text:style-name="CharStyle20"><text:span text:style-name="T16">k.</text:span></text:span></text:p>
        <text:p text:style-name="P59"><text:span text:style-name="CharStyle20"><text:span text:style-name="T3"/></text:span></text:p>
        <text:p text:style-name="P78"><text:span text:style-name="CharStyle20"><text:span text:style-name="T3">Ľ</text:span></text:span><text:span text:style-name="CharStyle20"><text:span text:style-name="T10">udské telo vzal na seba,</text:span></text:span></text:p>
        <text:p text:style-name="P78"><text:span text:style-name="CharStyle20"><text:span text:style-name="T10">by ukázal, čo vám treba,</text:span></text:span></text:p>
        <text:p text:style-name="P78"><text:span text:style-name="CharStyle20"><text:span text:style-name="T10">ak vnísť chcete v slávu neba.</text:span></text:span></text:p>
        <text:p text:style-name="P24"><text:span text:style-name="CharStyle53"><text:span text:style-name="T10"/></text:span></text:p>
        <text:p text:style-name="P88"><text:span text:style-name="CharStyle20"><text:span text:style-name="T10">On chce znášať ľudské strast</text:span></text:span><text:span text:style-name="CharStyle20"><text:span text:style-name="T16">i</text:span></text:span><text:span text:style-name="CharStyle20"><text:span text:style-name="T10">,</text:span></text:span></text:p>
        <text:p text:style-name="P86"><text:span text:style-name="CharStyle20"><text:span text:style-name="T10">za vás, a vás pojať v slasti</text:span></text:span></text:p>
        <text:p text:style-name="P86"><text:span text:style-name="CharStyle20"><text:span text:style-name="T10">nadpozemskej nebies vlasti.</text:span></text:span></text:p>
        <text:p text:style-name="P18"><text:span text:style-name="CharStyle20"><text:span text:style-name="T10"/></text:span></text:p>
        <text:p text:style-name="P86"><text:span text:style-name="CharStyle20"><text:span text:style-name="T10">Tak sa tešte, dietky milé,</text:span></text:span></text:p>
        <text:p text:style-name="P86"><text:span text:style-name="CharStyle20"><text:span text:style-name="T10">že to dieťa ušľachtilé</text:span></text:span></text:p>
        <text:p text:style-name="P86"><text:span text:style-name="CharStyle20"><text:span text:style-name="T10">sišlo s neba tejto chvíle.</text:span></text:span></text:p>
        <text:p text:style-name="P18"><text:span text:style-name="CharStyle20"><text:span text:style-name="T10"/></text:span></text:p>
        <text:p text:style-name="P86"><text:span text:style-name="CharStyle20"><text:span text:style-name="T10">Oddajte len srdcia Jemu,</text:span></text:span></text:p>
        <text:p text:style-name="P86"><text:span text:style-name="CharStyle20"><text:span text:style-name="T10">priateľovi nebeskému</text:span></text:span></text:p>
        <text:p text:style-name="P86"><text:span text:style-name="CharStyle20"><text:span text:style-name="T10">a príjdete všetci k nemu!!</text:span></text:span></text:p>
        <text:p text:style-name="P17"><text:span text:style-name="CharStyle16"><text:span text:style-name="T10"/></text:span></text:p>
        <text:p text:style-name="P72"><text:span text:style-name="CharStyle16"><text:span text:style-name="T10">56. </text:span></text:span><text:span text:style-name="CharStyle16"><text:span text:style-name="T3">K</text:span></text:span><text:span text:style-name="CharStyle16"><text:span text:style-name="T10"> novému roku.</text:span></text:span></text:p>
        <text:p text:style-name="P47"><text:span text:style-name="CharStyle20"><text:span text:style-name="T10"/></text:span></text:p>
        <text:p text:style-name="P91"><text:span text:style-name="CharStyle20"><text:span text:style-name="T10">Starý rok sa rozlúčil už,</text:span></text:span></text:p>
        <text:p text:style-name="P91"><text:span text:style-name="CharStyle20"><text:span text:style-name="T10">nový stojí pred nami;</text:span></text:span></text:p>
        <text:p text:style-name="P90"><text:span text:style-name="CharStyle20"><text:span text:style-name="T10">pozeráme v jeho diaľku</text:span></text:span></text:p>
        <text:p text:style-name="P91"><text:span text:style-name="CharStyle20"><text:span text:style-name="T10">túžobnými zrakami.</text:span></text:span></text:p>
        <text:p text:style-name="P18"><text:span text:style-name="CharStyle20"><text:span text:style-name="T10">„Čo ma čaká v novom roku?</text:span></text:span></text:p>
        <text:p text:style-name="P59"><text:span text:style-name="CharStyle20"><text:span text:style-name="T10">tak sa mnohý spytuje. —</text:span></text:span></text:p>
        <text:p text:style-name="P90"><text:span text:style-name="CharStyle20"><text:span text:style-name="T10">„Čo mi Pán Boh z lásky svojej,</text:span></text:span></text:p>
        <text:p text:style-name="P91"><text:span text:style-name="CharStyle20"><text:span text:style-name="T10">ozaj, čo mi hotuje?“</text:span></text:span></text:p>
        <text:p text:style-name="P90"><text:span text:style-name="CharStyle20"><text:span text:style-name="T10">Ale marné naše vzdychy,</text:span></text:span></text:p>
        <text:p text:style-name="P91"><text:soft-page-break/><text:span text:style-name="CharStyle20"><text:span text:style-name="T10">marné naše trápenie;</text:span></text:span></text:p>
        <text:p text:style-name="P90"><text:span text:style-name="CharStyle20"><text:span text:style-name="T10">Ten, čo býva nad hviezdami,</text:span></text:span></text:p>
        <text:p text:style-name="P91"><text:span text:style-name="CharStyle20"><text:span text:style-name="T10">Ten svet riadi, a my nie!</text:span></text:span></text:p>
        <text:p text:style-name="P82"><text:span text:style-name="CharStyle20"><text:span text:style-name="T10">On sám vzdiali staré roky,</text:span></text:span></text:p>
        <text:p text:style-name="P78"><text:span text:style-name="CharStyle20"><text:span text:style-name="T10">On sám vedie nové k nám;</text:span></text:span></text:p>
        <text:p text:style-name="P78"><text:span text:style-name="CharStyle20"><text:span text:style-name="T10">preto vznesme dúfanlive</text:span></text:span></text:p>
        <text:p text:style-name="P78"><text:span text:style-name="CharStyle20"><text:span text:style-name="T10">zrak náš k neba výšinám.</text:span></text:span></text:p>
        <text:p text:style-name="P82"><text:span text:style-name="CharStyle20"><text:span text:style-name="T10">A čím On chce z večnej lásk</text:span></text:span><text:span text:style-name="CharStyle20"><text:span text:style-name="T16">y</text:span></text:span></text:p>
        <text:p text:style-name="P78"><text:span text:style-name="CharStyle20"><text:span text:style-name="T10">v nový rok obdariť nás,</text:span></text:span></text:p>
        <text:p text:style-name="P78"><text:span text:style-name="CharStyle20"><text:span text:style-name="T10">prijmime to vrelým srdcom,</text:span></text:span></text:p>
        <text:p text:style-name="P78"><text:span text:style-name="CharStyle20"><text:span text:style-name="T10">pritom v</text:span></text:span><text:span text:style-name="CharStyle20"><text:span text:style-name="T16">ď</text:span></text:span><text:span text:style-name="CharStyle20"><text:span text:style-name="T10">ačne v každý čas.</text:span></text:span></text:p>
        <text:p text:style-name="P82"><text:span text:style-name="CharStyle20"><text:span text:style-name="T10">Ve</text:span></text:span><text:span text:style-name="CharStyle20"><text:span text:style-name="T16">ď</text:span></text:span><text:span text:style-name="CharStyle20"><text:span text:style-name="T10"> ten Otec prelaskavý</text:span></text:span></text:p>
        <text:p text:style-name="P78"><text:span text:style-name="CharStyle20"><text:span text:style-name="T10">nás, jak dietky miluje,</text:span></text:span></text:p>
        <text:p text:style-name="P78"><text:span text:style-name="CharStyle20"><text:span text:style-name="T10">a viac, nežli m</text:span></text:span><text:span text:style-name="CharStyle20"><text:span text:style-name="T3">ô</text:span></text:span><text:span text:style-name="CharStyle20"><text:span text:style-name="T10">žme uniesť,</text:span></text:span></text:p>
        <text:p text:style-name="P78"><text:span text:style-name="CharStyle20"><text:span text:style-name="T10">iste nám nehotu</text:span></text:span><text:span text:style-name="CharStyle20"><text:span text:style-name="T3">je</text:span></text:span><text:span text:style-name="CharStyle20"><text:span text:style-name="T10">. —</text:span></text:span></text:p>
        <text:p text:style-name="P78"><text:span text:style-name="CharStyle20"><text:span text:style-name="T10">Povinnosťou ale našou,</text:span></text:span></text:p>
        <text:p text:style-name="P78"><text:span text:style-name="CharStyle20"><text:span text:style-name="T10">je i zdvihnúť prosby hlas,</text:span></text:span></text:p>
        <text:p text:style-name="P78"><text:span text:style-name="CharStyle20"><text:span text:style-name="T10">by nás ruka Jeho viedla,</text:span></text:span></text:p>
        <text:p text:style-name="P78"><text:span text:style-name="CharStyle20"><text:span text:style-name="T10">by nás chránil v každý čas;</text:span></text:span></text:p>
        <text:p text:style-name="P78"><text:span text:style-name="CharStyle20"><text:span text:style-name="T10">aby zmizly krivdy, zloby</text:span></text:span></text:p>
        <text:p text:style-name="P78"><text:span text:style-name="CharStyle20"><text:span text:style-name="T10">v obci, v cirkvi, v krajine,</text:span></text:span></text:p>
        <text:p text:style-name="P78"><text:span text:style-name="CharStyle20"><text:span text:style-name="T10">miesto nich nech anjel blaha</text:span></text:span></text:p>
        <text:p text:style-name="P78"><text:span text:style-name="CharStyle20"><text:span text:style-name="T10">krýdla svoje rozvinie;</text:span></text:span></text:p>
        <text:p text:style-name="P90"><text:span text:style-name="CharStyle20"><text:span text:style-name="T10">by nám dával sily ducha,</text:span></text:span></text:p>
        <text:p text:style-name="P91"><text:span text:style-name="CharStyle20"><text:span text:style-name="T10">ku práci tiež silnú päsť,</text:span></text:span></text:p>
        <text:p text:style-name="P90"><text:span text:style-name="CharStyle20"><text:span text:style-name="T10">by s</text:span></text:span><text:span text:style-name="CharStyle20"><text:span text:style-name="T3">m</text:span></text:span><text:span text:style-name="CharStyle20"><text:span text:style-name="T10">e mohly dielo konať,</text:span></text:span></text:p>
        <text:p text:style-name="P91"><text:span text:style-name="CharStyle20"><text:span text:style-name="T10">ťarchy žitia mužne niesť.</text:span></text:span></text:p>
        <text:p text:style-name="P82"><text:span text:style-name="CharStyle20"><text:span text:style-name="T10">Bo len z pilnej ruky kvitne</text:span></text:span></text:p>
        <text:p text:style-name="P78"><text:span text:style-name="CharStyle20"><text:span text:style-name="T10">blaho, pokoj, dobrob</text:span></text:span><text:span text:style-name="CharStyle20"><text:span text:style-name="T3">yt;</text:span></text:span></text:p>
        <text:p text:style-name="P78"><text:span text:style-name="CharStyle20"><text:span text:style-name="T10">lenivosť kde býva, tam aj</text:span></text:span></text:p>
        <text:p text:style-name="P78"><text:span text:style-name="CharStyle20"><text:span text:style-name="T10">núdza, bieda má svoj byt. —</text:span></text:span></text:p>
        <text:p text:style-name="P90"><text:span text:style-name="CharStyle20"><text:span text:style-name="T10">A tak vstúpme do nového</text:span></text:span></text:p>
        <text:p text:style-name="P91"><text:soft-page-break/><text:span text:style-name="CharStyle20"><text:span text:style-name="T10">roku v pravej radosti,</text:span></text:span></text:p>
        <text:p text:style-name="P90"><text:span text:style-name="CharStyle20"><text:span text:style-name="T10">v dôvere, že Otec dobrý</text:span></text:span></text:p>
        <text:p text:style-name="P91"><text:span text:style-name="CharStyle20"><text:span text:style-name="T10">nad nami bdie z milosti!</text:span></text:span></text:p>
        <text:p text:style-name="P17"><text:span text:style-name="CharStyle16"><text:span text:style-name="T10"/></text:span></text:p>
        <text:p text:style-name="P72"><text:span text:style-name="CharStyle16"><text:span text:style-name="T10">57. Slnce, mesiac a hviezdy.</text:span></text:span></text:p>
        <text:p text:style-name="P59"><text:span text:style-name="CharStyle20"><text:span text:style-name="T10"/></text:span></text:p>
        <text:p text:style-name="P78"><text:span text:style-name="CharStyle20"><text:span text:style-name="T10">Hviezdy riekly k slncu raz:</text:span></text:span></text:p>
        <text:p text:style-name="P78"><text:span text:style-name="CharStyle20"><text:span text:style-name="T10">„Vezmi sebou, vezmi nás,</text:span></text:span></text:p>
        <text:p text:style-name="P78"><text:span text:style-name="CharStyle20"><text:span text:style-name="T10">ke</text:span></text:span><text:span text:style-name="CharStyle20"><text:span text:style-name="T16">ď</text:span></text:span><text:span text:style-name="CharStyle20"><text:span text:style-name="T10"> svet ideš osvietiť;</text:span></text:span></text:p>
        <text:p text:style-name="P78"><text:span text:style-name="CharStyle20"><text:span text:style-name="T10">chceme sa tiež potešiť!“</text:span></text:span></text:p>
        <text:p text:style-name="P59"><text:span text:style-name="CharStyle20"><text:span text:style-name="T10"/></text:span></text:p>
        <text:p text:style-name="P78"><text:span text:style-name="CharStyle20"><text:span text:style-name="T10">Slnce rieklo: „Nemôžem!</text:span></text:span></text:p>
        <text:p text:style-name="P78"><text:span text:style-name="CharStyle20"><text:span text:style-name="T16">Č</text:span></text:span><text:span text:style-name="CharStyle20"><text:span text:style-name="T10">o by m</text:span></text:span><text:span text:style-name="CharStyle20"><text:span text:style-name="T16">ô</text:span></text:span><text:span text:style-name="CharStyle20"><text:span text:style-name="T10">hlo, n</text:span></text:span><text:span text:style-name="CharStyle20"><text:span text:style-name="T3">ev</text:span></text:span><text:span text:style-name="CharStyle20"><text:span text:style-name="T10">ezmem,</text:span></text:span></text:p>
        <text:p text:style-name="P78"><text:span text:style-name="CharStyle20"><text:span text:style-name="T10">lebo môjho svetla ja</text:span></text:span></text:p>
        <text:p text:style-name="P78"><text:span text:style-name="CharStyle20"><text:span text:style-name="T10"><text:s/>vo dne by len spálil vás!“</text:span></text:span></text:p>
        <text:p text:style-name="P59"><text:span text:style-name="CharStyle20"><text:span text:style-name="T10"/></text:span></text:p>
        <text:p text:style-name="P78"><text:span text:style-name="CharStyle20"><text:span text:style-name="T10">Zažialily hviezdičky,</text:span></text:span></text:p>
        <text:p text:style-name="P78"><text:span text:style-name="CharStyle20"><text:span text:style-name="T10">vyronily slzičky;</text:span></text:span></text:p>
        <text:p text:style-name="P82"><text:span text:style-name="CharStyle20"><text:span text:style-name="T10">k mesiacu sa pobraly,</text:span></text:span></text:p>
        <text:p text:style-name="P78"><text:span text:style-name="CharStyle20"><text:span text:style-name="T10">by ich prijal, žia</text:span></text:span><text:span text:style-name="CharStyle20"><text:span text:style-name="T16">d</text:span></text:span><text:span text:style-name="CharStyle20"><text:span text:style-name="T10">aly.</text:span></text:span></text:p>
        <text:p text:style-name="P59"><text:span text:style-name="CharStyle20"><text:span text:style-name="T10"/></text:span></text:p>
        <text:p text:style-name="P78"><text:span text:style-name="CharStyle20"><text:span text:style-name="T10">A mesiac </text:span></text:span><text:span text:style-name="CharStyle20"><text:span text:style-name="T3">i</text:span></text:span><text:span text:style-name="CharStyle20"><text:span text:style-name="T10">ch prijal hne</text:span></text:span><text:span text:style-name="CharStyle20"><text:span text:style-name="T16">ď</text:span></text:span></text:p>
        <text:p text:style-name="P78"><text:span text:style-name="CharStyle20"><text:span text:style-name="T10">vo svoj sprievod, lebo v</text:span></text:span><text:span text:style-name="CharStyle20"><text:span text:style-name="T16">eď</text:span></text:span></text:p>
        <text:p text:style-name="P78"><text:span text:style-name="CharStyle20"><text:span text:style-name="T10">krásou svojou len jeho</text:span></text:span></text:p>
        <text:p text:style-name="P78"><text:span text:style-name="CharStyle20"><text:span text:style-name="T10">okrášlily, bľadého.</text:span></text:span></text:p>
        <text:p text:style-name="P18"><text:span text:style-name="CharStyle20"><text:span text:style-name="T10"/></text:span></text:p>
        <text:p text:style-name="P39"><text:span text:style-name="CharStyle20"><text:span text:style-name="T16">A </text:span></text:span><text:span text:style-name="CharStyle20"><text:span text:style-name="T10">hviezdičiek vo dne </text:span></text:span><text:span text:style-name="CharStyle20"><text:span text:style-name="T3">ja</text:span></text:span><text:span text:style-name="CharStyle20"><text:span text:style-name="T10">s</text:span></text:span></text:p>
        <text:p text:style-name="P18"><text:span text:style-name="CharStyle20"><text:span text:style-name="T16">neni</text:span></text:span><text:span text:style-name="CharStyle20"><text:span text:style-name="T10">e vidno od tých čias;</text:span></text:span></text:p>
        <text:p text:style-name="P88"><text:span text:style-name="CharStyle20"><text:span text:style-name="T16">lež keď</text:span></text:span><text:span text:style-name="CharStyle20"><text:span text:style-name="T10"> príjde večer k nám,</text:span></text:span></text:p>
        <text:p text:style-name="P86"><text:span text:style-name="CharStyle20"><text:span text:style-name="T16">svieťa </text:span></text:span><text:span text:style-name="CharStyle20"><text:span text:style-name="T10">krásne nám i vám!</text:span></text:span></text:p>
        <text:p text:style-name="P17"><text:span text:style-name="CharStyle16"><text:span text:style-name="T10"/></text:span></text:p>
        <text:p text:style-name="P72"><text:span text:style-name="CharStyle16"><text:span text:style-name="T10">58. Anjel, strážca.</text:span></text:span></text:p>
        <text:p text:style-name="P18"><text:soft-page-break/><text:span text:style-name="CharStyle20"><text:span text:style-name="T10"/></text:span></text:p>
        <text:p text:style-name="P39"><text:span text:style-name="CharStyle20"><text:span text:style-name="T16">Nad </text:span></text:span><text:span text:style-name="CharStyle20"><text:span text:style-name="T10">každým sa anjel milý</text:span></text:span></text:p>
        <text:p text:style-name="P82"><text:span text:style-name="CharStyle20"><text:span text:style-name="T10">vznáša v každej žitia chvíli!</text:span></text:span></text:p>
        <text:p text:style-name="P78"><text:span text:style-name="CharStyle20"><text:span text:style-name="T10">V kolíske on šepce sladké</text:span></text:span></text:p>
        <text:p text:style-name="P82"><text:span text:style-name="CharStyle20"><text:span text:style-name="T10">slová di</text:span></text:span><text:span text:style-name="CharStyle20"><text:span text:style-name="T3">e</text:span></text:span><text:span text:style-name="CharStyle20"><text:span text:style-name="T10">tkam, ba i matke;</text:span></text:span></text:p>
        <text:p text:style-name="P78"><text:span text:style-name="CharStyle20"><text:span text:style-name="T10">devám čisté srdce chráni;</text:span></text:span></text:p>
        <text:p text:style-name="P82"><text:span text:style-name="CharStyle20"><text:span text:style-name="T10">mladým j</text:span></text:span><text:span text:style-name="CharStyle20"><text:span text:style-name="T9">u</text:span></text:span><text:span text:style-name="CharStyle20"><text:span text:style-name="T10">nom hrešiť bráni;</text:span></text:span></text:p>
        <text:p text:style-name="P78"><text:span text:style-name="CharStyle20"><text:span text:style-name="T10">mužov silí v ťažkom boji;</text:span></text:span></text:p>
        <text:p text:style-name="P78"><text:span text:style-name="CharStyle20"><text:span text:style-name="T10">starcom rany srdca hojí;</text:span></text:span></text:p>
        <text:p text:style-name="P82"><text:span text:style-name="CharStyle20"><text:span text:style-name="T10">a tým, čo vo viere žili</text:span></text:span></text:p>
        <text:p text:style-name="P78"><text:span text:style-name="CharStyle20"><text:span text:style-name="T10">a púť zemskú dokončili,</text:span></text:span></text:p>
        <text:p text:style-name="P82"><text:span text:style-name="CharStyle20"><text:span text:style-name="T10">otvára on neba brány</text:span></text:span></text:p>
        <text:p text:style-name="P78"><text:span text:style-name="CharStyle20"><text:span text:style-name="T10">a v tie blahé vedie stány</text:span></text:span><text:span text:style-name="CharStyle20"><text:span text:style-name="T3">!</text:span></text:span></text:p>
        <text:p text:style-name="P5"><text:span text:style-name="CharStyle57"><text:span text:style-name="T10"/></text:span></text:p>
        <text:p text:style-name="P82"><text:span text:style-name="CharStyle20"><text:span text:style-name="T10">Každý, či si </text:span></text:span><text:span text:style-name="CharStyle20"><text:span text:style-name="T3">v</text:span></text:span><text:span text:style-name="CharStyle20"><text:span text:style-name="T10"> jara kvete,</text:span></text:span></text:p>
        <text:p text:style-name="P78"><text:span text:style-name="CharStyle20"><text:span text:style-name="T10">a či v mužnom, — ži na svete</text:span></text:span></text:p>
        <text:p text:style-name="P78"><text:span text:style-name="CharStyle20"><text:span text:style-name="T10">tak, by anjel strážca teba</text:span></text:span></text:p>
        <text:p text:style-name="P78"><text:span text:style-name="CharStyle20"><text:span text:style-name="T10">nenechal, </text:span></text:span><text:span text:style-name="CharStyle20"><text:span text:style-name="T3">—</text:span></text:span><text:span text:style-name="CharStyle20"><text:span text:style-name="T10"> šiel sám do neba!!</text:span></text:span></text:p>
        <text:p text:style-name="P78"><text:span text:style-name="CharStyle20"><text:span text:style-name="T10"/></text:span></text:p>
        <text:p text:style-name="P17"><text:span text:style-name="CharStyle16"><text:span text:style-name="T10">59. Zlaté zrnká,</text:span></text:span></text:p>
        <text:p text:style-name="P30"><text:span text:style-name="CharStyle59"><text:span text:style-name="T3">1,</text:span></text:span></text:p>
        <text:p text:style-name="P82"><text:span text:style-name="CharStyle20"><text:span text:style-name="T10">Poriadneho žiaka viaže</text:span></text:span></text:p>
        <text:p text:style-name="P78"><text:span text:style-name="CharStyle20"><text:span text:style-name="T10">to, čo sa mu v škole káže!</text:span></text:span></text:p>
        <text:p text:style-name="P30"><text:span text:style-name="CharStyle59"><text:span text:style-name="T10"/></text:span></text:p>
        <text:p text:style-name="P95"><text:span text:style-name="CharStyle59"><text:span text:style-name="T10">2.</text:span></text:span></text:p>
        <text:p text:style-name="P82"><text:span text:style-name="CharStyle20"><text:span text:style-name="T10">Jestli sa chceš dobre ma</text:span></text:span><text:span text:style-name="CharStyle20"><text:span text:style-name="T16">ť</text:span></text:span><text:span text:style-name="CharStyle20"><text:span text:style-name="T10">,</text:span></text:span></text:p>
        <text:p text:style-name="P78"><text:span text:style-name="CharStyle20"><text:span text:style-name="T10">v mladi máš o školu dbať!</text:span></text:span></text:p>
        <text:p text:style-name="P30"><text:span text:style-name="CharStyle59"><text:span text:style-name="T10"/></text:span></text:p>
        <text:p text:style-name="P95"><text:span text:style-name="CharStyle59"><text:span text:style-name="T10">3</text:span></text:span><text:span text:style-name="CharStyle59"><text:span text:style-name="T3">.</text:span></text:span></text:p>
        <text:p text:style-name="P82"><text:span text:style-name="CharStyle20"><text:span text:style-name="T10">Z kníh máš vedu sbierať hne</text:span></text:span><text:span text:style-name="CharStyle20"><text:span text:style-name="T16">ď</text:span></text:span><text:span text:style-name="CharStyle20"><text:span text:style-name="T10">,</text:span></text:span></text:p>
        <text:p text:style-name="P78"><text:span text:style-name="CharStyle20"><text:span text:style-name="T10">ako včelka z kvietkov med!</text:span></text:span></text:p>
        <text:p text:style-name="P24"><text:span text:style-name="CharStyle25"><text:span text:style-name="T10"/></text:span></text:p>
        <text:p text:style-name="P29"><text:soft-page-break/><text:span text:style-name="CharStyle55"><text:span text:style-name="T10">4.</text:span></text:span></text:p>
        <text:p text:style-name="P82"><text:span text:style-name="CharStyle20"><text:span text:style-name="T10">Bázeň Božia, rozum k t</text:span></text:span><text:span text:style-name="CharStyle20"><text:span text:style-name="T16">omu,</text:span></text:span></text:p>
        <text:p text:style-name="P78"><text:span text:style-name="CharStyle20"><text:span text:style-name="T10">vedú blahobyt do domu.</text:span></text:span></text:p>
        <text:p text:style-name="P30"><text:span text:style-name="CharStyle59"><text:span text:style-name="T10"/></text:span></text:p>
        <text:p text:style-name="P95"><text:span text:style-name="CharStyle59"><text:span text:style-name="T10">5.</text:span></text:span></text:p>
        <text:p text:style-name="P82"><text:span text:style-name="CharStyle20"><text:span text:style-name="T10">Imanie s</text:span></text:span><text:span text:style-name="CharStyle20"><text:span text:style-name="T3">a</text:span></text:span><text:span text:style-name="CharStyle20"><text:span text:style-name="T10"> mení v b</text:span></text:span><text:span text:style-name="CharStyle20"><text:span text:style-name="T3">l</text:span></text:span><text:span text:style-name="CharStyle20"><text:span text:style-name="T10">ato,</text:span></text:span></text:p>
        <text:p text:style-name="P78"><text:span text:style-name="CharStyle20"><text:span text:style-name="T10">umenie donáša zlato.</text:span></text:span></text:p>
        <text:p text:style-name="P30"><text:span text:style-name="CharStyle59"><text:span text:style-name="T10"/></text:span></text:p>
        <text:p text:style-name="P95"><text:span text:style-name="CharStyle59"><text:span text:style-name="T10">6.</text:span></text:span></text:p>
        <text:p text:style-name="P82"><text:span text:style-name="CharStyle20"><text:span text:style-name="T3">D</text:span></text:span><text:span text:style-name="CharStyle20"><text:span text:style-name="T10">okiaľ bude svetom svet,</text:span></text:span></text:p>
        <text:p text:style-name="P78"><text:span text:style-name="CharStyle20"><text:span text:style-name="T10">nevráti sa mladosť zpät.</text:span></text:span></text:p>
        <text:p text:style-name="P30"><text:span text:style-name="CharStyle59"><text:span text:style-name="T10"/></text:span></text:p>
        <text:p text:style-name="P95"><text:span text:style-name="CharStyle59"><text:span text:style-name="T10">7</text:span></text:span><text:span text:style-name="CharStyle59"><text:span text:style-name="T3">.</text:span></text:span></text:p>
        <text:p text:style-name="P88"><text:span text:style-name="CharStyle20"><text:span text:style-name="T10">V starobe tiež máme radi,</text:span></text:span></text:p>
        <text:p text:style-name="P86"><text:span text:style-name="CharStyle20"><text:span text:style-name="T3">č</text:span></text:span><text:span text:style-name="CharStyle20"><text:span text:style-name="T10">omu zvykli sme za mlad</text:span></text:span><text:span text:style-name="CharStyle20"><text:span text:style-name="T9">i.</text:span></text:span></text:p>
        <text:p text:style-name="P30"><text:span text:style-name="CharStyle59"><text:span text:style-name="T10"/></text:span></text:p>
        <text:p text:style-name="P95"><text:span text:style-name="CharStyle59"><text:span text:style-name="T10">8</text:span></text:span><text:span text:style-name="CharStyle59"><text:span text:style-name="T3">.</text:span></text:span></text:p>
        <text:p text:style-name="P82"><text:span text:style-name="CharStyle20"><text:span text:style-name="T10">Nech vždy hlásia naše reči</text:span></text:span></text:p>
        <text:p text:style-name="P78"><text:span text:style-name="CharStyle20"><text:span text:style-name="T10">len to, čo sa sluší, svedčí.</text:span></text:span></text:p>
        <text:p text:style-name="P98"><text:span text:style-name="CharStyle59"><text:span text:style-name="T9"/></text:span></text:p>
        <text:p text:style-name="P96"><text:span text:style-name="CharStyle59"><text:span text:style-name="T9">9.</text:span></text:span></text:p>
        <text:p text:style-name="P82"><text:span text:style-name="CharStyle20"><text:span text:style-name="T10">Časy i</text:span></text:span><text:span text:style-name="CharStyle20"><text:span text:style-name="T3">dú</text:span></text:span><text:span text:style-name="CharStyle20"><text:span text:style-name="T10"> a my s nimi,</text:span></text:span></text:p>
        <text:p text:style-name="P78"><text:span text:style-name="CharStyle20"><text:span text:style-name="T10">darmo vzdychá</text:span></text:span><text:span text:style-name="CharStyle20"><text:span text:style-name="T3">š</text:span></text:span><text:span text:style-name="CharStyle20"><text:span text:style-name="T10"> za prešlým</text:span></text:span><text:span text:style-name="CharStyle20"><text:span text:style-name="T9">i,</text:span></text:span></text:p>
        <text:p text:style-name="P30"><text:span text:style-name="CharStyle59"><text:span text:style-name="T16"/></text:span></text:p>
        <text:p text:style-name="P95"><text:span text:style-name="CharStyle59"><text:span text:style-name="T10">10.</text:span></text:span></text:p>
        <text:p text:style-name="P82"><text:span text:style-name="CharStyle20"><text:span text:style-name="T10">Využi ten drahý čas,</text:span></text:span></text:p>
        <text:p text:style-name="P78"><text:span text:style-name="CharStyle20"><text:span text:style-name="T10">dokiaľ ho ty v moci máš</text:span></text:span><text:span text:style-name="CharStyle20"><text:span text:style-name="T3">.</text:span></text:span></text:p>
        <text:p text:style-name="P24"><text:span text:style-name="CharStyle25"><text:span text:style-name="T10"/></text:span></text:p>
        <text:p text:style-name="P30"><text:span text:style-name="CharStyle59"><text:span text:style-name="T10">11.</text:span></text:span></text:p>
        <text:p text:style-name="P82"><text:span text:style-name="CharStyle20"><text:span text:style-name="T10">Nie len hlásať v krásnej reči,</text:span></text:span></text:p>
        <text:p text:style-name="P78"><text:span text:style-name="CharStyle20"><text:span text:style-name="T10">ale konať, čo sa svedčí.</text:span></text:span></text:p>
        <text:p text:style-name="P30"><text:span text:style-name="CharStyle59"><text:span text:style-name="T10"/></text:span></text:p>
        <text:p text:style-name="P95"><text:soft-page-break/><text:span text:style-name="CharStyle59"><text:span text:style-name="T10">12.</text:span></text:span></text:p>
        <text:p text:style-name="P82"><text:span text:style-name="CharStyle20"><text:span text:style-name="T10">Uznaj vinu, oľutuj,</text:span></text:span></text:p>
        <text:p text:style-name="P78"><text:span text:style-name="CharStyle20"><text:span text:style-name="T10">napraviť sa usiluj.</text:span></text:span></text:p>
        <text:p text:style-name="P30"><text:span text:style-name="CharStyle59"><text:span text:style-name="T10"/></text:span></text:p>
        <text:p text:style-name="P95"><text:span text:style-name="CharStyle59"><text:span text:style-name="T10">13.</text:span></text:span></text:p>
        <text:p text:style-name="P82"><text:span text:style-name="CharStyle20"><text:span text:style-name="T10">Lichotivú, sladkú reč</text:span></text:span></text:p>
        <text:p text:style-name="P78"><text:span text:style-name="CharStyle20"><text:span text:style-name="T10">od seba hned zavráť preč.</text:span></text:span></text:p>
        <text:p text:style-name="P30"><text:span text:style-name="CharStyle59"><text:span text:style-name="T10"/></text:span></text:p>
        <text:p text:style-name="P95"><text:span text:style-name="CharStyle59"><text:span text:style-name="T10">14.</text:span></text:span></text:p>
        <text:p text:style-name="P82"><text:span text:style-name="CharStyle20"><text:span text:style-name="T10">Koreň práce je ver krutý,</text:span></text:span></text:p>
        <text:p text:style-name="P78"><text:span text:style-name="CharStyle20"><text:span text:style-name="T10">ovocie však z neho chutí.</text:span></text:span></text:p>
        <text:p text:style-name="P30"><text:span text:style-name="CharStyle59"><text:span text:style-name="T10"/></text:span></text:p>
        <text:p text:style-name="P95"><text:span text:style-name="CharStyle59"><text:span text:style-name="T10">15.</text:span></text:span></text:p>
        <text:p text:style-name="P82"><text:span text:style-name="CharStyle20"><text:span text:style-name="T10">V zábavách nehľadaj blaho,</text:span></text:span></text:p>
        <text:p text:style-name="P78"><text:span text:style-name="CharStyle20"><text:span text:style-name="T10">zaplatíš ho veru draho.</text:span></text:span></text:p>
        <text:p text:style-name="P30"><text:span text:style-name="CharStyle59"><text:span text:style-name="T3"/></text:span></text:p>
        <text:p text:style-name="P95"><text:span text:style-name="CharStyle59"><text:span text:style-name="T3">16</text:span></text:span><text:span text:style-name="CharStyle59"><text:span text:style-name="T10">.</text:span></text:span></text:p>
        <text:p text:style-name="P82"><text:span text:style-name="CharStyle20"><text:span text:style-name="T10">Iným stať sa užitočným,</text:span></text:span></text:p>
        <text:p text:style-name="P78"><text:span text:style-name="CharStyle20"><text:span text:style-name="T10">korunuje vencom večným.</text:span></text:span></text:p>
        <text:p text:style-name="P30"><text:span text:style-name="CharStyle59"><text:span text:style-name="T10"/></text:span></text:p>
        <text:p text:style-name="P95"><text:span text:style-name="CharStyle59"><text:span text:style-name="T10">17.</text:span></text:span></text:p>
        <text:p text:style-name="P82"><text:span text:style-name="CharStyle20"><text:span text:style-name="T3">Spo</text:span></text:span><text:span text:style-name="CharStyle20"><text:span text:style-name="T10">lubližných kto neľúbi,</text:span></text:span></text:p>
        <text:p text:style-name="P78"><text:span text:style-name="CharStyle20"><text:span text:style-name="T10">sám si svoje šťastie hubí.</text:span></text:span></text:p>
        <text:p text:style-name="P30"><text:span text:style-name="CharStyle59"><text:span text:style-name="T10"/></text:span></text:p>
        <text:p text:style-name="P95"><text:span text:style-name="CharStyle59"><text:span text:style-name="T10">18.</text:span></text:span></text:p>
        <text:p text:style-name="P82"><text:span text:style-name="CharStyle20"><text:span text:style-name="T10">Krása tváre, krása tela</text:span></text:span></text:p>
        <text:p text:style-name="P78"><text:span text:style-name="CharStyle20"><text:span text:style-name="T10">trvajú tu nezaveľa.</text:span></text:span></text:p>
        <text:p text:style-name="P30"><text:span text:style-name="CharStyle59"><text:span text:style-name="T10"/></text:span></text:p>
        <text:p text:style-name="P95"><text:span text:style-name="CharStyle59"><text:span text:style-name="T10">19.</text:span></text:span></text:p>
        <text:p text:style-name="P82"><text:span text:style-name="CharStyle20"><text:span text:style-name="T10">Málo vrav a počuj mnoho,</text:span></text:span></text:p>
        <text:p text:style-name="P78"><text:span text:style-name="CharStyle20"><text:span text:style-name="T10">úžitok mať budeš z toho.</text:span></text:span></text:p>
        <text:p text:style-name="P30"><text:span text:style-name="CharStyle59"><text:span text:style-name="T10"/></text:span></text:p>
        <text:p text:style-name="P95"><text:soft-page-break/><text:span text:style-name="CharStyle59"><text:span text:style-name="T10">20.</text:span></text:span></text:p>
        <text:p text:style-name="P82"><text:span text:style-name="CharStyle20"><text:span text:style-name="T10">Kto vždy len o sebe trúbi,</text:span></text:span></text:p>
        <text:p text:style-name="P78"><text:span text:style-name="CharStyle20"><text:span text:style-name="T10">uznáva sám, že je chlúpy.</text:span></text:span></text:p>
        <text:p text:style-name="P30"><text:span text:style-name="CharStyle59"><text:span text:style-name="T10"/></text:span></text:p>
        <text:p text:style-name="P95"><text:span text:style-name="CharStyle59"><text:span text:style-name="T10">21.</text:span></text:span></text:p>
        <text:p text:style-name="P82"><text:span text:style-name="CharStyle20"><text:span text:style-name="T10">Skutok dobrý, ke</text:span></text:span><text:span text:style-name="CharStyle20"><text:span text:style-name="T16">ď</text:span></text:span><text:span text:style-name="CharStyle20"><text:span text:style-name="T10"> nie hneď,</text:span></text:span></text:p>
        <text:p text:style-name="P78"><text:span text:style-name="CharStyle20"><text:span text:style-name="T10">ale časom uzná svet! —</text:span>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icrosoft Sans Serif" svg:font-family="'Microsoft Sans Serif'"/>
    <style:font-face style:name="Arial" svg:font-family="Arial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color="#000000" style:text-position="0% 100%" style:font-name="Microsoft Sans Serif" fo:font-size="12pt" fo:letter-spacing="normal" fo:language="sk" fo:country="SK" style:font-name-asian="Microsoft Sans Serif" style:font-size-asian="12pt" style:language-asian="sk" style:country-asian="SK" style:font-name-complex="Microsoft Sans Serif" style:font-size-complex="12pt" style:language-complex="sk" style:country-complex="SK" style:text-scale="100%"/>
    </style:default-style>
    <style:default-style style:family="paragraph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ackground-color="transparent" style:text-autospace="ideograph-alpha" style:punctuation-wrap="hanging" style:line-break="strict" style:writing-mode="page">
        <style:background-image/>
      </style:paragraph-properties>
      <style:text-properties fo:color="#000000" style:text-position="0% 100%" style:font-name="Microsoft Sans Serif" fo:font-size="12pt" fo:letter-spacing="normal" fo:language="sk" fo:country="SK" style:font-name-asian="Microsoft Sans Serif" style:font-size-asian="12pt" style:language-asian="sk" style:country-asian="SK" style:font-name-complex="Microsoft Sans Serif" style:font-size-complex="12pt" style:language-complex="sk" style:country-complex="SK" style:text-scale="100%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Záhlavie_20__23_1" style:display-name="Záhlavie #1" style:family="paragraph" style:list-style-name="" style:master-page-name="">
      <loext:graphic-properties draw:fill="none" draw:fill-color="#729fcf"/>
      <style:paragraph-properties fo:text-align="center" style:justify-single-word="false" style:page-number="auto" fo:background-color="transparent"/>
    </style:style>
    <style:style style:name="Záhlavie_20__23_2" style:display-name="Záhlavie #2" style:family="paragraph" style:list-style-name="" style:master-page-name="">
      <loext:graphic-properties draw:fill="none" draw:fill-color="#729fcf"/>
      <style:paragraph-properties style:page-number="auto" fo:background-color="transparent"/>
    </style:style>
    <style:style style:name="Iné" style:family="paragraph" style:master-page-name="">
      <loext:graphic-properties draw:fill="none" draw:fill-color="#729fcf"/>
      <style:paragraph-properties fo:margin-left="0cm" fo:margin-right="0cm" fo:text-indent="0.035cm" style:auto-text-indent="false" style:page-number="auto" fo:background-color="transparent"/>
    </style:style>
    <style:style style:name="Názov_20_obrázka" style:display-name="Názov obrázka" style:family="paragraph" style:master-page-name="">
      <loext:graphic-properties draw:fill="none" draw:fill-color="#729fcf"/>
      <style:paragraph-properties style:page-number="auto" fo:background-color="transparent"/>
    </style:style>
    <style:style style:name="Základný_20_text_20__28_2_29_" style:display-name="Základný text (2)" style:family="paragraph" style:master-page-name="">
      <loext:graphic-properties draw:fill="none" draw:fill-color="#729fcf"/>
      <style:paragraph-properties fo:text-align="center" style:justify-single-word="false" style:page-number="auto" fo:background-color="transparent"/>
    </style:style>
    <style:style style:name="Základný_20_text" style:display-name="Základný text" style:family="paragraph" style:master-page-name="">
      <loext:graphic-properties draw:fill="none" draw:fill-color="#729fcf"/>
      <style:paragraph-properties fo:margin-left="0cm" fo:margin-right="0cm" fo:text-indent="0.035cm" style:auto-text-indent="false" style:page-number="auto" fo:background-color="transparent"/>
    </style:style>
    <style:style style:name="Hlavička_20_alebo_20_päta_20__28_2_29_" style:display-name="Hlavička alebo päta (2)" style:family="paragraph" style:master-page-name="">
      <loext:graphic-properties draw:fill="none" draw:fill-color="#729fcf"/>
      <style:paragraph-properties style:page-number="auto" fo:background-color="transparent"/>
    </style:style>
    <style:style style:name="Hlavička_20_alebo_20_päta" style:display-name="Hlavička alebo päta" style:family="paragraph" style:master-page-name="">
      <loext:graphic-properties draw:fill="none" draw:fill-color="#729fcf"/>
      <style:paragraph-properties style:page-number="auto" fo:background-color="transparent"/>
    </style:style>
    <style:style style:name="Záhlavie_20__23_3" style:display-name="Záhlavie #3" style:family="paragraph" style:list-style-name="" style:master-page-name="">
      <loext:graphic-properties draw:fill="none" draw:fill-color="#729fcf"/>
      <style:paragraph-properties fo:text-align="center" style:justify-single-word="false" style:page-number="auto" fo:background-color="transparent"/>
    </style:style>
    <style:style style:name="Základný_20_text_20__28_5_29_" style:display-name="Základný text (5)" style:family="paragraph" style:master-page-name="">
      <loext:graphic-properties draw:fill="none" draw:fill-color="#729fcf"/>
      <style:paragraph-properties fo:margin-left="3.81cm" fo:margin-right="0cm" fo:text-indent="0cm" style:auto-text-indent="false" style:page-number="auto" fo:background-color="transparent"/>
    </style:style>
    <style:style style:name="Základný_20_text_20__28_6_29_" style:display-name="Základný text (6)" style:family="paragraph" style:master-page-name="">
      <loext:graphic-properties draw:fill="none" draw:fill-color="#729fcf"/>
      <style:paragraph-properties fo:text-align="center" style:justify-single-word="false" style:page-number="auto" fo:background-color="transparent"/>
    </style:style>
    <style:style style:name="Základný_20_text_20__28_8_29_" style:display-name="Základný text (8)" style:family="paragraph" style:master-page-name="">
      <loext:graphic-properties draw:fill="none" draw:fill-color="#729fcf"/>
      <style:paragraph-properties fo:margin-left="5.627cm" fo:margin-right="0cm" fo:text-indent="0cm" style:auto-text-indent="false" style:page-number="auto" fo:background-color="transparent"/>
    </style:style>
    <style:style style:name="Základný_20_text_20__28_7_29_" style:display-name="Základný text (7)" style:family="paragraph" style:master-page-name="">
      <loext:graphic-properties draw:fill="none" draw:fill-color="#729fcf"/>
      <style:paragraph-properties fo:margin-left="7.885cm" fo:margin-right="0cm" fo:text-indent="0cm" style:auto-text-indent="false" style:page-number="auto" fo:background-color="transparen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efaultFontStyle" style:family="text">
      <style:text-properties fo:color="#000000" style:text-position="0% 100%" style:font-name="Microsoft Sans Serif" fo:font-family="'Microsoft Sans Serif'" fo:font-size="12pt" fo:letter-spacing="normal" fo:language="sk" fo:country="SK" style:font-name-asian="Microsoft Sans Serif" style:font-family-asian="'Microsoft Sans Serif'" style:font-size-asian="12pt" style:language-asian="sk" style:country-asian="SK" style:font-name-complex="Microsoft Sans Serif" style:font-family-complex="'Microsoft Sans Serif'" style:font-size-complex="12pt" style:language-complex="sk" style:country-complex="SK" style:text-scale="100%"/>
    </style:style>
    <style:style style:name="Hyperlink" style:family="text" style:parent-style-name="DefaultFontStyle">
      <style:text-properties fo:color="#0066cc" style:text-underline-style="solid" style:text-underline-width="auto" style:text-underline-color="font-color"/>
    </style:style>
    <style:style style:name="CharStyle4" style:family="text" style:parent-style-name="DefaultFontStyle"/>
    <style:style style:name="CharStyle6" style:family="text" style:parent-style-name="DefaultFontStyle"/>
    <style:style style:name="CharStyle8" style:family="text" style:parent-style-name="DefaultFontStyle"/>
    <style:style style:name="CharStyle9" style:family="text" style:parent-style-name="CharStyle8">
      <style:text-properties fo:color="#000000" fo:language="sk" fo:country="SK" style:language-asian="sk" style:country-asian="SK" style:language-complex="sk" style:country-complex="SK"/>
    </style:style>
    <style:style style:name="CharStyle10" style:family="text" style:parent-style-name="CharStyle8">
      <style:text-properties fo:color="#000000" fo:language="sk" fo:country="SK" style:language-asian="sk" style:country-asian="SK" style:language-complex="sk" style:country-complex="SK"/>
    </style:style>
    <style:style style:name="CharStyle11" style:family="text" style:parent-style-name="CharStyle8">
      <style:text-properties fo:color="#000000" fo:language="sk" fo:country="SK" style:language-asian="sk" style:country-asian="SK" style:language-complex="sk" style:country-complex="SK"/>
    </style:style>
    <style:style style:name="CharStyle12" style:family="text" style:parent-style-name="CharStyle8">
      <style:text-properties fo:color="#000000" fo:language="sk" fo:country="SK" style:language-asian="sk" style:country-asian="SK" style:language-complex="sk" style:country-complex="SK"/>
    </style:style>
    <style:style style:name="CharStyle14" style:family="text" style:parent-style-name="DefaultFontStyle"/>
    <style:style style:name="CharStyle16" style:family="text" style:parent-style-name="DefaultFontStyle"/>
    <style:style style:name="CharStyle17" style:family="text" style:parent-style-name="CharStyle8">
      <style:text-properties fo:color="#000000" fo:language="sk" fo:country="SK" style:language-asian="sk" style:country-asian="SK" style:language-complex="sk" style:country-complex="SK"/>
    </style:style>
    <style:style style:name="CharStyle18" style:family="text" style:parent-style-name="CharStyle8">
      <style:text-properties fo:color="#000000" fo:language="sk" fo:country="SK" style:language-asian="sk" style:country-asian="SK" style:language-complex="sk" style:country-complex="SK"/>
    </style:style>
    <style:style style:name="CharStyle20" style:family="text" style:parent-style-name="DefaultFontStyle"/>
    <style:style style:name="CharStyle22" style:family="text" style:parent-style-name="DefaultFontStyle"/>
    <style:style style:name="CharStyle23" style:family="text" style:parent-style-name="CharStyle22">
      <style:text-properties fo:color="#000000" fo:language="sk" fo:country="SK" style:language-asian="sk" style:country-asian="SK" style:language-complex="sk" style:country-complex="SK"/>
    </style:style>
    <style:style style:name="CharStyle25" style:family="text" style:parent-style-name="DefaultFontStyle"/>
    <style:style style:name="CharStyle26" style:family="text" style:parent-style-name="CharStyle20">
      <style:text-properties fo:color="#000000" fo:language="sk" fo:country="SK" style:language-asian="sk" style:country-asian="SK" style:language-complex="sk" style:country-complex="SK"/>
    </style:style>
    <style:style style:name="CharStyle27" style:family="text" style:parent-style-name="CharStyle22">
      <style:text-properties fo:color="#000000" fo:language="sk" fo:country="SK" style:language-asian="sk" style:country-asian="SK" style:language-complex="sk" style:country-complex="SK"/>
    </style:style>
    <style:style style:name="CharStyle28" style:family="text" style:parent-style-name="CharStyle25">
      <style:text-properties fo:color="#000000" fo:language="sk" fo:country="SK" style:language-asian="sk" style:country-asian="SK" style:language-complex="sk" style:country-complex="SK"/>
    </style:style>
    <style:style style:name="CharStyle30" style:family="text" style:parent-style-name="DefaultFontStyle"/>
    <style:style style:name="CharStyle31" style:family="text" style:parent-style-name="CharStyle30">
      <style:text-properties fo:color="#000000" fo:language="sk" fo:country="SK" style:language-asian="sk" style:country-asian="SK" style:language-complex="sk" style:country-complex="SK"/>
    </style:style>
    <style:style style:name="CharStyle32" style:family="text" style:parent-style-name="CharStyle22">
      <style:text-properties fo:color="#000000" fo:language="sk" fo:country="SK" style:language-asian="sk" style:country-asian="SK" style:language-complex="sk" style:country-complex="SK"/>
    </style:style>
    <style:style style:name="CharStyle33" style:family="text" style:parent-style-name="CharStyle25">
      <style:text-properties fo:color="#000000" fo:language="sk" fo:country="SK" style:language-asian="sk" style:country-asian="SK" style:language-complex="sk" style:country-complex="SK"/>
    </style:style>
    <style:style style:name="CharStyle34" style:family="text" style:parent-style-name="CharStyle16">
      <style:text-properties fo:color="#000000" fo:language="sk" fo:country="SK" style:language-asian="sk" style:country-asian="SK" style:language-complex="sk" style:country-complex="SK"/>
    </style:style>
    <style:style style:name="CharStyle35" style:family="text" style:parent-style-name="CharStyle8">
      <style:text-properties fo:color="#000000" fo:language="sk" fo:country="SK" style:language-asian="sk" style:country-asian="SK" style:language-complex="sk" style:country-complex="SK"/>
    </style:style>
    <style:style style:name="CharStyle36" style:family="text" style:parent-style-name="CharStyle16">
      <style:text-properties fo:color="#000000" fo:language="sk" fo:country="SK" style:language-asian="sk" style:country-asian="SK" style:language-complex="sk" style:country-complex="SK"/>
    </style:style>
    <style:style style:name="CharStyle37" style:family="text" style:parent-style-name="CharStyle20">
      <style:text-properties fo:color="#000000" fo:language="sk" fo:country="SK" style:language-asian="sk" style:country-asian="SK" style:language-complex="sk" style:country-complex="SK"/>
    </style:style>
    <style:style style:name="CharStyle38" style:family="text" style:parent-style-name="CharStyle20">
      <style:text-properties fo:color="#000000" fo:language="sk" fo:country="SK" style:language-asian="sk" style:country-asian="SK" style:language-complex="sk" style:country-complex="SK"/>
    </style:style>
    <style:style style:name="CharStyle39" style:family="text" style:parent-style-name="CharStyle14">
      <style:text-properties fo:color="#000000" fo:language="sk" fo:country="SK" style:language-asian="sk" style:country-asian="SK" style:language-complex="sk" style:country-complex="SK"/>
    </style:style>
    <style:style style:name="CharStyle40" style:family="text" style:parent-style-name="CharStyle16">
      <style:text-properties fo:color="#000000" fo:language="sk" fo:country="SK" style:language-asian="sk" style:country-asian="SK" style:language-complex="sk" style:country-complex="SK"/>
    </style:style>
    <style:style style:name="CharStyle41" style:family="text" style:parent-style-name="CharStyle25">
      <style:text-properties fo:color="#000000" fo:language="sk" fo:country="SK" style:language-asian="sk" style:country-asian="SK" style:language-complex="sk" style:country-complex="SK"/>
    </style:style>
    <style:style style:name="CharStyle42" style:family="text" style:parent-style-name="CharStyle16">
      <style:text-properties fo:color="#000000" fo:language="sk" fo:country="SK" style:language-asian="sk" style:country-asian="SK" style:language-complex="sk" style:country-complex="SK"/>
    </style:style>
    <style:style style:name="CharStyle44" style:family="text" style:parent-style-name="DefaultFontStyle"/>
    <style:style style:name="CharStyle45" style:family="text" style:parent-style-name="CharStyle20">
      <style:text-properties fo:color="#000000" fo:language="sk" fo:country="SK" style:language-asian="sk" style:country-asian="SK" style:language-complex="sk" style:country-complex="SK"/>
    </style:style>
    <style:style style:name="CharStyle46" style:family="text" style:parent-style-name="CharStyle20">
      <style:text-properties fo:color="#000000" fo:language="sk" fo:country="SK" style:language-asian="sk" style:country-asian="SK" style:language-complex="sk" style:country-complex="SK"/>
    </style:style>
    <style:style style:name="CharStyle47" style:family="text" style:parent-style-name="CharStyle44">
      <style:text-properties fo:color="#000000" fo:language="sk" fo:country="SK" style:language-asian="sk" style:country-asian="SK" style:language-complex="sk" style:country-complex="SK"/>
    </style:style>
    <style:style style:name="CharStyle48" style:family="text" style:parent-style-name="CharStyle20">
      <style:text-properties fo:color="#000000" fo:language="sk" fo:country="SK" style:language-asian="sk" style:country-asian="SK" style:language-complex="sk" style:country-complex="SK"/>
    </style:style>
    <style:style style:name="CharStyle50" style:family="text" style:parent-style-name="DefaultFontStyle"/>
    <style:style style:name="CharStyle51" style:family="text" style:parent-style-name="CharStyle50">
      <style:text-properties fo:color="#000000" fo:language="sk" fo:country="SK" style:language-asian="sk" style:country-asian="SK" style:language-complex="sk" style:country-complex="SK"/>
    </style:style>
    <style:style style:name="CharStyle52" style:family="text" style:parent-style-name="CharStyle50">
      <style:text-properties fo:color="#000000" fo:language="sk" fo:country="SK" style:language-asian="sk" style:country-asian="SK" style:language-complex="sk" style:country-complex="SK"/>
    </style:style>
    <style:style style:name="CharStyle53" style:family="text" style:parent-style-name="CharStyle25">
      <style:text-properties fo:color="#000000" fo:language="sk" fo:country="SK" style:language-asian="sk" style:country-asian="SK" style:language-complex="sk" style:country-complex="SK"/>
    </style:style>
    <style:style style:name="CharStyle55" style:family="text" style:parent-style-name="DefaultFontStyle"/>
    <style:style style:name="CharStyle56" style:family="text" style:parent-style-name="CharStyle8">
      <style:text-properties fo:color="#000000" fo:language="sk" fo:country="SK" style:language-asian="sk" style:country-asian="SK" style:language-complex="sk" style:country-complex="SK"/>
    </style:style>
    <style:style style:name="CharStyle57" style:family="text" style:parent-style-name="CharStyle8">
      <style:text-properties fo:color="#000000" fo:language="sk" fo:country="SK" style:language-asian="sk" style:country-asian="SK" style:language-complex="sk" style:country-complex="SK"/>
    </style:style>
    <style:style style:name="CharStyle59" style:family="text" style:parent-style-name="DefaultFontStyle"/>
    <style:style style:name="Frame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 style:master-page-name="">
      <style:paragraph-properties style:page-number="auto"/>
      <style:text-properties fo:font-size="1pt" style:font-size-asian="1pt" style:font-size-complex="1pt"/>
    </style:style>
    <style:style style:name="MP2" style:family="paragraph" style:parent-style-name="Footer" style:master-page-name="">
      <style:paragraph-properties style:page-number="auto"/>
      <style:text-properties fo:font-size="1pt" style:font-size-asian="1pt" style:font-size-complex="1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6cm" fo:page-height="29.704cm" style:num-format="1" style:print-orientation="portrait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35cm" fo:margin-left="0cm" fo:margin-right="0cm" fo:margin-bottom="0cm"/>
      </style:header-style>
      <style:footer-style>
        <style:header-footer-properties fo:min-height="1.912cm" fo:margin-left="0cm" fo:margin-right="0cm" fo:margin-top="1.912cm"/>
      </style:footer-style>
    </style:page-layout>
  </office:automatic-styles>
  <office:master-styles>
    <style:master-page style:name="Standard" style:page-layout-name="Mpm1"/>
    <style:master-page style:name="PageStyle0" style:page-layout-name="Mpm2">
      <style:header>
        <text:p text:style-name="MP1"/>
      </style:header>
      <style:footer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Sminolta_c323112108200</dc:title>
    <dc:subject/>
    <meta:initial-creator/>
    <meta:keyword/>
    <dc:date>2023-11-26T16:34:35.049000000</dc:date>
    <meta:editing-duration>PT8H48M40S</meta:editing-duration>
    <meta:editing-cycles>8</meta:editing-cycles>
    <meta:generator>LibreOffice/5.4.2.2$Windows_x86 LibreOffice_project/22b09f6418e8c2d508a9eaf86b2399209b0990f4</meta:generator>
    <meta:document-statistic meta:table-count="0" meta:image-count="0" meta:object-count="0" meta:page-count="62" meta:paragraph-count="1717" meta:word-count="6918" meta:character-count="36584" meta:non-whitespace-character-count="31203"/>
  </office:meta>
</office:document-meta>
</file>